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81mm" svg:height="90.04mm" svg:x="302.39mm" svg:y="15.41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  <table:table-cell table:number-columns-repeated="4"/>
        </table:table-row>
        <table:table-row table:style-name="ro1">
          <table:table-cell office:value-type="float" office:value="0.00002718385" calcext:value-type="float">
            <text:p>2.718385E-05</text:p>
          </table:table-cell>
          <table:table-cell office:value-type="float" office:value="0.9954287" calcext:value-type="float">
            <text:p>0.9954287</text:p>
          </table:table-cell>
          <table:table-cell office:value-type="float" office:value="0.00002718385" calcext:value-type="float">
            <text:p>2.718385E-05</text:p>
          </table:table-cell>
          <table:table-cell office:value-type="float" office:value="0.00002138743" calcext:value-type="float">
            <text:p>2.138743E-05</text:p>
          </table:table-cell>
          <table:table-cell office:value-type="float" office:value="0.0004030672" calcext:value-type="float">
            <text:p>0.0004030672</text:p>
          </table:table-cell>
          <table:table-cell office:value-type="float" office:value="0.00004280791" calcext:value-type="float">
            <text:p>4.280791E-05</text:p>
          </table:table-cell>
          <table:table-cell office:value-type="float" office:value="0.00002235597" calcext:value-type="float">
            <text:p>0.000022356</text:p>
          </table:table-cell>
          <table:table-cell office:value-type="float" office:value="0.00006774453" calcext:value-type="float">
            <text:p>6.774453E-05</text:p>
          </table:table-cell>
          <table:table-cell office:value-type="float" office:value="0.000006813345" calcext:value-type="float">
            <text:p>6.813345E-06</text:p>
          </table:table-cell>
          <table:table-cell office:value-type="float" office:value="0.0002720857" calcext:value-type="float">
            <text:p>0.0002720857</text:p>
          </table:table-cell>
          <table:table-cell office:value-type="float" office:value="0.000001872407" calcext:value-type="float">
            <text:p>1.872407E-06</text:p>
          </table:table-cell>
          <table:table-cell office:value-type="float" office:value="0.000030839" calcext:value-type="float">
            <text:p>0.000030839</text:p>
          </table:table-cell>
          <table:table-cell office:value-type="float" office:value="0.00006680324" calcext:value-type="float">
            <text:p>6.680324E-05</text:p>
          </table:table-cell>
          <table:table-cell office:value-type="float" office:value="0.000005222767" calcext:value-type="float">
            <text:p>5.222767E-06</text:p>
          </table:table-cell>
          <table:table-cell office:value-type="float" office:value="0.000005153424" calcext:value-type="float">
            <text:p>5.153424E-06</text:p>
          </table:table-cell>
          <table:table-cell office:value-type="float" office:value="0.00003172074" calcext:value-type="float">
            <text:p>3.172074E-05</text:p>
          </table:table-cell>
          <table:table-cell office:value-type="float" office:value="0.000006154105" calcext:value-type="float">
            <text:p>6.154105E-06</text:p>
          </table:table-cell>
          <table:table-cell office:value-type="float" office:value="0.0002292404" calcext:value-type="float">
            <text:p>0.0002292404</text:p>
          </table:table-cell>
          <table:table-cell office:value-type="float" office:value="0.0001226439" calcext:value-type="float">
            <text:p>0.0001226439</text:p>
          </table:table-cell>
          <table:table-cell office:value-type="float" office:value="0.0000008630422" calcext:value-type="float">
            <text:p>0.000000863</text:p>
          </table:table-cell>
          <table:table-cell office:value-type="float" office:value="0.0000003261204" calcext:value-type="float">
            <text:p>3.261204E-07</text:p>
          </table:table-cell>
          <table:table-cell office:value-type="float" office:value="0.0002266326" calcext:value-type="float">
            <text:p>0.0002266326</text:p>
          </table:table-cell>
          <table:table-cell office:value-type="float" office:value="0.00005453188" calcext:value-type="float">
            <text:p>5.453188E-05</text:p>
          </table:table-cell>
          <table:table-cell office:value-type="float" office:value="0.000005567981" calcext:value-type="float">
            <text:p>0.000005568</text:p>
          </table:table-cell>
          <table:table-cell office:value-type="float" office:value="0.00001016656" calcext:value-type="float">
            <text:p>1.016656E-05</text:p>
          </table:table-cell>
          <table:table-cell office:value-type="float" office:value="0.0001700704" calcext:value-type="float">
            <text:p>0.0001700704</text:p>
          </table:table-cell>
          <table:table-cell office:value-type="float" office:value="0.00004787549" calcext:value-type="float">
            <text:p>4.787549E-05</text:p>
          </table:table-cell>
          <table:table-cell office:value-type="float" office:value="0.000009401155" calcext:value-type="float">
            <text:p>9.401155E-06</text:p>
          </table:table-cell>
          <table:table-cell office:value-type="float" office:value="0.000005361082" calcext:value-type="float">
            <text:p>5.361082E-06</text:p>
          </table:table-cell>
          <table:table-cell office:value-type="float" office:value="0.000005612857" calcext:value-type="float">
            <text:p>5.612857E-06</text:p>
          </table:table-cell>
          <table:table-cell office:value-type="float" office:value="0.00004067796" calcext:value-type="float">
            <text:p>0.000040678</text:p>
          </table:table-cell>
          <table:table-cell office:value-type="float" office:value="0.0001627175" calcext:value-type="float">
            <text:p>0.0001627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8523782" calcext:value-type="float">
            <text:p>0.8523782</text:p>
          </table:table-cell>
          <table:table-cell office:value-type="float" office:value="-0.7730133" calcext:value-type="float">
            <text:p>-0.7730133</text:p>
          </table:table-cell>
          <table:table-cell office:value-type="float" office:value="0.8523782" calcext:value-type="float">
            <text:p>0.8523782</text:p>
          </table:table-cell>
          <table:table-cell office:value-type="float" office:value="0.000008587309" calcext:value-type="float">
            <text:p>8.587309E-06</text:p>
          </table:table-cell>
          <table:table-cell office:value-type="float" office:value="0.00006251323" calcext:value-type="float">
            <text:p>6.251323E-05</text:p>
          </table:table-cell>
          <table:table-cell office:value-type="float" office:value="0.00002705137" calcext:value-type="float">
            <text:p>2.705137E-05</text:p>
          </table:table-cell>
          <table:table-cell office:value-type="float" office:value="0.000005090797" calcext:value-type="float">
            <text:p>5.090797E-06</text:p>
          </table:table-cell>
          <table:table-cell office:value-type="float" office:value="0.00001543328" calcext:value-type="float">
            <text:p>1.543328E-05</text:p>
          </table:table-cell>
          <table:table-cell office:value-type="float" office:value="0.0002959992" calcext:value-type="float">
            <text:p>0.0002959992</text:p>
          </table:table-cell>
          <table:table-cell office:value-type="float" office:value="0.00004785229" calcext:value-type="float">
            <text:p>4.785229E-05</text:p>
          </table:table-cell>
          <table:table-cell office:value-type="float" office:value="0.000001846576" calcext:value-type="float">
            <text:p>1.846576E-06</text:p>
          </table:table-cell>
          <table:table-cell office:value-type="float" office:value="0.00001590273" calcext:value-type="float">
            <text:p>1.590273E-05</text:p>
          </table:table-cell>
          <table:table-cell office:value-type="float" office:value="0.00001928343" calcext:value-type="float">
            <text:p>1.928343E-05</text:p>
          </table:table-cell>
          <table:table-cell office:value-type="float" office:value="0.00001134661" calcext:value-type="float">
            <text:p>1.134661E-05</text:p>
          </table:table-cell>
          <table:table-cell office:value-type="float" office:value="0.000002452551" calcext:value-type="float">
            <text:p>2.452551E-06</text:p>
          </table:table-cell>
          <table:table-cell office:value-type="float" office:value="0.00001229588" calcext:value-type="float">
            <text:p>1.229588E-05</text:p>
          </table:table-cell>
          <table:table-cell office:value-type="float" office:value="0.00003497557" calcext:value-type="float">
            <text:p>3.497557E-05</text:p>
          </table:table-cell>
          <table:table-cell office:value-type="float" office:value="0.00008659454" calcext:value-type="float">
            <text:p>8.659454E-05</text:p>
          </table:table-cell>
          <table:table-cell office:value-type="float" office:value="0.0001223391" calcext:value-type="float">
            <text:p>0.0001223391</text:p>
          </table:table-cell>
          <table:table-cell office:value-type="float" office:value="0.0000004829579" calcext:value-type="float">
            <text:p>0.000000483</text:p>
          </table:table-cell>
          <table:table-cell office:value-type="float" office:value="0.000004372606" calcext:value-type="float">
            <text:p>4.372606E-06</text:p>
          </table:table-cell>
          <table:table-cell office:value-type="float" office:value="0.0002194179" calcext:value-type="float">
            <text:p>0.0002194179</text:p>
          </table:table-cell>
          <table:table-cell office:value-type="float" office:value="0.00004533399" calcext:value-type="float">
            <text:p>0.000045334</text:p>
          </table:table-cell>
          <table:table-cell office:value-type="float" office:value="0.000004388565" calcext:value-type="float">
            <text:p>4.388565E-06</text:p>
          </table:table-cell>
          <table:table-cell office:value-type="float" office:value="0.00000788309" calcext:value-type="float">
            <text:p>7.88309E-06</text:p>
          </table:table-cell>
          <table:table-cell office:value-type="float" office:value="0.0001390469" calcext:value-type="float">
            <text:p>0.0001390469</text:p>
          </table:table-cell>
          <table:table-cell office:value-type="float" office:value="0.0000448757" calcext:value-type="float">
            <text:p>4.48757E-05</text:p>
          </table:table-cell>
          <table:table-cell office:value-type="float" office:value="0.0000423314" calcext:value-type="float">
            <text:p>4.23314E-05</text:p>
          </table:table-cell>
          <table:table-cell office:value-type="float" office:value="0.0000008232618" calcext:value-type="float">
            <text:p>8.232618E-07</text:p>
          </table:table-cell>
          <table:table-cell office:value-type="float" office:value="0.000002924633" calcext:value-type="float">
            <text:p>2.924633E-06</text:p>
          </table:table-cell>
          <table:table-cell office:value-type="float" office:value="0.00003671404" calcext:value-type="float">
            <text:p>0.000036714</text:p>
          </table:table-cell>
          <table:table-cell office:value-type="float" office:value="0.00006026127" calcext:value-type="float">
            <text:p>6.0261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6522485" calcext:value-type="float">
            <text:p>0.6522485</text:p>
          </table:table-cell>
          <table:table-cell office:value-type="float" office:value="-0.4579997" calcext:value-type="float">
            <text:p>-0.4579997</text:p>
          </table:table-cell>
          <table:table-cell office:value-type="float" office:value="0.6522485" calcext:value-type="float">
            <text:p>0.6522485</text:p>
          </table:table-cell>
          <table:table-cell office:value-type="float" office:value="0.000004835396" calcext:value-type="float">
            <text:p>4.835396E-06</text:p>
          </table:table-cell>
          <table:table-cell office:value-type="float" office:value="0.000002538404" calcext:value-type="float">
            <text:p>2.538404E-06</text:p>
          </table:table-cell>
          <table:table-cell office:value-type="float" office:value="0.00005468244" calcext:value-type="float">
            <text:p>5.468244E-05</text:p>
          </table:table-cell>
          <table:table-cell office:value-type="float" office:value="0.000007575313" calcext:value-type="float">
            <text:p>7.575313E-06</text:p>
          </table:table-cell>
          <table:table-cell office:value-type="float" office:value="0.00004268867" calcext:value-type="float">
            <text:p>4.268867E-05</text:p>
          </table:table-cell>
          <table:table-cell office:value-type="float" office:value="0.00001919253" calcext:value-type="float">
            <text:p>1.919253E-05</text:p>
          </table:table-cell>
          <table:table-cell office:value-type="float" office:value="0.0000117442" calcext:value-type="float">
            <text:p>1.17442E-05</text:p>
          </table:table-cell>
          <table:table-cell office:value-type="float" office:value="0.00002285038" calcext:value-type="float">
            <text:p>2.285038E-05</text:p>
          </table:table-cell>
          <table:table-cell office:value-type="float" office:value="0.00001166985" calcext:value-type="float">
            <text:p>1.166985E-05</text:p>
          </table:table-cell>
          <table:table-cell office:value-type="float" office:value="0.0001030061" calcext:value-type="float">
            <text:p>0.0001030061</text:p>
          </table:table-cell>
          <table:table-cell office:value-type="float" office:value="0.000003750428" calcext:value-type="float">
            <text:p>3.750428E-06</text:p>
          </table:table-cell>
          <table:table-cell office:value-type="float" office:value="0.00004550069" calcext:value-type="float">
            <text:p>4.550069E-05</text:p>
          </table:table-cell>
          <table:table-cell office:value-type="float" office:value="0.00003072196" calcext:value-type="float">
            <text:p>0.000030722</text:p>
          </table:table-cell>
          <table:table-cell office:value-type="float" office:value="0.00003478024" calcext:value-type="float">
            <text:p>3.478024E-05</text:p>
          </table:table-cell>
          <table:table-cell office:value-type="float" office:value="0.0001491522" calcext:value-type="float">
            <text:p>0.0001491522</text:p>
          </table:table-cell>
          <table:table-cell office:value-type="float" office:value="0.00007885038" calcext:value-type="float">
            <text:p>7.885038E-05</text:p>
          </table:table-cell>
          <table:table-cell office:value-type="float" office:value="0.000008371674" calcext:value-type="float">
            <text:p>8.371674E-06</text:p>
          </table:table-cell>
          <table:table-cell office:value-type="float" office:value="0.00006973852" calcext:value-type="float">
            <text:p>6.973852E-05</text:p>
          </table:table-cell>
          <table:table-cell office:value-type="float" office:value="0.0001041544" calcext:value-type="float">
            <text:p>0.0001041544</text:p>
          </table:table-cell>
          <table:table-cell office:value-type="float" office:value="0.00005122982" calcext:value-type="float">
            <text:p>5.122982E-05</text:p>
          </table:table-cell>
          <table:table-cell office:value-type="float" office:value="0.000005144206" calcext:value-type="float">
            <text:p>5.144206E-06</text:p>
          </table:table-cell>
          <table:table-cell office:value-type="float" office:value="0.00001236607" calcext:value-type="float">
            <text:p>1.236607E-05</text:p>
          </table:table-cell>
          <table:table-cell office:value-type="float" office:value="0.0002813427" calcext:value-type="float">
            <text:p>0.0002813427</text:p>
          </table:table-cell>
          <table:table-cell office:value-type="float" office:value="0.00001488473" calcext:value-type="float">
            <text:p>1.488473E-05</text:p>
          </table:table-cell>
          <table:table-cell office:value-type="float" office:value="0.000006526621" calcext:value-type="float">
            <text:p>6.526621E-06</text:p>
          </table:table-cell>
          <table:table-cell office:value-type="float" office:value="0.000007078299" calcext:value-type="float">
            <text:p>7.078299E-06</text:p>
          </table:table-cell>
          <table:table-cell office:value-type="float" office:value="0.0000003639871" calcext:value-type="float">
            <text:p>0.000000364</text:p>
          </table:table-cell>
          <table:table-cell office:value-type="float" office:value="0.000001586071" calcext:value-type="float">
            <text:p>1.586071E-06</text:p>
          </table:table-cell>
          <table:table-cell office:value-type="float" office:value="0.0001172117" calcext:value-type="float">
            <text:p>0.0001172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68075" calcext:value-type="float">
            <text:p>0.1068075</text:p>
          </table:table-cell>
        </table:table-row>
        <table:table-row table:style-name="ro1">
          <table:table-cell office:value-type="float" office:value="0.618766" calcext:value-type="float">
            <text:p>0.618766</text:p>
          </table:table-cell>
          <table:table-cell office:value-type="float" office:value="-0.1304508" calcext:value-type="float">
            <text:p>-0.1304508</text:p>
          </table:table-cell>
          <table:table-cell office:value-type="float" office:value="0.618766" calcext:value-type="float">
            <text:p>0.618766</text:p>
          </table:table-cell>
          <table:table-cell office:value-type="float" office:value="0.0001242438" calcext:value-type="float">
            <text:p>0.0001242438</text:p>
          </table:table-cell>
          <table:table-cell office:value-type="float" office:value="0.00001987555" calcext:value-type="float">
            <text:p>1.987555E-05</text:p>
          </table:table-cell>
          <table:table-cell office:value-type="float" office:value="0.00003813258" calcext:value-type="float">
            <text:p>3.813258E-05</text:p>
          </table:table-cell>
          <table:table-cell office:value-type="float" office:value="0.00000261373" calcext:value-type="float">
            <text:p>2.61373E-06</text:p>
          </table:table-cell>
          <table:table-cell office:value-type="float" office:value="0.0000561824" calcext:value-type="float">
            <text:p>5.61824E-05</text:p>
          </table:table-cell>
          <table:table-cell office:value-type="float" office:value="0.000003286276" calcext:value-type="float">
            <text:p>3.286276E-06</text:p>
          </table:table-cell>
          <table:table-cell office:value-type="float" office:value="0.00005535508" calcext:value-type="float">
            <text:p>5.535508E-05</text:p>
          </table:table-cell>
          <table:table-cell office:value-type="float" office:value="0.00000109375" calcext:value-type="float">
            <text:p>1.09375E-06</text:p>
          </table:table-cell>
          <table:table-cell office:value-type="float" office:value="0.00001765308" calcext:value-type="float">
            <text:p>1.765308E-05</text:p>
          </table:table-cell>
          <table:table-cell office:value-type="float" office:value="0.0000139011" calcext:value-type="float">
            <text:p>1.39011E-05</text:p>
          </table:table-cell>
          <table:table-cell office:value-type="float" office:value="0.000002798766" calcext:value-type="float">
            <text:p>2.798766E-06</text:p>
          </table:table-cell>
          <table:table-cell office:value-type="float" office:value="0.000004592625" calcext:value-type="float">
            <text:p>4.592625E-06</text:p>
          </table:table-cell>
          <table:table-cell office:value-type="float" office:value="0.00001291443" calcext:value-type="float">
            <text:p>1.291443E-05</text:p>
          </table:table-cell>
          <table:table-cell office:value-type="float" office:value="0.00003284304" calcext:value-type="float">
            <text:p>0.000032843</text:p>
          </table:table-cell>
          <table:table-cell office:value-type="float" office:value="0.00009783386" calcext:value-type="float">
            <text:p>9.783386E-05</text:p>
          </table:table-cell>
          <table:table-cell office:value-type="float" office:value="0.00005084082" calcext:value-type="float">
            <text:p>5.084082E-05</text:p>
          </table:table-cell>
          <table:table-cell office:value-type="float" office:value="0.000007987089" calcext:value-type="float">
            <text:p>7.987089E-06</text:p>
          </table:table-cell>
          <table:table-cell office:value-type="float" office:value="0.00001191148" calcext:value-type="float">
            <text:p>1.191148E-05</text:p>
          </table:table-cell>
          <table:table-cell office:value-type="float" office:value="0.00003054762" calcext:value-type="float">
            <text:p>3.054762E-05</text:p>
          </table:table-cell>
          <table:table-cell office:value-type="float" office:value="0.00007547963" calcext:value-type="float">
            <text:p>7.547963E-05</text:p>
          </table:table-cell>
          <table:table-cell office:value-type="float" office:value="0.00003190931" calcext:value-type="float">
            <text:p>3.190931E-05</text:p>
          </table:table-cell>
          <table:table-cell office:value-type="float" office:value="0.0000006753401" calcext:value-type="float">
            <text:p>6.753401E-07</text:p>
          </table:table-cell>
          <table:table-cell office:value-type="float" office:value="0.00005982921" calcext:value-type="float">
            <text:p>5.982921E-05</text:p>
          </table:table-cell>
          <table:table-cell office:value-type="float" office:value="0.00008924827" calcext:value-type="float">
            <text:p>8.924827E-05</text:p>
          </table:table-cell>
          <table:table-cell office:value-type="float" office:value="0.000001729394" calcext:value-type="float">
            <text:p>1.729394E-06</text:p>
          </table:table-cell>
          <table:table-cell office:value-type="float" office:value="0.00002984951" calcext:value-type="float">
            <text:p>2.984951E-05</text:p>
          </table:table-cell>
          <table:table-cell office:value-type="float" office:value="0.000001272098" calcext:value-type="float">
            <text:p>1.272098E-06</text:p>
          </table:table-cell>
          <table:table-cell office:value-type="float" office:value="0.00001623661" calcext:value-type="float">
            <text:p>1.623661E-05</text:p>
          </table:table-cell>
          <table:table-cell office:value-type="float" office:value="0.0001283417" calcext:value-type="float">
            <text:p>0.0001283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56925" calcext:value-type="float">
            <text:p>0.1056925</text:p>
          </table:table-cell>
        </table:table-row>
        <table:table-row table:style-name="ro1">
          <table:table-cell office:value-type="float" office:value="0.823414" calcext:value-type="float">
            <text:p>0.823414</text:p>
          </table:table-cell>
          <table:table-cell office:value-type="float" office:value="-0.4596266" calcext:value-type="float">
            <text:p>-0.4596266</text:p>
          </table:table-cell>
          <table:table-cell office:value-type="float" office:value="0.823414" calcext:value-type="float">
            <text:p>0.823414</text:p>
          </table:table-cell>
          <table:table-cell office:value-type="float" office:value="0.00002383357" calcext:value-type="float">
            <text:p>2.383357E-05</text:p>
          </table:table-cell>
          <table:table-cell office:value-type="float" office:value="0.00002295874" calcext:value-type="float">
            <text:p>2.295874E-05</text:p>
          </table:table-cell>
          <table:table-cell office:value-type="float" office:value="0.00008712433" calcext:value-type="float">
            <text:p>8.712433E-05</text:p>
          </table:table-cell>
          <table:table-cell office:value-type="float" office:value="0.00001477875" calcext:value-type="float">
            <text:p>1.477875E-05</text:p>
          </table:table-cell>
          <table:table-cell office:value-type="float" office:value="0.000039093" calcext:value-type="float">
            <text:p>0.000039093</text:p>
          </table:table-cell>
          <table:table-cell office:value-type="float" office:value="0.00007694553" calcext:value-type="float">
            <text:p>7.694553E-05</text:p>
          </table:table-cell>
          <table:table-cell office:value-type="float" office:value="0.00008068156" calcext:value-type="float">
            <text:p>8.068156E-05</text:p>
          </table:table-cell>
          <table:table-cell office:value-type="float" office:value="0.0000228772" calcext:value-type="float">
            <text:p>2.28772E-05</text:p>
          </table:table-cell>
          <table:table-cell office:value-type="float" office:value="0.00004005768" calcext:value-type="float">
            <text:p>4.005768E-05</text:p>
          </table:table-cell>
          <table:table-cell office:value-type="float" office:value="0.0001023987" calcext:value-type="float">
            <text:p>0.0001023987</text:p>
          </table:table-cell>
          <table:table-cell office:value-type="float" office:value="0.00001632738" calcext:value-type="float">
            <text:p>1.632738E-05</text:p>
          </table:table-cell>
          <table:table-cell office:value-type="float" office:value="0.000007739962" calcext:value-type="float">
            <text:p>0.00000774</text:p>
          </table:table-cell>
          <table:table-cell office:value-type="float" office:value="0.000003431648" calcext:value-type="float">
            <text:p>3.431648E-06</text:p>
          </table:table-cell>
          <table:table-cell office:value-type="float" office:value="0.00005332731" calcext:value-type="float">
            <text:p>5.332731E-05</text:p>
          </table:table-cell>
          <table:table-cell office:value-type="float" office:value="0.000009621593" calcext:value-type="float">
            <text:p>9.621593E-06</text:p>
          </table:table-cell>
          <table:table-cell office:value-type="float" office:value="0.00003821527" calcext:value-type="float">
            <text:p>3.821527E-05</text:p>
          </table:table-cell>
          <table:table-cell office:value-type="float" office:value="0.00003150671" calcext:value-type="float">
            <text:p>3.150671E-05</text:p>
          </table:table-cell>
          <table:table-cell office:value-type="float" office:value="0.00008514302" calcext:value-type="float">
            <text:p>0.000085143</text:p>
          </table:table-cell>
          <table:table-cell office:value-type="float" office:value="0.0001079984" calcext:value-type="float">
            <text:p>0.0001079984</text:p>
          </table:table-cell>
          <table:table-cell office:value-type="float" office:value="0.0001119552" calcext:value-type="float">
            <text:p>0.0001119552</text:p>
          </table:table-cell>
          <table:table-cell office:value-type="float" office:value="0.00002336642" calcext:value-type="float">
            <text:p>2.336642E-05</text:p>
          </table:table-cell>
          <table:table-cell office:value-type="float" office:value="0.0000915262" calcext:value-type="float">
            <text:p>9.15262E-05</text:p>
          </table:table-cell>
          <table:table-cell office:value-type="float" office:value="0.0002513024" calcext:value-type="float">
            <text:p>0.0002513024</text:p>
          </table:table-cell>
          <table:table-cell office:value-type="float" office:value="0.0002018608" calcext:value-type="float">
            <text:p>0.0002018608</text:p>
          </table:table-cell>
          <table:table-cell office:value-type="float" office:value="0.00003922343" calcext:value-type="float">
            <text:p>3.922343E-05</text:p>
          </table:table-cell>
          <table:table-cell office:value-type="float" office:value="0.00001077083" calcext:value-type="float">
            <text:p>1.077083E-05</text:p>
          </table:table-cell>
          <table:table-cell office:value-type="float" office:value="0.00004994324" calcext:value-type="float">
            <text:p>4.994324E-05</text:p>
          </table:table-cell>
          <table:table-cell office:value-type="float" office:value="0.00007876102" calcext:value-type="float">
            <text:p>0.000078761</text:p>
          </table:table-cell>
          <table:table-cell office:value-type="float" office:value="0.0001348489" calcext:value-type="float">
            <text:p>0.00013484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0649" calcext:value-type="float">
            <text:p>0.1010649</text:p>
          </table:table-cell>
        </table:table-row>
        <table:table-row table:style-name="ro1">
          <table:table-cell office:value-type="float" office:value="0.2570674" calcext:value-type="float">
            <text:p>0.2570674</text:p>
          </table:table-cell>
          <table:table-cell office:value-type="float" office:value="0.2426168" calcext:value-type="float">
            <text:p>0.2426168</text:p>
          </table:table-cell>
          <table:table-cell office:value-type="float" office:value="0.2570674" calcext:value-type="float">
            <text:p>0.2570674</text:p>
          </table:table-cell>
          <table:table-cell office:value-type="float" office:value="0.00004119438" calcext:value-type="float">
            <text:p>4.119438E-05</text:p>
          </table:table-cell>
          <table:table-cell office:value-type="float" office:value="0.00001275169" calcext:value-type="float">
            <text:p>1.275169E-05</text:p>
          </table:table-cell>
          <table:table-cell office:value-type="float" office:value="0.00002567285" calcext:value-type="float">
            <text:p>2.567285E-05</text:p>
          </table:table-cell>
          <table:table-cell office:value-type="float" office:value="0.00007215876" calcext:value-type="float">
            <text:p>7.215876E-05</text:p>
          </table:table-cell>
          <table:table-cell office:value-type="float" office:value="0.00007589885" calcext:value-type="float">
            <text:p>7.589885E-05</text:p>
          </table:table-cell>
          <table:table-cell office:value-type="float" office:value="0.00001599876" calcext:value-type="float">
            <text:p>1.599876E-05</text:p>
          </table:table-cell>
          <table:table-cell office:value-type="float" office:value="0.00009848242" calcext:value-type="float">
            <text:p>9.848242E-05</text:p>
          </table:table-cell>
          <table:table-cell office:value-type="float" office:value="0.0001030934" calcext:value-type="float">
            <text:p>0.0001030934</text:p>
          </table:table-cell>
          <table:table-cell office:value-type="float" office:value="0.000003316772" calcext:value-type="float">
            <text:p>3.316772E-06</text:p>
          </table:table-cell>
          <table:table-cell office:value-type="float" office:value="0.0001084787" calcext:value-type="float">
            <text:p>0.0001084787</text:p>
          </table:table-cell>
          <table:table-cell office:value-type="float" office:value="0.00002993122" calcext:value-type="float">
            <text:p>2.993122E-05</text:p>
          </table:table-cell>
          <table:table-cell office:value-type="float" office:value="0.000008642487" calcext:value-type="float">
            <text:p>8.642487E-06</text:p>
          </table:table-cell>
          <table:table-cell office:value-type="float" office:value="0.000002328051" calcext:value-type="float">
            <text:p>2.328051E-06</text:p>
          </table:table-cell>
          <table:table-cell office:value-type="float" office:value="0.00005969234" calcext:value-type="float">
            <text:p>5.969234E-05</text:p>
          </table:table-cell>
          <table:table-cell office:value-type="float" office:value="0.00002318906" calcext:value-type="float">
            <text:p>2.318906E-05</text:p>
          </table:table-cell>
          <table:table-cell office:value-type="float" office:value="0.00001332008" calcext:value-type="float">
            <text:p>1.332008E-05</text:p>
          </table:table-cell>
          <table:table-cell office:value-type="float" office:value="0.00001954595" calcext:value-type="float">
            <text:p>0.000019546</text:p>
          </table:table-cell>
          <table:table-cell office:value-type="float" office:value="0.00001027708" calcext:value-type="float">
            <text:p>1.027708E-05</text:p>
          </table:table-cell>
          <table:table-cell office:value-type="float" office:value="0.00002386857" calcext:value-type="float">
            <text:p>2.386857E-05</text:p>
          </table:table-cell>
          <table:table-cell office:value-type="float" office:value="0.0002318739" calcext:value-type="float">
            <text:p>0.0002318739</text:p>
          </table:table-cell>
          <table:table-cell office:value-type="float" office:value="0.00001190571" calcext:value-type="float">
            <text:p>1.190571E-05</text:p>
          </table:table-cell>
          <table:table-cell office:value-type="float" office:value="0.00001626748" calcext:value-type="float">
            <text:p>1.626748E-05</text:p>
          </table:table-cell>
          <table:table-cell office:value-type="float" office:value="0.0001749631" calcext:value-type="float">
            <text:p>0.0001749631</text:p>
          </table:table-cell>
          <table:table-cell office:value-type="float" office:value="0.0002077692" calcext:value-type="float">
            <text:p>0.0002077692</text:p>
          </table:table-cell>
          <table:table-cell office:value-type="float" office:value="0.000004004013" calcext:value-type="float">
            <text:p>0.000004004</text:p>
          </table:table-cell>
          <table:table-cell office:value-type="float" office:value="0.00001010772" calcext:value-type="float">
            <text:p>1.010772E-05</text:p>
          </table:table-cell>
          <table:table-cell office:value-type="float" office:value="0.00002020903" calcext:value-type="float">
            <text:p>0.000020209</text:p>
          </table:table-cell>
          <table:table-cell office:value-type="float" office:value="0.000137122" calcext:value-type="float">
            <text:p>0.000137122</text:p>
          </table:table-cell>
          <table:table-cell office:value-type="float" office:value="0.0001298924" calcext:value-type="float">
            <text:p>0.0001298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0219" calcext:value-type="float">
            <text:p>0.100219</text:p>
          </table:table-cell>
        </table:table-row>
        <table:table-row table:style-name="ro1">
          <table:table-cell office:value-type="float" office:value="0.4530686" calcext:value-type="float">
            <text:p>0.4530686</text:p>
          </table:table-cell>
          <table:table-cell office:value-type="float" office:value="-0.1239095" calcext:value-type="float">
            <text:p>-0.1239095</text:p>
          </table:table-cell>
          <table:table-cell office:value-type="float" office:value="0.4530686" calcext:value-type="float">
            <text:p>0.4530686</text:p>
          </table:table-cell>
          <table:table-cell office:value-type="float" office:value="0.00001101018" calcext:value-type="float">
            <text:p>1.101018E-05</text:p>
          </table:table-cell>
          <table:table-cell office:value-type="float" office:value="0.0000164712" calcext:value-type="float">
            <text:p>1.64712E-05</text:p>
          </table:table-cell>
          <table:table-cell office:value-type="float" office:value="0.00002489132" calcext:value-type="float">
            <text:p>2.489132E-05</text:p>
          </table:table-cell>
          <table:table-cell office:value-type="float" office:value="0.00001038582" calcext:value-type="float">
            <text:p>1.038582E-05</text:p>
          </table:table-cell>
          <table:table-cell office:value-type="float" office:value="0.00003883939" calcext:value-type="float">
            <text:p>3.883939E-05</text:p>
          </table:table-cell>
          <table:table-cell office:value-type="float" office:value="0.000003966027" calcext:value-type="float">
            <text:p>0.000003966</text:p>
          </table:table-cell>
          <table:table-cell office:value-type="float" office:value="0.000009146946" calcext:value-type="float">
            <text:p>9.146946E-06</text:p>
          </table:table-cell>
          <table:table-cell office:value-type="float" office:value="0.000006444747" calcext:value-type="float">
            <text:p>6.444747E-06</text:p>
          </table:table-cell>
          <table:table-cell office:value-type="float" office:value="0.00002324597" calcext:value-type="float">
            <text:p>0.000023246</text:p>
          </table:table-cell>
          <table:table-cell office:value-type="float" office:value="0.00001127207" calcext:value-type="float">
            <text:p>1.127207E-05</text:p>
          </table:table-cell>
          <table:table-cell office:value-type="float" office:value="0.0000136755" calcext:value-type="float">
            <text:p>1.36755E-05</text:p>
          </table:table-cell>
          <table:table-cell office:value-type="float" office:value="0.000007726506" calcext:value-type="float">
            <text:p>7.726506E-06</text:p>
          </table:table-cell>
          <table:table-cell office:value-type="float" office:value="0.0000007893072" calcext:value-type="float">
            <text:p>7.893072E-07</text:p>
          </table:table-cell>
          <table:table-cell office:value-type="float" office:value="0.00000768359" calcext:value-type="float">
            <text:p>7.68359E-06</text:p>
          </table:table-cell>
          <table:table-cell office:value-type="float" office:value="0.000009621593" calcext:value-type="float">
            <text:p>9.621593E-06</text:p>
          </table:table-cell>
          <table:table-cell office:value-type="float" office:value="0.00005635786" calcext:value-type="float">
            <text:p>5.635786E-05</text:p>
          </table:table-cell>
          <table:table-cell office:value-type="float" office:value="0.000008768486" calcext:value-type="float">
            <text:p>8.768486E-06</text:p>
          </table:table-cell>
          <table:table-cell office:value-type="float" office:value="0.00000763918" calcext:value-type="float">
            <text:p>7.63918E-06</text:p>
          </table:table-cell>
          <table:table-cell office:value-type="float" office:value="0.00006491886" calcext:value-type="float">
            <text:p>6.491886E-05</text:p>
          </table:table-cell>
          <table:table-cell office:value-type="float" office:value="0.000004268811" calcext:value-type="float">
            <text:p>4.268811E-06</text:p>
          </table:table-cell>
          <table:table-cell office:value-type="float" office:value="0.000006552367" calcext:value-type="float">
            <text:p>6.552367E-06</text:p>
          </table:table-cell>
          <table:table-cell office:value-type="float" office:value="0.00009122506" calcext:value-type="float">
            <text:p>9.122506E-05</text:p>
          </table:table-cell>
          <table:table-cell office:value-type="float" office:value="0.00008107273" calcext:value-type="float">
            <text:p>8.107273E-05</text:p>
          </table:table-cell>
          <table:table-cell office:value-type="float" office:value="0.0002069508" calcext:value-type="float">
            <text:p>0.0002069508</text:p>
          </table:table-cell>
          <table:table-cell office:value-type="float" office:value="0.000001508998" calcext:value-type="float">
            <text:p>0.000001509</text:p>
          </table:table-cell>
          <table:table-cell office:value-type="float" office:value="0.000005698954" calcext:value-type="float">
            <text:p>0.000005699</text:p>
          </table:table-cell>
          <table:table-cell office:value-type="float" office:value="0.0000003442753" calcext:value-type="float">
            <text:p>3.442753E-07</text:p>
          </table:table-cell>
          <table:table-cell office:value-type="float" office:value="0.00002685067" calcext:value-type="float">
            <text:p>2.685067E-05</text:p>
          </table:table-cell>
          <table:table-cell office:value-type="float" office:value="0.00001557169" calcext:value-type="float">
            <text:p>1.55716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954558" calcext:value-type="float">
            <text:p>0.09954558</text:p>
          </table:table-cell>
        </table:table-row>
        <table:table-row table:style-name="ro1">
          <table:table-cell office:value-type="float" office:value="0.4094936" calcext:value-type="float">
            <text:p>0.4094936</text:p>
          </table:table-cell>
          <table:table-cell office:value-type="float" office:value="0.2400046" calcext:value-type="float">
            <text:p>0.2400046</text:p>
          </table:table-cell>
          <table:table-cell office:value-type="float" office:value="0.4094936" calcext:value-type="float">
            <text:p>0.4094936</text:p>
          </table:table-cell>
          <table:table-cell office:value-type="float" office:value="0.00009214683" calcext:value-type="float">
            <text:p>9.214683E-05</text:p>
          </table:table-cell>
          <table:table-cell office:value-type="float" office:value="0.00004072172" calcext:value-type="float">
            <text:p>4.072172E-05</text:p>
          </table:table-cell>
          <table:table-cell office:value-type="float" office:value="0.00003227236" calcext:value-type="float">
            <text:p>3.227236E-05</text:p>
          </table:table-cell>
          <table:table-cell office:value-type="float" office:value="0.00001793119" calcext:value-type="float">
            <text:p>1.793119E-05</text:p>
          </table:table-cell>
          <table:table-cell office:value-type="float" office:value="0.00005414852" calcext:value-type="float">
            <text:p>5.414852E-05</text:p>
          </table:table-cell>
          <table:table-cell office:value-type="float" office:value="0.000004748134" calcext:value-type="float">
            <text:p>4.748134E-06</text:p>
          </table:table-cell>
          <table:table-cell office:value-type="float" office:value="0.0000467339" calcext:value-type="float">
            <text:p>4.67339E-05</text:p>
          </table:table-cell>
          <table:table-cell office:value-type="float" office:value="0.00001624666" calcext:value-type="float">
            <text:p>1.624666E-05</text:p>
          </table:table-cell>
          <table:table-cell office:value-type="float" office:value="0.000003705007" calcext:value-type="float">
            <text:p>0.000003705</text:p>
          </table:table-cell>
          <table:table-cell office:value-type="float" office:value="0.00003659946" calcext:value-type="float">
            <text:p>3.659946E-05</text:p>
          </table:table-cell>
          <table:table-cell office:value-type="float" office:value="0.00003679551" calcext:value-type="float">
            <text:p>3.679551E-05</text:p>
          </table:table-cell>
          <table:table-cell office:value-type="float" office:value="0.000008603127" calcext:value-type="float">
            <text:p>8.603127E-06</text:p>
          </table:table-cell>
          <table:table-cell office:value-type="float" office:value="0.000005508042" calcext:value-type="float">
            <text:p>0.000005508</text:p>
          </table:table-cell>
          <table:table-cell office:value-type="float" office:value="0.00001892383" calcext:value-type="float">
            <text:p>1.892383E-05</text:p>
          </table:table-cell>
          <table:table-cell office:value-type="float" office:value="0.0001170187" calcext:value-type="float">
            <text:p>0.0001170187</text:p>
          </table:table-cell>
          <table:table-cell office:value-type="float" office:value="0.00006061278" calcext:value-type="float">
            <text:p>6.061278E-05</text:p>
          </table:table-cell>
          <table:table-cell office:value-type="float" office:value="0.000006786653" calcext:value-type="float">
            <text:p>6.786653E-06</text:p>
          </table:table-cell>
          <table:table-cell office:value-type="float" office:value="0.00007499074" calcext:value-type="float">
            <text:p>7.499074E-05</text:p>
          </table:table-cell>
          <table:table-cell office:value-type="float" office:value="0.00005841647" calcext:value-type="float">
            <text:p>5.841647E-05</text:p>
          </table:table-cell>
          <table:table-cell office:value-type="float" office:value="0.0001928826" calcext:value-type="float">
            <text:p>0.0001928826</text:p>
          </table:table-cell>
          <table:table-cell office:value-type="float" office:value="0.000008299053" calcext:value-type="float">
            <text:p>8.299053E-06</text:p>
          </table:table-cell>
          <table:table-cell office:value-type="float" office:value="0.000007904144" calcext:value-type="float">
            <text:p>7.904144E-06</text:p>
          </table:table-cell>
          <table:table-cell office:value-type="float" office:value="0.0000329743" calcext:value-type="float">
            <text:p>3.29743E-05</text:p>
          </table:table-cell>
          <table:table-cell office:value-type="float" office:value="0.0001167982" calcext:value-type="float">
            <text:p>0.0001167982</text:p>
          </table:table-cell>
          <table:table-cell office:value-type="float" office:value="0.00001179107" calcext:value-type="float">
            <text:p>1.179107E-05</text:p>
          </table:table-cell>
          <table:table-cell office:value-type="float" office:value="0.000007424862" calcext:value-type="float">
            <text:p>7.424862E-06</text:p>
          </table:table-cell>
          <table:table-cell office:value-type="float" office:value="0.000005415946" calcext:value-type="float">
            <text:p>5.415946E-06</text:p>
          </table:table-cell>
          <table:table-cell office:value-type="float" office:value="0.00001031588" calcext:value-type="float">
            <text:p>1.031588E-05</text:p>
          </table:table-cell>
          <table:table-cell office:value-type="float" office:value="0.00005987581" calcext:value-type="float">
            <text:p>5.98758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72707" calcext:value-type="float">
            <text:p>0.09272707</text:p>
          </table:table-cell>
        </table:table-row>
        <table:table-row table:style-name="ro1">
          <table:table-cell office:value-type="float" office:value="0.182383" calcext:value-type="float">
            <text:p>0.182383</text:p>
          </table:table-cell>
          <table:table-cell office:value-type="float" office:value="0.6693019" calcext:value-type="float">
            <text:p>0.6693019</text:p>
          </table:table-cell>
          <table:table-cell office:value-type="float" office:value="0.182383" calcext:value-type="float">
            <text:p>0.182383</text:p>
          </table:table-cell>
          <table:table-cell office:value-type="float" office:value="0.00001339237" calcext:value-type="float">
            <text:p>1.339237E-05</text:p>
          </table:table-cell>
          <table:table-cell office:value-type="float" office:value="0.00001191003" calcext:value-type="float">
            <text:p>0.00001191</text:p>
          </table:table-cell>
          <table:table-cell office:value-type="float" office:value="0.00003297187" calcext:value-type="float">
            <text:p>3.297187E-05</text:p>
          </table:table-cell>
          <table:table-cell office:value-type="float" office:value="0.00005084257" calcext:value-type="float">
            <text:p>5.084257E-05</text:p>
          </table:table-cell>
          <table:table-cell office:value-type="float" office:value="0.00004063127" calcext:value-type="float">
            <text:p>4.063127E-05</text:p>
          </table:table-cell>
          <table:table-cell office:value-type="float" office:value="0.0000185575" calcext:value-type="float">
            <text:p>1.85575E-05</text:p>
          </table:table-cell>
          <table:table-cell office:value-type="float" office:value="0.0004945043" calcext:value-type="float">
            <text:p>0.0004945043</text:p>
          </table:table-cell>
          <table:table-cell office:value-type="float" office:value="0.00002167768" calcext:value-type="float">
            <text:p>2.167768E-05</text:p>
          </table:table-cell>
          <table:table-cell office:value-type="float" office:value="0.00003815462" calcext:value-type="float">
            <text:p>3.815462E-05</text:p>
          </table:table-cell>
          <table:table-cell office:value-type="float" office:value="0.00006515642" calcext:value-type="float">
            <text:p>6.515642E-05</text:p>
          </table:table-cell>
          <table:table-cell office:value-type="float" office:value="0.00009638387" calcext:value-type="float">
            <text:p>9.638387E-05</text:p>
          </table:table-cell>
          <table:table-cell office:value-type="float" office:value="0.000007119136" calcext:value-type="float">
            <text:p>7.119136E-06</text:p>
          </table:table-cell>
          <table:table-cell office:value-type="float" office:value="0.000001441329" calcext:value-type="float">
            <text:p>1.441329E-06</text:p>
          </table:table-cell>
          <table:table-cell office:value-type="float" office:value="0.00003781767" calcext:value-type="float">
            <text:p>3.781767E-05</text:p>
          </table:table-cell>
          <table:table-cell office:value-type="float" office:value="0.0001440763" calcext:value-type="float">
            <text:p>0.0001440763</text:p>
          </table:table-cell>
          <table:table-cell office:value-type="float" office:value="0.0001265869" calcext:value-type="float">
            <text:p>0.0001265869</text:p>
          </table:table-cell>
          <table:table-cell office:value-type="float" office:value="0.000001130094" calcext:value-type="float">
            <text:p>1.130094E-06</text:p>
          </table:table-cell>
          <table:table-cell office:value-type="float" office:value="0.000009597418" calcext:value-type="float">
            <text:p>9.597418E-06</text:p>
          </table:table-cell>
          <table:table-cell office:value-type="float" office:value="0.0001383373" calcext:value-type="float">
            <text:p>0.0001383373</text:p>
          </table:table-cell>
          <table:table-cell office:value-type="float" office:value="0.00008287776" calcext:value-type="float">
            <text:p>8.287776E-05</text:p>
          </table:table-cell>
          <table:table-cell office:value-type="float" office:value="0.000009306989" calcext:value-type="float">
            <text:p>0.000009307</text:p>
          </table:table-cell>
          <table:table-cell office:value-type="float" office:value="0.00003107672" calcext:value-type="float">
            <text:p>3.107672E-05</text:p>
          </table:table-cell>
          <table:table-cell office:value-type="float" office:value="0.0001915006" calcext:value-type="float">
            <text:p>0.0001915006</text:p>
          </table:table-cell>
          <table:table-cell office:value-type="float" office:value="0.0002125303" calcext:value-type="float">
            <text:p>0.0002125303</text:p>
          </table:table-cell>
          <table:table-cell office:value-type="float" office:value="0.0000124307" calcext:value-type="float">
            <text:p>1.24307E-05</text:p>
          </table:table-cell>
          <table:table-cell office:value-type="float" office:value="0.000007338246" calcext:value-type="float">
            <text:p>7.338246E-06</text:p>
          </table:table-cell>
          <table:table-cell office:value-type="float" office:value="0.000004226866" calcext:value-type="float">
            <text:p>4.226866E-06</text:p>
          </table:table-cell>
          <table:table-cell office:value-type="float" office:value="0.0000857949" calcext:value-type="float">
            <text:p>8.57949E-05</text:p>
          </table:table-cell>
          <table:table-cell office:value-type="float" office:value="0.00005839692" calcext:value-type="float">
            <text:p>5.83969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391477" calcext:value-type="float">
            <text:p>0.06391477</text:p>
          </table:table-cell>
        </table:table-row>
        <table:table-row table:style-name="ro1">
          <table:table-cell office:value-type="float" office:value="0.08555616" calcext:value-type="float">
            <text:p>0.08555616</text:p>
          </table:table-cell>
          <table:table-cell office:value-type="float" office:value="0.6702564" calcext:value-type="float">
            <text:p>0.6702564</text:p>
          </table:table-cell>
          <table:table-cell office:value-type="float" office:value="0.08555616" calcext:value-type="float">
            <text:p>0.08555616</text:p>
          </table:table-cell>
          <table:table-cell office:value-type="float" office:value="0.00001287272" calcext:value-type="float">
            <text:p>1.287272E-05</text:p>
          </table:table-cell>
          <table:table-cell office:value-type="float" office:value="0.000005830968" calcext:value-type="float">
            <text:p>0.000005831</text:p>
          </table:table-cell>
          <table:table-cell office:value-type="float" office:value="0.00005914122" calcext:value-type="float">
            <text:p>5.914122E-05</text:p>
          </table:table-cell>
          <table:table-cell office:value-type="float" office:value="0.000004868534" calcext:value-type="float">
            <text:p>4.868534E-06</text:p>
          </table:table-cell>
          <table:table-cell office:value-type="float" office:value="0.00003152101" calcext:value-type="float">
            <text:p>0.000031521</text:p>
          </table:table-cell>
          <table:table-cell office:value-type="float" office:value="0.00001080586" calcext:value-type="float">
            <text:p>1.080586E-05</text:p>
          </table:table-cell>
          <table:table-cell office:value-type="float" office:value="0.00006304102" calcext:value-type="float">
            <text:p>0.000063041</text:p>
          </table:table-cell>
          <table:table-cell office:value-type="float" office:value="0.000001970349" calcext:value-type="float">
            <text:p>1.970349E-06</text:p>
          </table:table-cell>
          <table:table-cell office:value-type="float" office:value="0.000006598" calcext:value-type="float">
            <text:p>0.000006598</text:p>
          </table:table-cell>
          <table:table-cell office:value-type="float" office:value="0.00001188858" calcext:value-type="float">
            <text:p>1.188858E-05</text:p>
          </table:table-cell>
          <table:table-cell office:value-type="float" office:value="0.00001332061" calcext:value-type="float">
            <text:p>1.332061E-05</text:p>
          </table:table-cell>
          <table:table-cell office:value-type="float" office:value="0.000008241537" calcext:value-type="float">
            <text:p>8.241537E-06</text:p>
          </table:table-cell>
          <table:table-cell office:value-type="float" office:value="0.00001581964" calcext:value-type="float">
            <text:p>1.581964E-05</text:p>
          </table:table-cell>
          <table:table-cell office:value-type="float" office:value="0.00001857227" calcext:value-type="float">
            <text:p>1.857227E-05</text:p>
          </table:table-cell>
          <table:table-cell office:value-type="float" office:value="0.00005026874" calcext:value-type="float">
            <text:p>5.026874E-05</text:p>
          </table:table-cell>
          <table:table-cell office:value-type="float" office:value="0.000001612504" calcext:value-type="float">
            <text:p>1.612504E-06</text:p>
          </table:table-cell>
          <table:table-cell office:value-type="float" office:value="0.000006313763" calcext:value-type="float">
            <text:p>6.313763E-06</text:p>
          </table:table-cell>
          <table:table-cell office:value-type="float" office:value="0.00008737629" calcext:value-type="float">
            <text:p>8.737629E-05</text:p>
          </table:table-cell>
          <table:table-cell office:value-type="float" office:value="0.0002495697" calcext:value-type="float">
            <text:p>0.0002495697</text:p>
          </table:table-cell>
          <table:table-cell office:value-type="float" office:value="0.00009441273" calcext:value-type="float">
            <text:p>9.441273E-05</text:p>
          </table:table-cell>
          <table:table-cell office:value-type="float" office:value="0.00001065202" calcext:value-type="float">
            <text:p>0.000010652</text:p>
          </table:table-cell>
          <table:table-cell office:value-type="float" office:value="0.00005079506" calcext:value-type="float">
            <text:p>5.079506E-05</text:p>
          </table:table-cell>
          <table:table-cell office:value-type="float" office:value="0.00008368207" calcext:value-type="float">
            <text:p>8.368207E-05</text:p>
          </table:table-cell>
          <table:table-cell office:value-type="float" office:value="0.0000282067" calcext:value-type="float">
            <text:p>2.82067E-05</text:p>
          </table:table-cell>
          <table:table-cell office:value-type="float" office:value="0.000005935967" calcext:value-type="float">
            <text:p>0.000005936</text:p>
          </table:table-cell>
          <table:table-cell office:value-type="float" office:value="0.000003379446" calcext:value-type="float">
            <text:p>3.379446E-06</text:p>
          </table:table-cell>
          <table:table-cell office:value-type="float" office:value="0.000002238972" calcext:value-type="float">
            <text:p>0.000002239</text:p>
          </table:table-cell>
          <table:table-cell office:value-type="float" office:value="0.00002027289" calcext:value-type="float">
            <text:p>2.027289E-05</text:p>
          </table:table-cell>
          <table:table-cell office:value-type="float" office:value="0.00002241578" calcext:value-type="float">
            <text:p>2.24157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20397" calcext:value-type="float">
            <text:p>0.0620397</text:p>
          </table:table-cell>
        </table:table-row>
        <table:table-row table:style-name="ro1">
          <table:table-cell office:value-type="float" office:value="0.6284259" calcext:value-type="float">
            <text:p>0.6284259</text:p>
          </table:table-cell>
          <table:table-cell office:value-type="float" office:value="-0.2813902" calcext:value-type="float">
            <text:p>-0.2813902</text:p>
          </table:table-cell>
          <table:table-cell office:value-type="float" office:value="0.6284259" calcext:value-type="float">
            <text:p>0.6284259</text:p>
          </table:table-cell>
          <table:table-cell office:value-type="float" office:value="0.0000087848" calcext:value-type="float">
            <text:p>8.7848E-06</text:p>
          </table:table-cell>
          <table:table-cell office:value-type="float" office:value="0.0001277987" calcext:value-type="float">
            <text:p>0.0001277987</text:p>
          </table:table-cell>
          <table:table-cell office:value-type="float" office:value="0.00009403349" calcext:value-type="float">
            <text:p>9.403349E-05</text:p>
          </table:table-cell>
          <table:table-cell office:value-type="float" office:value="0.00001893451" calcext:value-type="float">
            <text:p>1.893451E-05</text:p>
          </table:table-cell>
          <table:table-cell office:value-type="float" office:value="0.00001088057" calcext:value-type="float">
            <text:p>1.088057E-05</text:p>
          </table:table-cell>
          <table:table-cell office:value-type="float" office:value="0.00007004282" calcext:value-type="float">
            <text:p>7.004282E-05</text:p>
          </table:table-cell>
          <table:table-cell office:value-type="float" office:value="0.000005019288" calcext:value-type="float">
            <text:p>5.019288E-06</text:p>
          </table:table-cell>
          <table:table-cell office:value-type="float" office:value="0.000005664622" calcext:value-type="float">
            <text:p>5.664622E-06</text:p>
          </table:table-cell>
          <table:table-cell office:value-type="float" office:value="0.00001600774" calcext:value-type="float">
            <text:p>1.600774E-05</text:p>
          </table:table-cell>
          <table:table-cell office:value-type="float" office:value="0.0001153172" calcext:value-type="float">
            <text:p>0.0001153172</text:p>
          </table:table-cell>
          <table:table-cell office:value-type="float" office:value="0.00009417124" calcext:value-type="float">
            <text:p>9.417124E-05</text:p>
          </table:table-cell>
          <table:table-cell office:value-type="float" office:value="0.00002602359" calcext:value-type="float">
            <text:p>2.602359E-05</text:p>
          </table:table-cell>
          <table:table-cell office:value-type="float" office:value="0.00004381423" calcext:value-type="float">
            <text:p>4.381423E-05</text:p>
          </table:table-cell>
          <table:table-cell office:value-type="float" office:value="0.00003103874" calcext:value-type="float">
            <text:p>3.103874E-05</text:p>
          </table:table-cell>
          <table:table-cell office:value-type="float" office:value="0.0001504319" calcext:value-type="float">
            <text:p>0.0001504319</text:p>
          </table:table-cell>
          <table:table-cell office:value-type="float" office:value="0.0001346703" calcext:value-type="float">
            <text:p>0.0001346703</text:p>
          </table:table-cell>
          <table:table-cell office:value-type="float" office:value="0.000003810125" calcext:value-type="float">
            <text:p>3.810125E-06</text:p>
          </table:table-cell>
          <table:table-cell office:value-type="float" office:value="0.0001333322" calcext:value-type="float">
            <text:p>0.0001333322</text:p>
          </table:table-cell>
          <table:table-cell office:value-type="float" office:value="0.0004800628" calcext:value-type="float">
            <text:p>0.0004800628</text:p>
          </table:table-cell>
          <table:table-cell office:value-type="float" office:value="0.00006476748" calcext:value-type="float">
            <text:p>6.476748E-05</text:p>
          </table:table-cell>
          <table:table-cell office:value-type="float" office:value="0.00003989496" calcext:value-type="float">
            <text:p>0.000039895</text:p>
          </table:table-cell>
          <table:table-cell office:value-type="float" office:value="0.0003029472" calcext:value-type="float">
            <text:p>0.0003029472</text:p>
          </table:table-cell>
          <table:table-cell office:value-type="float" office:value="0.00005487111" calcext:value-type="float">
            <text:p>5.487111E-05</text:p>
          </table:table-cell>
          <table:table-cell office:value-type="float" office:value="0.002452063" calcext:value-type="float">
            <text:p>0.002452063</text:p>
          </table:table-cell>
          <table:table-cell office:value-type="float" office:value="0.00006118901" calcext:value-type="float">
            <text:p>0.000061189</text:p>
          </table:table-cell>
          <table:table-cell office:value-type="float" office:value="0.0000005085752" calcext:value-type="float">
            <text:p>5.085752E-07</text:p>
          </table:table-cell>
          <table:table-cell office:value-type="float" office:value="0.000004341774" calcext:value-type="float">
            <text:p>4.341774E-06</text:p>
          </table:table-cell>
          <table:table-cell office:value-type="float" office:value="0.00002588823" calcext:value-type="float">
            <text:p>2.588823E-05</text:p>
          </table:table-cell>
          <table:table-cell office:value-type="float" office:value="0.00006232719" calcext:value-type="float">
            <text:p>6.23271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89947" calcext:value-type="float">
            <text:p>0.02389947</text:p>
          </table:table-cell>
        </table:table-row>
        <table:table-row table:style-name="ro1">
          <table:table-cell office:value-type="float" office:value="0.189557" calcext:value-type="float">
            <text:p>0.189557</text:p>
          </table:table-cell>
          <table:table-cell office:value-type="float" office:value="0.6260873" calcext:value-type="float">
            <text:p>0.6260873</text:p>
          </table:table-cell>
          <table:table-cell office:value-type="float" office:value="0.189557" calcext:value-type="float">
            <text:p>0.189557</text:p>
          </table:table-cell>
          <table:table-cell office:value-type="float" office:value="0.00002320195" calcext:value-type="float">
            <text:p>0.000023202</text:p>
          </table:table-cell>
          <table:table-cell office:value-type="float" office:value="0.00004574191" calcext:value-type="float">
            <text:p>4.574191E-05</text:p>
          </table:table-cell>
          <table:table-cell office:value-type="float" office:value="0.00006138064" calcext:value-type="float">
            <text:p>6.138064E-05</text:p>
          </table:table-cell>
          <table:table-cell office:value-type="float" office:value="0.00005233004" calcext:value-type="float">
            <text:p>0.00005233</text:p>
          </table:table-cell>
          <table:table-cell office:value-type="float" office:value="0.00005845281" calcext:value-type="float">
            <text:p>5.845281E-05</text:p>
          </table:table-cell>
          <table:table-cell office:value-type="float" office:value="0.000007610841" calcext:value-type="float">
            <text:p>7.610841E-06</text:p>
          </table:table-cell>
          <table:table-cell office:value-type="float" office:value="0.0002409211" calcext:value-type="float">
            <text:p>0.0002409211</text:p>
          </table:table-cell>
          <table:table-cell office:value-type="float" office:value="0.000003757993" calcext:value-type="float">
            <text:p>0.000003758</text:p>
          </table:table-cell>
          <table:table-cell office:value-type="float" office:value="0.00001034657" calcext:value-type="float">
            <text:p>1.034657E-05</text:p>
          </table:table-cell>
          <table:table-cell office:value-type="float" office:value="0.00004982925" calcext:value-type="float">
            <text:p>4.982925E-05</text:p>
          </table:table-cell>
          <table:table-cell office:value-type="float" office:value="0.00003673156" calcext:value-type="float">
            <text:p>3.673156E-05</text:p>
          </table:table-cell>
          <table:table-cell office:value-type="float" office:value="0.00001009849" calcext:value-type="float">
            <text:p>1.009849E-05</text:p>
          </table:table-cell>
          <table:table-cell office:value-type="float" office:value="0.00001404112" calcext:value-type="float">
            <text:p>1.404112E-05</text:p>
          </table:table-cell>
          <table:table-cell office:value-type="float" office:value="0.00001080011" calcext:value-type="float">
            <text:p>1.080011E-05</text:p>
          </table:table-cell>
          <table:table-cell office:value-type="float" office:value="0.00002536916" calcext:value-type="float">
            <text:p>2.536916E-05</text:p>
          </table:table-cell>
          <table:table-cell office:value-type="float" office:value="0.000177897" calcext:value-type="float">
            <text:p>0.000177897</text:p>
          </table:table-cell>
          <table:table-cell office:value-type="float" office:value="0.000005115592" calcext:value-type="float">
            <text:p>5.115592E-06</text:p>
          </table:table-cell>
          <table:table-cell office:value-type="float" office:value="0.00003205245" calcext:value-type="float">
            <text:p>3.205245E-05</text:p>
          </table:table-cell>
          <table:table-cell office:value-type="float" office:value="0.0001286393" calcext:value-type="float">
            <text:p>0.0001286393</text:p>
          </table:table-cell>
          <table:table-cell office:value-type="float" office:value="0.000112717" calcext:value-type="float">
            <text:p>0.000112717</text:p>
          </table:table-cell>
          <table:table-cell office:value-type="float" office:value="0.0001948644" calcext:value-type="float">
            <text:p>0.0001948644</text:p>
          </table:table-cell>
          <table:table-cell office:value-type="float" office:value="0.00002709045" calcext:value-type="float">
            <text:p>2.709045E-05</text:p>
          </table:table-cell>
          <table:table-cell office:value-type="float" office:value="0.00004357352" calcext:value-type="float">
            <text:p>4.357352E-05</text:p>
          </table:table-cell>
          <table:table-cell office:value-type="float" office:value="0.00001053745" calcext:value-type="float">
            <text:p>1.053745E-05</text:p>
          </table:table-cell>
          <table:table-cell office:value-type="float" office:value="0.00002743353" calcext:value-type="float">
            <text:p>2.743353E-05</text:p>
          </table:table-cell>
          <table:table-cell office:value-type="float" office:value="0.000002968297" calcext:value-type="float">
            <text:p>2.968297E-06</text:p>
          </table:table-cell>
          <table:table-cell office:value-type="float" office:value="0.000001628058" calcext:value-type="float">
            <text:p>1.628058E-06</text:p>
          </table:table-cell>
          <table:table-cell office:value-type="float" office:value="0.00003526124" calcext:value-type="float">
            <text:p>3.526124E-05</text:p>
          </table:table-cell>
          <table:table-cell office:value-type="float" office:value="0.0001523762" calcext:value-type="float">
            <text:p>0.0001523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62768" calcext:value-type="float">
            <text:p>0.02262768</text:p>
          </table:table-cell>
        </table:table-row>
        <table:table-row table:style-name="ro1">
          <table:table-cell office:value-type="float" office:value="0.2317096" calcext:value-type="float">
            <text:p>0.2317096</text:p>
          </table:table-cell>
          <table:table-cell office:value-type="float" office:value="0.3244993" calcext:value-type="float">
            <text:p>0.3244993</text:p>
          </table:table-cell>
          <table:table-cell office:value-type="float" office:value="0.2317096" calcext:value-type="float">
            <text:p>0.2317096</text:p>
          </table:table-cell>
          <table:table-cell office:value-type="float" office:value="0.00001195607" calcext:value-type="float">
            <text:p>1.195607E-05</text:p>
          </table:table-cell>
          <table:table-cell office:value-type="float" office:value="0.00000881431" calcext:value-type="float">
            <text:p>8.81431E-06</text:p>
          </table:table-cell>
          <table:table-cell office:value-type="float" office:value="0.00002889456" calcext:value-type="float">
            <text:p>2.889456E-05</text:p>
          </table:table-cell>
          <table:table-cell office:value-type="float" office:value="0.000003762884" calcext:value-type="float">
            <text:p>3.762884E-06</text:p>
          </table:table-cell>
          <table:table-cell office:value-type="float" office:value="0.00005753615" calcext:value-type="float">
            <text:p>5.753615E-05</text:p>
          </table:table-cell>
          <table:table-cell office:value-type="float" office:value="0.000004704259" calcext:value-type="float">
            <text:p>4.704259E-06</text:p>
          </table:table-cell>
          <table:table-cell office:value-type="float" office:value="0.000193929" calcext:value-type="float">
            <text:p>0.000193929</text:p>
          </table:table-cell>
          <table:table-cell office:value-type="float" office:value="0.00002880146" calcext:value-type="float">
            <text:p>2.880146E-05</text:p>
          </table:table-cell>
          <table:table-cell office:value-type="float" office:value="0.000003597323" calcext:value-type="float">
            <text:p>3.597323E-06</text:p>
          </table:table-cell>
          <table:table-cell office:value-type="float" office:value="0.0003192806" calcext:value-type="float">
            <text:p>0.0003192806</text:p>
          </table:table-cell>
          <table:table-cell office:value-type="float" office:value="0.000003093569" calcext:value-type="float">
            <text:p>3.093569E-06</text:p>
          </table:table-cell>
          <table:table-cell office:value-type="float" office:value="0.000001651975" calcext:value-type="float">
            <text:p>0.000001652</text:p>
          </table:table-cell>
          <table:table-cell office:value-type="float" office:value="0.0000008014528" calcext:value-type="float">
            <text:p>8.014528E-07</text:p>
          </table:table-cell>
          <table:table-cell office:value-type="float" office:value="0.00001076116" calcext:value-type="float">
            <text:p>1.076116E-05</text:p>
          </table:table-cell>
          <table:table-cell office:value-type="float" office:value="0.00001158033" calcext:value-type="float">
            <text:p>1.158033E-05</text:p>
          </table:table-cell>
          <table:table-cell office:value-type="float" office:value="0.0003092958" calcext:value-type="float">
            <text:p>0.0003092958</text:p>
          </table:table-cell>
          <table:table-cell office:value-type="float" office:value="0.0000311633" calcext:value-type="float">
            <text:p>3.11633E-05</text:p>
          </table:table-cell>
          <table:table-cell office:value-type="float" office:value="0.0000006741265" calcext:value-type="float">
            <text:p>6.741265E-07</text:p>
          </table:table-cell>
          <table:table-cell office:value-type="float" office:value="0.00006824854" calcext:value-type="float">
            <text:p>6.824854E-05</text:p>
          </table:table-cell>
          <table:table-cell office:value-type="float" office:value="0.0001029828" calcext:value-type="float">
            <text:p>0.0001029828</text:p>
          </table:table-cell>
          <table:table-cell office:value-type="float" office:value="0.00005986051" calcext:value-type="float">
            <text:p>5.986051E-05</text:p>
          </table:table-cell>
          <table:table-cell office:value-type="float" office:value="0.0001040738" calcext:value-type="float">
            <text:p>0.0001040738</text:p>
          </table:table-cell>
          <table:table-cell office:value-type="float" office:value="0.00007713285" calcext:value-type="float">
            <text:p>7.713285E-05</text:p>
          </table:table-cell>
          <table:table-cell office:value-type="float" office:value="0.00001255654" calcext:value-type="float">
            <text:p>1.255654E-05</text:p>
          </table:table-cell>
          <table:table-cell office:value-type="float" office:value="0.000001880304" calcext:value-type="float">
            <text:p>1.880304E-06</text:p>
          </table:table-cell>
          <table:table-cell office:value-type="float" office:value="0.000001604841" calcext:value-type="float">
            <text:p>1.604841E-06</text:p>
          </table:table-cell>
          <table:table-cell office:value-type="float" office:value="0.000001750184" calcext:value-type="float">
            <text:p>1.750184E-06</text:p>
          </table:table-cell>
          <table:table-cell office:value-type="float" office:value="0.00004596768" calcext:value-type="float">
            <text:p>4.596768E-05</text:p>
          </table:table-cell>
          <table:table-cell office:value-type="float" office:value="0.00001824171" calcext:value-type="float">
            <text:p>1.82417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48751" calcext:value-type="float">
            <text:p>0.02048751</text:p>
          </table:table-cell>
        </table:table-row>
        <table:table-row table:style-name="ro1">
          <table:table-cell office:value-type="float" office:value="0.6318413" calcext:value-type="float">
            <text:p>0.6318413</text:p>
          </table:table-cell>
          <table:table-cell office:value-type="float" office:value="-0.3259707" calcext:value-type="float">
            <text:p>-0.3259707</text:p>
          </table:table-cell>
          <table:table-cell office:value-type="float" office:value="0.6318413" calcext:value-type="float">
            <text:p>0.6318413</text:p>
          </table:table-cell>
          <table:table-cell office:value-type="float" office:value="0.0002254914" calcext:value-type="float">
            <text:p>0.0002254914</text:p>
          </table:table-cell>
          <table:table-cell office:value-type="float" office:value="0.00001335342" calcext:value-type="float">
            <text:p>1.335342E-05</text:p>
          </table:table-cell>
          <table:table-cell office:value-type="float" office:value="0.00005817213" calcext:value-type="float">
            <text:p>5.817213E-05</text:p>
          </table:table-cell>
          <table:table-cell office:value-type="float" office:value="0.000003613405" calcext:value-type="float">
            <text:p>3.613405E-06</text:p>
          </table:table-cell>
          <table:table-cell office:value-type="float" office:value="0.00002977227" calcext:value-type="float">
            <text:p>2.977227E-05</text:p>
          </table:table-cell>
          <table:table-cell office:value-type="float" office:value="0.00001162439" calcext:value-type="float">
            <text:p>1.162439E-05</text:p>
          </table:table-cell>
          <table:table-cell office:value-type="float" office:value="0.00009995365" calcext:value-type="float">
            <text:p>9.995365E-05</text:p>
          </table:table-cell>
          <table:table-cell office:value-type="float" office:value="0.0000459166" calcext:value-type="float">
            <text:p>4.59166E-05</text:p>
          </table:table-cell>
          <table:table-cell office:value-type="float" office:value="0.00003080371" calcext:value-type="float">
            <text:p>3.080371E-05</text:p>
          </table:table-cell>
          <table:table-cell office:value-type="float" office:value="0.000351228" calcext:value-type="float">
            <text:p>0.000351228</text:p>
          </table:table-cell>
          <table:table-cell office:value-type="float" office:value="0.00007155083" calcext:value-type="float">
            <text:p>7.155083E-05</text:p>
          </table:table-cell>
          <table:table-cell office:value-type="float" office:value="0.000008257889" calcext:value-type="float">
            <text:p>8.257889E-06</text:p>
          </table:table-cell>
          <table:table-cell office:value-type="float" office:value="0.00007839116" calcext:value-type="float">
            <text:p>7.839116E-05</text:p>
          </table:table-cell>
          <table:table-cell office:value-type="float" office:value="0.00001426084" calcext:value-type="float">
            <text:p>1.426084E-05</text:p>
          </table:table-cell>
          <table:table-cell office:value-type="float" office:value="0.0000492301" calcext:value-type="float">
            <text:p>4.92301E-05</text:p>
          </table:table-cell>
          <table:table-cell office:value-type="float" office:value="0.0001240636" calcext:value-type="float">
            <text:p>0.0001240636</text:p>
          </table:table-cell>
          <table:table-cell office:value-type="float" office:value="0.00005294907" calcext:value-type="float">
            <text:p>5.294907E-05</text:p>
          </table:table-cell>
          <table:table-cell office:value-type="float" office:value="0.0004977026" calcext:value-type="float">
            <text:p>0.0004977026</text:p>
          </table:table-cell>
          <table:table-cell office:value-type="float" office:value="0.0002623104" calcext:value-type="float">
            <text:p>0.0002623104</text:p>
          </table:table-cell>
          <table:table-cell office:value-type="float" office:value="0.0005776528" calcext:value-type="float">
            <text:p>0.0005776528</text:p>
          </table:table-cell>
          <table:table-cell office:value-type="float" office:value="0.00003193934" calcext:value-type="float">
            <text:p>3.193934E-05</text:p>
          </table:table-cell>
          <table:table-cell office:value-type="float" office:value="0.00009742975" calcext:value-type="float">
            <text:p>9.742975E-05</text:p>
          </table:table-cell>
          <table:table-cell office:value-type="float" office:value="0.0002039326" calcext:value-type="float">
            <text:p>0.0002039326</text:p>
          </table:table-cell>
          <table:table-cell office:value-type="float" office:value="0.0002123696" calcext:value-type="float">
            <text:p>0.0002123696</text:p>
          </table:table-cell>
          <table:table-cell office:value-type="float" office:value="0.00008189272" calcext:value-type="float">
            <text:p>8.189272E-05</text:p>
          </table:table-cell>
          <table:table-cell office:value-type="float" office:value="0.000004319316" calcext:value-type="float">
            <text:p>4.319316E-06</text:p>
          </table:table-cell>
          <table:table-cell office:value-type="float" office:value="0.000002210161" calcext:value-type="float">
            <text:p>2.210161E-06</text:p>
          </table:table-cell>
          <table:table-cell office:value-type="float" office:value="0.0001176275" calcext:value-type="float">
            <text:p>0.0001176275</text:p>
          </table:table-cell>
          <table:table-cell office:value-type="float" office:value="0.0003900799" calcext:value-type="float">
            <text:p>0.0003900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33845" calcext:value-type="float">
            <text:p>0.02033845</text:p>
          </table:table-cell>
        </table:table-row>
        <table:table-row table:style-name="ro1">
          <table:table-cell office:value-type="float" office:value="0.0184482" calcext:value-type="float">
            <text:p>0.0184482</text:p>
          </table:table-cell>
          <table:table-cell office:value-type="float" office:value="0.8547018" calcext:value-type="float">
            <text:p>0.8547018</text:p>
          </table:table-cell>
          <table:table-cell office:value-type="float" office:value="0.0184482" calcext:value-type="float">
            <text:p>0.0184482</text:p>
          </table:table-cell>
          <table:table-cell office:value-type="float" office:value="0.00002138743" calcext:value-type="float">
            <text:p>2.138743E-05</text:p>
          </table:table-cell>
          <table:table-cell office:value-type="float" office:value="0.0004030672" calcext:value-type="float">
            <text:p>0.0004030672</text:p>
          </table:table-cell>
          <table:table-cell office:value-type="float" office:value="0.00003404247" calcext:value-type="float">
            <text:p>3.404247E-05</text:p>
          </table:table-cell>
          <table:table-cell office:value-type="float" office:value="0.00002235597" calcext:value-type="float">
            <text:p>0.000022356</text:p>
          </table:table-cell>
          <table:table-cell office:value-type="float" office:value="0.00006774453" calcext:value-type="float">
            <text:p>6.774453E-05</text:p>
          </table:table-cell>
          <table:table-cell office:value-type="float" office:value="0.000008010914" calcext:value-type="float">
            <text:p>8.010914E-06</text:p>
          </table:table-cell>
          <table:table-cell office:value-type="float" office:value="0.0002720857" calcext:value-type="float">
            <text:p>0.0002720857</text:p>
          </table:table-cell>
          <table:table-cell office:value-type="float" office:value="0.000004362505" calcext:value-type="float">
            <text:p>4.362505E-06</text:p>
          </table:table-cell>
          <table:table-cell office:value-type="float" office:value="0.00003016289" calcext:value-type="float">
            <text:p>3.016289E-05</text:p>
          </table:table-cell>
          <table:table-cell office:value-type="float" office:value="0.00008741946" calcext:value-type="float">
            <text:p>8.741946E-05</text:p>
          </table:table-cell>
          <table:table-cell office:value-type="float" office:value="0.00002202632" calcext:value-type="float">
            <text:p>2.202632E-05</text:p>
          </table:table-cell>
          <table:table-cell office:value-type="float" office:value="0.00000752455" calcext:value-type="float">
            <text:p>7.52455E-06</text:p>
          </table:table-cell>
          <table:table-cell office:value-type="float" office:value="0.00001436851" calcext:value-type="float">
            <text:p>1.436851E-05</text:p>
          </table:table-cell>
          <table:table-cell office:value-type="float" office:value="0.00001399366" calcext:value-type="float">
            <text:p>1.399366E-05</text:p>
          </table:table-cell>
          <table:table-cell office:value-type="float" office:value="0.0002292404" calcext:value-type="float">
            <text:p>0.0002292404</text:p>
          </table:table-cell>
          <table:table-cell office:value-type="float" office:value="0.00004795938" calcext:value-type="float">
            <text:p>4.795938E-05</text:p>
          </table:table-cell>
          <table:table-cell office:value-type="float" office:value="0.0000005370046" calcext:value-type="float">
            <text:p>0.000000537</text:p>
          </table:table-cell>
          <table:table-cell office:value-type="float" office:value="0.000002526682" calcext:value-type="float">
            <text:p>2.526682E-06</text:p>
          </table:table-cell>
          <table:table-cell office:value-type="float" office:value="0.0002266326" calcext:value-type="float">
            <text:p>0.0002266326</text:p>
          </table:table-cell>
          <table:table-cell office:value-type="float" office:value="0.0001038519" calcext:value-type="float">
            <text:p>0.0001038519</text:p>
          </table:table-cell>
          <table:table-cell office:value-type="float" office:value="0.000004885116" calcext:value-type="float">
            <text:p>4.885116E-06</text:p>
          </table:table-cell>
          <table:table-cell office:value-type="float" office:value="0.000004377351" calcext:value-type="float">
            <text:p>4.377351E-06</text:p>
          </table:table-cell>
          <table:table-cell office:value-type="float" office:value="0.0001414245" calcext:value-type="float">
            <text:p>0.0001414245</text:p>
          </table:table-cell>
          <table:table-cell office:value-type="float" office:value="0.0001269853" calcext:value-type="float">
            <text:p>0.0001269853</text:p>
          </table:table-cell>
          <table:table-cell office:value-type="float" office:value="0.000009401155" calcext:value-type="float">
            <text:p>9.401155E-06</text:p>
          </table:table-cell>
          <table:table-cell office:value-type="float" office:value="0.000009725639" calcext:value-type="float">
            <text:p>9.725639E-06</text:p>
          </table:table-cell>
          <table:table-cell office:value-type="float" office:value="0.00000785213" calcext:value-type="float">
            <text:p>7.85213E-06</text:p>
          </table:table-cell>
          <table:table-cell office:value-type="float" office:value="0.00008864635" calcext:value-type="float">
            <text:p>8.864635E-05</text:p>
          </table:table-cell>
          <table:table-cell office:value-type="float" office:value="0.0001627175" calcext:value-type="float">
            <text:p>0.0001627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74697" calcext:value-type="float">
            <text:p>0.01974697</text:p>
          </table:table-cell>
        </table:table-row>
        <table:table-row table:style-name="ro1">
          <table:table-cell office:value-type="float" office:value="0.2265737" calcext:value-type="float">
            <text:p>0.2265737</text:p>
          </table:table-cell>
          <table:table-cell office:value-type="float" office:value="0.3566844" calcext:value-type="float">
            <text:p>0.3566844</text:p>
          </table:table-cell>
          <table:table-cell office:value-type="float" office:value="0.2265737" calcext:value-type="float">
            <text:p>0.2265737</text:p>
          </table:table-cell>
          <table:table-cell office:value-type="float" office:value="0.000006439632" calcext:value-type="float">
            <text:p>6.439632E-06</text:p>
          </table:table-cell>
          <table:table-cell office:value-type="float" office:value="0.000001757874" calcext:value-type="float">
            <text:p>1.757874E-06</text:p>
          </table:table-cell>
          <table:table-cell office:value-type="float" office:value="0.00001389752" calcext:value-type="float">
            <text:p>1.389752E-05</text:p>
          </table:table-cell>
          <table:table-cell office:value-type="float" office:value="0.00002148569" calcext:value-type="float">
            <text:p>2.148569E-05</text:p>
          </table:table-cell>
          <table:table-cell office:value-type="float" office:value="0.0000317687" calcext:value-type="float">
            <text:p>3.17687E-05</text:p>
          </table:table-cell>
          <table:table-cell office:value-type="float" office:value="0.00006633481" calcext:value-type="float">
            <text:p>6.633481E-05</text:p>
          </table:table-cell>
          <table:table-cell office:value-type="float" office:value="0.0000137991" calcext:value-type="float">
            <text:p>1.37991E-05</text:p>
          </table:table-cell>
          <table:table-cell office:value-type="float" office:value="0.00001125644" calcext:value-type="float">
            <text:p>1.125644E-05</text:p>
          </table:table-cell>
          <table:table-cell office:value-type="float" office:value="0.0000232805" calcext:value-type="float">
            <text:p>2.32805E-05</text:p>
          </table:table-cell>
          <table:table-cell office:value-type="float" office:value="0.0001059542" calcext:value-type="float">
            <text:p>0.0001059542</text:p>
          </table:table-cell>
          <table:table-cell office:value-type="float" office:value="0.00009772035" calcext:value-type="float">
            <text:p>9.772035E-05</text:p>
          </table:table-cell>
          <table:table-cell office:value-type="float" office:value="0.000001206478" calcext:value-type="float">
            <text:p>1.206478E-06</text:p>
          </table:table-cell>
          <table:table-cell office:value-type="float" office:value="0.00001435029" calcext:value-type="float">
            <text:p>1.435029E-05</text:p>
          </table:table-cell>
          <table:table-cell office:value-type="float" office:value="0.00004632456" calcext:value-type="float">
            <text:p>4.632456E-05</text:p>
          </table:table-cell>
          <table:table-cell office:value-type="float" office:value="0.0009864966" calcext:value-type="float">
            <text:p>0.0009864966</text:p>
          </table:table-cell>
          <table:table-cell office:value-type="float" office:value="0.00007080948" calcext:value-type="float">
            <text:p>7.080948E-05</text:p>
          </table:table-cell>
          <table:table-cell office:value-type="float" office:value="0.00007573054" calcext:value-type="float">
            <text:p>7.573054E-05</text:p>
          </table:table-cell>
          <table:table-cell office:value-type="float" office:value="0.00001547635" calcext:value-type="float">
            <text:p>1.547635E-05</text:p>
          </table:table-cell>
          <table:table-cell office:value-type="float" office:value="0.0001317481" calcext:value-type="float">
            <text:p>0.0001317481</text:p>
          </table:table-cell>
          <table:table-cell office:value-type="float" office:value="0.00004501533" calcext:value-type="float">
            <text:p>4.501533E-05</text:p>
          </table:table-cell>
          <table:table-cell office:value-type="float" office:value="0.0001034333" calcext:value-type="float">
            <text:p>0.0001034333</text:p>
          </table:table-cell>
          <table:table-cell office:value-type="float" office:value="0.000005402165" calcext:value-type="float">
            <text:p>5.402165E-06</text:p>
          </table:table-cell>
          <table:table-cell office:value-type="float" office:value="0.00005129124" calcext:value-type="float">
            <text:p>5.129124E-05</text:p>
          </table:table-cell>
          <table:table-cell office:value-type="float" office:value="0.0001452366" calcext:value-type="float">
            <text:p>0.0001452366</text:p>
          </table:table-cell>
          <table:table-cell office:value-type="float" office:value="0.00001098731" calcext:value-type="float">
            <text:p>1.098731E-05</text:p>
          </table:table-cell>
          <table:table-cell office:value-type="float" office:value="0.0000005161968" calcext:value-type="float">
            <text:p>5.161968E-07</text:p>
          </table:table-cell>
          <table:table-cell office:value-type="float" office:value="0.00004583" calcext:value-type="float">
            <text:p>0.00004583</text:p>
          </table:table-cell>
          <table:table-cell office:value-type="float" office:value="0.00005278994" calcext:value-type="float">
            <text:p>5.278994E-05</text:p>
          </table:table-cell>
          <table:table-cell office:value-type="float" office:value="0.000407257" calcext:value-type="float">
            <text:p>0.00040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324" calcext:value-type="float">
            <text:p>0.0191324</text:p>
          </table:table-cell>
        </table:table-row>
        <table:table-row table:style-name="ro1">
          <table:table-cell office:value-type="float" office:value="0.6427373" calcext:value-type="float">
            <text:p>0.6427373</text:p>
          </table:table-cell>
          <table:table-cell office:value-type="float" office:value="-0.4274747" calcext:value-type="float">
            <text:p>-0.4274747</text:p>
          </table:table-cell>
          <table:table-cell office:value-type="float" office:value="0.6427373" calcext:value-type="float">
            <text:p>0.6427373</text:p>
          </table:table-cell>
          <table:table-cell office:value-type="float" office:value="0.00001101018" calcext:value-type="float">
            <text:p>1.101018E-05</text:p>
          </table:table-cell>
          <table:table-cell office:value-type="float" office:value="0.00001999425" calcext:value-type="float">
            <text:p>1.999425E-05</text:p>
          </table:table-cell>
          <table:table-cell office:value-type="float" office:value="0.00008712433" calcext:value-type="float">
            <text:p>8.712433E-05</text:p>
          </table:table-cell>
          <table:table-cell office:value-type="float" office:value="0.00001143359" calcext:value-type="float">
            <text:p>1.143359E-05</text:p>
          </table:table-cell>
          <table:table-cell office:value-type="float" office:value="0.000039093" calcext:value-type="float">
            <text:p>0.000039093</text:p>
          </table:table-cell>
          <table:table-cell office:value-type="float" office:value="0.00007694553" calcext:value-type="float">
            <text:p>7.694553E-05</text:p>
          </table:table-cell>
          <table:table-cell office:value-type="float" office:value="0.000009146946" calcext:value-type="float">
            <text:p>9.146946E-06</text:p>
          </table:table-cell>
          <table:table-cell office:value-type="float" office:value="0.0000228772" calcext:value-type="float">
            <text:p>2.28772E-05</text:p>
          </table:table-cell>
          <table:table-cell office:value-type="float" office:value="0.00004005768" calcext:value-type="float">
            <text:p>4.005768E-05</text:p>
          </table:table-cell>
          <table:table-cell office:value-type="float" office:value="0.0001023987" calcext:value-type="float">
            <text:p>0.0001023987</text:p>
          </table:table-cell>
          <table:table-cell office:value-type="float" office:value="0.000016632" calcext:value-type="float">
            <text:p>0.000016632</text:p>
          </table:table-cell>
          <table:table-cell office:value-type="float" office:value="0.000007726506" calcext:value-type="float">
            <text:p>7.726506E-06</text:p>
          </table:table-cell>
          <table:table-cell office:value-type="float" office:value="0.000003431648" calcext:value-type="float">
            <text:p>3.431648E-06</text:p>
          </table:table-cell>
          <table:table-cell office:value-type="float" office:value="0.00005167608" calcext:value-type="float">
            <text:p>5.167608E-05</text:p>
          </table:table-cell>
          <table:table-cell office:value-type="float" office:value="0.000009621593" calcext:value-type="float">
            <text:p>9.621593E-06</text:p>
          </table:table-cell>
          <table:table-cell office:value-type="float" office:value="0.00003821527" calcext:value-type="float">
            <text:p>3.821527E-05</text:p>
          </table:table-cell>
          <table:table-cell office:value-type="float" office:value="0.000008968506" calcext:value-type="float">
            <text:p>8.968506E-06</text:p>
          </table:table-cell>
          <table:table-cell office:value-type="float" office:value="0.00008491446" calcext:value-type="float">
            <text:p>8.491446E-05</text:p>
          </table:table-cell>
          <table:table-cell office:value-type="float" office:value="0.0001079984" calcext:value-type="float">
            <text:p>0.0001079984</text:p>
          </table:table-cell>
          <table:table-cell office:value-type="float" office:value="0.0001259255" calcext:value-type="float">
            <text:p>0.0001259255</text:p>
          </table:table-cell>
          <table:table-cell office:value-type="float" office:value="0.00002832777" calcext:value-type="float">
            <text:p>2.832777E-05</text:p>
          </table:table-cell>
          <table:table-cell office:value-type="float" office:value="0.00009438752" calcext:value-type="float">
            <text:p>9.438752E-05</text:p>
          </table:table-cell>
          <table:table-cell office:value-type="float" office:value="0.0002510458" calcext:value-type="float">
            <text:p>0.0002510458</text:p>
          </table:table-cell>
          <table:table-cell office:value-type="float" office:value="0.0002018608" calcext:value-type="float">
            <text:p>0.0002018608</text:p>
          </table:table-cell>
          <table:table-cell office:value-type="float" office:value="0.000006410542" calcext:value-type="float">
            <text:p>6.410542E-06</text:p>
          </table:table-cell>
          <table:table-cell office:value-type="float" office:value="0.000009712309" calcext:value-type="float">
            <text:p>9.712309E-06</text:p>
          </table:table-cell>
          <table:table-cell office:value-type="float" office:value="0.000006675775" calcext:value-type="float">
            <text:p>6.675775E-06</text:p>
          </table:table-cell>
          <table:table-cell office:value-type="float" office:value="0.00007876102" calcext:value-type="float">
            <text:p>0.000078761</text:p>
          </table:table-cell>
          <table:table-cell office:value-type="float" office:value="0.0001342687" calcext:value-type="float">
            <text:p>0.0001342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31209" calcext:value-type="float">
            <text:p>0.01831209</text:p>
          </table:table-cell>
        </table:table-row>
        <table:table-row table:style-name="ro1">
          <table:table-cell office:value-type="float" office:value="0.001687943" calcext:value-type="float">
            <text:p>0.001687943</text:p>
          </table:table-cell>
          <table:table-cell office:value-type="float" office:value="0.9595337" calcext:value-type="float">
            <text:p>0.9595337</text:p>
          </table:table-cell>
          <table:table-cell office:value-type="float" office:value="0.001687943" calcext:value-type="float">
            <text:p>0.001687943</text:p>
          </table:table-cell>
          <table:table-cell office:value-type="float" office:value="0.00003944487" calcext:value-type="float">
            <text:p>3.944487E-05</text:p>
          </table:table-cell>
          <table:table-cell office:value-type="float" office:value="0.00007866957" calcext:value-type="float">
            <text:p>7.866957E-05</text:p>
          </table:table-cell>
          <table:table-cell office:value-type="float" office:value="0.00008226732" calcext:value-type="float">
            <text:p>8.226732E-05</text:p>
          </table:table-cell>
          <table:table-cell office:value-type="float" office:value="0.00004015972" calcext:value-type="float">
            <text:p>4.015972E-05</text:p>
          </table:table-cell>
          <table:table-cell office:value-type="float" office:value="0.0001675618" calcext:value-type="float">
            <text:p>0.0001675618</text:p>
          </table:table-cell>
          <table:table-cell office:value-type="float" office:value="0.00001723497" calcext:value-type="float">
            <text:p>0.000017235</text:p>
          </table:table-cell>
          <table:table-cell office:value-type="float" office:value="0.00001972067" calcext:value-type="float">
            <text:p>1.972067E-05</text:p>
          </table:table-cell>
          <table:table-cell office:value-type="float" office:value="0.00002172526" calcext:value-type="float">
            <text:p>2.172526E-05</text:p>
          </table:table-cell>
          <table:table-cell office:value-type="float" office:value="0.00006767125" calcext:value-type="float">
            <text:p>6.767125E-05</text:p>
          </table:table-cell>
          <table:table-cell office:value-type="float" office:value="0.00001237943" calcext:value-type="float">
            <text:p>1.237943E-05</text:p>
          </table:table-cell>
          <table:table-cell office:value-type="float" office:value="0.000009880389" calcext:value-type="float">
            <text:p>9.880389E-06</text:p>
          </table:table-cell>
          <table:table-cell office:value-type="float" office:value="0.00003217538" calcext:value-type="float">
            <text:p>3.217538E-05</text:p>
          </table:table-cell>
          <table:table-cell office:value-type="float" office:value="0.000009899205" calcext:value-type="float">
            <text:p>9.899205E-06</text:p>
          </table:table-cell>
          <table:table-cell office:value-type="float" office:value="0.000001295955" calcext:value-type="float">
            <text:p>0.000001296</text:p>
          </table:table-cell>
          <table:table-cell office:value-type="float" office:value="0.00001642373" calcext:value-type="float">
            <text:p>1.642373E-05</text:p>
          </table:table-cell>
          <table:table-cell office:value-type="float" office:value="0.00001077916" calcext:value-type="float">
            <text:p>1.077916E-05</text:p>
          </table:table-cell>
          <table:table-cell office:value-type="float" office:value="0.00005584057" calcext:value-type="float">
            <text:p>5.584057E-05</text:p>
          </table:table-cell>
          <table:table-cell office:value-type="float" office:value="0.000185027" calcext:value-type="float">
            <text:p>0.000185027</text:p>
          </table:table-cell>
          <table:table-cell office:value-type="float" office:value="0.0001345198" calcext:value-type="float">
            <text:p>0.0001345198</text:p>
          </table:table-cell>
          <table:table-cell office:value-type="float" office:value="0.0004524287" calcext:value-type="float">
            <text:p>0.0004524287</text:p>
          </table:table-cell>
          <table:table-cell office:value-type="float" office:value="0.0003688339" calcext:value-type="float">
            <text:p>0.0003688339</text:p>
          </table:table-cell>
          <table:table-cell office:value-type="float" office:value="0.00000926121" calcext:value-type="float">
            <text:p>9.26121E-06</text:p>
          </table:table-cell>
          <table:table-cell office:value-type="float" office:value="0.0001370202" calcext:value-type="float">
            <text:p>0.0001370202</text:p>
          </table:table-cell>
          <table:table-cell office:value-type="float" office:value="0.0001816137" calcext:value-type="float">
            <text:p>0.0001816137</text:p>
          </table:table-cell>
          <table:table-cell office:value-type="float" office:value="0.000001219582" calcext:value-type="float">
            <text:p>1.219582E-06</text:p>
          </table:table-cell>
          <table:table-cell office:value-type="float" office:value="0.00004925335" calcext:value-type="float">
            <text:p>4.925335E-05</text:p>
          </table:table-cell>
          <table:table-cell office:value-type="float" office:value="0.0000131583" calcext:value-type="float">
            <text:p>1.31583E-05</text:p>
          </table:table-cell>
          <table:table-cell office:value-type="float" office:value="0.00008095693" calcext:value-type="float">
            <text:p>8.095693E-05</text:p>
          </table:table-cell>
          <table:table-cell office:value-type="float" office:value="0.0000318686" calcext:value-type="float">
            <text:p>3.1868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23722" calcext:value-type="float">
            <text:p>0.01823722</text:p>
          </table:table-cell>
        </table:table-row>
        <table:table-row table:style-name="ro1">
          <table:table-cell office:value-type="float" office:value="0.8406628" calcext:value-type="float">
            <text:p>0.8406628</text:p>
          </table:table-cell>
          <table:table-cell office:value-type="float" office:value="-0.7213927" calcext:value-type="float">
            <text:p>-0.7213927</text:p>
          </table:table-cell>
          <table:table-cell office:value-type="float" office:value="0.8406628" calcext:value-type="float">
            <text:p>0.8406628</text:p>
          </table:table-cell>
          <table:table-cell office:value-type="float" office:value="0.00002495187" calcext:value-type="float">
            <text:p>2.495187E-05</text:p>
          </table:table-cell>
          <table:table-cell office:value-type="float" office:value="0.000008445163" calcext:value-type="float">
            <text:p>8.445163E-06</text:p>
          </table:table-cell>
          <table:table-cell office:value-type="float" office:value="0.00003690267" calcext:value-type="float">
            <text:p>3.690267E-05</text:p>
          </table:table-cell>
          <table:table-cell office:value-type="float" office:value="0.000004613957" calcext:value-type="float">
            <text:p>0.000004614</text:p>
          </table:table-cell>
          <table:table-cell office:value-type="float" office:value="0.000073683" calcext:value-type="float">
            <text:p>0.000073683</text:p>
          </table:table-cell>
          <table:table-cell office:value-type="float" office:value="0.0002959992" calcext:value-type="float">
            <text:p>0.0002959992</text:p>
          </table:table-cell>
          <table:table-cell office:value-type="float" office:value="0.00006287923" calcext:value-type="float">
            <text:p>6.287923E-05</text:p>
          </table:table-cell>
          <table:table-cell office:value-type="float" office:value="0.00002173341" calcext:value-type="float">
            <text:p>2.173341E-05</text:p>
          </table:table-cell>
          <table:table-cell office:value-type="float" office:value="0.00000267307" calcext:value-type="float">
            <text:p>2.67307E-06</text:p>
          </table:table-cell>
          <table:table-cell office:value-type="float" office:value="0.0001180545" calcext:value-type="float">
            <text:p>0.0001180545</text:p>
          </table:table-cell>
          <table:table-cell office:value-type="float" office:value="0.000007445831" calcext:value-type="float">
            <text:p>7.445831E-06</text:p>
          </table:table-cell>
          <table:table-cell office:value-type="float" office:value="0.000001513372" calcext:value-type="float">
            <text:p>1.513372E-06</text:p>
          </table:table-cell>
          <table:table-cell office:value-type="float" office:value="0.00001291842" calcext:value-type="float">
            <text:p>1.291842E-05</text:p>
          </table:table-cell>
          <table:table-cell office:value-type="float" office:value="0.00003457813" calcext:value-type="float">
            <text:p>3.457813E-05</text:p>
          </table:table-cell>
          <table:table-cell office:value-type="float" office:value="0.00002420275" calcext:value-type="float">
            <text:p>2.420275E-05</text:p>
          </table:table-cell>
          <table:table-cell office:value-type="float" office:value="0.00005052377" calcext:value-type="float">
            <text:p>5.052377E-05</text:p>
          </table:table-cell>
          <table:table-cell office:value-type="float" office:value="0.0000008117063" calcext:value-type="float">
            <text:p>8.117063E-07</text:p>
          </table:table-cell>
          <table:table-cell office:value-type="float" office:value="0.00000708898" calcext:value-type="float">
            <text:p>0.000007089</text:p>
          </table:table-cell>
          <table:table-cell office:value-type="float" office:value="0.00002111968" calcext:value-type="float">
            <text:p>2.111968E-05</text:p>
          </table:table-cell>
          <table:table-cell office:value-type="float" office:value="0.00004320837" calcext:value-type="float">
            <text:p>4.320837E-05</text:p>
          </table:table-cell>
          <table:table-cell office:value-type="float" office:value="0.0000002783679" calcext:value-type="float">
            <text:p>2.783679E-07</text:p>
          </table:table-cell>
          <table:table-cell office:value-type="float" office:value="0.0000290583" calcext:value-type="float">
            <text:p>2.90583E-05</text:p>
          </table:table-cell>
          <table:table-cell office:value-type="float" office:value="0.0002227175" calcext:value-type="float">
            <text:p>0.0002227175</text:p>
          </table:table-cell>
          <table:table-cell office:value-type="float" office:value="0.0000517591" calcext:value-type="float">
            <text:p>5.17591E-05</text:p>
          </table:table-cell>
          <table:table-cell office:value-type="float" office:value="0.00004018232" calcext:value-type="float">
            <text:p>4.018232E-05</text:p>
          </table:table-cell>
          <table:table-cell office:value-type="float" office:value="0.00001276594" calcext:value-type="float">
            <text:p>1.276594E-05</text:p>
          </table:table-cell>
          <table:table-cell office:value-type="float" office:value="0.0000005278283" calcext:value-type="float">
            <text:p>5.278283E-07</text:p>
          </table:table-cell>
          <table:table-cell office:value-type="float" office:value="0.00007033764" calcext:value-type="float">
            <text:p>7.033764E-05</text:p>
          </table:table-cell>
          <table:table-cell office:value-type="float" office:value="0.0001308347" calcext:value-type="float">
            <text:p>0.0001308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0511" calcext:value-type="float">
            <text:p>0.0180511</text:p>
          </table:table-cell>
        </table:table-row>
        <table:table-row table:style-name="ro1">
          <table:table-cell office:value-type="float" office:value="0.8333016" calcext:value-type="float">
            <text:p>0.8333016</text:p>
          </table:table-cell>
          <table:table-cell office:value-type="float" office:value="-0.633573" calcext:value-type="float">
            <text:p>-0.633573</text:p>
          </table:table-cell>
          <table:table-cell office:value-type="float" office:value="0.8333016" calcext:value-type="float">
            <text:p>0.8333016</text:p>
          </table:table-cell>
          <table:table-cell office:value-type="float" office:value="0.0002711732" calcext:value-type="float">
            <text:p>0.0002711732</text:p>
          </table:table-cell>
          <table:table-cell office:value-type="float" office:value="0.00004002572" calcext:value-type="float">
            <text:p>4.002572E-05</text:p>
          </table:table-cell>
          <table:table-cell office:value-type="float" office:value="0.00008498128" calcext:value-type="float">
            <text:p>8.498128E-05</text:p>
          </table:table-cell>
          <table:table-cell office:value-type="float" office:value="0.00002287938" calcext:value-type="float">
            <text:p>2.287938E-05</text:p>
          </table:table-cell>
          <table:table-cell office:value-type="float" office:value="0.0002637945" calcext:value-type="float">
            <text:p>0.0002637945</text:p>
          </table:table-cell>
          <table:table-cell office:value-type="float" office:value="0.0002441566" calcext:value-type="float">
            <text:p>0.0002441566</text:p>
          </table:table-cell>
          <table:table-cell office:value-type="float" office:value="0.00001754029" calcext:value-type="float">
            <text:p>1.754029E-05</text:p>
          </table:table-cell>
          <table:table-cell office:value-type="float" office:value="0.00004897175" calcext:value-type="float">
            <text:p>4.897175E-05</text:p>
          </table:table-cell>
          <table:table-cell office:value-type="float" office:value="0.0001226757" calcext:value-type="float">
            <text:p>0.0001226757</text:p>
          </table:table-cell>
          <table:table-cell office:value-type="float" office:value="0.0003200177" calcext:value-type="float">
            <text:p>0.0003200177</text:p>
          </table:table-cell>
          <table:table-cell office:value-type="float" office:value="0.000148923" calcext:value-type="float">
            <text:p>0.000148923</text:p>
          </table:table-cell>
          <table:table-cell office:value-type="float" office:value="0.00003393621" calcext:value-type="float">
            <text:p>3.393621E-05</text:p>
          </table:table-cell>
          <table:table-cell office:value-type="float" office:value="0.0001595323" calcext:value-type="float">
            <text:p>0.0001595323</text:p>
          </table:table-cell>
          <table:table-cell office:value-type="float" office:value="0.00003167469" calcext:value-type="float">
            <text:p>3.167469E-05</text:p>
          </table:table-cell>
          <table:table-cell office:value-type="float" office:value="0.00003756323" calcext:value-type="float">
            <text:p>3.756323E-05</text:p>
          </table:table-cell>
          <table:table-cell office:value-type="float" office:value="0.00008867421" calcext:value-type="float">
            <text:p>8.867421E-05</text:p>
          </table:table-cell>
          <table:table-cell office:value-type="float" office:value="0.0001002294" calcext:value-type="float">
            <text:p>0.0001002294</text:p>
          </table:table-cell>
          <table:table-cell office:value-type="float" office:value="0.0001228688" calcext:value-type="float">
            <text:p>0.0001228688</text:p>
          </table:table-cell>
          <table:table-cell office:value-type="float" office:value="0.00007219437" calcext:value-type="float">
            <text:p>7.219437E-05</text:p>
          </table:table-cell>
          <table:table-cell office:value-type="float" office:value="0.0001544278" calcext:value-type="float">
            <text:p>0.0001544278</text:p>
          </table:table-cell>
          <table:table-cell office:value-type="float" office:value="0.0001632513" calcext:value-type="float">
            <text:p>0.0001632513</text:p>
          </table:table-cell>
          <table:table-cell office:value-type="float" office:value="0.000005266952" calcext:value-type="float">
            <text:p>0.000005267</text:p>
          </table:table-cell>
          <table:table-cell office:value-type="float" office:value="0.0001788307" calcext:value-type="float">
            <text:p>0.0001788307</text:p>
          </table:table-cell>
          <table:table-cell office:value-type="float" office:value="0.0002203124" calcext:value-type="float">
            <text:p>0.0002203124</text:p>
          </table:table-cell>
          <table:table-cell office:value-type="float" office:value="0.00002053481" calcext:value-type="float">
            <text:p>2.053481E-05</text:p>
          </table:table-cell>
          <table:table-cell office:value-type="float" office:value="0.00001426018" calcext:value-type="float">
            <text:p>1.426018E-05</text:p>
          </table:table-cell>
          <table:table-cell office:value-type="float" office:value="0.000003634797" calcext:value-type="float">
            <text:p>3.634797E-06</text:p>
          </table:table-cell>
          <table:table-cell office:value-type="float" office:value="0.00001115809" calcext:value-type="float">
            <text:p>1.115809E-05</text:p>
          </table:table-cell>
          <table:table-cell office:value-type="float" office:value="0.0001052176" calcext:value-type="float">
            <text:p>0.0001052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02569" calcext:value-type="float">
            <text:p>0.01802569</text:p>
          </table:table-cell>
        </table:table-row>
        <table:table-row table:style-name="ro1">
          <table:table-cell office:value-type="float" office:value="0.8312329" calcext:value-type="float">
            <text:p>0.8312329</text:p>
          </table:table-cell>
          <table:table-cell office:value-type="float" office:value="-0.5992519" calcext:value-type="float">
            <text:p>-0.5992519</text:p>
          </table:table-cell>
          <table:table-cell office:value-type="float" office:value="0.8312329" calcext:value-type="float">
            <text:p>0.8312329</text:p>
          </table:table-cell>
          <table:table-cell office:value-type="float" office:value="0.0002801099" calcext:value-type="float">
            <text:p>0.0002801099</text:p>
          </table:table-cell>
          <table:table-cell office:value-type="float" office:value="0.00008095382" calcext:value-type="float">
            <text:p>8.095382E-05</text:p>
          </table:table-cell>
          <table:table-cell office:value-type="float" office:value="0.00001557547" calcext:value-type="float">
            <text:p>1.557547E-05</text:p>
          </table:table-cell>
          <table:table-cell office:value-type="float" office:value="0.00002521702" calcext:value-type="float">
            <text:p>0.000025217</text:p>
          </table:table-cell>
          <table:table-cell office:value-type="float" office:value="0.00003079675" calcext:value-type="float">
            <text:p>3.079675E-05</text:p>
          </table:table-cell>
          <table:table-cell office:value-type="float" office:value="0.00003862824" calcext:value-type="float">
            <text:p>3.862824E-05</text:p>
          </table:table-cell>
          <table:table-cell office:value-type="float" office:value="0.0001968583" calcext:value-type="float">
            <text:p>0.0001968583</text:p>
          </table:table-cell>
          <table:table-cell office:value-type="float" office:value="0.0000155647" calcext:value-type="float">
            <text:p>1.55647E-05</text:p>
          </table:table-cell>
          <table:table-cell office:value-type="float" office:value="0.0001206115" calcext:value-type="float">
            <text:p>0.0001206115</text:p>
          </table:table-cell>
          <table:table-cell office:value-type="float" office:value="0.0142406" calcext:value-type="float">
            <text:p>0.0142406</text:p>
          </table:table-cell>
          <table:table-cell office:value-type="float" office:value="0.000002151195" calcext:value-type="float">
            <text:p>2.151195E-06</text:p>
          </table:table-cell>
          <table:table-cell office:value-type="float" office:value="0.000006288021" calcext:value-type="float">
            <text:p>0.000006288</text:p>
          </table:table-cell>
          <table:table-cell office:value-type="float" office:value="0.00003207425" calcext:value-type="float">
            <text:p>3.207425E-05</text:p>
          </table:table-cell>
          <table:table-cell office:value-type="float" office:value="0.00001089958" calcext:value-type="float">
            <text:p>1.089958E-05</text:p>
          </table:table-cell>
          <table:table-cell office:value-type="float" office:value="0.0002374939" calcext:value-type="float">
            <text:p>0.0002374939</text:p>
          </table:table-cell>
          <table:table-cell office:value-type="float" office:value="0.000912574" calcext:value-type="float">
            <text:p>0.000912574</text:p>
          </table:table-cell>
          <table:table-cell office:value-type="float" office:value="0.00009398896" calcext:value-type="float">
            <text:p>0.000093989</text:p>
          </table:table-cell>
          <table:table-cell office:value-type="float" office:value="0.00001354892" calcext:value-type="float">
            <text:p>1.354892E-05</text:p>
          </table:table-cell>
          <table:table-cell office:value-type="float" office:value="0.001813048" calcext:value-type="float">
            <text:p>0.001813048</text:p>
          </table:table-cell>
          <table:table-cell office:value-type="float" office:value="0.0001489488" calcext:value-type="float">
            <text:p>0.0001489488</text:p>
          </table:table-cell>
          <table:table-cell office:value-type="float" office:value="0.0002268751" calcext:value-type="float">
            <text:p>0.0002268751</text:p>
          </table:table-cell>
          <table:table-cell office:value-type="float" office:value="0.00009527665" calcext:value-type="float">
            <text:p>9.527665E-05</text:p>
          </table:table-cell>
          <table:table-cell office:value-type="float" office:value="0.0001460199" calcext:value-type="float">
            <text:p>0.0001460199</text:p>
          </table:table-cell>
          <table:table-cell office:value-type="float" office:value="0.0006917627" calcext:value-type="float">
            <text:p>0.0006917627</text:p>
          </table:table-cell>
          <table:table-cell office:value-type="float" office:value="0.0000307018" calcext:value-type="float">
            <text:p>3.07018E-05</text:p>
          </table:table-cell>
          <table:table-cell office:value-type="float" office:value="0.000005952173" calcext:value-type="float">
            <text:p>5.952173E-06</text:p>
          </table:table-cell>
          <table:table-cell office:value-type="float" office:value="0.00001096443" calcext:value-type="float">
            <text:p>1.096443E-05</text:p>
          </table:table-cell>
          <table:table-cell office:value-type="float" office:value="0.0001072714" calcext:value-type="float">
            <text:p>0.0001072714</text:p>
          </table:table-cell>
          <table:table-cell office:value-type="float" office:value="0.0002685114" calcext:value-type="float">
            <text:p>0.0002685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7201" calcext:value-type="float">
            <text:p>0.01797201</text:p>
          </table:table-cell>
        </table:table-row>
        <table:table-row table:style-name="ro1">
          <table:table-cell office:value-type="float" office:value="0.1948309" calcext:value-type="float">
            <text:p>0.1948309</text:p>
          </table:table-cell>
          <table:table-cell office:value-type="float" office:value="0.5908869" calcext:value-type="float">
            <text:p>0.5908869</text:p>
          </table:table-cell>
          <table:table-cell office:value-type="float" office:value="0.1948309" calcext:value-type="float">
            <text:p>0.1948309</text:p>
          </table:table-cell>
          <table:table-cell office:value-type="float" office:value="0.00002194645" calcext:value-type="float">
            <text:p>2.194645E-05</text:p>
          </table:table-cell>
          <table:table-cell office:value-type="float" office:value="0.0003240867" calcext:value-type="float">
            <text:p>0.0003240867</text:p>
          </table:table-cell>
          <table:table-cell office:value-type="float" office:value="0.00004380995" calcext:value-type="float">
            <text:p>0.00004381</text:p>
          </table:table-cell>
          <table:table-cell office:value-type="float" office:value="0.00001492961" calcext:value-type="float">
            <text:p>1.492961E-05</text:p>
          </table:table-cell>
          <table:table-cell office:value-type="float" office:value="0.00004500338" calcext:value-type="float">
            <text:p>4.500338E-05</text:p>
          </table:table-cell>
          <table:table-cell office:value-type="float" office:value="0.000008041306" calcext:value-type="float">
            <text:p>8.041306E-06</text:p>
          </table:table-cell>
          <table:table-cell office:value-type="float" office:value="0.0001456117" calcext:value-type="float">
            <text:p>0.0001456117</text:p>
          </table:table-cell>
          <table:table-cell office:value-type="float" office:value="0.00000111009" calcext:value-type="float">
            <text:p>1.11009E-06</text:p>
          </table:table-cell>
          <table:table-cell office:value-type="float" office:value="0.000001923551" calcext:value-type="float">
            <text:p>1.923551E-06</text:p>
          </table:table-cell>
          <table:table-cell office:value-type="float" office:value="0.00004170877" calcext:value-type="float">
            <text:p>4.170877E-05</text:p>
          </table:table-cell>
          <table:table-cell office:value-type="float" office:value="0.00009873875" calcext:value-type="float">
            <text:p>9.873875E-05</text:p>
          </table:table-cell>
          <table:table-cell office:value-type="float" office:value="0.000003309586" calcext:value-type="float">
            <text:p>3.309586E-06</text:p>
          </table:table-cell>
          <table:table-cell office:value-type="float" office:value="0.000006091223" calcext:value-type="float">
            <text:p>6.091223E-06</text:p>
          </table:table-cell>
          <table:table-cell office:value-type="float" office:value="0.00002832141" calcext:value-type="float">
            <text:p>2.832141E-05</text:p>
          </table:table-cell>
          <table:table-cell office:value-type="float" office:value="0.0002411258" calcext:value-type="float">
            <text:p>0.0002411258</text:p>
          </table:table-cell>
          <table:table-cell office:value-type="float" office:value="0.0001691709" calcext:value-type="float">
            <text:p>0.0001691709</text:p>
          </table:table-cell>
          <table:table-cell office:value-type="float" office:value="0.00000005169417" calcext:value-type="float">
            <text:p>5.169417E-08</text:p>
          </table:table-cell>
          <table:table-cell office:value-type="float" office:value="0.00002724977" calcext:value-type="float">
            <text:p>2.724977E-05</text:p>
          </table:table-cell>
          <table:table-cell office:value-type="float" office:value="0.00001236144" calcext:value-type="float">
            <text:p>1.236144E-05</text:p>
          </table:table-cell>
          <table:table-cell office:value-type="float" office:value="0.00008743033" calcext:value-type="float">
            <text:p>8.743033E-05</text:p>
          </table:table-cell>
          <table:table-cell office:value-type="float" office:value="0.00000662649" calcext:value-type="float">
            <text:p>6.62649E-06</text:p>
          </table:table-cell>
          <table:table-cell office:value-type="float" office:value="0.000007444951" calcext:value-type="float">
            <text:p>0.000007445</text:p>
          </table:table-cell>
          <table:table-cell office:value-type="float" office:value="0.00001854078" calcext:value-type="float">
            <text:p>1.854078E-05</text:p>
          </table:table-cell>
          <table:table-cell office:value-type="float" office:value="0.0001446391" calcext:value-type="float">
            <text:p>0.0001446391</text:p>
          </table:table-cell>
          <table:table-cell office:value-type="float" office:value="0.000001644674" calcext:value-type="float">
            <text:p>1.644674E-06</text:p>
          </table:table-cell>
          <table:table-cell office:value-type="float" office:value="0.001609859" calcext:value-type="float">
            <text:p>0.001609859</text:p>
          </table:table-cell>
          <table:table-cell office:value-type="float" office:value="0.0000007176038" calcext:value-type="float">
            <text:p>7.176038E-07</text:p>
          </table:table-cell>
          <table:table-cell office:value-type="float" office:value="0.0000518555" calcext:value-type="float">
            <text:p>5.18555E-05</text:p>
          </table:table-cell>
          <table:table-cell office:value-type="float" office:value="0.00007402875" calcext:value-type="float">
            <text:p>7.40287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4481" calcext:value-type="float">
            <text:p>0.01794481</text:p>
          </table:table-cell>
        </table:table-row>
        <table:table-row table:style-name="ro1">
          <table:table-cell office:value-type="float" office:value="0.03090417" calcext:value-type="float">
            <text:p>0.03090417</text:p>
          </table:table-cell>
          <table:table-cell office:value-type="float" office:value="0.7991776" calcext:value-type="float">
            <text:p>0.7991776</text:p>
          </table:table-cell>
          <table:table-cell office:value-type="float" office:value="0.03090417" calcext:value-type="float">
            <text:p>0.03090417</text:p>
          </table:table-cell>
          <table:table-cell office:value-type="float" office:value="0.00003956391" calcext:value-type="float">
            <text:p>3.956391E-05</text:p>
          </table:table-cell>
          <table:table-cell office:value-type="float" office:value="0.00007969692" calcext:value-type="float">
            <text:p>7.969692E-05</text:p>
          </table:table-cell>
          <table:table-cell office:value-type="float" office:value="0.00005697752" calcext:value-type="float">
            <text:p>5.697752E-05</text:p>
          </table:table-cell>
          <table:table-cell office:value-type="float" office:value="0.00001241269" calcext:value-type="float">
            <text:p>1.241269E-05</text:p>
          </table:table-cell>
          <table:table-cell office:value-type="float" office:value="0.0001572083" calcext:value-type="float">
            <text:p>0.0001572083</text:p>
          </table:table-cell>
          <table:table-cell office:value-type="float" office:value="0.00001726509" calcext:value-type="float">
            <text:p>1.726509E-05</text:p>
          </table:table-cell>
          <table:table-cell office:value-type="float" office:value="0.00002703119" calcext:value-type="float">
            <text:p>2.703119E-05</text:p>
          </table:table-cell>
          <table:table-cell office:value-type="float" office:value="0.000001011584" calcext:value-type="float">
            <text:p>1.011584E-06</text:p>
          </table:table-cell>
          <table:table-cell office:value-type="float" office:value="0.00006767125" calcext:value-type="float">
            <text:p>6.767125E-05</text:p>
          </table:table-cell>
          <table:table-cell office:value-type="float" office:value="0.00002344902" calcext:value-type="float">
            <text:p>0.000023449</text:p>
          </table:table-cell>
          <table:table-cell office:value-type="float" office:value="0.00007736127" calcext:value-type="float">
            <text:p>7.736127E-05</text:p>
          </table:table-cell>
          <table:table-cell office:value-type="float" office:value="0.00003217538" calcext:value-type="float">
            <text:p>3.217538E-05</text:p>
          </table:table-cell>
          <table:table-cell office:value-type="float" office:value="0.000006294339" calcext:value-type="float">
            <text:p>6.294339E-06</text:p>
          </table:table-cell>
          <table:table-cell office:value-type="float" office:value="0.00003278004" calcext:value-type="float">
            <text:p>0.00003278</text:p>
          </table:table-cell>
          <table:table-cell office:value-type="float" office:value="0.0000183352" calcext:value-type="float">
            <text:p>1.83352E-05</text:p>
          </table:table-cell>
          <table:table-cell office:value-type="float" office:value="0.00004279094" calcext:value-type="float">
            <text:p>4.279094E-05</text:p>
          </table:table-cell>
          <table:table-cell office:value-type="float" office:value="0.00004521041" calcext:value-type="float">
            <text:p>4.521041E-05</text:p>
          </table:table-cell>
          <table:table-cell office:value-type="float" office:value="0.00001248582" calcext:value-type="float">
            <text:p>1.248582E-05</text:p>
          </table:table-cell>
          <table:table-cell office:value-type="float" office:value="0.00001367642" calcext:value-type="float">
            <text:p>1.367642E-05</text:p>
          </table:table-cell>
          <table:table-cell office:value-type="float" office:value="0.0004524287" calcext:value-type="float">
            <text:p>0.0004524287</text:p>
          </table:table-cell>
          <table:table-cell office:value-type="float" office:value="0.000005277648" calcext:value-type="float">
            <text:p>5.277648E-06</text:p>
          </table:table-cell>
          <table:table-cell office:value-type="float" office:value="0.00001023896" calcext:value-type="float">
            <text:p>0.000010239</text:p>
          </table:table-cell>
          <table:table-cell office:value-type="float" office:value="0.0001165256" calcext:value-type="float">
            <text:p>0.0001165256</text:p>
          </table:table-cell>
          <table:table-cell office:value-type="float" office:value="0.0001816137" calcext:value-type="float">
            <text:p>0.0001816137</text:p>
          </table:table-cell>
          <table:table-cell office:value-type="float" office:value="0.00001018445" calcext:value-type="float">
            <text:p>1.018445E-05</text:p>
          </table:table-cell>
          <table:table-cell office:value-type="float" office:value="0.00002397972" calcext:value-type="float">
            <text:p>2.397972E-05</text:p>
          </table:table-cell>
          <table:table-cell office:value-type="float" office:value="0.0000131583" calcext:value-type="float">
            <text:p>1.31583E-05</text:p>
          </table:table-cell>
          <table:table-cell office:value-type="float" office:value="0.00008095693" calcext:value-type="float">
            <text:p>8.095693E-05</text:p>
          </table:table-cell>
          <table:table-cell office:value-type="float" office:value="0.00004255557" calcext:value-type="float">
            <text:p>4.25555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1624" calcext:value-type="float">
            <text:p>0.01731624</text:p>
          </table:table-cell>
        </table:table-row>
        <table:table-row table:style-name="ro1">
          <table:table-cell office:value-type="float" office:value="0.2470575" calcext:value-type="float">
            <text:p>0.2470575</text:p>
          </table:table-cell>
          <table:table-cell office:value-type="float" office:value="0.2574483" calcext:value-type="float">
            <text:p>0.2574483</text:p>
          </table:table-cell>
          <table:table-cell office:value-type="float" office:value="0.2470575" calcext:value-type="float">
            <text:p>0.2470575</text:p>
          </table:table-cell>
          <table:table-cell office:value-type="float" office:value="0.00004042043" calcext:value-type="float">
            <text:p>4.042043E-05</text:p>
          </table:table-cell>
          <table:table-cell office:value-type="float" office:value="0.00007969692" calcext:value-type="float">
            <text:p>7.969692E-05</text:p>
          </table:table-cell>
          <table:table-cell office:value-type="float" office:value="0.0000827074" calcext:value-type="float">
            <text:p>8.27074E-05</text:p>
          </table:table-cell>
          <table:table-cell office:value-type="float" office:value="0.00001876379" calcext:value-type="float">
            <text:p>1.876379E-05</text:p>
          </table:table-cell>
          <table:table-cell office:value-type="float" office:value="0.0001389916" calcext:value-type="float">
            <text:p>0.0001389916</text:p>
          </table:table-cell>
          <table:table-cell office:value-type="float" office:value="0.0001300122" calcext:value-type="float">
            <text:p>0.0001300122</text:p>
          </table:table-cell>
          <table:table-cell office:value-type="float" office:value="0.00002703119" calcext:value-type="float">
            <text:p>2.703119E-05</text:p>
          </table:table-cell>
          <table:table-cell office:value-type="float" office:value="0.0000005622208" calcext:value-type="float">
            <text:p>5.622208E-07</text:p>
          </table:table-cell>
          <table:table-cell office:value-type="float" office:value="0.00006829924" calcext:value-type="float">
            <text:p>6.829924E-05</text:p>
          </table:table-cell>
          <table:table-cell office:value-type="float" office:value="0.00002344902" calcext:value-type="float">
            <text:p>0.000023449</text:p>
          </table:table-cell>
          <table:table-cell office:value-type="float" office:value="0.00007234208" calcext:value-type="float">
            <text:p>7.234208E-05</text:p>
          </table:table-cell>
          <table:table-cell office:value-type="float" office:value="0.000006237668" calcext:value-type="float">
            <text:p>6.237668E-06</text:p>
          </table:table-cell>
          <table:table-cell office:value-type="float" office:value="0.00009957723" calcext:value-type="float">
            <text:p>9.957723E-05</text:p>
          </table:table-cell>
          <table:table-cell office:value-type="float" office:value="0.00003278004" calcext:value-type="float">
            <text:p>0.00003278</text:p>
          </table:table-cell>
          <table:table-cell office:value-type="float" office:value="0.00002476587" calcext:value-type="float">
            <text:p>2.476587E-05</text:p>
          </table:table-cell>
          <table:table-cell office:value-type="float" office:value="0.0002596751" calcext:value-type="float">
            <text:p>0.0002596751</text:p>
          </table:table-cell>
          <table:table-cell office:value-type="float" office:value="0.0000451276" calcext:value-type="float">
            <text:p>4.51276E-05</text:p>
          </table:table-cell>
          <table:table-cell office:value-type="float" office:value="0.00001277531" calcext:value-type="float">
            <text:p>1.277531E-05</text:p>
          </table:table-cell>
          <table:table-cell office:value-type="float" office:value="0.0001976517" calcext:value-type="float">
            <text:p>0.0001976517</text:p>
          </table:table-cell>
          <table:table-cell office:value-type="float" office:value="0.0001285674" calcext:value-type="float">
            <text:p>0.0001285674</text:p>
          </table:table-cell>
          <table:table-cell office:value-type="float" office:value="0.000036395" calcext:value-type="float">
            <text:p>0.000036395</text:p>
          </table:table-cell>
          <table:table-cell office:value-type="float" office:value="0.00001071614" calcext:value-type="float">
            <text:p>1.071614E-05</text:p>
          </table:table-cell>
          <table:table-cell office:value-type="float" office:value="0.0001165256" calcext:value-type="float">
            <text:p>0.0001165256</text:p>
          </table:table-cell>
          <table:table-cell office:value-type="float" office:value="0.0001816137" calcext:value-type="float">
            <text:p>0.0001816137</text:p>
          </table:table-cell>
          <table:table-cell office:value-type="float" office:value="0.00001003436" calcext:value-type="float">
            <text:p>1.003436E-05</text:p>
          </table:table-cell>
          <table:table-cell office:value-type="float" office:value="0.00002397972" calcext:value-type="float">
            <text:p>2.397972E-05</text:p>
          </table:table-cell>
          <table:table-cell office:value-type="float" office:value="0.000207593" calcext:value-type="float">
            <text:p>0.000207593</text:p>
          </table:table-cell>
          <table:table-cell office:value-type="float" office:value="0.00002063033" calcext:value-type="float">
            <text:p>2.063033E-05</text:p>
          </table:table-cell>
          <table:table-cell office:value-type="float" office:value="0.00004559325" calcext:value-type="float">
            <text:p>4.55932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1127" calcext:value-type="float">
            <text:p>0.01731127</text:p>
          </table:table-cell>
        </table:table-row>
        <table:table-row table:style-name="ro1">
          <table:table-cell office:value-type="float" office:value="0.6263876" calcext:value-type="float">
            <text:p>0.6263876</text:p>
          </table:table-cell>
          <table:table-cell office:value-type="float" office:value="-0.2527563" calcext:value-type="float">
            <text:p>-0.2527563</text:p>
          </table:table-cell>
          <table:table-cell office:value-type="float" office:value="0.6263876" calcext:value-type="float">
            <text:p>0.6263876</text:p>
          </table:table-cell>
          <table:table-cell office:value-type="float" office:value="0.00003551139" calcext:value-type="float">
            <text:p>3.551139E-05</text:p>
          </table:table-cell>
          <table:table-cell office:value-type="float" office:value="0.0001734602" calcext:value-type="float">
            <text:p>0.0001734602</text:p>
          </table:table-cell>
          <table:table-cell office:value-type="float" office:value="0.0000004906245" calcext:value-type="float">
            <text:p>4.906245E-07</text:p>
          </table:table-cell>
          <table:table-cell office:value-type="float" office:value="0.0000311823" calcext:value-type="float">
            <text:p>3.11823E-05</text:p>
          </table:table-cell>
          <table:table-cell office:value-type="float" office:value="0.00004696274" calcext:value-type="float">
            <text:p>4.696274E-05</text:p>
          </table:table-cell>
          <table:table-cell office:value-type="float" office:value="0.00000401348" calcext:value-type="float">
            <text:p>4.01348E-06</text:p>
          </table:table-cell>
          <table:table-cell office:value-type="float" office:value="0.00001557203" calcext:value-type="float">
            <text:p>0.000015572</text:p>
          </table:table-cell>
          <table:table-cell office:value-type="float" office:value="0.000001573593" calcext:value-type="float">
            <text:p>1.573593E-06</text:p>
          </table:table-cell>
          <table:table-cell office:value-type="float" office:value="0.00003113218" calcext:value-type="float">
            <text:p>3.113218E-05</text:p>
          </table:table-cell>
          <table:table-cell office:value-type="float" office:value="0.0001565429" calcext:value-type="float">
            <text:p>0.0001565429</text:p>
          </table:table-cell>
          <table:table-cell office:value-type="float" office:value="0.00001200457" calcext:value-type="float">
            <text:p>1.200457E-05</text:p>
          </table:table-cell>
          <table:table-cell office:value-type="float" office:value="0.000003513536" calcext:value-type="float">
            <text:p>3.513536E-06</text:p>
          </table:table-cell>
          <table:table-cell office:value-type="float" office:value="0.00004562591" calcext:value-type="float">
            <text:p>4.562591E-05</text:p>
          </table:table-cell>
          <table:table-cell office:value-type="float" office:value="0.000006852046" calcext:value-type="float">
            <text:p>0.000006852</text:p>
          </table:table-cell>
          <table:table-cell office:value-type="float" office:value="0.0002620423" calcext:value-type="float">
            <text:p>0.0002620423</text:p>
          </table:table-cell>
          <table:table-cell office:value-type="float" office:value="0.0001121047" calcext:value-type="float">
            <text:p>0.0001121047</text:p>
          </table:table-cell>
          <table:table-cell office:value-type="float" office:value="0.000008739967" calcext:value-type="float">
            <text:p>0.00000874</text:p>
          </table:table-cell>
          <table:table-cell office:value-type="float" office:value="0.00001507736" calcext:value-type="float">
            <text:p>1.507736E-05</text:p>
          </table:table-cell>
          <table:table-cell office:value-type="float" office:value="0.00113092" calcext:value-type="float">
            <text:p>0.00113092</text:p>
          </table:table-cell>
          <table:table-cell office:value-type="float" office:value="0.00002892636" calcext:value-type="float">
            <text:p>2.892636E-05</text:p>
          </table:table-cell>
          <table:table-cell office:value-type="float" office:value="0.00003573991" calcext:value-type="float">
            <text:p>3.573991E-05</text:p>
          </table:table-cell>
          <table:table-cell office:value-type="float" office:value="0.00002604304" calcext:value-type="float">
            <text:p>0.000026043</text:p>
          </table:table-cell>
          <table:table-cell office:value-type="float" office:value="0.00008458573" calcext:value-type="float">
            <text:p>8.458573E-05</text:p>
          </table:table-cell>
          <table:table-cell office:value-type="float" office:value="0.000001808656" calcext:value-type="float">
            <text:p>1.808656E-06</text:p>
          </table:table-cell>
          <table:table-cell office:value-type="float" office:value="0.000006156671" calcext:value-type="float">
            <text:p>6.156671E-06</text:p>
          </table:table-cell>
          <table:table-cell office:value-type="float" office:value="0.0001581732" calcext:value-type="float">
            <text:p>0.0001581732</text:p>
          </table:table-cell>
          <table:table-cell office:value-type="float" office:value="0.000001705549" calcext:value-type="float">
            <text:p>1.705549E-06</text:p>
          </table:table-cell>
          <table:table-cell office:value-type="float" office:value="0.00007263465" calcext:value-type="float">
            <text:p>7.263465E-05</text:p>
          </table:table-cell>
          <table:table-cell office:value-type="float" office:value="0.0001276722" calcext:value-type="float">
            <text:p>0.0001276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6105" calcext:value-type="float">
            <text:p>0.01716105</text:p>
          </table:table-cell>
        </table:table-row>
        <table:table-row table:style-name="ro1">
          <table:table-cell office:value-type="float" office:value="0.2423055" calcext:value-type="float">
            <text:p>0.2423055</text:p>
          </table:table-cell>
          <table:table-cell office:value-type="float" office:value="0.2732169" calcext:value-type="float">
            <text:p>0.2732169</text:p>
          </table:table-cell>
          <table:table-cell office:value-type="float" office:value="0.2423055" calcext:value-type="float">
            <text:p>0.2423055</text:p>
          </table:table-cell>
          <table:table-cell office:value-type="float" office:value="0.00004192865" calcext:value-type="float">
            <text:p>4.192865E-05</text:p>
          </table:table-cell>
          <table:table-cell office:value-type="float" office:value="0.00006384128" calcext:value-type="float">
            <text:p>6.384128E-05</text:p>
          </table:table-cell>
          <table:table-cell office:value-type="float" office:value="0.00006094005" calcext:value-type="float">
            <text:p>6.094005E-05</text:p>
          </table:table-cell>
          <table:table-cell office:value-type="float" office:value="0.000004543004" calcext:value-type="float">
            <text:p>0.000004543</text:p>
          </table:table-cell>
          <table:table-cell office:value-type="float" office:value="0.00004129218" calcext:value-type="float">
            <text:p>4.129218E-05</text:p>
          </table:table-cell>
          <table:table-cell office:value-type="float" office:value="0.00005203663" calcext:value-type="float">
            <text:p>5.203663E-05</text:p>
          </table:table-cell>
          <table:table-cell office:value-type="float" office:value="0.0009198112" calcext:value-type="float">
            <text:p>0.0009198112</text:p>
          </table:table-cell>
          <table:table-cell office:value-type="float" office:value="0.0000616628" calcext:value-type="float">
            <text:p>6.16628E-05</text:p>
          </table:table-cell>
          <table:table-cell office:value-type="float" office:value="0.0000599074" calcext:value-type="float">
            <text:p>5.99074E-05</text:p>
          </table:table-cell>
          <table:table-cell office:value-type="float" office:value="0.0001158552" calcext:value-type="float">
            <text:p>0.0001158552</text:p>
          </table:table-cell>
          <table:table-cell office:value-type="float" office:value="0.00002986994" calcext:value-type="float">
            <text:p>2.986994E-05</text:p>
          </table:table-cell>
          <table:table-cell office:value-type="float" office:value="0.00001358043" calcext:value-type="float">
            <text:p>1.358043E-05</text:p>
          </table:table-cell>
          <table:table-cell office:value-type="float" office:value="0.00005929637" calcext:value-type="float">
            <text:p>5.929637E-05</text:p>
          </table:table-cell>
          <table:table-cell office:value-type="float" office:value="0.00005045005" calcext:value-type="float">
            <text:p>5.045005E-05</text:p>
          </table:table-cell>
          <table:table-cell office:value-type="float" office:value="0.00007034257" calcext:value-type="float">
            <text:p>7.034257E-05</text:p>
          </table:table-cell>
          <table:table-cell office:value-type="float" office:value="0.0001746632" calcext:value-type="float">
            <text:p>0.0001746632</text:p>
          </table:table-cell>
          <table:table-cell office:value-type="float" office:value="0.000006743576" calcext:value-type="float">
            <text:p>6.743576E-06</text:p>
          </table:table-cell>
          <table:table-cell office:value-type="float" office:value="0.000010152" calcext:value-type="float">
            <text:p>0.000010152</text:p>
          </table:table-cell>
          <table:table-cell office:value-type="float" office:value="0.000252495" calcext:value-type="float">
            <text:p>0.000252495</text:p>
          </table:table-cell>
          <table:table-cell office:value-type="float" office:value="0.0001035815" calcext:value-type="float">
            <text:p>0.0001035815</text:p>
          </table:table-cell>
          <table:table-cell office:value-type="float" office:value="0.0001180992" calcext:value-type="float">
            <text:p>0.0001180992</text:p>
          </table:table-cell>
          <table:table-cell office:value-type="float" office:value="0.00008966385" calcext:value-type="float">
            <text:p>8.966385E-05</text:p>
          </table:table-cell>
          <table:table-cell office:value-type="float" office:value="0.0001419835" calcext:value-type="float">
            <text:p>0.0001419835</text:p>
          </table:table-cell>
          <table:table-cell office:value-type="float" office:value="0.0002133995" calcext:value-type="float">
            <text:p>0.0002133995</text:p>
          </table:table-cell>
          <table:table-cell office:value-type="float" office:value="0.0002097272" calcext:value-type="float">
            <text:p>0.0002097272</text:p>
          </table:table-cell>
          <table:table-cell office:value-type="float" office:value="0.00001020519" calcext:value-type="float">
            <text:p>1.020519E-05</text:p>
          </table:table-cell>
          <table:table-cell office:value-type="float" office:value="0.000005698912" calcext:value-type="float">
            <text:p>5.698912E-06</text:p>
          </table:table-cell>
          <table:table-cell office:value-type="float" office:value="0.000085558" calcext:value-type="float">
            <text:p>0.000085558</text:p>
          </table:table-cell>
          <table:table-cell office:value-type="float" office:value="0.00002119671" calcext:value-type="float">
            <text:p>2.11967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406" calcext:value-type="float">
            <text:p>0.0167406</text:p>
          </table:table-cell>
        </table:table-row>
        <table:table-row table:style-name="ro1">
          <table:table-cell office:value-type="float" office:value="0.02510593" calcext:value-type="float">
            <text:p>0.02510593</text:p>
          </table:table-cell>
          <table:table-cell office:value-type="float" office:value="0.8241238" calcext:value-type="float">
            <text:p>0.8241238</text:p>
          </table:table-cell>
          <table:table-cell office:value-type="float" office:value="0.02510593" calcext:value-type="float">
            <text:p>0.02510593</text:p>
          </table:table-cell>
          <table:table-cell office:value-type="float" office:value="0.00003956391" calcext:value-type="float">
            <text:p>3.956391E-05</text:p>
          </table:table-cell>
          <table:table-cell office:value-type="float" office:value="0.00001808205" calcext:value-type="float">
            <text:p>1.808205E-05</text:p>
          </table:table-cell>
          <table:table-cell office:value-type="float" office:value="0.00005697752" calcext:value-type="float">
            <text:p>5.697752E-05</text:p>
          </table:table-cell>
          <table:table-cell office:value-type="float" office:value="0.000009869127" calcext:value-type="float">
            <text:p>9.869127E-06</text:p>
          </table:table-cell>
          <table:table-cell office:value-type="float" office:value="0.00004925028" calcext:value-type="float">
            <text:p>4.925028E-05</text:p>
          </table:table-cell>
          <table:table-cell office:value-type="float" office:value="0.00001726509" calcext:value-type="float">
            <text:p>1.726509E-05</text:p>
          </table:table-cell>
          <table:table-cell office:value-type="float" office:value="0.00001384159" calcext:value-type="float">
            <text:p>1.384159E-05</text:p>
          </table:table-cell>
          <table:table-cell office:value-type="float" office:value="0.000001286913" calcext:value-type="float">
            <text:p>1.286913E-06</text:p>
          </table:table-cell>
          <table:table-cell office:value-type="float" office:value="0.0000004426545" calcext:value-type="float">
            <text:p>4.426545E-07</text:p>
          </table:table-cell>
          <table:table-cell office:value-type="float" office:value="0.00002344902" calcext:value-type="float">
            <text:p>0.000023449</text:p>
          </table:table-cell>
          <table:table-cell office:value-type="float" office:value="0.000005070394" calcext:value-type="float">
            <text:p>5.070394E-06</text:p>
          </table:table-cell>
          <table:table-cell office:value-type="float" office:value="0.00003217538" calcext:value-type="float">
            <text:p>3.217538E-05</text:p>
          </table:table-cell>
          <table:table-cell office:value-type="float" office:value="0.000001893243" calcext:value-type="float">
            <text:p>1.893243E-06</text:p>
          </table:table-cell>
          <table:table-cell office:value-type="float" office:value="0.00003492409" calcext:value-type="float">
            <text:p>3.492409E-05</text:p>
          </table:table-cell>
          <table:table-cell office:value-type="float" office:value="0.0000183352" calcext:value-type="float">
            <text:p>1.83352E-05</text:p>
          </table:table-cell>
          <table:table-cell office:value-type="float" office:value="0.00004279094" calcext:value-type="float">
            <text:p>4.279094E-05</text:p>
          </table:table-cell>
          <table:table-cell office:value-type="float" office:value="0.00004521041" calcext:value-type="float">
            <text:p>4.521041E-05</text:p>
          </table:table-cell>
          <table:table-cell office:value-type="float" office:value="0.00001005022" calcext:value-type="float">
            <text:p>1.005022E-05</text:p>
          </table:table-cell>
          <table:table-cell office:value-type="float" office:value="0.00001259396" calcext:value-type="float">
            <text:p>0.000012594</text:p>
          </table:table-cell>
          <table:table-cell office:value-type="float" office:value="0.0004521548" calcext:value-type="float">
            <text:p>0.0004521548</text:p>
          </table:table-cell>
          <table:table-cell office:value-type="float" office:value="0.00001164282" calcext:value-type="float">
            <text:p>1.164282E-05</text:p>
          </table:table-cell>
          <table:table-cell office:value-type="float" office:value="0.00001023896" calcext:value-type="float">
            <text:p>0.000010239</text:p>
          </table:table-cell>
          <table:table-cell office:value-type="float" office:value="0.00009525105" calcext:value-type="float">
            <text:p>9.525105E-05</text:p>
          </table:table-cell>
          <table:table-cell office:value-type="float" office:value="0.0001747987" calcext:value-type="float">
            <text:p>0.0001747987</text:p>
          </table:table-cell>
          <table:table-cell office:value-type="float" office:value="0.00000877598" calcext:value-type="float">
            <text:p>0.000008776</text:p>
          </table:table-cell>
          <table:table-cell office:value-type="float" office:value="0.00002100645" calcext:value-type="float">
            <text:p>2.100645E-05</text:p>
          </table:table-cell>
          <table:table-cell office:value-type="float" office:value="0.0000131583" calcext:value-type="float">
            <text:p>1.31583E-05</text:p>
          </table:table-cell>
          <table:table-cell office:value-type="float" office:value="0.00008095693" calcext:value-type="float">
            <text:p>8.095693E-05</text:p>
          </table:table-cell>
          <table:table-cell office:value-type="float" office:value="0.00004210344" calcext:value-type="float">
            <text:p>4.21034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4145" calcext:value-type="float">
            <text:p>0.01644145</text:p>
          </table:table-cell>
        </table:table-row>
        <table:table-row table:style-name="ro1">
          <table:table-cell office:value-type="float" office:value="0.1855362" calcext:value-type="float">
            <text:p>0.1855362</text:p>
          </table:table-cell>
          <table:table-cell office:value-type="float" office:value="0.6516339" calcext:value-type="float">
            <text:p>0.6516339</text:p>
          </table:table-cell>
          <table:table-cell office:value-type="float" office:value="0.1855362" calcext:value-type="float">
            <text:p>0.1855362</text:p>
          </table:table-cell>
          <table:table-cell office:value-type="float" office:value="0.0002112795" calcext:value-type="float">
            <text:p>0.0002112795</text:p>
          </table:table-cell>
          <table:table-cell office:value-type="float" office:value="0.0002570176" calcext:value-type="float">
            <text:p>0.0002570176</text:p>
          </table:table-cell>
          <table:table-cell office:value-type="float" office:value="0.0001157927" calcext:value-type="float">
            <text:p>0.0001157927</text:p>
          </table:table-cell>
          <table:table-cell office:value-type="float" office:value="0.00004724609" calcext:value-type="float">
            <text:p>4.724609E-05</text:p>
          </table:table-cell>
          <table:table-cell office:value-type="float" office:value="0.0003415775" calcext:value-type="float">
            <text:p>0.0003415775</text:p>
          </table:table-cell>
          <table:table-cell office:value-type="float" office:value="0.00001013363" calcext:value-type="float">
            <text:p>1.013363E-05</text:p>
          </table:table-cell>
          <table:table-cell office:value-type="float" office:value="0.00009261958" calcext:value-type="float">
            <text:p>9.261958E-05</text:p>
          </table:table-cell>
          <table:table-cell office:value-type="float" office:value="0.0000314158" calcext:value-type="float">
            <text:p>3.14158E-05</text:p>
          </table:table-cell>
          <table:table-cell office:value-type="float" office:value="0.00003750656" calcext:value-type="float">
            <text:p>3.750656E-05</text:p>
          </table:table-cell>
          <table:table-cell office:value-type="float" office:value="0.000003224166" calcext:value-type="float">
            <text:p>3.224166E-06</text:p>
          </table:table-cell>
          <table:table-cell office:value-type="float" office:value="0.0001977705" calcext:value-type="float">
            <text:p>0.0001977705</text:p>
          </table:table-cell>
          <table:table-cell office:value-type="float" office:value="0.000008413785" calcext:value-type="float">
            <text:p>8.413785E-06</text:p>
          </table:table-cell>
          <table:table-cell office:value-type="float" office:value="0.0002754552" calcext:value-type="float">
            <text:p>0.0002754552</text:p>
          </table:table-cell>
          <table:table-cell office:value-type="float" office:value="0.00001399906" calcext:value-type="float">
            <text:p>1.399906E-05</text:p>
          </table:table-cell>
          <table:table-cell office:value-type="float" office:value="0.00002406776" calcext:value-type="float">
            <text:p>2.406776E-05</text:p>
          </table:table-cell>
          <table:table-cell office:value-type="float" office:value="0.0001281348" calcext:value-type="float">
            <text:p>0.0001281348</text:p>
          </table:table-cell>
          <table:table-cell office:value-type="float" office:value="0.00006361407" calcext:value-type="float">
            <text:p>6.361407E-05</text:p>
          </table:table-cell>
          <table:table-cell office:value-type="float" office:value="0.000005863567" calcext:value-type="float">
            <text:p>5.863567E-06</text:p>
          </table:table-cell>
          <table:table-cell office:value-type="float" office:value="0.0002623099" calcext:value-type="float">
            <text:p>0.0002623099</text:p>
          </table:table-cell>
          <table:table-cell office:value-type="float" office:value="0.0005647598" calcext:value-type="float">
            <text:p>0.0005647598</text:p>
          </table:table-cell>
          <table:table-cell office:value-type="float" office:value="0.00008714223" calcext:value-type="float">
            <text:p>8.714223E-05</text:p>
          </table:table-cell>
          <table:table-cell office:value-type="float" office:value="0.0001018295" calcext:value-type="float">
            <text:p>0.0001018295</text:p>
          </table:table-cell>
          <table:table-cell office:value-type="float" office:value="0.0003398306" calcext:value-type="float">
            <text:p>0.0003398306</text:p>
          </table:table-cell>
          <table:table-cell office:value-type="float" office:value="0.0002112146" calcext:value-type="float">
            <text:p>0.0002112146</text:p>
          </table:table-cell>
          <table:table-cell office:value-type="float" office:value="0.0002567468" calcext:value-type="float">
            <text:p>0.0002567468</text:p>
          </table:table-cell>
          <table:table-cell office:value-type="float" office:value="0.00002116856" calcext:value-type="float">
            <text:p>2.116856E-05</text:p>
          </table:table-cell>
          <table:table-cell office:value-type="float" office:value="0.00004735977" calcext:value-type="float">
            <text:p>4.735977E-05</text:p>
          </table:table-cell>
          <table:table-cell office:value-type="float" office:value="0.00002950173" calcext:value-type="float">
            <text:p>2.950173E-05</text:p>
          </table:table-cell>
          <table:table-cell office:value-type="float" office:value="0.00006368838" calcext:value-type="float">
            <text:p>6.36883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266" calcext:value-type="float">
            <text:p>0.0164266</text:p>
          </table:table-cell>
        </table:table-row>
        <table:table-row table:style-name="ro1">
          <table:table-cell office:value-type="float" office:value="0.03706584" calcext:value-type="float">
            <text:p>0.03706584</text:p>
          </table:table-cell>
          <table:table-cell office:value-type="float" office:value="0.7739323" calcext:value-type="float">
            <text:p>0.7739323</text:p>
          </table:table-cell>
          <table:table-cell office:value-type="float" office:value="0.03706584" calcext:value-type="float">
            <text:p>0.03706584</text:p>
          </table:table-cell>
          <table:table-cell office:value-type="float" office:value="0.00001342107" calcext:value-type="float">
            <text:p>1.342107E-05</text:p>
          </table:table-cell>
          <table:table-cell office:value-type="float" office:value="0.000005269349" calcext:value-type="float">
            <text:p>5.269349E-06</text:p>
          </table:table-cell>
          <table:table-cell office:value-type="float" office:value="0.00009330624" calcext:value-type="float">
            <text:p>9.330624E-05</text:p>
          </table:table-cell>
          <table:table-cell office:value-type="float" office:value="0.00001875716" calcext:value-type="float">
            <text:p>1.875716E-05</text:p>
          </table:table-cell>
          <table:table-cell office:value-type="float" office:value="0.0001491904" calcext:value-type="float">
            <text:p>0.0001491904</text:p>
          </table:table-cell>
          <table:table-cell office:value-type="float" office:value="0.00006196412" calcext:value-type="float">
            <text:p>6.196412E-05</text:p>
          </table:table-cell>
          <table:table-cell office:value-type="float" office:value="0.00001044483" calcext:value-type="float">
            <text:p>1.044483E-05</text:p>
          </table:table-cell>
          <table:table-cell office:value-type="float" office:value="0.00002285038" calcext:value-type="float">
            <text:p>2.285038E-05</text:p>
          </table:table-cell>
          <table:table-cell office:value-type="float" office:value="0.00003827623" calcext:value-type="float">
            <text:p>3.827623E-05</text:p>
          </table:table-cell>
          <table:table-cell office:value-type="float" office:value="0.00006723152" calcext:value-type="float">
            <text:p>6.723152E-05</text:p>
          </table:table-cell>
          <table:table-cell office:value-type="float" office:value="0.00009172464" calcext:value-type="float">
            <text:p>9.172464E-05</text:p>
          </table:table-cell>
          <table:table-cell office:value-type="float" office:value="0.000004887013" calcext:value-type="float">
            <text:p>0.000004887</text:p>
          </table:table-cell>
          <table:table-cell office:value-type="float" office:value="0.00003580621" calcext:value-type="float">
            <text:p>3.580621E-05</text:p>
          </table:table-cell>
          <table:table-cell office:value-type="float" office:value="0.000007200997" calcext:value-type="float">
            <text:p>0.000007201</text:p>
          </table:table-cell>
          <table:table-cell office:value-type="float" office:value="0.0001909799" calcext:value-type="float">
            <text:p>0.0001909799</text:p>
          </table:table-cell>
          <table:table-cell office:value-type="float" office:value="0.0001243677" calcext:value-type="float">
            <text:p>0.0001243677</text:p>
          </table:table-cell>
          <table:table-cell office:value-type="float" office:value="0.000008371674" calcext:value-type="float">
            <text:p>8.371674E-06</text:p>
          </table:table-cell>
          <table:table-cell office:value-type="float" office:value="0.00008600065" calcext:value-type="float">
            <text:p>8.600065E-05</text:p>
          </table:table-cell>
          <table:table-cell office:value-type="float" office:value="0.0001041544" calcext:value-type="float">
            <text:p>0.0001041544</text:p>
          </table:table-cell>
          <table:table-cell office:value-type="float" office:value="0.00005122982" calcext:value-type="float">
            <text:p>5.122982E-05</text:p>
          </table:table-cell>
          <table:table-cell office:value-type="float" office:value="0.00002693969" calcext:value-type="float">
            <text:p>2.693969E-05</text:p>
          </table:table-cell>
          <table:table-cell office:value-type="float" office:value="0.00007920394" calcext:value-type="float">
            <text:p>7.920394E-05</text:p>
          </table:table-cell>
          <table:table-cell office:value-type="float" office:value="0.0002813427" calcext:value-type="float">
            <text:p>0.0002813427</text:p>
          </table:table-cell>
          <table:table-cell office:value-type="float" office:value="0.00001488473" calcext:value-type="float">
            <text:p>1.488473E-05</text:p>
          </table:table-cell>
          <table:table-cell office:value-type="float" office:value="0.0000103558" calcext:value-type="float">
            <text:p>1.03558E-05</text:p>
          </table:table-cell>
          <table:table-cell office:value-type="float" office:value="0.00000460699" calcext:value-type="float">
            <text:p>0.000004607</text:p>
          </table:table-cell>
          <table:table-cell office:value-type="float" office:value="0.000006500321" calcext:value-type="float">
            <text:p>6.500321E-06</text:p>
          </table:table-cell>
          <table:table-cell office:value-type="float" office:value="0.00004226892" calcext:value-type="float">
            <text:p>4.226892E-05</text:p>
          </table:table-cell>
          <table:table-cell office:value-type="float" office:value="0.0001485518" calcext:value-type="float">
            <text:p>0.000148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9595" calcext:value-type="float">
            <text:p>0.01559595</text:p>
          </table:table-cell>
        </table:table-row>
        <table:table-row table:style-name="ro1">
          <table:table-cell office:value-type="float" office:value="0.4459025" calcext:value-type="float">
            <text:p>0.4459025</text:p>
          </table:table-cell>
          <table:table-cell office:value-type="float" office:value="-0.1089041" calcext:value-type="float">
            <text:p>-0.1089041</text:p>
          </table:table-cell>
          <table:table-cell office:value-type="float" office:value="0.4459025" calcext:value-type="float">
            <text:p>0.4459025</text:p>
          </table:table-cell>
          <table:table-cell office:value-type="float" office:value="0.00004220714" calcext:value-type="float">
            <text:p>4.220714E-05</text:p>
          </table:table-cell>
          <table:table-cell office:value-type="float" office:value="0.000009307138" calcext:value-type="float">
            <text:p>9.307138E-06</text:p>
          </table:table-cell>
          <table:table-cell office:value-type="float" office:value="0.0003050767" calcext:value-type="float">
            <text:p>0.0003050767</text:p>
          </table:table-cell>
          <table:table-cell office:value-type="float" office:value="0.00008884578" calcext:value-type="float">
            <text:p>8.884578E-05</text:p>
          </table:table-cell>
          <table:table-cell office:value-type="float" office:value="0.0001982518" calcext:value-type="float">
            <text:p>0.0001982518</text:p>
          </table:table-cell>
          <table:table-cell office:value-type="float" office:value="0.0001371697" calcext:value-type="float">
            <text:p>0.0001371697</text:p>
          </table:table-cell>
          <table:table-cell office:value-type="float" office:value="0.00003147036" calcext:value-type="float">
            <text:p>3.147036E-05</text:p>
          </table:table-cell>
          <table:table-cell office:value-type="float" office:value="0.0006310525" calcext:value-type="float">
            <text:p>0.0006310525</text:p>
          </table:table-cell>
          <table:table-cell office:value-type="float" office:value="0.00008846479" calcext:value-type="float">
            <text:p>8.846479E-05</text:p>
          </table:table-cell>
          <table:table-cell office:value-type="float" office:value="0.0003173732" calcext:value-type="float">
            <text:p>0.0003173732</text:p>
          </table:table-cell>
          <table:table-cell office:value-type="float" office:value="0.0002410302" calcext:value-type="float">
            <text:p>0.0002410302</text:p>
          </table:table-cell>
          <table:table-cell office:value-type="float" office:value="0.0000343711" calcext:value-type="float">
            <text:p>3.43711E-05</text:p>
          </table:table-cell>
          <table:table-cell office:value-type="float" office:value="0.000003121141" calcext:value-type="float">
            <text:p>3.121141E-06</text:p>
          </table:table-cell>
          <table:table-cell office:value-type="float" office:value="0.0001894561" calcext:value-type="float">
            <text:p>0.0001894561</text:p>
          </table:table-cell>
          <table:table-cell office:value-type="float" office:value="0.0007024744" calcext:value-type="float">
            <text:p>0.0007024744</text:p>
          </table:table-cell>
          <table:table-cell office:value-type="float" office:value="0.0001332472" calcext:value-type="float">
            <text:p>0.0001332472</text:p>
          </table:table-cell>
          <table:table-cell office:value-type="float" office:value="0.0000252306" calcext:value-type="float">
            <text:p>2.52306E-05</text:p>
          </table:table-cell>
          <table:table-cell office:value-type="float" office:value="0.0003874966" calcext:value-type="float">
            <text:p>0.0003874966</text:p>
          </table:table-cell>
          <table:table-cell office:value-type="float" office:value="0.0006130811" calcext:value-type="float">
            <text:p>0.0006130811</text:p>
          </table:table-cell>
          <table:table-cell office:value-type="float" office:value="0.00004593359" calcext:value-type="float">
            <text:p>4.593359E-05</text:p>
          </table:table-cell>
          <table:table-cell office:value-type="float" office:value="0.00003970047" calcext:value-type="float">
            <text:p>3.970047E-05</text:p>
          </table:table-cell>
          <table:table-cell office:value-type="float" office:value="0.000008567022" calcext:value-type="float">
            <text:p>0.000008567</text:p>
          </table:table-cell>
          <table:table-cell office:value-type="float" office:value="0.0001546268" calcext:value-type="float">
            <text:p>0.0001546268</text:p>
          </table:table-cell>
          <table:table-cell office:value-type="float" office:value="0.000164401" calcext:value-type="float">
            <text:p>0.000164401</text:p>
          </table:table-cell>
          <table:table-cell office:value-type="float" office:value="0.00004408781" calcext:value-type="float">
            <text:p>4.408781E-05</text:p>
          </table:table-cell>
          <table:table-cell office:value-type="float" office:value="0.00006542637" calcext:value-type="float">
            <text:p>6.542637E-05</text:p>
          </table:table-cell>
          <table:table-cell office:value-type="float" office:value="0.0002608908" calcext:value-type="float">
            <text:p>0.0002608908</text:p>
          </table:table-cell>
          <table:table-cell office:value-type="float" office:value="0.0001922412" calcext:value-type="float">
            <text:p>0.0001922412</text:p>
          </table:table-cell>
          <table:table-cell office:value-type="float" office:value="0.00001291136" calcext:value-type="float">
            <text:p>1.29113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49521" calcext:value-type="float">
            <text:p>0.01549521</text:p>
          </table:table-cell>
        </table:table-row>
        <table:table-row table:style-name="ro1">
          <table:table-cell office:value-type="float" office:value="0.1996283" calcext:value-type="float">
            <text:p>0.1996283</text:p>
          </table:table-cell>
          <table:table-cell office:value-type="float" office:value="0.5562346" calcext:value-type="float">
            <text:p>0.5562346</text:p>
          </table:table-cell>
          <table:table-cell office:value-type="float" office:value="0.1996283" calcext:value-type="float">
            <text:p>0.1996283</text:p>
          </table:table-cell>
          <table:table-cell office:value-type="float" office:value="0.0000003995228" calcext:value-type="float">
            <text:p>3.995228E-07</text:p>
          </table:table-cell>
          <table:table-cell office:value-type="float" office:value="0.00003702323" calcext:value-type="float">
            <text:p>3.702323E-05</text:p>
          </table:table-cell>
          <table:table-cell office:value-type="float" office:value="0.00006727871" calcext:value-type="float">
            <text:p>6.727871E-05</text:p>
          </table:table-cell>
          <table:table-cell office:value-type="float" office:value="0.00002877336" calcext:value-type="float">
            <text:p>2.877336E-05</text:p>
          </table:table-cell>
          <table:table-cell office:value-type="float" office:value="0.00005471224" calcext:value-type="float">
            <text:p>5.471224E-05</text:p>
          </table:table-cell>
          <table:table-cell office:value-type="float" office:value="0.00000354734" calcext:value-type="float">
            <text:p>3.54734E-06</text:p>
          </table:table-cell>
          <table:table-cell office:value-type="float" office:value="0.0003549322" calcext:value-type="float">
            <text:p>0.0003549322</text:p>
          </table:table-cell>
          <table:table-cell office:value-type="float" office:value="0.00001249855" calcext:value-type="float">
            <text:p>1.249855E-05</text:p>
          </table:table-cell>
          <table:table-cell office:value-type="float" office:value="0.0001005787" calcext:value-type="float">
            <text:p>0.0001005787</text:p>
          </table:table-cell>
          <table:table-cell office:value-type="float" office:value="0.00009739918" calcext:value-type="float">
            <text:p>9.739918E-05</text:p>
          </table:table-cell>
          <table:table-cell office:value-type="float" office:value="0.00005357725" calcext:value-type="float">
            <text:p>5.357725E-05</text:p>
          </table:table-cell>
          <table:table-cell office:value-type="float" office:value="0.00002840906" calcext:value-type="float">
            <text:p>2.840906E-05</text:p>
          </table:table-cell>
          <table:table-cell office:value-type="float" office:value="0.0000008679766" calcext:value-type="float">
            <text:p>0.000000868</text:p>
          </table:table-cell>
          <table:table-cell office:value-type="float" office:value="0.0003704255" calcext:value-type="float">
            <text:p>0.0003704255</text:p>
          </table:table-cell>
          <table:table-cell office:value-type="float" office:value="0.000250273" calcext:value-type="float">
            <text:p>0.000250273</text:p>
          </table:table-cell>
          <table:table-cell office:value-type="float" office:value="0.00016241" calcext:value-type="float">
            <text:p>0.00016241</text:p>
          </table:table-cell>
          <table:table-cell office:value-type="float" office:value="0.000005088776" calcext:value-type="float">
            <text:p>5.088776E-06</text:p>
          </table:table-cell>
          <table:table-cell office:value-type="float" office:value="0.00009373823" calcext:value-type="float">
            <text:p>9.373823E-05</text:p>
          </table:table-cell>
          <table:table-cell office:value-type="float" office:value="0.0001573883" calcext:value-type="float">
            <text:p>0.0001573883</text:p>
          </table:table-cell>
          <table:table-cell office:value-type="float" office:value="0.0003009138" calcext:value-type="float">
            <text:p>0.0003009138</text:p>
          </table:table-cell>
          <table:table-cell office:value-type="float" office:value="0.00004144312" calcext:value-type="float">
            <text:p>4.144312E-05</text:p>
          </table:table-cell>
          <table:table-cell office:value-type="float" office:value="0.00002636768" calcext:value-type="float">
            <text:p>2.636768E-05</text:p>
          </table:table-cell>
          <table:table-cell office:value-type="float" office:value="0.0001526553" calcext:value-type="float">
            <text:p>0.0001526553</text:p>
          </table:table-cell>
          <table:table-cell office:value-type="float" office:value="0.0002643249" calcext:value-type="float">
            <text:p>0.0002643249</text:p>
          </table:table-cell>
          <table:table-cell office:value-type="float" office:value="0.000008375654" calcext:value-type="float">
            <text:p>8.375654E-06</text:p>
          </table:table-cell>
          <table:table-cell office:value-type="float" office:value="0.00002921813" calcext:value-type="float">
            <text:p>2.921813E-05</text:p>
          </table:table-cell>
          <table:table-cell office:value-type="float" office:value="0.00000343025" calcext:value-type="float">
            <text:p>3.43025E-06</text:p>
          </table:table-cell>
          <table:table-cell office:value-type="float" office:value="0.00004589147" calcext:value-type="float">
            <text:p>4.589147E-05</text:p>
          </table:table-cell>
          <table:table-cell office:value-type="float" office:value="0.000158641" calcext:value-type="float">
            <text:p>0.000158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2495" calcext:value-type="float">
            <text:p>0.01492495</text:p>
          </table:table-cell>
        </table:table-row>
        <table:table-row table:style-name="ro1">
          <table:table-cell office:value-type="float" office:value="0.8252677" calcext:value-type="float">
            <text:p>0.8252677</text:p>
          </table:table-cell>
          <table:table-cell office:value-type="float" office:value="-0.494524" calcext:value-type="float">
            <text:p>-0.494524</text:p>
          </table:table-cell>
          <table:table-cell office:value-type="float" office:value="0.8252677" calcext:value-type="float">
            <text:p>0.8252677</text:p>
          </table:table-cell>
          <table:table-cell office:value-type="float" office:value="0.00007916876" calcext:value-type="float">
            <text:p>7.916876E-05</text:p>
          </table:table-cell>
          <table:table-cell office:value-type="float" office:value="0.009547178" calcext:value-type="float">
            <text:p>0.009547178</text:p>
          </table:table-cell>
          <table:table-cell office:value-type="float" office:value="0.00009403349" calcext:value-type="float">
            <text:p>9.403349E-05</text:p>
          </table:table-cell>
          <table:table-cell office:value-type="float" office:value="0.00004072348" calcext:value-type="float">
            <text:p>4.072348E-05</text:p>
          </table:table-cell>
          <table:table-cell office:value-type="float" office:value="0.000007602413" calcext:value-type="float">
            <text:p>7.602413E-06</text:p>
          </table:table-cell>
          <table:table-cell office:value-type="float" office:value="0.000009746622" calcext:value-type="float">
            <text:p>9.746622E-06</text:p>
          </table:table-cell>
          <table:table-cell office:value-type="float" office:value="0.000238024" calcext:value-type="float">
            <text:p>0.000238024</text:p>
          </table:table-cell>
          <table:table-cell office:value-type="float" office:value="0.0003705385" calcext:value-type="float">
            <text:p>0.0003705385</text:p>
          </table:table-cell>
          <table:table-cell office:value-type="float" office:value="0.0000208793" calcext:value-type="float">
            <text:p>2.08793E-05</text:p>
          </table:table-cell>
          <table:table-cell office:value-type="float" office:value="0.00007469593" calcext:value-type="float">
            <text:p>7.469593E-05</text:p>
          </table:table-cell>
          <table:table-cell office:value-type="float" office:value="0.00006109795" calcext:value-type="float">
            <text:p>0.000061098</text:p>
          </table:table-cell>
          <table:table-cell office:value-type="float" office:value="0.00001262706" calcext:value-type="float">
            <text:p>1.262706E-05</text:p>
          </table:table-cell>
          <table:table-cell office:value-type="float" office:value="0.0001790677" calcext:value-type="float">
            <text:p>0.0001790677</text:p>
          </table:table-cell>
          <table:table-cell office:value-type="float" office:value="0.0001035617" calcext:value-type="float">
            <text:p>0.0001035617</text:p>
          </table:table-cell>
          <table:table-cell office:value-type="float" office:value="0.0001504319" calcext:value-type="float">
            <text:p>0.0001504319</text:p>
          </table:table-cell>
          <table:table-cell office:value-type="float" office:value="0.0002567356" calcext:value-type="float">
            <text:p>0.0002567356</text:p>
          </table:table-cell>
          <table:table-cell office:value-type="float" office:value="0.0000005517134" calcext:value-type="float">
            <text:p>5.517134E-07</text:p>
          </table:table-cell>
          <table:table-cell office:value-type="float" office:value="0.00005126664" calcext:value-type="float">
            <text:p>5.126664E-05</text:p>
          </table:table-cell>
          <table:table-cell office:value-type="float" office:value="0.0004722296" calcext:value-type="float">
            <text:p>0.0004722296</text:p>
          </table:table-cell>
          <table:table-cell office:value-type="float" office:value="0.0001546798" calcext:value-type="float">
            <text:p>0.0001546798</text:p>
          </table:table-cell>
          <table:table-cell office:value-type="float" office:value="0.00003989496" calcext:value-type="float">
            <text:p>0.000039895</text:p>
          </table:table-cell>
          <table:table-cell office:value-type="float" office:value="0.00007356882" calcext:value-type="float">
            <text:p>7.356882E-05</text:p>
          </table:table-cell>
          <table:table-cell office:value-type="float" office:value="0.0001255377" calcext:value-type="float">
            <text:p>0.0001255377</text:p>
          </table:table-cell>
          <table:table-cell office:value-type="float" office:value="0.0002860991" calcext:value-type="float">
            <text:p>0.0002860991</text:p>
          </table:table-cell>
          <table:table-cell office:value-type="float" office:value="0.001117412" calcext:value-type="float">
            <text:p>0.001117412</text:p>
          </table:table-cell>
          <table:table-cell office:value-type="float" office:value="0.000006281918" calcext:value-type="float">
            <text:p>6.281918E-06</text:p>
          </table:table-cell>
          <table:table-cell office:value-type="float" office:value="0.00002367438" calcext:value-type="float">
            <text:p>2.367438E-05</text:p>
          </table:table-cell>
          <table:table-cell office:value-type="float" office:value="0.00007632265" calcext:value-type="float">
            <text:p>7.632265E-05</text:p>
          </table:table-cell>
          <table:table-cell office:value-type="float" office:value="0.0002355573" calcext:value-type="float">
            <text:p>0.0002355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89939" calcext:value-type="float">
            <text:p>0.01489939</text:p>
          </table:table-cell>
        </table:table-row>
        <table:table-row table:style-name="ro1">
          <table:table-cell office:value-type="float" office:value="0.01483208" calcext:value-type="float">
            <text:p>0.01483208</text:p>
          </table:table-cell>
          <table:table-cell office:value-type="float" office:value="0.8726505" calcext:value-type="float">
            <text:p>0.8726505</text:p>
          </table:table-cell>
          <table:table-cell office:value-type="float" office:value="0.01483208" calcext:value-type="float">
            <text:p>0.01483208</text:p>
          </table:table-cell>
          <table:table-cell office:value-type="float" office:value="0.0001492053" calcext:value-type="float">
            <text:p>0.0001492053</text:p>
          </table:table-cell>
          <table:table-cell office:value-type="float" office:value="0.00001014164" calcext:value-type="float">
            <text:p>1.014164E-05</text:p>
          </table:table-cell>
          <table:table-cell office:value-type="float" office:value="0.00006993306" calcext:value-type="float">
            <text:p>6.993306E-05</text:p>
          </table:table-cell>
          <table:table-cell office:value-type="float" office:value="0.000009794688" calcext:value-type="float">
            <text:p>9.794688E-06</text:p>
          </table:table-cell>
          <table:table-cell office:value-type="float" office:value="0.00008201073" calcext:value-type="float">
            <text:p>8.201073E-05</text:p>
          </table:table-cell>
          <table:table-cell office:value-type="float" office:value="0.00001028714" calcext:value-type="float">
            <text:p>1.028714E-05</text:p>
          </table:table-cell>
          <table:table-cell office:value-type="float" office:value="0.00007370529" calcext:value-type="float">
            <text:p>7.370529E-05</text:p>
          </table:table-cell>
          <table:table-cell office:value-type="float" office:value="0.00001518359" calcext:value-type="float">
            <text:p>1.518359E-05</text:p>
          </table:table-cell>
          <table:table-cell office:value-type="float" office:value="0.00007362863" calcext:value-type="float">
            <text:p>7.362863E-05</text:p>
          </table:table-cell>
          <table:table-cell office:value-type="float" office:value="0.0002811375" calcext:value-type="float">
            <text:p>0.0002811375</text:p>
          </table:table-cell>
          <table:table-cell office:value-type="float" office:value="0.0001263769" calcext:value-type="float">
            <text:p>0.0001263769</text:p>
          </table:table-cell>
          <table:table-cell office:value-type="float" office:value="0.00006510071" calcext:value-type="float">
            <text:p>6.510071E-05</text:p>
          </table:table-cell>
          <table:table-cell office:value-type="float" office:value="0.00006264308" calcext:value-type="float">
            <text:p>6.264308E-05</text:p>
          </table:table-cell>
          <table:table-cell office:value-type="float" office:value="0.000005768508" calcext:value-type="float">
            <text:p>5.768508E-06</text:p>
          </table:table-cell>
          <table:table-cell office:value-type="float" office:value="0.00002219865" calcext:value-type="float">
            <text:p>2.219865E-05</text:p>
          </table:table-cell>
          <table:table-cell office:value-type="float" office:value="0.0002361534" calcext:value-type="float">
            <text:p>0.0002361534</text:p>
          </table:table-cell>
          <table:table-cell office:value-type="float" office:value="0.00001944366" calcext:value-type="float">
            <text:p>1.944366E-05</text:p>
          </table:table-cell>
          <table:table-cell office:value-type="float" office:value="0.000001757769" calcext:value-type="float">
            <text:p>1.757769E-06</text:p>
          </table:table-cell>
          <table:table-cell office:value-type="float" office:value="0.0002130106" calcext:value-type="float">
            <text:p>0.0002130106</text:p>
          </table:table-cell>
          <table:table-cell office:value-type="float" office:value="0.0004052933" calcext:value-type="float">
            <text:p>0.0004052933</text:p>
          </table:table-cell>
          <table:table-cell office:value-type="float" office:value="0.0003714454" calcext:value-type="float">
            <text:p>0.0003714454</text:p>
          </table:table-cell>
          <table:table-cell office:value-type="float" office:value="0.0002019159" calcext:value-type="float">
            <text:p>0.0002019159</text:p>
          </table:table-cell>
          <table:table-cell office:value-type="float" office:value="0.00009762064" calcext:value-type="float">
            <text:p>9.762064E-05</text:p>
          </table:table-cell>
          <table:table-cell office:value-type="float" office:value="0.0002081025" calcext:value-type="float">
            <text:p>0.0002081025</text:p>
          </table:table-cell>
          <table:table-cell office:value-type="float" office:value="0.00002855188" calcext:value-type="float">
            <text:p>2.855188E-05</text:p>
          </table:table-cell>
          <table:table-cell office:value-type="float" office:value="0.000008274204" calcext:value-type="float">
            <text:p>8.274204E-06</text:p>
          </table:table-cell>
          <table:table-cell office:value-type="float" office:value="0.00002067813" calcext:value-type="float">
            <text:p>2.067813E-05</text:p>
          </table:table-cell>
          <table:table-cell office:value-type="float" office:value="0.0005576119" calcext:value-type="float">
            <text:p>0.0005576119</text:p>
          </table:table-cell>
          <table:table-cell office:value-type="float" office:value="0.0003519409" calcext:value-type="float">
            <text:p>0.00035194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80384" calcext:value-type="float">
            <text:p>0.01480384</text:p>
          </table:table-cell>
        </table:table-row>
        <table:table-row table:style-name="ro1">
          <table:table-cell office:value-type="float" office:value="0.8273021" calcext:value-type="float">
            <text:p>0.8273021</text:p>
          </table:table-cell>
          <table:table-cell office:value-type="float" office:value="-0.5341628" calcext:value-type="float">
            <text:p>-0.5341628</text:p>
          </table:table-cell>
          <table:table-cell office:value-type="float" office:value="0.8273021" calcext:value-type="float">
            <text:p>0.8273021</text:p>
          </table:table-cell>
          <table:table-cell office:value-type="float" office:value="0.0001929069" calcext:value-type="float">
            <text:p>0.0001929069</text:p>
          </table:table-cell>
          <table:table-cell office:value-type="float" office:value="0.00003513573" calcext:value-type="float">
            <text:p>3.513573E-05</text:p>
          </table:table-cell>
          <table:table-cell office:value-type="float" office:value="0.00009136312" calcext:value-type="float">
            <text:p>9.136312E-05</text:p>
          </table:table-cell>
          <table:table-cell office:value-type="float" office:value="0.00004082792" calcext:value-type="float">
            <text:p>4.082792E-05</text:p>
          </table:table-cell>
          <table:table-cell office:value-type="float" office:value="0.000161131" calcext:value-type="float">
            <text:p>0.000161131</text:p>
          </table:table-cell>
          <table:table-cell office:value-type="float" office:value="0.000004377399" calcext:value-type="float">
            <text:p>4.377399E-06</text:p>
          </table:table-cell>
          <table:table-cell office:value-type="float" office:value="0.0003937465" calcext:value-type="float">
            <text:p>0.0003937465</text:p>
          </table:table-cell>
          <table:table-cell office:value-type="float" office:value="0.00000656737" calcext:value-type="float">
            <text:p>6.56737E-06</text:p>
          </table:table-cell>
          <table:table-cell office:value-type="float" office:value="0.000002850624" calcext:value-type="float">
            <text:p>2.850624E-06</text:p>
          </table:table-cell>
          <table:table-cell office:value-type="float" office:value="0.000001230843" calcext:value-type="float">
            <text:p>1.230843E-06</text:p>
          </table:table-cell>
          <table:table-cell office:value-type="float" office:value="0.00005495904" calcext:value-type="float">
            <text:p>0.000054959</text:p>
          </table:table-cell>
          <table:table-cell office:value-type="float" office:value="0.000005249103" calcext:value-type="float">
            <text:p>5.249103E-06</text:p>
          </table:table-cell>
          <table:table-cell office:value-type="float" office:value="0.000006802383" calcext:value-type="float">
            <text:p>6.802383E-06</text:p>
          </table:table-cell>
          <table:table-cell office:value-type="float" office:value="0.0001041138" calcext:value-type="float">
            <text:p>0.0001041138</text:p>
          </table:table-cell>
          <table:table-cell office:value-type="float" office:value="0.00001639287" calcext:value-type="float">
            <text:p>1.639287E-05</text:p>
          </table:table-cell>
          <table:table-cell office:value-type="float" office:value="0.0002780083" calcext:value-type="float">
            <text:p>0.0002780083</text:p>
          </table:table-cell>
          <table:table-cell office:value-type="float" office:value="0.00003162971" calcext:value-type="float">
            <text:p>3.162971E-05</text:p>
          </table:table-cell>
          <table:table-cell office:value-type="float" office:value="0.000003952423" calcext:value-type="float">
            <text:p>3.952423E-06</text:p>
          </table:table-cell>
          <table:table-cell office:value-type="float" office:value="0.00001944918" calcext:value-type="float">
            <text:p>1.944918E-05</text:p>
          </table:table-cell>
          <table:table-cell office:value-type="float" office:value="0.0001286646" calcext:value-type="float">
            <text:p>0.0001286646</text:p>
          </table:table-cell>
          <table:table-cell office:value-type="float" office:value="0.000004635511" calcext:value-type="float">
            <text:p>4.635511E-06</text:p>
          </table:table-cell>
          <table:table-cell office:value-type="float" office:value="0.0002995066" calcext:value-type="float">
            <text:p>0.0002995066</text:p>
          </table:table-cell>
          <table:table-cell office:value-type="float" office:value="0.0009253072" calcext:value-type="float">
            <text:p>0.0009253072</text:p>
          </table:table-cell>
          <table:table-cell office:value-type="float" office:value="0.002746109" calcext:value-type="float">
            <text:p>0.002746109</text:p>
          </table:table-cell>
          <table:table-cell office:value-type="float" office:value="0.001008016" calcext:value-type="float">
            <text:p>0.001008016</text:p>
          </table:table-cell>
          <table:table-cell office:value-type="float" office:value="0.000008041881" calcext:value-type="float">
            <text:p>8.041881E-06</text:p>
          </table:table-cell>
          <table:table-cell office:value-type="float" office:value="0.00002309936" calcext:value-type="float">
            <text:p>2.309936E-05</text:p>
          </table:table-cell>
          <table:table-cell office:value-type="float" office:value="0.00004102845" calcext:value-type="float">
            <text:p>4.102845E-05</text:p>
          </table:table-cell>
          <table:table-cell office:value-type="float" office:value="0.00004835797" calcext:value-type="float">
            <text:p>0.000048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62648" calcext:value-type="float">
            <text:p>0.01462648</text:p>
          </table:table-cell>
        </table:table-row>
        <table:table-row table:style-name="ro1">
          <table:table-cell office:value-type="float" office:value="0.4256913" calcext:value-type="float">
            <text:p>0.4256913</text:p>
          </table:table-cell>
          <table:table-cell office:value-type="float" office:value="0.0406341" calcext:value-type="float">
            <text:p>0.0406341</text:p>
          </table:table-cell>
          <table:table-cell office:value-type="float" office:value="0.4256913" calcext:value-type="float">
            <text:p>0.4256913</text:p>
          </table:table-cell>
          <table:table-cell office:value-type="float" office:value="0.0003387982" calcext:value-type="float">
            <text:p>0.0003387982</text:p>
          </table:table-cell>
          <table:table-cell office:value-type="float" office:value="0.0000156478" calcext:value-type="float">
            <text:p>1.56478E-05</text:p>
          </table:table-cell>
          <table:table-cell office:value-type="float" office:value="0.0000312032" calcext:value-type="float">
            <text:p>3.12032E-05</text:p>
          </table:table-cell>
          <table:table-cell office:value-type="float" office:value="0.00001942613" calcext:value-type="float">
            <text:p>1.942613E-05</text:p>
          </table:table-cell>
          <table:table-cell office:value-type="float" office:value="0.00005884431" calcext:value-type="float">
            <text:p>5.884431E-05</text:p>
          </table:table-cell>
          <table:table-cell office:value-type="float" office:value="0.000001969752" calcext:value-type="float">
            <text:p>1.969752E-06</text:p>
          </table:table-cell>
          <table:table-cell office:value-type="float" office:value="0.0000458211" calcext:value-type="float">
            <text:p>4.58211E-05</text:p>
          </table:table-cell>
          <table:table-cell office:value-type="float" office:value="0.00001763112" calcext:value-type="float">
            <text:p>1.763112E-05</text:p>
          </table:table-cell>
          <table:table-cell office:value-type="float" office:value="0.0000142553" calcext:value-type="float">
            <text:p>1.42553E-05</text:p>
          </table:table-cell>
          <table:table-cell office:value-type="float" office:value="0.0002635142" calcext:value-type="float">
            <text:p>0.0002635142</text:p>
          </table:table-cell>
          <table:table-cell office:value-type="float" office:value="0.000006894551" calcext:value-type="float">
            <text:p>6.894551E-06</text:p>
          </table:table-cell>
          <table:table-cell office:value-type="float" office:value="0.00001972178" calcext:value-type="float">
            <text:p>1.972178E-05</text:p>
          </table:table-cell>
          <table:table-cell office:value-type="float" office:value="0.00003214362" calcext:value-type="float">
            <text:p>3.214362E-05</text:p>
          </table:table-cell>
          <table:table-cell office:value-type="float" office:value="0.00004482645" calcext:value-type="float">
            <text:p>4.482645E-05</text:p>
          </table:table-cell>
          <table:table-cell office:value-type="float" office:value="0.0001631034" calcext:value-type="float">
            <text:p>0.0001631034</text:p>
          </table:table-cell>
          <table:table-cell office:value-type="float" office:value="0.0001262092" calcext:value-type="float">
            <text:p>0.0001262092</text:p>
          </table:table-cell>
          <table:table-cell office:value-type="float" office:value="0.000006417194" calcext:value-type="float">
            <text:p>6.417194E-06</text:p>
          </table:table-cell>
          <table:table-cell office:value-type="float" office:value="0.00001882765" calcext:value-type="float">
            <text:p>1.882765E-05</text:p>
          </table:table-cell>
          <table:table-cell office:value-type="float" office:value="0.0008018903" calcext:value-type="float">
            <text:p>0.0008018903</text:p>
          </table:table-cell>
          <table:table-cell office:value-type="float" office:value="0.0002024406" calcext:value-type="float">
            <text:p>0.0002024406</text:p>
          </table:table-cell>
          <table:table-cell office:value-type="float" office:value="0.000008592059" calcext:value-type="float">
            <text:p>8.592059E-06</text:p>
          </table:table-cell>
          <table:table-cell office:value-type="float" office:value="0.0000150046" calcext:value-type="float">
            <text:p>1.50046E-05</text:p>
          </table:table-cell>
          <table:table-cell office:value-type="float" office:value="0.00009744451" calcext:value-type="float">
            <text:p>9.744451E-05</text:p>
          </table:table-cell>
          <table:table-cell office:value-type="float" office:value="0.0002123536" calcext:value-type="float">
            <text:p>0.0002123536</text:p>
          </table:table-cell>
          <table:table-cell office:value-type="float" office:value="0.000005502187" calcext:value-type="float">
            <text:p>5.502187E-06</text:p>
          </table:table-cell>
          <table:table-cell office:value-type="float" office:value="0.0000180163" calcext:value-type="float">
            <text:p>1.80163E-05</text:p>
          </table:table-cell>
          <table:table-cell office:value-type="float" office:value="0.000002320263" calcext:value-type="float">
            <text:p>2.320263E-06</text:p>
          </table:table-cell>
          <table:table-cell office:value-type="float" office:value="0.00002222396" calcext:value-type="float">
            <text:p>0.000022224</text:p>
          </table:table-cell>
          <table:table-cell office:value-type="float" office:value="0.00006171959" calcext:value-type="float">
            <text:p>6.17195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9666" calcext:value-type="float">
            <text:p>0.01439666</text:p>
          </table:table-cell>
        </table:table-row>
        <table:table-row table:style-name="ro1">
          <table:table-cell office:value-type="float" office:value="0.8297091" calcext:value-type="float">
            <text:p>0.8297091</text:p>
          </table:table-cell>
          <table:table-cell office:value-type="float" office:value="-0.5774617" calcext:value-type="float">
            <text:p>-0.5774617</text:p>
          </table:table-cell>
          <table:table-cell office:value-type="float" office:value="0.8297091" calcext:value-type="float">
            <text:p>0.8297091</text:p>
          </table:table-cell>
          <table:table-cell office:value-type="float" office:value="0.0001926155" calcext:value-type="float">
            <text:p>0.0001926155</text:p>
          </table:table-cell>
          <table:table-cell office:value-type="float" office:value="0.00003793873" calcext:value-type="float">
            <text:p>3.793873E-05</text:p>
          </table:table-cell>
          <table:table-cell office:value-type="float" office:value="0.0000592165" calcext:value-type="float">
            <text:p>5.92165E-05</text:p>
          </table:table-cell>
          <table:table-cell office:value-type="float" office:value="0.00005395317" calcext:value-type="float">
            <text:p>5.395317E-05</text:p>
          </table:table-cell>
          <table:table-cell office:value-type="float" office:value="0.00006552712" calcext:value-type="float">
            <text:p>6.552712E-05</text:p>
          </table:table-cell>
          <table:table-cell office:value-type="float" office:value="0.00003588016" calcext:value-type="float">
            <text:p>3.588016E-05</text:p>
          </table:table-cell>
          <table:table-cell office:value-type="float" office:value="0.00004320951" calcext:value-type="float">
            <text:p>4.320951E-05</text:p>
          </table:table-cell>
          <table:table-cell office:value-type="float" office:value="0.000006482693" calcext:value-type="float">
            <text:p>6.482693E-06</text:p>
          </table:table-cell>
          <table:table-cell office:value-type="float" office:value="0.000002390168" calcext:value-type="float">
            <text:p>2.390168E-06</text:p>
          </table:table-cell>
          <table:table-cell office:value-type="float" office:value="0.00008212113" calcext:value-type="float">
            <text:p>8.212113E-05</text:p>
          </table:table-cell>
          <table:table-cell office:value-type="float" office:value="0.00001026261" calcext:value-type="float">
            <text:p>1.026261E-05</text:p>
          </table:table-cell>
          <table:table-cell office:value-type="float" office:value="0.00002801166" calcext:value-type="float">
            <text:p>2.801166E-05</text:p>
          </table:table-cell>
          <table:table-cell office:value-type="float" office:value="0.00002990284" calcext:value-type="float">
            <text:p>2.990284E-05</text:p>
          </table:table-cell>
          <table:table-cell office:value-type="float" office:value="0.0000383839" calcext:value-type="float">
            <text:p>3.83839E-05</text:p>
          </table:table-cell>
          <table:table-cell office:value-type="float" office:value="0.00002485956" calcext:value-type="float">
            <text:p>2.485956E-05</text:p>
          </table:table-cell>
          <table:table-cell office:value-type="float" office:value="0.00002599519" calcext:value-type="float">
            <text:p>2.599519E-05</text:p>
          </table:table-cell>
          <table:table-cell office:value-type="float" office:value="0.00001383974" calcext:value-type="float">
            <text:p>1.383974E-05</text:p>
          </table:table-cell>
          <table:table-cell office:value-type="float" office:value="0.000004291967" calcext:value-type="float">
            <text:p>0.000004292</text:p>
          </table:table-cell>
          <table:table-cell office:value-type="float" office:value="0.00002581783" calcext:value-type="float">
            <text:p>2.581783E-05</text:p>
          </table:table-cell>
          <table:table-cell office:value-type="float" office:value="0.0001157975" calcext:value-type="float">
            <text:p>0.0001157975</text:p>
          </table:table-cell>
          <table:table-cell office:value-type="float" office:value="0.000008091181" calcext:value-type="float">
            <text:p>8.091181E-06</text:p>
          </table:table-cell>
          <table:table-cell office:value-type="float" office:value="0.00000415311" calcext:value-type="float">
            <text:p>4.15311E-06</text:p>
          </table:table-cell>
          <table:table-cell office:value-type="float" office:value="0.000009120675" calcext:value-type="float">
            <text:p>9.120675E-06</text:p>
          </table:table-cell>
          <table:table-cell office:value-type="float" office:value="0.000009636394" calcext:value-type="float">
            <text:p>9.636394E-06</text:p>
          </table:table-cell>
          <table:table-cell office:value-type="float" office:value="0.00002510611" calcext:value-type="float">
            <text:p>2.510611E-05</text:p>
          </table:table-cell>
          <table:table-cell office:value-type="float" office:value="0.000005323678" calcext:value-type="float">
            <text:p>5.323678E-06</text:p>
          </table:table-cell>
          <table:table-cell office:value-type="float" office:value="0.00002403618" calcext:value-type="float">
            <text:p>2.403618E-05</text:p>
          </table:table-cell>
          <table:table-cell office:value-type="float" office:value="0.00004597286" calcext:value-type="float">
            <text:p>4.597286E-05</text:p>
          </table:table-cell>
          <table:table-cell office:value-type="float" office:value="0.00007246405" calcext:value-type="float">
            <text:p>7.24640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4069" calcext:value-type="float">
            <text:p>0.01434069</text:p>
          </table:table-cell>
        </table:table-row>
        <table:table-row table:style-name="ro1">
          <table:table-cell office:value-type="float" office:value="0.4377574" calcext:value-type="float">
            <text:p>0.4377574</text:p>
          </table:table-cell>
          <table:table-cell office:value-type="float" office:value="-0.06699549" calcext:value-type="float">
            <text:p>-0.06699549</text:p>
          </table:table-cell>
          <table:table-cell office:value-type="float" office:value="0.4377574" calcext:value-type="float">
            <text:p>0.4377574</text:p>
          </table:table-cell>
          <table:table-cell office:value-type="float" office:value="0.000004826547" calcext:value-type="float">
            <text:p>4.826547E-06</text:p>
          </table:table-cell>
          <table:table-cell office:value-type="float" office:value="0.00006251323" calcext:value-type="float">
            <text:p>6.251323E-05</text:p>
          </table:table-cell>
          <table:table-cell office:value-type="float" office:value="0.00002574898" calcext:value-type="float">
            <text:p>0.000025749</text:p>
          </table:table-cell>
          <table:table-cell office:value-type="float" office:value="0.000005373548" calcext:value-type="float">
            <text:p>5.373548E-06</text:p>
          </table:table-cell>
          <table:table-cell office:value-type="float" office:value="0.00008962141" calcext:value-type="float">
            <text:p>8.962141E-05</text:p>
          </table:table-cell>
          <table:table-cell office:value-type="float" office:value="0.0001443779" calcext:value-type="float">
            <text:p>0.0001443779</text:p>
          </table:table-cell>
          <table:table-cell office:value-type="float" office:value="0.00005956823" calcext:value-type="float">
            <text:p>5.956823E-05</text:p>
          </table:table-cell>
          <table:table-cell office:value-type="float" office:value="0.0001558437" calcext:value-type="float">
            <text:p>0.0001558437</text:p>
          </table:table-cell>
          <table:table-cell office:value-type="float" office:value="0.00001276104" calcext:value-type="float">
            <text:p>0.000012761</text:p>
          </table:table-cell>
          <table:table-cell office:value-type="float" office:value="0.00002685019" calcext:value-type="float">
            <text:p>2.685019E-05</text:p>
          </table:table-cell>
          <table:table-cell office:value-type="float" office:value="0.00008025504" calcext:value-type="float">
            <text:p>0.000080255</text:p>
          </table:table-cell>
          <table:table-cell office:value-type="float" office:value="0.000001596109" calcext:value-type="float">
            <text:p>1.596109E-06</text:p>
          </table:table-cell>
          <table:table-cell office:value-type="float" office:value="0.00002388803" calcext:value-type="float">
            <text:p>0.000023888</text:p>
          </table:table-cell>
          <table:table-cell office:value-type="float" office:value="0.00003436165" calcext:value-type="float">
            <text:p>3.436165E-05</text:p>
          </table:table-cell>
          <table:table-cell office:value-type="float" office:value="0.0000697208" calcext:value-type="float">
            <text:p>6.97208E-05</text:p>
          </table:table-cell>
          <table:table-cell office:value-type="float" office:value="0.00004127212" calcext:value-type="float">
            <text:p>4.127212E-05</text:p>
          </table:table-cell>
          <table:table-cell office:value-type="float" office:value="0.00003309837" calcext:value-type="float">
            <text:p>3.309837E-05</text:p>
          </table:table-cell>
          <table:table-cell office:value-type="float" office:value="0.00001206157" calcext:value-type="float">
            <text:p>1.206157E-05</text:p>
          </table:table-cell>
          <table:table-cell office:value-type="float" office:value="0.0003061456" calcext:value-type="float">
            <text:p>0.0003061456</text:p>
          </table:table-cell>
          <table:table-cell office:value-type="float" office:value="0.000004521788" calcext:value-type="float">
            <text:p>4.521788E-06</text:p>
          </table:table-cell>
          <table:table-cell office:value-type="float" office:value="0.000006947777" calcext:value-type="float">
            <text:p>6.947777E-06</text:p>
          </table:table-cell>
          <table:table-cell office:value-type="float" office:value="0.00007401764" calcext:value-type="float">
            <text:p>7.401764E-05</text:p>
          </table:table-cell>
          <table:table-cell office:value-type="float" office:value="0.0001377772" calcext:value-type="float">
            <text:p>0.0001377772</text:p>
          </table:table-cell>
          <table:table-cell office:value-type="float" office:value="0.00006972168" calcext:value-type="float">
            <text:p>6.972168E-05</text:p>
          </table:table-cell>
          <table:table-cell office:value-type="float" office:value="0.000002296152" calcext:value-type="float">
            <text:p>2.296152E-06</text:p>
          </table:table-cell>
          <table:table-cell office:value-type="float" office:value="0.00003523235" calcext:value-type="float">
            <text:p>3.523235E-05</text:p>
          </table:table-cell>
          <table:table-cell office:value-type="float" office:value="0.00004588133" calcext:value-type="float">
            <text:p>4.588133E-05</text:p>
          </table:table-cell>
          <table:table-cell office:value-type="float" office:value="0.000009547214" calcext:value-type="float">
            <text:p>9.547214E-06</text:p>
          </table:table-cell>
          <table:table-cell office:value-type="float" office:value="0.0004149789" calcext:value-type="float">
            <text:p>0.0004149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3638" calcext:value-type="float">
            <text:p>0.01433638</text:p>
          </table:table-cell>
        </table:table-row>
        <table:table-row table:style-name="ro1">
          <table:table-cell office:value-type="float" office:value="0.01105626" calcext:value-type="float">
            <text:p>0.01105626</text:p>
          </table:table-cell>
          <table:table-cell office:value-type="float" office:value="0.8917246" calcext:value-type="float">
            <text:p>0.8917246</text:p>
          </table:table-cell>
          <table:table-cell office:value-type="float" office:value="0.01105626" calcext:value-type="float">
            <text:p>0.01105626</text:p>
          </table:table-cell>
          <table:table-cell office:value-type="float" office:value="0.00003285047" calcext:value-type="float">
            <text:p>3.285047E-05</text:p>
          </table:table-cell>
          <table:table-cell office:value-type="float" office:value="0.000008769628" calcext:value-type="float">
            <text:p>8.769628E-06</text:p>
          </table:table-cell>
          <table:table-cell office:value-type="float" office:value="0.00007867156" calcext:value-type="float">
            <text:p>7.867156E-05</text:p>
          </table:table-cell>
          <table:table-cell office:value-type="float" office:value="0.000006085945" calcext:value-type="float">
            <text:p>6.085945E-06</text:p>
          </table:table-cell>
          <table:table-cell office:value-type="float" office:value="0.00006761739" calcext:value-type="float">
            <text:p>6.761739E-05</text:p>
          </table:table-cell>
          <table:table-cell office:value-type="float" office:value="0.00001165656" calcext:value-type="float">
            <text:p>1.165656E-05</text:p>
          </table:table-cell>
          <table:table-cell office:value-type="float" office:value="0.00001949513" calcext:value-type="float">
            <text:p>1.949513E-05</text:p>
          </table:table-cell>
          <table:table-cell office:value-type="float" office:value="0.000003770613" calcext:value-type="float">
            <text:p>3.770613E-06</text:p>
          </table:table-cell>
          <table:table-cell office:value-type="float" office:value="0.00002046911" calcext:value-type="float">
            <text:p>2.046911E-05</text:p>
          </table:table-cell>
          <table:table-cell office:value-type="float" office:value="0.0009264791" calcext:value-type="float">
            <text:p>0.0009264791</text:p>
          </table:table-cell>
          <table:table-cell office:value-type="float" office:value="0.00002702587" calcext:value-type="float">
            <text:p>2.702587E-05</text:p>
          </table:table-cell>
          <table:table-cell office:value-type="float" office:value="0.000002480097" calcext:value-type="float">
            <text:p>2.480097E-06</text:p>
          </table:table-cell>
          <table:table-cell office:value-type="float" office:value="0.00002573026" calcext:value-type="float">
            <text:p>2.573026E-05</text:p>
          </table:table-cell>
          <table:table-cell office:value-type="float" office:value="0.00002901181" calcext:value-type="float">
            <text:p>2.901181E-05</text:p>
          </table:table-cell>
          <table:table-cell office:value-type="float" office:value="0.0002548517" calcext:value-type="float">
            <text:p>0.0002548517</text:p>
          </table:table-cell>
          <table:table-cell office:value-type="float" office:value="0.00006330484" calcext:value-type="float">
            <text:p>6.330484E-05</text:p>
          </table:table-cell>
          <table:table-cell office:value-type="float" office:value="0.000008090903" calcext:value-type="float">
            <text:p>8.090903E-06</text:p>
          </table:table-cell>
          <table:table-cell office:value-type="float" office:value="0.000001422332" calcext:value-type="float">
            <text:p>1.422332E-06</text:p>
          </table:table-cell>
          <table:table-cell office:value-type="float" office:value="0.00009315095" calcext:value-type="float">
            <text:p>0.000093151</text:p>
          </table:table-cell>
          <table:table-cell office:value-type="float" office:value="0.00001335492" calcext:value-type="float">
            <text:p>1.335492E-05</text:p>
          </table:table-cell>
          <table:table-cell office:value-type="float" office:value="0.00001387944" calcext:value-type="float">
            <text:p>1.387944E-05</text:p>
          </table:table-cell>
          <table:table-cell office:value-type="float" office:value="0.0000001685614" calcext:value-type="float">
            <text:p>1.685614E-07</text:p>
          </table:table-cell>
          <table:table-cell office:value-type="float" office:value="0.00005934224" calcext:value-type="float">
            <text:p>5.934224E-05</text:p>
          </table:table-cell>
          <table:table-cell office:value-type="float" office:value="0.0003027756" calcext:value-type="float">
            <text:p>0.0003027756</text:p>
          </table:table-cell>
          <table:table-cell office:value-type="float" office:value="0.000008130827" calcext:value-type="float">
            <text:p>8.130827E-06</text:p>
          </table:table-cell>
          <table:table-cell office:value-type="float" office:value="0.000002848869" calcext:value-type="float">
            <text:p>2.848869E-06</text:p>
          </table:table-cell>
          <table:table-cell office:value-type="float" office:value="0.00000794536" calcext:value-type="float">
            <text:p>7.94536E-06</text:p>
          </table:table-cell>
          <table:table-cell office:value-type="float" office:value="0.00001590985" calcext:value-type="float">
            <text:p>1.590985E-05</text:p>
          </table:table-cell>
          <table:table-cell office:value-type="float" office:value="0.00006066908" calcext:value-type="float">
            <text:p>6.0669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25975" calcext:value-type="float">
            <text:p>0.01425975</text:p>
          </table:table-cell>
        </table:table-row>
        <table:table-row table:style-name="ro1">
          <table:table-cell office:value-type="float" office:value="0.646951" calcext:value-type="float">
            <text:p>0.646951</text:p>
          </table:table-cell>
          <table:table-cell office:value-type="float" office:value="-0.447983" calcext:value-type="float">
            <text:p>-0.447983</text:p>
          </table:table-cell>
          <table:table-cell office:value-type="float" office:value="0.646951" calcext:value-type="float">
            <text:p>0.646951</text:p>
          </table:table-cell>
          <table:table-cell office:value-type="float" office:value="0.00005164502" calcext:value-type="float">
            <text:p>0.000051645</text:p>
          </table:table-cell>
          <table:table-cell office:value-type="float" office:value="0.00001809643" calcext:value-type="float">
            <text:p>1.809643E-05</text:p>
          </table:table-cell>
          <table:table-cell office:value-type="float" office:value="0.00002286355" calcext:value-type="float">
            <text:p>2.286355E-05</text:p>
          </table:table-cell>
          <table:table-cell office:value-type="float" office:value="0.00003694131" calcext:value-type="float">
            <text:p>3.694131E-05</text:p>
          </table:table-cell>
          <table:table-cell office:value-type="float" office:value="0.0001087425" calcext:value-type="float">
            <text:p>0.0001087425</text:p>
          </table:table-cell>
          <table:table-cell office:value-type="float" office:value="0.00002256171" calcext:value-type="float">
            <text:p>2.256171E-05</text:p>
          </table:table-cell>
          <table:table-cell office:value-type="float" office:value="0.000211617" calcext:value-type="float">
            <text:p>0.000211617</text:p>
          </table:table-cell>
          <table:table-cell office:value-type="float" office:value="0.000007247314" calcext:value-type="float">
            <text:p>7.247314E-06</text:p>
          </table:table-cell>
          <table:table-cell office:value-type="float" office:value="0.00003025147" calcext:value-type="float">
            <text:p>3.025147E-05</text:p>
          </table:table-cell>
          <table:table-cell office:value-type="float" office:value="0.0001261074" calcext:value-type="float">
            <text:p>0.0001261074</text:p>
          </table:table-cell>
          <table:table-cell office:value-type="float" office:value="0.000123732" calcext:value-type="float">
            <text:p>0.000123732</text:p>
          </table:table-cell>
          <table:table-cell office:value-type="float" office:value="0.000006793606" calcext:value-type="float">
            <text:p>6.793606E-06</text:p>
          </table:table-cell>
          <table:table-cell office:value-type="float" office:value="0.0000004836511" calcext:value-type="float">
            <text:p>4.836511E-07</text:p>
          </table:table-cell>
          <table:table-cell office:value-type="float" office:value="0.00001419323" calcext:value-type="float">
            <text:p>1.419323E-05</text:p>
          </table:table-cell>
          <table:table-cell office:value-type="float" office:value="0.0001346824" calcext:value-type="float">
            <text:p>0.0001346824</text:p>
          </table:table-cell>
          <table:table-cell office:value-type="float" office:value="0.00003123263" calcext:value-type="float">
            <text:p>3.123263E-05</text:p>
          </table:table-cell>
          <table:table-cell office:value-type="float" office:value="0.00001037369" calcext:value-type="float">
            <text:p>1.037369E-05</text:p>
          </table:table-cell>
          <table:table-cell office:value-type="float" office:value="0.00002221076" calcext:value-type="float">
            <text:p>2.221076E-05</text:p>
          </table:table-cell>
          <table:table-cell office:value-type="float" office:value="0.00006730322" calcext:value-type="float">
            <text:p>6.730322E-05</text:p>
          </table:table-cell>
          <table:table-cell office:value-type="float" office:value="0.00001673792" calcext:value-type="float">
            <text:p>1.673792E-05</text:p>
          </table:table-cell>
          <table:table-cell office:value-type="float" office:value="0.00005883384" calcext:value-type="float">
            <text:p>5.883384E-05</text:p>
          </table:table-cell>
          <table:table-cell office:value-type="float" office:value="0.00007505442" calcext:value-type="float">
            <text:p>7.505442E-05</text:p>
          </table:table-cell>
          <table:table-cell office:value-type="float" office:value="0.00007381393" calcext:value-type="float">
            <text:p>7.381393E-05</text:p>
          </table:table-cell>
          <table:table-cell office:value-type="float" office:value="0.000227578" calcext:value-type="float">
            <text:p>0.000227578</text:p>
          </table:table-cell>
          <table:table-cell office:value-type="float" office:value="0.0001404152" calcext:value-type="float">
            <text:p>0.0001404152</text:p>
          </table:table-cell>
          <table:table-cell office:value-type="float" office:value="0.00003351166" calcext:value-type="float">
            <text:p>3.351166E-05</text:p>
          </table:table-cell>
          <table:table-cell office:value-type="float" office:value="0.00001430465" calcext:value-type="float">
            <text:p>1.430465E-05</text:p>
          </table:table-cell>
          <table:table-cell office:value-type="float" office:value="0.000113076" calcext:value-type="float">
            <text:p>0.000113076</text:p>
          </table:table-cell>
          <table:table-cell office:value-type="float" office:value="0.000004899677" calcext:value-type="float">
            <text:p>4.899677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20992" calcext:value-type="float">
            <text:p>0.01420992</text:p>
          </table:table-cell>
        </table:table-row>
        <table:table-row table:style-name="ro1">
          <table:table-cell office:value-type="float" office:value="0.8377691" calcext:value-type="float">
            <text:p>0.8377691</text:p>
          </table:table-cell>
          <table:table-cell office:value-type="float" office:value="-0.6914792" calcext:value-type="float">
            <text:p>-0.6914792</text:p>
          </table:table-cell>
          <table:table-cell office:value-type="float" office:value="0.8377691" calcext:value-type="float">
            <text:p>0.8377691</text:p>
          </table:table-cell>
          <table:table-cell office:value-type="float" office:value="0.00004219127" calcext:value-type="float">
            <text:p>4.219127E-05</text:p>
          </table:table-cell>
          <table:table-cell office:value-type="float" office:value="0.0002774768" calcext:value-type="float">
            <text:p>0.0002774768</text:p>
          </table:table-cell>
          <table:table-cell office:value-type="float" office:value="0.00005313808" calcext:value-type="float">
            <text:p>5.313808E-05</text:p>
          </table:table-cell>
          <table:table-cell office:value-type="float" office:value="0.00001427696" calcext:value-type="float">
            <text:p>0.000014277</text:p>
          </table:table-cell>
          <table:table-cell office:value-type="float" office:value="0.00005678418" calcext:value-type="float">
            <text:p>5.678418E-05</text:p>
          </table:table-cell>
          <table:table-cell office:value-type="float" office:value="0.0001134401" calcext:value-type="float">
            <text:p>0.0001134401</text:p>
          </table:table-cell>
          <table:table-cell office:value-type="float" office:value="0.0001695286" calcext:value-type="float">
            <text:p>0.0001695286</text:p>
          </table:table-cell>
          <table:table-cell office:value-type="float" office:value="0.0001030914" calcext:value-type="float">
            <text:p>0.0001030914</text:p>
          </table:table-cell>
          <table:table-cell office:value-type="float" office:value="0.00005844615" calcext:value-type="float">
            <text:p>5.844615E-05</text:p>
          </table:table-cell>
          <table:table-cell office:value-type="float" office:value="0.00006042495" calcext:value-type="float">
            <text:p>0.000060425</text:p>
          </table:table-cell>
          <table:table-cell office:value-type="float" office:value="0.0001999791" calcext:value-type="float">
            <text:p>0.0001999791</text:p>
          </table:table-cell>
          <table:table-cell office:value-type="float" office:value="0.000008030975" calcext:value-type="float">
            <text:p>0.000008031</text:p>
          </table:table-cell>
          <table:table-cell office:value-type="float" office:value="0.0001399119" calcext:value-type="float">
            <text:p>0.0001399119</text:p>
          </table:table-cell>
          <table:table-cell office:value-type="float" office:value="0.0001787792" calcext:value-type="float">
            <text:p>0.0001787792</text:p>
          </table:table-cell>
          <table:table-cell office:value-type="float" office:value="0.00002613097" calcext:value-type="float">
            <text:p>0.000026131</text:p>
          </table:table-cell>
          <table:table-cell office:value-type="float" office:value="0.0001397238" calcext:value-type="float">
            <text:p>0.0001397238</text:p>
          </table:table-cell>
          <table:table-cell office:value-type="float" office:value="0.000061688" calcext:value-type="float">
            <text:p>0.000061688</text:p>
          </table:table-cell>
          <table:table-cell office:value-type="float" office:value="0.0000003005969" calcext:value-type="float">
            <text:p>3.005969E-07</text:p>
          </table:table-cell>
          <table:table-cell office:value-type="float" office:value="0.0002499677" calcext:value-type="float">
            <text:p>0.0002499677</text:p>
          </table:table-cell>
          <table:table-cell office:value-type="float" office:value="0.0001674496" calcext:value-type="float">
            <text:p>0.0001674496</text:p>
          </table:table-cell>
          <table:table-cell office:value-type="float" office:value="0.00000681067" calcext:value-type="float">
            <text:p>6.81067E-06</text:p>
          </table:table-cell>
          <table:table-cell office:value-type="float" office:value="0.00003038247" calcext:value-type="float">
            <text:p>3.038247E-05</text:p>
          </table:table-cell>
          <table:table-cell office:value-type="float" office:value="0.0001665276" calcext:value-type="float">
            <text:p>0.0001665276</text:p>
          </table:table-cell>
          <table:table-cell office:value-type="float" office:value="0.0003340327" calcext:value-type="float">
            <text:p>0.0003340327</text:p>
          </table:table-cell>
          <table:table-cell office:value-type="float" office:value="0.000002342297" calcext:value-type="float">
            <text:p>2.342297E-06</text:p>
          </table:table-cell>
          <table:table-cell office:value-type="float" office:value="0.000003249147" calcext:value-type="float">
            <text:p>3.249147E-06</text:p>
          </table:table-cell>
          <table:table-cell office:value-type="float" office:value="0.000002841383" calcext:value-type="float">
            <text:p>2.841383E-06</text:p>
          </table:table-cell>
          <table:table-cell office:value-type="float" office:value="0.0001869792" calcext:value-type="float">
            <text:p>0.0001869792</text:p>
          </table:table-cell>
          <table:table-cell office:value-type="float" office:value="0.0001080192" calcext:value-type="float">
            <text:p>0.0001080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3788" calcext:value-type="float">
            <text:p>0.01403788</text:p>
          </table:table-cell>
        </table:table-row>
        <table:table-row table:style-name="ro1">
          <table:table-cell office:value-type="float" office:value="0.2092694" calcext:value-type="float">
            <text:p>0.2092694</text:p>
          </table:table-cell>
          <table:table-cell office:value-type="float" office:value="0.4835773" calcext:value-type="float">
            <text:p>0.4835773</text:p>
          </table:table-cell>
          <table:table-cell office:value-type="float" office:value="0.2092694" calcext:value-type="float">
            <text:p>0.2092694</text:p>
          </table:table-cell>
          <table:table-cell office:value-type="float" office:value="0.00004472781" calcext:value-type="float">
            <text:p>4.472781E-05</text:p>
          </table:table-cell>
          <table:table-cell office:value-type="float" office:value="0.0003240867" calcext:value-type="float">
            <text:p>0.0003240867</text:p>
          </table:table-cell>
          <table:table-cell office:value-type="float" office:value="0.00008278287" calcext:value-type="float">
            <text:p>8.278287E-05</text:p>
          </table:table-cell>
          <table:table-cell office:value-type="float" office:value="0.00004411719" calcext:value-type="float">
            <text:p>4.411719E-05</text:p>
          </table:table-cell>
          <table:table-cell office:value-type="float" office:value="0.00004519032" calcext:value-type="float">
            <text:p>4.519032E-05</text:p>
          </table:table-cell>
          <table:table-cell office:value-type="float" office:value="0.00001321322" calcext:value-type="float">
            <text:p>1.321322E-05</text:p>
          </table:table-cell>
          <table:table-cell office:value-type="float" office:value="0.0002864018" calcext:value-type="float">
            <text:p>0.0002864018</text:p>
          </table:table-cell>
          <table:table-cell office:value-type="float" office:value="0.00002654552" calcext:value-type="float">
            <text:p>2.654552E-05</text:p>
          </table:table-cell>
          <table:table-cell office:value-type="float" office:value="0.0000381002" calcext:value-type="float">
            <text:p>3.81002E-05</text:p>
          </table:table-cell>
          <table:table-cell office:value-type="float" office:value="0.0002690341" calcext:value-type="float">
            <text:p>0.0002690341</text:p>
          </table:table-cell>
          <table:table-cell office:value-type="float" office:value="0.00009873875" calcext:value-type="float">
            <text:p>9.873875E-05</text:p>
          </table:table-cell>
          <table:table-cell office:value-type="float" office:value="0.00001058635" calcext:value-type="float">
            <text:p>1.058635E-05</text:p>
          </table:table-cell>
          <table:table-cell office:value-type="float" office:value="0.00002968924" calcext:value-type="float">
            <text:p>2.968924E-05</text:p>
          </table:table-cell>
          <table:table-cell office:value-type="float" office:value="0.0000612291" calcext:value-type="float">
            <text:p>6.12291E-05</text:p>
          </table:table-cell>
          <table:table-cell office:value-type="float" office:value="0.0003264408" calcext:value-type="float">
            <text:p>0.0003264408</text:p>
          </table:table-cell>
          <table:table-cell office:value-type="float" office:value="0.0001691709" calcext:value-type="float">
            <text:p>0.0001691709</text:p>
          </table:table-cell>
          <table:table-cell office:value-type="float" office:value="0.00001163543" calcext:value-type="float">
            <text:p>1.163543E-05</text:p>
          </table:table-cell>
          <table:table-cell office:value-type="float" office:value="0.00008833828" calcext:value-type="float">
            <text:p>8.833828E-05</text:p>
          </table:table-cell>
          <table:table-cell office:value-type="float" office:value="0.000248786" calcext:value-type="float">
            <text:p>0.000248786</text:p>
          </table:table-cell>
          <table:table-cell office:value-type="float" office:value="0.0001174877" calcext:value-type="float">
            <text:p>0.0001174877</text:p>
          </table:table-cell>
          <table:table-cell office:value-type="float" office:value="0.0002082168" calcext:value-type="float">
            <text:p>0.0002082168</text:p>
          </table:table-cell>
          <table:table-cell office:value-type="float" office:value="0.0001167483" calcext:value-type="float">
            <text:p>0.0001167483</text:p>
          </table:table-cell>
          <table:table-cell office:value-type="float" office:value="0.00004261249" calcext:value-type="float">
            <text:p>4.261249E-05</text:p>
          </table:table-cell>
          <table:table-cell office:value-type="float" office:value="0.0001887243" calcext:value-type="float">
            <text:p>0.0001887243</text:p>
          </table:table-cell>
          <table:table-cell office:value-type="float" office:value="0.00002548389" calcext:value-type="float">
            <text:p>2.548389E-05</text:p>
          </table:table-cell>
          <table:table-cell office:value-type="float" office:value="0.001553225" calcext:value-type="float">
            <text:p>0.001553225</text:p>
          </table:table-cell>
          <table:table-cell office:value-type="float" office:value="0.000001693558" calcext:value-type="float">
            <text:p>1.693558E-06</text:p>
          </table:table-cell>
          <table:table-cell office:value-type="float" office:value="0.0000518555" calcext:value-type="float">
            <text:p>5.18555E-05</text:p>
          </table:table-cell>
          <table:table-cell office:value-type="float" office:value="0.0001523508" calcext:value-type="float">
            <text:p>0.0001523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2456" calcext:value-type="float">
            <text:p>0.01402456</text:p>
          </table:table-cell>
        </table:table-row>
        <table:table-row table:style-name="ro1">
          <table:table-cell office:value-type="float" office:value="0.4124481" calcext:value-type="float">
            <text:p>0.4124481</text:p>
          </table:table-cell>
          <table:table-cell office:value-type="float" office:value="0.2012133" calcext:value-type="float">
            <text:p>0.2012133</text:p>
          </table:table-cell>
          <table:table-cell office:value-type="float" office:value="0.4124481" calcext:value-type="float">
            <text:p>0.4124481</text:p>
          </table:table-cell>
          <table:table-cell office:value-type="float" office:value="0.00001342107" calcext:value-type="float">
            <text:p>1.342107E-05</text:p>
          </table:table-cell>
          <table:table-cell office:value-type="float" office:value="0.00003394071" calcext:value-type="float">
            <text:p>3.394071E-05</text:p>
          </table:table-cell>
          <table:table-cell office:value-type="float" office:value="0.000000681246" calcext:value-type="float">
            <text:p>6.81246E-07</text:p>
          </table:table-cell>
          <table:table-cell office:value-type="float" office:value="0.00003132715" calcext:value-type="float">
            <text:p>3.132715E-05</text:p>
          </table:table-cell>
          <table:table-cell office:value-type="float" office:value="0.00004280098" calcext:value-type="float">
            <text:p>0.000042801</text:p>
          </table:table-cell>
          <table:table-cell office:value-type="float" office:value="0.000001637352" calcext:value-type="float">
            <text:p>1.637352E-06</text:p>
          </table:table-cell>
          <table:table-cell office:value-type="float" office:value="0.00001044483" calcext:value-type="float">
            <text:p>1.044483E-05</text:p>
          </table:table-cell>
          <table:table-cell office:value-type="float" office:value="0.00003627952" calcext:value-type="float">
            <text:p>3.627952E-05</text:p>
          </table:table-cell>
          <table:table-cell office:value-type="float" office:value="0.00001279414" calcext:value-type="float">
            <text:p>1.279414E-05</text:p>
          </table:table-cell>
          <table:table-cell office:value-type="float" office:value="0.0001030061" calcext:value-type="float">
            <text:p>0.0001030061</text:p>
          </table:table-cell>
          <table:table-cell office:value-type="float" office:value="0.00002165272" calcext:value-type="float">
            <text:p>2.165272E-05</text:p>
          </table:table-cell>
          <table:table-cell office:value-type="float" office:value="0.000003349271" calcext:value-type="float">
            <text:p>3.349271E-06</text:p>
          </table:table-cell>
          <table:table-cell office:value-type="float" office:value="0.00003072196" calcext:value-type="float">
            <text:p>0.000030722</text:p>
          </table:table-cell>
          <table:table-cell office:value-type="float" office:value="0.000006355618" calcext:value-type="float">
            <text:p>6.355618E-06</text:p>
          </table:table-cell>
          <table:table-cell office:value-type="float" office:value="0.000202482" calcext:value-type="float">
            <text:p>0.000202482</text:p>
          </table:table-cell>
          <table:table-cell office:value-type="float" office:value="0.0001093933" calcext:value-type="float">
            <text:p>0.0001093933</text:p>
          </table:table-cell>
          <table:table-cell office:value-type="float" office:value="0.000008371674" calcext:value-type="float">
            <text:p>8.371674E-06</text:p>
          </table:table-cell>
          <table:table-cell office:value-type="float" office:value="0.00008600065" calcext:value-type="float">
            <text:p>8.600065E-05</text:p>
          </table:table-cell>
          <table:table-cell office:value-type="float" office:value="0.0001045111" calcext:value-type="float">
            <text:p>0.0001045111</text:p>
          </table:table-cell>
          <table:table-cell office:value-type="float" office:value="0.00000750628" calcext:value-type="float">
            <text:p>7.50628E-06</text:p>
          </table:table-cell>
          <table:table-cell office:value-type="float" office:value="0.001849919" calcext:value-type="float">
            <text:p>0.001849919</text:p>
          </table:table-cell>
          <table:table-cell office:value-type="float" office:value="0.00007920394" calcext:value-type="float">
            <text:p>7.920394E-05</text:p>
          </table:table-cell>
          <table:table-cell office:value-type="float" office:value="0.0000754191" calcext:value-type="float">
            <text:p>7.54191E-05</text:p>
          </table:table-cell>
          <table:table-cell office:value-type="float" office:value="0.0000115464" calcext:value-type="float">
            <text:p>1.15464E-05</text:p>
          </table:table-cell>
          <table:table-cell office:value-type="float" office:value="0.000003629057" calcext:value-type="float">
            <text:p>3.629057E-06</text:p>
          </table:table-cell>
          <table:table-cell office:value-type="float" office:value="0.000002740392" calcext:value-type="float">
            <text:p>2.740392E-06</text:p>
          </table:table-cell>
          <table:table-cell office:value-type="float" office:value="0.000006500321" calcext:value-type="float">
            <text:p>6.500321E-06</text:p>
          </table:table-cell>
          <table:table-cell office:value-type="float" office:value="0.00004226892" calcext:value-type="float">
            <text:p>4.226892E-05</text:p>
          </table:table-cell>
          <table:table-cell office:value-type="float" office:value="0.0001485518" calcext:value-type="float">
            <text:p>0.0001485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0617" calcext:value-type="float">
            <text:p>0.01400617</text:p>
          </table:table-cell>
        </table:table-row>
        <table:table-row table:style-name="ro1">
          <table:table-cell office:value-type="float" office:value="0.08148237" calcext:value-type="float">
            <text:p>0.08148237</text:p>
          </table:table-cell>
          <table:table-cell office:value-type="float" office:value="0.6793823" calcext:value-type="float">
            <text:p>0.6793823</text:p>
          </table:table-cell>
          <table:table-cell office:value-type="float" office:value="0.08148237" calcext:value-type="float">
            <text:p>0.08148237</text:p>
          </table:table-cell>
          <table:table-cell office:value-type="float" office:value="0.03386369" calcext:value-type="float">
            <text:p>0.03386369</text:p>
          </table:table-cell>
          <table:table-cell office:value-type="float" office:value="0.0001644514" calcext:value-type="float">
            <text:p>0.0001644514</text:p>
          </table:table-cell>
          <table:table-cell office:value-type="float" office:value="0.00008992259" calcext:value-type="float">
            <text:p>8.992259E-05</text:p>
          </table:table-cell>
          <table:table-cell office:value-type="float" office:value="0.00001537424" calcext:value-type="float">
            <text:p>1.537424E-05</text:p>
          </table:table-cell>
          <table:table-cell office:value-type="float" office:value="0.00006232923" calcext:value-type="float">
            <text:p>6.232923E-05</text:p>
          </table:table-cell>
          <table:table-cell office:value-type="float" office:value="0.0000146653" calcext:value-type="float">
            <text:p>1.46653E-05</text:p>
          </table:table-cell>
          <table:table-cell office:value-type="float" office:value="0.0003050625" calcext:value-type="float">
            <text:p>0.0003050625</text:p>
          </table:table-cell>
          <table:table-cell office:value-type="float" office:value="0.000001506124" calcext:value-type="float">
            <text:p>1.506124E-06</text:p>
          </table:table-cell>
          <table:table-cell office:value-type="float" office:value="0.00002908409" calcext:value-type="float">
            <text:p>2.908409E-05</text:p>
          </table:table-cell>
          <table:table-cell office:value-type="float" office:value="0.0001238202" calcext:value-type="float">
            <text:p>0.0001238202</text:p>
          </table:table-cell>
          <table:table-cell office:value-type="float" office:value="0.00002720802" calcext:value-type="float">
            <text:p>0.000027208</text:p>
          </table:table-cell>
          <table:table-cell office:value-type="float" office:value="0.000009037796" calcext:value-type="float">
            <text:p>9.037796E-06</text:p>
          </table:table-cell>
          <table:table-cell office:value-type="float" office:value="0.00001338" calcext:value-type="float">
            <text:p>0.00001338</text:p>
          </table:table-cell>
          <table:table-cell office:value-type="float" office:value="0.00004900537" calcext:value-type="float">
            <text:p>4.900537E-05</text:p>
          </table:table-cell>
          <table:table-cell office:value-type="float" office:value="0.0003094556" calcext:value-type="float">
            <text:p>0.0003094556</text:p>
          </table:table-cell>
          <table:table-cell office:value-type="float" office:value="0.00007024677" calcext:value-type="float">
            <text:p>7.024677E-05</text:p>
          </table:table-cell>
          <table:table-cell office:value-type="float" office:value="0.0000001764116" calcext:value-type="float">
            <text:p>1.764116E-07</text:p>
          </table:table-cell>
          <table:table-cell office:value-type="float" office:value="0.00003222597" calcext:value-type="float">
            <text:p>0.000032226</text:p>
          </table:table-cell>
          <table:table-cell office:value-type="float" office:value="0.0001146215" calcext:value-type="float">
            <text:p>0.0001146215</text:p>
          </table:table-cell>
          <table:table-cell office:value-type="float" office:value="0.000009724689" calcext:value-type="float">
            <text:p>9.724689E-06</text:p>
          </table:table-cell>
          <table:table-cell office:value-type="float" office:value="0.00008019664" calcext:value-type="float">
            <text:p>8.019664E-05</text:p>
          </table:table-cell>
          <table:table-cell office:value-type="float" office:value="0.0000208133" calcext:value-type="float">
            <text:p>2.08133E-05</text:p>
          </table:table-cell>
          <table:table-cell office:value-type="float" office:value="0.0001394436" calcext:value-type="float">
            <text:p>0.0001394436</text:p>
          </table:table-cell>
          <table:table-cell office:value-type="float" office:value="0.0003044094" calcext:value-type="float">
            <text:p>0.0003044094</text:p>
          </table:table-cell>
          <table:table-cell office:value-type="float" office:value="0.000007004912" calcext:value-type="float">
            <text:p>7.004912E-06</text:p>
          </table:table-cell>
          <table:table-cell office:value-type="float" office:value="0.000009432987" calcext:value-type="float">
            <text:p>0.000009433</text:p>
          </table:table-cell>
          <table:table-cell office:value-type="float" office:value="0.000004043467" calcext:value-type="float">
            <text:p>4.043467E-06</text:p>
          </table:table-cell>
          <table:table-cell office:value-type="float" office:value="0.00006337194" calcext:value-type="float">
            <text:p>6.337194E-05</text:p>
          </table:table-cell>
          <table:table-cell office:value-type="float" office:value="0.0001587171" calcext:value-type="float">
            <text:p>0.0001587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4655" calcext:value-type="float">
            <text:p>0.01374655</text:p>
          </table:table-cell>
        </table:table-row>
        <table:table-row table:style-name="ro1">
          <table:table-cell office:value-type="float" office:value="0.8283908" calcext:value-type="float">
            <text:p>0.8283908</text:p>
          </table:table-cell>
          <table:table-cell office:value-type="float" office:value="-0.5544273" calcext:value-type="float">
            <text:p>-0.5544273</text:p>
          </table:table-cell>
          <table:table-cell office:value-type="float" office:value="0.8283908" calcext:value-type="float">
            <text:p>0.8283908</text:p>
          </table:table-cell>
          <table:table-cell office:value-type="float" office:value="0.0001893711" calcext:value-type="float">
            <text:p>0.0001893711</text:p>
          </table:table-cell>
          <table:table-cell office:value-type="float" office:value="0.00008314409" calcext:value-type="float">
            <text:p>8.314409E-05</text:p>
          </table:table-cell>
          <table:table-cell office:value-type="float" office:value="0.0000391032" calcext:value-type="float">
            <text:p>3.91032E-05</text:p>
          </table:table-cell>
          <table:table-cell office:value-type="float" office:value="0.00006483627" calcext:value-type="float">
            <text:p>6.483627E-05</text:p>
          </table:table-cell>
          <table:table-cell office:value-type="float" office:value="0.00004578787" calcext:value-type="float">
            <text:p>4.578787E-05</text:p>
          </table:table-cell>
          <table:table-cell office:value-type="float" office:value="0.0000008703763" calcext:value-type="float">
            <text:p>8.703763E-07</text:p>
          </table:table-cell>
          <table:table-cell office:value-type="float" office:value="0.0001716963" calcext:value-type="float">
            <text:p>0.0001716963</text:p>
          </table:table-cell>
          <table:table-cell office:value-type="float" office:value="0.00001185909" calcext:value-type="float">
            <text:p>1.185909E-05</text:p>
          </table:table-cell>
          <table:table-cell office:value-type="float" office:value="0.00003238177" calcext:value-type="float">
            <text:p>3.238177E-05</text:p>
          </table:table-cell>
          <table:table-cell office:value-type="float" office:value="0.0002330573" calcext:value-type="float">
            <text:p>0.0002330573</text:p>
          </table:table-cell>
          <table:table-cell office:value-type="float" office:value="0.00009638387" calcext:value-type="float">
            <text:p>9.638387E-05</text:p>
          </table:table-cell>
          <table:table-cell office:value-type="float" office:value="0.0000613818" calcext:value-type="float">
            <text:p>6.13818E-05</text:p>
          </table:table-cell>
          <table:table-cell office:value-type="float" office:value="0.00002860535" calcext:value-type="float">
            <text:p>2.860535E-05</text:p>
          </table:table-cell>
          <table:table-cell office:value-type="float" office:value="0.00002586405" calcext:value-type="float">
            <text:p>2.586405E-05</text:p>
          </table:table-cell>
          <table:table-cell office:value-type="float" office:value="0.0001997388" calcext:value-type="float">
            <text:p>0.0001997388</text:p>
          </table:table-cell>
          <table:table-cell office:value-type="float" office:value="0.00007017612" calcext:value-type="float">
            <text:p>7.017612E-05</text:p>
          </table:table-cell>
          <table:table-cell office:value-type="float" office:value="0.00002273768" calcext:value-type="float">
            <text:p>2.273768E-05</text:p>
          </table:table-cell>
          <table:table-cell office:value-type="float" office:value="0.000155662" calcext:value-type="float">
            <text:p>0.000155662</text:p>
          </table:table-cell>
          <table:table-cell office:value-type="float" office:value="0.0001109276" calcext:value-type="float">
            <text:p>0.0001109276</text:p>
          </table:table-cell>
          <table:table-cell office:value-type="float" office:value="0.0001405029" calcext:value-type="float">
            <text:p>0.0001405029</text:p>
          </table:table-cell>
          <table:table-cell office:value-type="float" office:value="0.00008610725" calcext:value-type="float">
            <text:p>8.610725E-05</text:p>
          </table:table-cell>
          <table:table-cell office:value-type="float" office:value="0.00009827519" calcext:value-type="float">
            <text:p>9.827519E-05</text:p>
          </table:table-cell>
          <table:table-cell office:value-type="float" office:value="0.00003813446" calcext:value-type="float">
            <text:p>3.813446E-05</text:p>
          </table:table-cell>
          <table:table-cell office:value-type="float" office:value="0.0002115659" calcext:value-type="float">
            <text:p>0.0002115659</text:p>
          </table:table-cell>
          <table:table-cell office:value-type="float" office:value="0.00006440854" calcext:value-type="float">
            <text:p>6.440854E-05</text:p>
          </table:table-cell>
          <table:table-cell office:value-type="float" office:value="0.0001040103" calcext:value-type="float">
            <text:p>0.0001040103</text:p>
          </table:table-cell>
          <table:table-cell office:value-type="float" office:value="0.00002170903" calcext:value-type="float">
            <text:p>0.000021709</text:p>
          </table:table-cell>
          <table:table-cell office:value-type="float" office:value="0.00009800605" calcext:value-type="float">
            <text:p>9.800605E-05</text:p>
          </table:table-cell>
          <table:table-cell office:value-type="float" office:value="0.0001724935" calcext:value-type="float">
            <text:p>0.0001724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5408" calcext:value-type="float">
            <text:p>0.01365408</text:p>
          </table:table-cell>
        </table:table-row>
        <table:table-row table:style-name="ro1">
          <table:table-cell office:value-type="float" office:value="0.4278346" calcext:value-type="float">
            <text:p>0.4278346</text:p>
          </table:table-cell>
          <table:table-cell office:value-type="float" office:value="0.01844576" calcext:value-type="float">
            <text:p>0.01844576</text:p>
          </table:table-cell>
          <table:table-cell office:value-type="float" office:value="0.4278346" calcext:value-type="float">
            <text:p>0.4278346</text:p>
          </table:table-cell>
          <table:table-cell office:value-type="float" office:value="0.0000807963" calcext:value-type="float">
            <text:p>8.07963E-05</text:p>
          </table:table-cell>
          <table:table-cell office:value-type="float" office:value="0.00005621226" calcext:value-type="float">
            <text:p>5.621226E-05</text:p>
          </table:table-cell>
          <table:table-cell office:value-type="float" office:value="0.00001304343" calcext:value-type="float">
            <text:p>1.304343E-05</text:p>
          </table:table-cell>
          <table:table-cell office:value-type="float" office:value="0.00002147781" calcext:value-type="float">
            <text:p>2.147781E-05</text:p>
          </table:table-cell>
          <table:table-cell office:value-type="float" office:value="0.0001563777" calcext:value-type="float">
            <text:p>0.0001563777</text:p>
          </table:table-cell>
          <table:table-cell office:value-type="float" office:value="0.0000685251" calcext:value-type="float">
            <text:p>6.85251E-05</text:p>
          </table:table-cell>
          <table:table-cell office:value-type="float" office:value="0.00002016432" calcext:value-type="float">
            <text:p>2.016432E-05</text:p>
          </table:table-cell>
          <table:table-cell office:value-type="float" office:value="0.00004864752" calcext:value-type="float">
            <text:p>4.864752E-05</text:p>
          </table:table-cell>
          <table:table-cell office:value-type="float" office:value="0.00002277663" calcext:value-type="float">
            <text:p>2.277663E-05</text:p>
          </table:table-cell>
          <table:table-cell office:value-type="float" office:value="0.00006948106" calcext:value-type="float">
            <text:p>6.948106E-05</text:p>
          </table:table-cell>
          <table:table-cell office:value-type="float" office:value="0.00008889874" calcext:value-type="float">
            <text:p>8.889874E-05</text:p>
          </table:table-cell>
          <table:table-cell office:value-type="float" office:value="0.000007137322" calcext:value-type="float">
            <text:p>7.137322E-06</text:p>
          </table:table-cell>
          <table:table-cell office:value-type="float" office:value="0.00005171179" calcext:value-type="float">
            <text:p>5.171179E-05</text:p>
          </table:table-cell>
          <table:table-cell office:value-type="float" office:value="0.000005066045" calcext:value-type="float">
            <text:p>0.000005066</text:p>
          </table:table-cell>
          <table:table-cell office:value-type="float" office:value="0.002131334" calcext:value-type="float">
            <text:p>0.002131334</text:p>
          </table:table-cell>
          <table:table-cell office:value-type="float" office:value="0.0001119457" calcext:value-type="float">
            <text:p>0.0001119457</text:p>
          </table:table-cell>
          <table:table-cell office:value-type="float" office:value="0.0000133664" calcext:value-type="float">
            <text:p>1.33664E-05</text:p>
          </table:table-cell>
          <table:table-cell office:value-type="float" office:value="0.00001405134" calcext:value-type="float">
            <text:p>1.405134E-05</text:p>
          </table:table-cell>
          <table:table-cell office:value-type="float" office:value="0.0001513364" calcext:value-type="float">
            <text:p>0.0001513364</text:p>
          </table:table-cell>
          <table:table-cell office:value-type="float" office:value="0.00004364834" calcext:value-type="float">
            <text:p>4.364834E-05</text:p>
          </table:table-cell>
          <table:table-cell office:value-type="float" office:value="0.0001052049" calcext:value-type="float">
            <text:p>0.0001052049</text:p>
          </table:table-cell>
          <table:table-cell office:value-type="float" office:value="0.000002294444" calcext:value-type="float">
            <text:p>2.294444E-06</text:p>
          </table:table-cell>
          <table:table-cell office:value-type="float" office:value="0.00006778174" calcext:value-type="float">
            <text:p>6.778174E-05</text:p>
          </table:table-cell>
          <table:table-cell office:value-type="float" office:value="0.0002005533" calcext:value-type="float">
            <text:p>0.0002005533</text:p>
          </table:table-cell>
          <table:table-cell office:value-type="float" office:value="0.00003267828" calcext:value-type="float">
            <text:p>3.267828E-05</text:p>
          </table:table-cell>
          <table:table-cell office:value-type="float" office:value="0.000006234209" calcext:value-type="float">
            <text:p>6.234209E-06</text:p>
          </table:table-cell>
          <table:table-cell office:value-type="float" office:value="0.0000004526062" calcext:value-type="float">
            <text:p>4.526062E-07</text:p>
          </table:table-cell>
          <table:table-cell office:value-type="float" office:value="0.0000476579" calcext:value-type="float">
            <text:p>4.76579E-05</text:p>
          </table:table-cell>
          <table:table-cell office:value-type="float" office:value="0.00003606525" calcext:value-type="float">
            <text:p>3.60652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38302" calcext:value-type="float">
            <text:p>0.01338302</text:p>
          </table:table-cell>
        </table:table-row>
        <table:table-row table:style-name="ro1">
          <table:table-cell office:value-type="float" office:value="0.04620912" calcext:value-type="float">
            <text:p>0.04620912</text:p>
          </table:table-cell>
          <table:table-cell office:value-type="float" office:value="0.739593" calcext:value-type="float">
            <text:p>0.739593</text:p>
          </table:table-cell>
          <table:table-cell office:value-type="float" office:value="0.04620912" calcext:value-type="float">
            <text:p>0.04620912</text:p>
          </table:table-cell>
          <table:table-cell office:value-type="float" office:value="0.0001188714" calcext:value-type="float">
            <text:p>0.0001188714</text:p>
          </table:table-cell>
          <table:table-cell office:value-type="float" office:value="0.00002044783" calcext:value-type="float">
            <text:p>2.044783E-05</text:p>
          </table:table-cell>
          <table:table-cell office:value-type="float" office:value="0.0001416335" calcext:value-type="float">
            <text:p>0.0001416335</text:p>
          </table:table-cell>
          <table:table-cell office:value-type="float" office:value="0.00001596286" calcext:value-type="float">
            <text:p>1.596286E-05</text:p>
          </table:table-cell>
          <table:table-cell office:value-type="float" office:value="0.0001395008" calcext:value-type="float">
            <text:p>0.0001395008</text:p>
          </table:table-cell>
          <table:table-cell office:value-type="float" office:value="0.000005558152" calcext:value-type="float">
            <text:p>5.558152E-06</text:p>
          </table:table-cell>
          <table:table-cell office:value-type="float" office:value="0.000008011509" calcext:value-type="float">
            <text:p>8.011509E-06</text:p>
          </table:table-cell>
          <table:table-cell office:value-type="float" office:value="0.00004912936" calcext:value-type="float">
            <text:p>4.912936E-05</text:p>
          </table:table-cell>
          <table:table-cell office:value-type="float" office:value="0.000007021906" calcext:value-type="float">
            <text:p>7.021906E-06</text:p>
          </table:table-cell>
          <table:table-cell office:value-type="float" office:value="0.00004997707" calcext:value-type="float">
            <text:p>4.997707E-05</text:p>
          </table:table-cell>
          <table:table-cell office:value-type="float" office:value="0.0001367926" calcext:value-type="float">
            <text:p>0.0001367926</text:p>
          </table:table-cell>
          <table:table-cell office:value-type="float" office:value="0.0000114771" calcext:value-type="float">
            <text:p>1.14771E-05</text:p>
          </table:table-cell>
          <table:table-cell office:value-type="float" office:value="0.00002049214" calcext:value-type="float">
            <text:p>2.049214E-05</text:p>
          </table:table-cell>
          <table:table-cell office:value-type="float" office:value="0.000008889622" calcext:value-type="float">
            <text:p>8.889622E-06</text:p>
          </table:table-cell>
          <table:table-cell office:value-type="float" office:value="0.00004298508" calcext:value-type="float">
            <text:p>4.298508E-05</text:p>
          </table:table-cell>
          <table:table-cell office:value-type="float" office:value="0.000006595897" calcext:value-type="float">
            <text:p>6.595897E-06</text:p>
          </table:table-cell>
          <table:table-cell office:value-type="float" office:value="0.0000126585" calcext:value-type="float">
            <text:p>1.26585E-05</text:p>
          </table:table-cell>
          <table:table-cell office:value-type="float" office:value="0.00003342995" calcext:value-type="float">
            <text:p>0.00003343</text:p>
          </table:table-cell>
          <table:table-cell office:value-type="float" office:value="0.0002215552" calcext:value-type="float">
            <text:p>0.0002215552</text:p>
          </table:table-cell>
          <table:table-cell office:value-type="float" office:value="0.0003445013" calcext:value-type="float">
            <text:p>0.0003445013</text:p>
          </table:table-cell>
          <table:table-cell office:value-type="float" office:value="0.00004451027" calcext:value-type="float">
            <text:p>4.451027E-05</text:p>
          </table:table-cell>
          <table:table-cell office:value-type="float" office:value="0.0000009867906" calcext:value-type="float">
            <text:p>9.867906E-07</text:p>
          </table:table-cell>
          <table:table-cell office:value-type="float" office:value="0.00002135484" calcext:value-type="float">
            <text:p>2.135484E-05</text:p>
          </table:table-cell>
          <table:table-cell office:value-type="float" office:value="0.00001216555" calcext:value-type="float">
            <text:p>1.216555E-05</text:p>
          </table:table-cell>
          <table:table-cell office:value-type="float" office:value="0.000004015305" calcext:value-type="float">
            <text:p>4.015305E-06</text:p>
          </table:table-cell>
          <table:table-cell office:value-type="float" office:value="0.000009560391" calcext:value-type="float">
            <text:p>9.560391E-06</text:p>
          </table:table-cell>
          <table:table-cell office:value-type="float" office:value="0.00000345297" calcext:value-type="float">
            <text:p>0.000003453</text:p>
          </table:table-cell>
          <table:table-cell office:value-type="float" office:value="0.00001292898" calcext:value-type="float">
            <text:p>0.000012929</text:p>
          </table:table-cell>
          <table:table-cell office:value-type="float" office:value="0.00007628228" calcext:value-type="float">
            <text:p>7.62822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9897" calcext:value-type="float">
            <text:p>0.01329897</text:p>
          </table:table-cell>
        </table:table-row>
        <table:table-row table:style-name="ro1">
          <table:table-cell office:value-type="float" office:value="0.6389801" calcext:value-type="float">
            <text:p>0.6389801</text:p>
          </table:table-cell>
          <table:table-cell office:value-type="float" office:value="-0.3997532" calcext:value-type="float">
            <text:p>-0.3997532</text:p>
          </table:table-cell>
          <table:table-cell office:value-type="float" office:value="0.6389801" calcext:value-type="float">
            <text:p>0.6389801</text:p>
          </table:table-cell>
          <table:table-cell office:value-type="float" office:value="0.0001921592" calcext:value-type="float">
            <text:p>0.0001921592</text:p>
          </table:table-cell>
          <table:table-cell office:value-type="float" office:value="0.0004113409" calcext:value-type="float">
            <text:p>0.0004113409</text:p>
          </table:table-cell>
          <table:table-cell office:value-type="float" office:value="0.0000783627" calcext:value-type="float">
            <text:p>7.83627E-05</text:p>
          </table:table-cell>
          <table:table-cell office:value-type="float" office:value="0.00002754526" calcext:value-type="float">
            <text:p>2.754526E-05</text:p>
          </table:table-cell>
          <table:table-cell office:value-type="float" office:value="0.000003494774" calcext:value-type="float">
            <text:p>3.494774E-06</text:p>
          </table:table-cell>
          <table:table-cell office:value-type="float" office:value="0.000003228699" calcext:value-type="float">
            <text:p>3.228699E-06</text:p>
          </table:table-cell>
          <table:table-cell office:value-type="float" office:value="0.0002721674" calcext:value-type="float">
            <text:p>0.0002721674</text:p>
          </table:table-cell>
          <table:table-cell office:value-type="float" office:value="0.000006767771" calcext:value-type="float">
            <text:p>6.767771E-06</text:p>
          </table:table-cell>
          <table:table-cell office:value-type="float" office:value="0.00003250376" calcext:value-type="float">
            <text:p>3.250376E-05</text:p>
          </table:table-cell>
          <table:table-cell office:value-type="float" office:value="0.0002286528" calcext:value-type="float">
            <text:p>0.0002286528</text:p>
          </table:table-cell>
          <table:table-cell office:value-type="float" office:value="0.00009826745" calcext:value-type="float">
            <text:p>9.826745E-05</text:p>
          </table:table-cell>
          <table:table-cell office:value-type="float" office:value="0.000004411696" calcext:value-type="float">
            <text:p>4.411696E-06</text:p>
          </table:table-cell>
          <table:table-cell office:value-type="float" office:value="0.0001543364" calcext:value-type="float">
            <text:p>0.0001543364</text:p>
          </table:table-cell>
          <table:table-cell office:value-type="float" office:value="0.00003824574" calcext:value-type="float">
            <text:p>3.824574E-05</text:p>
          </table:table-cell>
          <table:table-cell office:value-type="float" office:value="0.0002476647" calcext:value-type="float">
            <text:p>0.0002476647</text:p>
          </table:table-cell>
          <table:table-cell office:value-type="float" office:value="0.00008254019" calcext:value-type="float">
            <text:p>8.254019E-05</text:p>
          </table:table-cell>
          <table:table-cell office:value-type="float" office:value="0.00006145807" calcext:value-type="float">
            <text:p>6.145807E-05</text:p>
          </table:table-cell>
          <table:table-cell office:value-type="float" office:value="0.00004710318" calcext:value-type="float">
            <text:p>4.710318E-05</text:p>
          </table:table-cell>
          <table:table-cell office:value-type="float" office:value="0.0002226234" calcext:value-type="float">
            <text:p>0.0002226234</text:p>
          </table:table-cell>
          <table:table-cell office:value-type="float" office:value="0.0001263845" calcext:value-type="float">
            <text:p>0.0001263845</text:p>
          </table:table-cell>
          <table:table-cell office:value-type="float" office:value="0.00007016191" calcext:value-type="float">
            <text:p>7.016191E-05</text:p>
          </table:table-cell>
          <table:table-cell office:value-type="float" office:value="0.00007261253" calcext:value-type="float">
            <text:p>7.261253E-05</text:p>
          </table:table-cell>
          <table:table-cell office:value-type="float" office:value="0.00006491767" calcext:value-type="float">
            <text:p>6.491767E-05</text:p>
          </table:table-cell>
          <table:table-cell office:value-type="float" office:value="0.0003576012" calcext:value-type="float">
            <text:p>0.0003576012</text:p>
          </table:table-cell>
          <table:table-cell office:value-type="float" office:value="0.00003071666" calcext:value-type="float">
            <text:p>3.071666E-05</text:p>
          </table:table-cell>
          <table:table-cell office:value-type="float" office:value="0.00001884385" calcext:value-type="float">
            <text:p>1.884385E-05</text:p>
          </table:table-cell>
          <table:table-cell office:value-type="float" office:value="0.00003029182" calcext:value-type="float">
            <text:p>3.029182E-05</text:p>
          </table:table-cell>
          <table:table-cell office:value-type="float" office:value="0.0004895186" calcext:value-type="float">
            <text:p>0.0004895186</text:p>
          </table:table-cell>
          <table:table-cell office:value-type="float" office:value="0.0001617154" calcext:value-type="float">
            <text:p>0.0001617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2643" calcext:value-type="float">
            <text:p>0.01322643</text:p>
          </table:table-cell>
        </table:table-row>
        <table:table-row table:style-name="ro1">
          <table:table-cell office:value-type="float" office:value="0.0679959" calcext:value-type="float">
            <text:p>0.0679959</text:p>
          </table:table-cell>
          <table:table-cell office:value-type="float" office:value="0.6824426" calcext:value-type="float">
            <text:p>0.6824426</text:p>
          </table:table-cell>
          <table:table-cell office:value-type="float" office:value="0.0679959" calcext:value-type="float">
            <text:p>0.0679959</text:p>
          </table:table-cell>
          <table:table-cell office:value-type="float" office:value="0.0000003995228" calcext:value-type="float">
            <text:p>3.995228E-07</text:p>
          </table:table-cell>
          <table:table-cell office:value-type="float" office:value="0.00003702323" calcext:value-type="float">
            <text:p>3.702323E-05</text:p>
          </table:table-cell>
          <table:table-cell office:value-type="float" office:value="0.00006727871" calcext:value-type="float">
            <text:p>6.727871E-05</text:p>
          </table:table-cell>
          <table:table-cell office:value-type="float" office:value="0.00002877336" calcext:value-type="float">
            <text:p>2.877336E-05</text:p>
          </table:table-cell>
          <table:table-cell office:value-type="float" office:value="0.00005471224" calcext:value-type="float">
            <text:p>5.471224E-05</text:p>
          </table:table-cell>
          <table:table-cell office:value-type="float" office:value="0.000003641062" calcext:value-type="float">
            <text:p>3.641062E-06</text:p>
          </table:table-cell>
          <table:table-cell office:value-type="float" office:value="0.0002697443" calcext:value-type="float">
            <text:p>0.0002697443</text:p>
          </table:table-cell>
          <table:table-cell office:value-type="float" office:value="0.00001249855" calcext:value-type="float">
            <text:p>1.249855E-05</text:p>
          </table:table-cell>
          <table:table-cell office:value-type="float" office:value="0.00005162099" calcext:value-type="float">
            <text:p>0.000051621</text:p>
          </table:table-cell>
          <table:table-cell office:value-type="float" office:value="0.00009739918" calcext:value-type="float">
            <text:p>9.739918E-05</text:p>
          </table:table-cell>
          <table:table-cell office:value-type="float" office:value="0.00004738155" calcext:value-type="float">
            <text:p>4.738155E-05</text:p>
          </table:table-cell>
          <table:table-cell office:value-type="float" office:value="0.000008104059" calcext:value-type="float">
            <text:p>8.104059E-06</text:p>
          </table:table-cell>
          <table:table-cell office:value-type="float" office:value="0.0000003171606" calcext:value-type="float">
            <text:p>3.171606E-07</text:p>
          </table:table-cell>
          <table:table-cell office:value-type="float" office:value="0.0003704255" calcext:value-type="float">
            <text:p>0.0003704255</text:p>
          </table:table-cell>
          <table:table-cell office:value-type="float" office:value="0.000250273" calcext:value-type="float">
            <text:p>0.000250273</text:p>
          </table:table-cell>
          <table:table-cell office:value-type="float" office:value="0.00001646602" calcext:value-type="float">
            <text:p>0.000016466</text:p>
          </table:table-cell>
          <table:table-cell office:value-type="float" office:value="0.000004982287" calcext:value-type="float">
            <text:p>4.982287E-06</text:p>
          </table:table-cell>
          <table:table-cell office:value-type="float" office:value="0.000004789972" calcext:value-type="float">
            <text:p>0.00000479</text:p>
          </table:table-cell>
          <table:table-cell office:value-type="float" office:value="0.000130412" calcext:value-type="float">
            <text:p>0.000130412</text:p>
          </table:table-cell>
          <table:table-cell office:value-type="float" office:value="0.0003009138" calcext:value-type="float">
            <text:p>0.0003009138</text:p>
          </table:table-cell>
          <table:table-cell office:value-type="float" office:value="0.00001606714" calcext:value-type="float">
            <text:p>1.606714E-05</text:p>
          </table:table-cell>
          <table:table-cell office:value-type="float" office:value="0.00002645616" calcext:value-type="float">
            <text:p>2.645616E-05</text:p>
          </table:table-cell>
          <table:table-cell office:value-type="float" office:value="0.0001530918" calcext:value-type="float">
            <text:p>0.0001530918</text:p>
          </table:table-cell>
          <table:table-cell office:value-type="float" office:value="0.0002092529" calcext:value-type="float">
            <text:p>0.0002092529</text:p>
          </table:table-cell>
          <table:table-cell office:value-type="float" office:value="0.000008375654" calcext:value-type="float">
            <text:p>8.375654E-06</text:p>
          </table:table-cell>
          <table:table-cell office:value-type="float" office:value="0.00002067261" calcext:value-type="float">
            <text:p>2.067261E-05</text:p>
          </table:table-cell>
          <table:table-cell office:value-type="float" office:value="0.000003434327" calcext:value-type="float">
            <text:p>3.434327E-06</text:p>
          </table:table-cell>
          <table:table-cell office:value-type="float" office:value="0.00004589147" calcext:value-type="float">
            <text:p>4.589147E-05</text:p>
          </table:table-cell>
          <table:table-cell office:value-type="float" office:value="0.0000508211" calcext:value-type="float">
            <text:p>5.08211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6605" calcext:value-type="float">
            <text:p>0.01316605</text:p>
          </table:table-cell>
        </table:table-row>
        <table:table-row table:style-name="ro1">
          <table:table-cell office:value-type="float" office:value="0.4208271" calcext:value-type="float">
            <text:p>0.4208271</text:p>
          </table:table-cell>
          <table:table-cell office:value-type="float" office:value="0.09648461" calcext:value-type="float">
            <text:p>0.09648461</text:p>
          </table:table-cell>
          <table:table-cell office:value-type="float" office:value="0.4208271" calcext:value-type="float">
            <text:p>0.4208271</text:p>
          </table:table-cell>
          <table:table-cell office:value-type="float" office:value="0.00005912213" calcext:value-type="float">
            <text:p>5.912213E-05</text:p>
          </table:table-cell>
          <table:table-cell office:value-type="float" office:value="0.00003722497" calcext:value-type="float">
            <text:p>0.000037225</text:p>
          </table:table-cell>
          <table:table-cell office:value-type="float" office:value="0.0002037659" calcext:value-type="float">
            <text:p>0.0002037659</text:p>
          </table:table-cell>
          <table:table-cell office:value-type="float" office:value="0.0001446717" calcext:value-type="float">
            <text:p>0.0001446717</text:p>
          </table:table-cell>
          <table:table-cell office:value-type="float" office:value="0.0001409833" calcext:value-type="float">
            <text:p>0.0001409833</text:p>
          </table:table-cell>
          <table:table-cell office:value-type="float" office:value="0.0001170031" calcext:value-type="float">
            <text:p>0.0001170031</text:p>
          </table:table-cell>
          <table:table-cell office:value-type="float" office:value="0.001931364" calcext:value-type="float">
            <text:p>0.001931364</text:p>
          </table:table-cell>
          <table:table-cell office:value-type="float" office:value="0.0004654367" calcext:value-type="float">
            <text:p>0.0004654367</text:p>
          </table:table-cell>
          <table:table-cell office:value-type="float" office:value="0.00003905838" calcext:value-type="float">
            <text:p>3.905838E-05</text:p>
          </table:table-cell>
          <table:table-cell office:value-type="float" office:value="0.00003883908" calcext:value-type="float">
            <text:p>3.883908E-05</text:p>
          </table:table-cell>
          <table:table-cell office:value-type="float" office:value="0.0002495912" calcext:value-type="float">
            <text:p>0.0002495912</text:p>
          </table:table-cell>
          <table:table-cell office:value-type="float" office:value="0.00004456816" calcext:value-type="float">
            <text:p>4.456816E-05</text:p>
          </table:table-cell>
          <table:table-cell office:value-type="float" office:value="0.00001786931" calcext:value-type="float">
            <text:p>1.786931E-05</text:p>
          </table:table-cell>
          <table:table-cell office:value-type="float" office:value="0.00005087917" calcext:value-type="float">
            <text:p>5.087917E-05</text:p>
          </table:table-cell>
          <table:table-cell office:value-type="float" office:value="0.000147664" calcext:value-type="float">
            <text:p>0.000147664</text:p>
          </table:table-cell>
          <table:table-cell office:value-type="float" office:value="0.0001733281" calcext:value-type="float">
            <text:p>0.0001733281</text:p>
          </table:table-cell>
          <table:table-cell office:value-type="float" office:value="0.0001287764" calcext:value-type="float">
            <text:p>0.0001287764</text:p>
          </table:table-cell>
          <table:table-cell office:value-type="float" office:value="0.00003910262" calcext:value-type="float">
            <text:p>3.910262E-05</text:p>
          </table:table-cell>
          <table:table-cell office:value-type="float" office:value="0.0002509633" calcext:value-type="float">
            <text:p>0.0002509633</text:p>
          </table:table-cell>
          <table:table-cell office:value-type="float" office:value="0.001000487" calcext:value-type="float">
            <text:p>0.001000487</text:p>
          </table:table-cell>
          <table:table-cell office:value-type="float" office:value="0.0002076794" calcext:value-type="float">
            <text:p>0.0002076794</text:p>
          </table:table-cell>
          <table:table-cell office:value-type="float" office:value="0.000006661419" calcext:value-type="float">
            <text:p>6.661419E-06</text:p>
          </table:table-cell>
          <table:table-cell office:value-type="float" office:value="0.0002456117" calcext:value-type="float">
            <text:p>0.0002456117</text:p>
          </table:table-cell>
          <table:table-cell office:value-type="float" office:value="0.000009530856" calcext:value-type="float">
            <text:p>9.530856E-06</text:p>
          </table:table-cell>
          <table:table-cell office:value-type="float" office:value="0.000003722645" calcext:value-type="float">
            <text:p>3.722645E-06</text:p>
          </table:table-cell>
          <table:table-cell office:value-type="float" office:value="0.000009816224" calcext:value-type="float">
            <text:p>9.816224E-06</text:p>
          </table:table-cell>
          <table:table-cell office:value-type="float" office:value="0.000003232452" calcext:value-type="float">
            <text:p>3.232452E-06</text:p>
          </table:table-cell>
          <table:table-cell office:value-type="float" office:value="0.0001080782" calcext:value-type="float">
            <text:p>0.0001080782</text:p>
          </table:table-cell>
          <table:table-cell office:value-type="float" office:value="0.0003914148" calcext:value-type="float">
            <text:p>0.0003914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403" calcext:value-type="float">
            <text:p>0.0131403</text:p>
          </table:table-cell>
        </table:table-row>
        <table:table-row table:style-name="ro1">
          <table:table-cell office:value-type="float" office:value="0.6379108" calcext:value-type="float">
            <text:p>0.6379108</text:p>
          </table:table-cell>
          <table:table-cell office:value-type="float" office:value="-0.3907082" calcext:value-type="float">
            <text:p>-0.3907082</text:p>
          </table:table-cell>
          <table:table-cell office:value-type="float" office:value="0.6379108" calcext:value-type="float">
            <text:p>0.6379108</text:p>
          </table:table-cell>
          <table:table-cell office:value-type="float" office:value="0.0002296597" calcext:value-type="float">
            <text:p>0.0002296597</text:p>
          </table:table-cell>
          <table:table-cell office:value-type="float" office:value="0.00000442542" calcext:value-type="float">
            <text:p>4.42542E-06</text:p>
          </table:table-cell>
          <table:table-cell office:value-type="float" office:value="0.00006737941" calcext:value-type="float">
            <text:p>6.737941E-05</text:p>
          </table:table-cell>
          <table:table-cell office:value-type="float" office:value="0.00001887833" calcext:value-type="float">
            <text:p>1.887833E-05</text:p>
          </table:table-cell>
          <table:table-cell office:value-type="float" office:value="0.00001159262" calcext:value-type="float">
            <text:p>1.159262E-05</text:p>
          </table:table-cell>
          <table:table-cell office:value-type="float" office:value="0.0002441566" calcext:value-type="float">
            <text:p>0.0002441566</text:p>
          </table:table-cell>
          <table:table-cell office:value-type="float" office:value="0.000009381584" calcext:value-type="float">
            <text:p>9.381584E-06</text:p>
          </table:table-cell>
          <table:table-cell office:value-type="float" office:value="0.0000482696" calcext:value-type="float">
            <text:p>4.82696E-05</text:p>
          </table:table-cell>
          <table:table-cell office:value-type="float" office:value="0.00008591224" calcext:value-type="float">
            <text:p>8.591224E-05</text:p>
          </table:table-cell>
          <table:table-cell office:value-type="float" office:value="0.00006148313" calcext:value-type="float">
            <text:p>6.148313E-05</text:p>
          </table:table-cell>
          <table:table-cell office:value-type="float" office:value="0.00009220221" calcext:value-type="float">
            <text:p>9.220221E-05</text:p>
          </table:table-cell>
          <table:table-cell office:value-type="float" office:value="0.00002576905" calcext:value-type="float">
            <text:p>2.576905E-05</text:p>
          </table:table-cell>
          <table:table-cell office:value-type="float" office:value="0.00006670109" calcext:value-type="float">
            <text:p>6.670109E-05</text:p>
          </table:table-cell>
          <table:table-cell office:value-type="float" office:value="0.00002359116" calcext:value-type="float">
            <text:p>2.359116E-05</text:p>
          </table:table-cell>
          <table:table-cell office:value-type="float" office:value="0.0001369663" calcext:value-type="float">
            <text:p>0.0001369663</text:p>
          </table:table-cell>
          <table:table-cell office:value-type="float" office:value="0.0001900958" calcext:value-type="float">
            <text:p>0.0001900958</text:p>
          </table:table-cell>
          <table:table-cell office:value-type="float" office:value="0.000003664328" calcext:value-type="float">
            <text:p>3.664328E-06</text:p>
          </table:table-cell>
          <table:table-cell office:value-type="float" office:value="0.00009753235" calcext:value-type="float">
            <text:p>9.753235E-05</text:p>
          </table:table-cell>
          <table:table-cell office:value-type="float" office:value="0.0002185781" calcext:value-type="float">
            <text:p>0.0002185781</text:p>
          </table:table-cell>
          <table:table-cell office:value-type="float" office:value="0.0001228831" calcext:value-type="float">
            <text:p>0.0001228831</text:p>
          </table:table-cell>
          <table:table-cell office:value-type="float" office:value="0.00003820824" calcext:value-type="float">
            <text:p>3.820824E-05</text:p>
          </table:table-cell>
          <table:table-cell office:value-type="float" office:value="0.00007434733" calcext:value-type="float">
            <text:p>7.434733E-05</text:p>
          </table:table-cell>
          <table:table-cell office:value-type="float" office:value="0.00007524668" calcext:value-type="float">
            <text:p>7.524668E-05</text:p>
          </table:table-cell>
          <table:table-cell office:value-type="float" office:value="0.000193206" calcext:value-type="float">
            <text:p>0.000193206</text:p>
          </table:table-cell>
          <table:table-cell office:value-type="float" office:value="0.00001680426" calcext:value-type="float">
            <text:p>1.680426E-05</text:p>
          </table:table-cell>
          <table:table-cell office:value-type="float" office:value="0.000005716762" calcext:value-type="float">
            <text:p>5.716762E-06</text:p>
          </table:table-cell>
          <table:table-cell office:value-type="float" office:value="0.000003141311" calcext:value-type="float">
            <text:p>3.141311E-06</text:p>
          </table:table-cell>
          <table:table-cell office:value-type="float" office:value="0.00004296973" calcext:value-type="float">
            <text:p>4.296973E-05</text:p>
          </table:table-cell>
          <table:table-cell office:value-type="float" office:value="0.0001463023" calcext:value-type="float">
            <text:p>0.0001463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5823" calcext:value-type="float">
            <text:p>0.01275823</text:p>
          </table:table-cell>
        </table:table-row>
        <table:table-row table:style-name="ro1">
          <table:table-cell office:value-type="float" office:value="0.4100804" calcext:value-type="float">
            <text:p>0.4100804</text:p>
          </table:table-cell>
          <table:table-cell office:value-type="float" office:value="0.2321203" calcext:value-type="float">
            <text:p>0.2321203</text:p>
          </table:table-cell>
          <table:table-cell office:value-type="float" office:value="0.4100804" calcext:value-type="float">
            <text:p>0.4100804</text:p>
          </table:table-cell>
          <table:table-cell office:value-type="float" office:value="0.00004248132" calcext:value-type="float">
            <text:p>4.248132E-05</text:p>
          </table:table-cell>
          <table:table-cell office:value-type="float" office:value="0.00005558294" calcext:value-type="float">
            <text:p>5.558294E-05</text:p>
          </table:table-cell>
          <table:table-cell office:value-type="float" office:value="0.00002993352" calcext:value-type="float">
            <text:p>2.993352E-05</text:p>
          </table:table-cell>
          <table:table-cell office:value-type="float" office:value="0.00001949313" calcext:value-type="float">
            <text:p>1.949313E-05</text:p>
          </table:table-cell>
          <table:table-cell office:value-type="float" office:value="0.00002128591" calcext:value-type="float">
            <text:p>2.128591E-05</text:p>
          </table:table-cell>
          <table:table-cell office:value-type="float" office:value="0.00001461006" calcext:value-type="float">
            <text:p>1.461006E-05</text:p>
          </table:table-cell>
          <table:table-cell office:value-type="float" office:value="0.0000912391" calcext:value-type="float">
            <text:p>9.12391E-05</text:p>
          </table:table-cell>
          <table:table-cell office:value-type="float" office:value="0.000001451751" calcext:value-type="float">
            <text:p>1.451751E-06</text:p>
          </table:table-cell>
          <table:table-cell office:value-type="float" office:value="0.000006670171" calcext:value-type="float">
            <text:p>6.670171E-06</text:p>
          </table:table-cell>
          <table:table-cell office:value-type="float" office:value="0.0000268183" calcext:value-type="float">
            <text:p>2.68183E-05</text:p>
          </table:table-cell>
          <table:table-cell office:value-type="float" office:value="0.00003679551" calcext:value-type="float">
            <text:p>3.679551E-05</text:p>
          </table:table-cell>
          <table:table-cell office:value-type="float" office:value="0.000008475339" calcext:value-type="float">
            <text:p>8.475339E-06</text:p>
          </table:table-cell>
          <table:table-cell office:value-type="float" office:value="0.0000005349785" calcext:value-type="float">
            <text:p>0.000000535</text:p>
          </table:table-cell>
          <table:table-cell office:value-type="float" office:value="0.00001967056" calcext:value-type="float">
            <text:p>1.967056E-05</text:p>
          </table:table-cell>
          <table:table-cell office:value-type="float" office:value="0.0001175539" calcext:value-type="float">
            <text:p>0.0001175539</text:p>
          </table:table-cell>
          <table:table-cell office:value-type="float" office:value="0.00003022641" calcext:value-type="float">
            <text:p>3.022641E-05</text:p>
          </table:table-cell>
          <table:table-cell office:value-type="float" office:value="0.000002350844" calcext:value-type="float">
            <text:p>2.350844E-06</text:p>
          </table:table-cell>
          <table:table-cell office:value-type="float" office:value="0.00002232398" calcext:value-type="float">
            <text:p>0.000022324</text:p>
          </table:table-cell>
          <table:table-cell office:value-type="float" office:value="0.00003195927" calcext:value-type="float">
            <text:p>3.195927E-05</text:p>
          </table:table-cell>
          <table:table-cell office:value-type="float" office:value="0.0001928826" calcext:value-type="float">
            <text:p>0.0001928826</text:p>
          </table:table-cell>
          <table:table-cell office:value-type="float" office:value="0.0000145852" calcext:value-type="float">
            <text:p>1.45852E-05</text:p>
          </table:table-cell>
          <table:table-cell office:value-type="float" office:value="0.000003950698" calcext:value-type="float">
            <text:p>3.950698E-06</text:p>
          </table:table-cell>
          <table:table-cell office:value-type="float" office:value="0.0000329743" calcext:value-type="float">
            <text:p>3.29743E-05</text:p>
          </table:table-cell>
          <table:table-cell office:value-type="float" office:value="0.0001092256" calcext:value-type="float">
            <text:p>0.0001092256</text:p>
          </table:table-cell>
          <table:table-cell office:value-type="float" office:value="0.000006732301" calcext:value-type="float">
            <text:p>6.732301E-06</text:p>
          </table:table-cell>
          <table:table-cell office:value-type="float" office:value="0.000007492823" calcext:value-type="float">
            <text:p>7.492823E-06</text:p>
          </table:table-cell>
          <table:table-cell office:value-type="float" office:value="0.0000002854388" calcext:value-type="float">
            <text:p>2.854388E-07</text:p>
          </table:table-cell>
          <table:table-cell office:value-type="float" office:value="0.000003071923" calcext:value-type="float">
            <text:p>3.071923E-06</text:p>
          </table:table-cell>
          <table:table-cell office:value-type="float" office:value="0.000004401676" calcext:value-type="float">
            <text:p>4.401676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0083" calcext:value-type="float">
            <text:p>0.01270083</text:p>
          </table:table-cell>
        </table:table-row>
        <table:table-row table:style-name="ro1">
          <table:table-cell office:value-type="float" office:value="0.20706" calcext:value-type="float">
            <text:p>0.20706</text:p>
          </table:table-cell>
          <table:table-cell office:value-type="float" office:value="0.4997311" calcext:value-type="float">
            <text:p>0.4997311</text:p>
          </table:table-cell>
          <table:table-cell office:value-type="float" office:value="0.20706" calcext:value-type="float">
            <text:p>0.20706</text:p>
          </table:table-cell>
          <table:table-cell office:value-type="float" office:value="0.00001101018" calcext:value-type="float">
            <text:p>1.101018E-05</text:p>
          </table:table-cell>
          <table:table-cell office:value-type="float" office:value="0.00001909954" calcext:value-type="float">
            <text:p>1.909954E-05</text:p>
          </table:table-cell>
          <table:table-cell office:value-type="float" office:value="0.00008712433" calcext:value-type="float">
            <text:p>8.712433E-05</text:p>
          </table:table-cell>
          <table:table-cell office:value-type="float" office:value="0.00001143359" calcext:value-type="float">
            <text:p>1.143359E-05</text:p>
          </table:table-cell>
          <table:table-cell office:value-type="float" office:value="0.00003744555" calcext:value-type="float">
            <text:p>3.744555E-05</text:p>
          </table:table-cell>
          <table:table-cell office:value-type="float" office:value="0.000008224628" calcext:value-type="float">
            <text:p>8.224628E-06</text:p>
          </table:table-cell>
          <table:table-cell office:value-type="float" office:value="0.00004254834" calcext:value-type="float">
            <text:p>4.254834E-05</text:p>
          </table:table-cell>
          <table:table-cell office:value-type="float" office:value="0.0000228772" calcext:value-type="float">
            <text:p>2.28772E-05</text:p>
          </table:table-cell>
          <table:table-cell office:value-type="float" office:value="0.00004005768" calcext:value-type="float">
            <text:p>4.005768E-05</text:p>
          </table:table-cell>
          <table:table-cell office:value-type="float" office:value="0.0001023987" calcext:value-type="float">
            <text:p>0.0001023987</text:p>
          </table:table-cell>
          <table:table-cell office:value-type="float" office:value="0.00001809895" calcext:value-type="float">
            <text:p>0.000018099</text:p>
          </table:table-cell>
          <table:table-cell office:value-type="float" office:value="0.000007726506" calcext:value-type="float">
            <text:p>7.726506E-06</text:p>
          </table:table-cell>
          <table:table-cell office:value-type="float" office:value="0.000001593083" calcext:value-type="float">
            <text:p>1.593083E-06</text:p>
          </table:table-cell>
          <table:table-cell office:value-type="float" office:value="0.00005167608" calcext:value-type="float">
            <text:p>5.167608E-05</text:p>
          </table:table-cell>
          <table:table-cell office:value-type="float" office:value="0.000009621593" calcext:value-type="float">
            <text:p>9.621593E-06</text:p>
          </table:table-cell>
          <table:table-cell office:value-type="float" office:value="0.00002807542" calcext:value-type="float">
            <text:p>2.807542E-05</text:p>
          </table:table-cell>
          <table:table-cell office:value-type="float" office:value="0.000009133089" calcext:value-type="float">
            <text:p>9.133089E-06</text:p>
          </table:table-cell>
          <table:table-cell office:value-type="float" office:value="0.00008491446" calcext:value-type="float">
            <text:p>8.491446E-05</text:p>
          </table:table-cell>
          <table:table-cell office:value-type="float" office:value="0.0001094986" calcext:value-type="float">
            <text:p>0.0001094986</text:p>
          </table:table-cell>
          <table:table-cell office:value-type="float" office:value="0.00004118678" calcext:value-type="float">
            <text:p>4.118678E-05</text:p>
          </table:table-cell>
          <table:table-cell office:value-type="float" office:value="0.000003723673" calcext:value-type="float">
            <text:p>3.723673E-06</text:p>
          </table:table-cell>
          <table:table-cell office:value-type="float" office:value="0.00009438752" calcext:value-type="float">
            <text:p>9.438752E-05</text:p>
          </table:table-cell>
          <table:table-cell office:value-type="float" office:value="0.0001118131" calcext:value-type="float">
            <text:p>0.0001118131</text:p>
          </table:table-cell>
          <table:table-cell office:value-type="float" office:value="0.0002018608" calcext:value-type="float">
            <text:p>0.0002018608</text:p>
          </table:table-cell>
          <table:table-cell office:value-type="float" office:value="0.000006410542" calcext:value-type="float">
            <text:p>6.410542E-06</text:p>
          </table:table-cell>
          <table:table-cell office:value-type="float" office:value="0.00001094851" calcext:value-type="float">
            <text:p>1.094851E-05</text:p>
          </table:table-cell>
          <table:table-cell office:value-type="float" office:value="0.000002783343" calcext:value-type="float">
            <text:p>2.783343E-06</text:p>
          </table:table-cell>
          <table:table-cell office:value-type="float" office:value="0.00002143176" calcext:value-type="float">
            <text:p>2.143176E-05</text:p>
          </table:table-cell>
          <table:table-cell office:value-type="float" office:value="0.0001342687" calcext:value-type="float">
            <text:p>0.0001342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4414" calcext:value-type="float">
            <text:p>0.01264414</text:p>
          </table:table-cell>
        </table:table-row>
        <table:table-row table:style-name="ro1">
          <table:table-cell office:value-type="float" office:value="0.1967882" calcext:value-type="float">
            <text:p>0.1967882</text:p>
          </table:table-cell>
          <table:table-cell office:value-type="float" office:value="0.5776219" calcext:value-type="float">
            <text:p>0.5776219</text:p>
          </table:table-cell>
          <table:table-cell office:value-type="float" office:value="0.1967882" calcext:value-type="float">
            <text:p>0.1967882</text:p>
          </table:table-cell>
          <table:table-cell office:value-type="float" office:value="0.0000358394" calcext:value-type="float">
            <text:p>3.58394E-05</text:p>
          </table:table-cell>
          <table:table-cell office:value-type="float" office:value="0.00006726025" calcext:value-type="float">
            <text:p>6.726025E-05</text:p>
          </table:table-cell>
          <table:table-cell office:value-type="float" office:value="0.00005007817" calcext:value-type="float">
            <text:p>5.007817E-05</text:p>
          </table:table-cell>
          <table:table-cell office:value-type="float" office:value="0.000009498264" calcext:value-type="float">
            <text:p>9.498264E-06</text:p>
          </table:table-cell>
          <table:table-cell office:value-type="float" office:value="0.0002013866" calcext:value-type="float">
            <text:p>0.0002013866</text:p>
          </table:table-cell>
          <table:table-cell office:value-type="float" office:value="0.0001488792" calcext:value-type="float">
            <text:p>0.0001488792</text:p>
          </table:table-cell>
          <table:table-cell office:value-type="float" office:value="0.00009077721" calcext:value-type="float">
            <text:p>9.077721E-05</text:p>
          </table:table-cell>
          <table:table-cell office:value-type="float" office:value="0.00004426715" calcext:value-type="float">
            <text:p>4.426715E-05</text:p>
          </table:table-cell>
          <table:table-cell office:value-type="float" office:value="0.00003488221" calcext:value-type="float">
            <text:p>3.488221E-05</text:p>
          </table:table-cell>
          <table:table-cell office:value-type="float" office:value="0.0001304716" calcext:value-type="float">
            <text:p>0.0001304716</text:p>
          </table:table-cell>
          <table:table-cell office:value-type="float" office:value="0.0001074665" calcext:value-type="float">
            <text:p>0.0001074665</text:p>
          </table:table-cell>
          <table:table-cell office:value-type="float" office:value="0.0002071987" calcext:value-type="float">
            <text:p>0.0002071987</text:p>
          </table:table-cell>
          <table:table-cell office:value-type="float" office:value="0.00002985968" calcext:value-type="float">
            <text:p>2.985968E-05</text:p>
          </table:table-cell>
          <table:table-cell office:value-type="float" office:value="0.00003432135" calcext:value-type="float">
            <text:p>3.432135E-05</text:p>
          </table:table-cell>
          <table:table-cell office:value-type="float" office:value="0.000269679" calcext:value-type="float">
            <text:p>0.000269679</text:p>
          </table:table-cell>
          <table:table-cell office:value-type="float" office:value="0.00005040731" calcext:value-type="float">
            <text:p>5.040731E-05</text:p>
          </table:table-cell>
          <table:table-cell office:value-type="float" office:value="0.00005290628" calcext:value-type="float">
            <text:p>5.290628E-05</text:p>
          </table:table-cell>
          <table:table-cell office:value-type="float" office:value="0.0003636942" calcext:value-type="float">
            <text:p>0.0003636942</text:p>
          </table:table-cell>
          <table:table-cell office:value-type="float" office:value="0.00103252" calcext:value-type="float">
            <text:p>0.00103252</text:p>
          </table:table-cell>
          <table:table-cell office:value-type="float" office:value="0.0005959356" calcext:value-type="float">
            <text:p>0.0005959356</text:p>
          </table:table-cell>
          <table:table-cell office:value-type="float" office:value="0.00001054521" calcext:value-type="float">
            <text:p>1.054521E-05</text:p>
          </table:table-cell>
          <table:table-cell office:value-type="float" office:value="0.0001035395" calcext:value-type="float">
            <text:p>0.0001035395</text:p>
          </table:table-cell>
          <table:table-cell office:value-type="float" office:value="0.001433022" calcext:value-type="float">
            <text:p>0.001433022</text:p>
          </table:table-cell>
          <table:table-cell office:value-type="float" office:value="0.0002209231" calcext:value-type="float">
            <text:p>0.0002209231</text:p>
          </table:table-cell>
          <table:table-cell office:value-type="float" office:value="0.00002115486" calcext:value-type="float">
            <text:p>2.115486E-05</text:p>
          </table:table-cell>
          <table:table-cell office:value-type="float" office:value="0.00002777017" calcext:value-type="float">
            <text:p>2.777017E-05</text:p>
          </table:table-cell>
          <table:table-cell office:value-type="float" office:value="0.000006769085" calcext:value-type="float">
            <text:p>6.769085E-06</text:p>
          </table:table-cell>
          <table:table-cell office:value-type="float" office:value="0.00003997232" calcext:value-type="float">
            <text:p>3.997232E-05</text:p>
          </table:table-cell>
          <table:table-cell office:value-type="float" office:value="0.0004069495" calcext:value-type="float">
            <text:p>0.0004069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1166" calcext:value-type="float">
            <text:p>0.01261166</text:p>
          </table:table-cell>
        </table:table-row>
        <table:table-row table:style-name="ro1">
          <table:table-cell office:value-type="float" office:value="0.8503162" calcext:value-type="float">
            <text:p>0.8503162</text:p>
          </table:table-cell>
          <table:table-cell office:value-type="float" office:value="-0.7721839" calcext:value-type="float">
            <text:p>-0.7721839</text:p>
          </table:table-cell>
          <table:table-cell office:value-type="float" office:value="0.8503162" calcext:value-type="float">
            <text:p>0.8503162</text:p>
          </table:table-cell>
          <table:table-cell office:value-type="float" office:value="0.0002206091" calcext:value-type="float">
            <text:p>0.0002206091</text:p>
          </table:table-cell>
          <table:table-cell office:value-type="float" office:value="0.00003634619" calcext:value-type="float">
            <text:p>3.634619E-05</text:p>
          </table:table-cell>
          <table:table-cell office:value-type="float" office:value="0.00002890204" calcext:value-type="float">
            <text:p>0.000028902</text:p>
          </table:table-cell>
          <table:table-cell office:value-type="float" office:value="0.000008542305" calcext:value-type="float">
            <text:p>8.542305E-06</text:p>
          </table:table-cell>
          <table:table-cell office:value-type="float" office:value="0.00006552712" calcext:value-type="float">
            <text:p>6.552712E-05</text:p>
          </table:table-cell>
          <table:table-cell office:value-type="float" office:value="0.00004441149" calcext:value-type="float">
            <text:p>4.441149E-05</text:p>
          </table:table-cell>
          <table:table-cell office:value-type="float" office:value="0.00004320951" calcext:value-type="float">
            <text:p>4.320951E-05</text:p>
          </table:table-cell>
          <table:table-cell office:value-type="float" office:value="0.00000671533" calcext:value-type="float">
            <text:p>6.71533E-06</text:p>
          </table:table-cell>
          <table:table-cell office:value-type="float" office:value="0.00001618233" calcext:value-type="float">
            <text:p>1.618233E-05</text:p>
          </table:table-cell>
          <table:table-cell office:value-type="float" office:value="0.00008212113" calcext:value-type="float">
            <text:p>8.212113E-05</text:p>
          </table:table-cell>
          <table:table-cell office:value-type="float" office:value="0.00001134636" calcext:value-type="float">
            <text:p>1.134636E-05</text:p>
          </table:table-cell>
          <table:table-cell office:value-type="float" office:value="0.00002801166" calcext:value-type="float">
            <text:p>2.801166E-05</text:p>
          </table:table-cell>
          <table:table-cell office:value-type="float" office:value="0.000009639732" calcext:value-type="float">
            <text:p>9.639732E-06</text:p>
          </table:table-cell>
          <table:table-cell office:value-type="float" office:value="0.00003504839" calcext:value-type="float">
            <text:p>3.504839E-05</text:p>
          </table:table-cell>
          <table:table-cell office:value-type="float" office:value="0.00008685567" calcext:value-type="float">
            <text:p>8.685567E-05</text:p>
          </table:table-cell>
          <table:table-cell office:value-type="float" office:value="0.0001221632" calcext:value-type="float">
            <text:p>0.0001221632</text:p>
          </table:table-cell>
          <table:table-cell office:value-type="float" office:value="0.0000008829884" calcext:value-type="float">
            <text:p>0.000000883</text:p>
          </table:table-cell>
          <table:table-cell office:value-type="float" office:value="0.000006775773" calcext:value-type="float">
            <text:p>6.775773E-06</text:p>
          </table:table-cell>
          <table:table-cell office:value-type="float" office:value="0.0002056648" calcext:value-type="float">
            <text:p>0.0002056648</text:p>
          </table:table-cell>
          <table:table-cell office:value-type="float" office:value="0.00003733097" calcext:value-type="float">
            <text:p>0.000037331</text:p>
          </table:table-cell>
          <table:table-cell office:value-type="float" office:value="0.000008091181" calcext:value-type="float">
            <text:p>8.091181E-06</text:p>
          </table:table-cell>
          <table:table-cell office:value-type="float" office:value="0.000007255109" calcext:value-type="float">
            <text:p>7.255109E-06</text:p>
          </table:table-cell>
          <table:table-cell office:value-type="float" office:value="0.000004769596" calcext:value-type="float">
            <text:p>4.769596E-06</text:p>
          </table:table-cell>
          <table:table-cell office:value-type="float" office:value="0.000009506229" calcext:value-type="float">
            <text:p>9.506229E-06</text:p>
          </table:table-cell>
          <table:table-cell office:value-type="float" office:value="0.00002445218" calcext:value-type="float">
            <text:p>2.445218E-05</text:p>
          </table:table-cell>
          <table:table-cell office:value-type="float" office:value="0.0000004337833" calcext:value-type="float">
            <text:p>4.337833E-07</text:p>
          </table:table-cell>
          <table:table-cell office:value-type="float" office:value="0.00002403618" calcext:value-type="float">
            <text:p>2.403618E-05</text:p>
          </table:table-cell>
          <table:table-cell office:value-type="float" office:value="0.00004597286" calcext:value-type="float">
            <text:p>4.597286E-05</text:p>
          </table:table-cell>
          <table:table-cell office:value-type="float" office:value="0.00007246405" calcext:value-type="float">
            <text:p>7.24640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8509" calcext:value-type="float">
            <text:p>0.01258509</text:p>
          </table:table-cell>
        </table:table-row>
        <table:table-row table:style-name="ro1">
          <table:table-cell office:value-type="float" office:value="0.4315126" calcext:value-type="float">
            <text:p>0.4315126</text:p>
          </table:table-cell>
          <table:table-cell office:value-type="float" office:value="-0.01741948" calcext:value-type="float">
            <text:p>-0.01741948</text:p>
          </table:table-cell>
          <table:table-cell office:value-type="float" office:value="0.4315126" calcext:value-type="float">
            <text:p>0.4315126</text:p>
          </table:table-cell>
          <table:table-cell office:value-type="float" office:value="0.00002625836" calcext:value-type="float">
            <text:p>2.625836E-05</text:p>
          </table:table-cell>
          <table:table-cell office:value-type="float" office:value="0.00001809643" calcext:value-type="float">
            <text:p>1.809643E-05</text:p>
          </table:table-cell>
          <table:table-cell office:value-type="float" office:value="0.00002286355" calcext:value-type="float">
            <text:p>2.286355E-05</text:p>
          </table:table-cell>
          <table:table-cell office:value-type="float" office:value="0.00003694131" calcext:value-type="float">
            <text:p>3.694131E-05</text:p>
          </table:table-cell>
          <table:table-cell office:value-type="float" office:value="0.0001087425" calcext:value-type="float">
            <text:p>0.0001087425</text:p>
          </table:table-cell>
          <table:table-cell office:value-type="float" office:value="0.00002256171" calcext:value-type="float">
            <text:p>2.256171E-05</text:p>
          </table:table-cell>
          <table:table-cell office:value-type="float" office:value="0.000211617" calcext:value-type="float">
            <text:p>0.000211617</text:p>
          </table:table-cell>
          <table:table-cell office:value-type="float" office:value="0.000007247314" calcext:value-type="float">
            <text:p>7.247314E-06</text:p>
          </table:table-cell>
          <table:table-cell office:value-type="float" office:value="0.00002326542" calcext:value-type="float">
            <text:p>2.326542E-05</text:p>
          </table:table-cell>
          <table:table-cell office:value-type="float" office:value="0.00001173535" calcext:value-type="float">
            <text:p>1.173535E-05</text:p>
          </table:table-cell>
          <table:table-cell office:value-type="float" office:value="0.00008980945" calcext:value-type="float">
            <text:p>8.980945E-05</text:p>
          </table:table-cell>
          <table:table-cell office:value-type="float" office:value="0.000003158047" calcext:value-type="float">
            <text:p>0.000003158</text:p>
          </table:table-cell>
          <table:table-cell office:value-type="float" office:value="0.0000004836511" calcext:value-type="float">
            <text:p>4.836511E-07</text:p>
          </table:table-cell>
          <table:table-cell office:value-type="float" office:value="0.000006870363" calcext:value-type="float">
            <text:p>6.870363E-06</text:p>
          </table:table-cell>
          <table:table-cell office:value-type="float" office:value="0.0001346824" calcext:value-type="float">
            <text:p>0.0001346824</text:p>
          </table:table-cell>
          <table:table-cell office:value-type="float" office:value="0.00003123263" calcext:value-type="float">
            <text:p>3.123263E-05</text:p>
          </table:table-cell>
          <table:table-cell office:value-type="float" office:value="0.00001037369" calcext:value-type="float">
            <text:p>1.037369E-05</text:p>
          </table:table-cell>
          <table:table-cell office:value-type="float" office:value="0.000009617392" calcext:value-type="float">
            <text:p>9.617392E-06</text:p>
          </table:table-cell>
          <table:table-cell office:value-type="float" office:value="0.00007365719" calcext:value-type="float">
            <text:p>7.365719E-05</text:p>
          </table:table-cell>
          <table:table-cell office:value-type="float" office:value="0.00001673792" calcext:value-type="float">
            <text:p>1.673792E-05</text:p>
          </table:table-cell>
          <table:table-cell office:value-type="float" office:value="0.0000586332" calcext:value-type="float">
            <text:p>5.86332E-05</text:p>
          </table:table-cell>
          <table:table-cell office:value-type="float" office:value="0.000007609873" calcext:value-type="float">
            <text:p>7.609873E-06</text:p>
          </table:table-cell>
          <table:table-cell office:value-type="float" office:value="0.00006195767" calcext:value-type="float">
            <text:p>6.195767E-05</text:p>
          </table:table-cell>
          <table:table-cell office:value-type="float" office:value="0.00002084434" calcext:value-type="float">
            <text:p>2.084434E-05</text:p>
          </table:table-cell>
          <table:table-cell office:value-type="float" office:value="0.00003361103" calcext:value-type="float">
            <text:p>0.000033611</text:p>
          </table:table-cell>
          <table:table-cell office:value-type="float" office:value="0.00003351166" calcext:value-type="float">
            <text:p>3.351166E-05</text:p>
          </table:table-cell>
          <table:table-cell office:value-type="float" office:value="0.0000003712973" calcext:value-type="float">
            <text:p>3.712973E-07</text:p>
          </table:table-cell>
          <table:table-cell office:value-type="float" office:value="0.00002413863" calcext:value-type="float">
            <text:p>2.413863E-05</text:p>
          </table:table-cell>
          <table:table-cell office:value-type="float" office:value="0.000004899677" calcext:value-type="float">
            <text:p>4.899677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52358" calcext:value-type="float">
            <text:p>0.01252358</text:p>
          </table:table-cell>
        </table:table-row>
        <table:table-row table:style-name="ro1">
          <table:table-cell office:value-type="float" office:value="0.6248005" calcext:value-type="float">
            <text:p>0.6248005</text:p>
          </table:table-cell>
          <table:table-cell office:value-type="float" office:value="-0.2282154" calcext:value-type="float">
            <text:p>-0.2282154</text:p>
          </table:table-cell>
          <table:table-cell office:value-type="float" office:value="0.6248005" calcext:value-type="float">
            <text:p>0.6248005</text:p>
          </table:table-cell>
          <table:table-cell office:value-type="float" office:value="0.0001870035" calcext:value-type="float">
            <text:p>0.0001870035</text:p>
          </table:table-cell>
          <table:table-cell office:value-type="float" office:value="0.0002570176" calcext:value-type="float">
            <text:p>0.0002570176</text:p>
          </table:table-cell>
          <table:table-cell office:value-type="float" office:value="0.000110277" calcext:value-type="float">
            <text:p>0.000110277</text:p>
          </table:table-cell>
          <table:table-cell office:value-type="float" office:value="0.00004724609" calcext:value-type="float">
            <text:p>4.724609E-05</text:p>
          </table:table-cell>
          <table:table-cell office:value-type="float" office:value="0.0003220685" calcext:value-type="float">
            <text:p>0.0003220685</text:p>
          </table:table-cell>
          <table:table-cell office:value-type="float" office:value="0.00007856611" calcext:value-type="float">
            <text:p>7.856611E-05</text:p>
          </table:table-cell>
          <table:table-cell office:value-type="float" office:value="0.00008459394" calcext:value-type="float">
            <text:p>8.459394E-05</text:p>
          </table:table-cell>
          <table:table-cell office:value-type="float" office:value="0.0000314158" calcext:value-type="float">
            <text:p>3.14158E-05</text:p>
          </table:table-cell>
          <table:table-cell office:value-type="float" office:value="0.00003229746" calcext:value-type="float">
            <text:p>3.229746E-05</text:p>
          </table:table-cell>
          <table:table-cell office:value-type="float" office:value="0.000003224166" calcext:value-type="float">
            <text:p>3.224166E-06</text:p>
          </table:table-cell>
          <table:table-cell office:value-type="float" office:value="0.0001977705" calcext:value-type="float">
            <text:p>0.0001977705</text:p>
          </table:table-cell>
          <table:table-cell office:value-type="float" office:value="0.000008413785" calcext:value-type="float">
            <text:p>8.413785E-06</text:p>
          </table:table-cell>
          <table:table-cell office:value-type="float" office:value="0.0002754552" calcext:value-type="float">
            <text:p>0.0002754552</text:p>
          </table:table-cell>
          <table:table-cell office:value-type="float" office:value="0.00001399906" calcext:value-type="float">
            <text:p>1.399906E-05</text:p>
          </table:table-cell>
          <table:table-cell office:value-type="float" office:value="0.0001500466" calcext:value-type="float">
            <text:p>0.0001500466</text:p>
          </table:table-cell>
          <table:table-cell office:value-type="float" office:value="0.0001348766" calcext:value-type="float">
            <text:p>0.0001348766</text:p>
          </table:table-cell>
          <table:table-cell office:value-type="float" office:value="0.00006361407" calcext:value-type="float">
            <text:p>6.361407E-05</text:p>
          </table:table-cell>
          <table:table-cell office:value-type="float" office:value="0.000005863567" calcext:value-type="float">
            <text:p>5.863567E-06</text:p>
          </table:table-cell>
          <table:table-cell office:value-type="float" office:value="0.0004481015" calcext:value-type="float">
            <text:p>0.0004481015</text:p>
          </table:table-cell>
          <table:table-cell office:value-type="float" office:value="0.0005626646" calcext:value-type="float">
            <text:p>0.0005626646</text:p>
          </table:table-cell>
          <table:table-cell office:value-type="float" office:value="0.00008804425" calcext:value-type="float">
            <text:p>8.804425E-05</text:p>
          </table:table-cell>
          <table:table-cell office:value-type="float" office:value="0.0003024635" calcext:value-type="float">
            <text:p>0.0003024635</text:p>
          </table:table-cell>
          <table:table-cell office:value-type="float" office:value="0.0003704913" calcext:value-type="float">
            <text:p>0.0003704913</text:p>
          </table:table-cell>
          <table:table-cell office:value-type="float" office:value="0.002501204" calcext:value-type="float">
            <text:p>0.002501204</text:p>
          </table:table-cell>
          <table:table-cell office:value-type="float" office:value="0.0002218416" calcext:value-type="float">
            <text:p>0.0002218416</text:p>
          </table:table-cell>
          <table:table-cell office:value-type="float" office:value="0.00002006353" calcext:value-type="float">
            <text:p>2.006353E-05</text:p>
          </table:table-cell>
          <table:table-cell office:value-type="float" office:value="0.00004783071" calcext:value-type="float">
            <text:p>4.783071E-05</text:p>
          </table:table-cell>
          <table:table-cell office:value-type="float" office:value="0.00002950173" calcext:value-type="float">
            <text:p>2.950173E-05</text:p>
          </table:table-cell>
          <table:table-cell office:value-type="float" office:value="0.00006368838" calcext:value-type="float">
            <text:p>6.36883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2962" calcext:value-type="float">
            <text:p>0.01242962</text:p>
          </table:table-cell>
        </table:table-row>
        <table:table-row table:style-name="ro1">
          <table:table-cell office:value-type="float" office:value="0.8258602" calcext:value-type="float">
            <text:p>0.8258602</text:p>
          </table:table-cell>
          <table:table-cell office:value-type="float" office:value="-0.5079457" calcext:value-type="float">
            <text:p>-0.5079457</text:p>
          </table:table-cell>
          <table:table-cell office:value-type="float" office:value="0.8258602" calcext:value-type="float">
            <text:p>0.8258602</text:p>
          </table:table-cell>
          <table:table-cell office:value-type="float" office:value="0.000007657382" calcext:value-type="float">
            <text:p>7.657382E-06</text:p>
          </table:table-cell>
          <table:table-cell office:value-type="float" office:value="0.00001093918" calcext:value-type="float">
            <text:p>1.093918E-05</text:p>
          </table:table-cell>
          <table:table-cell office:value-type="float" office:value="0.00002719252" calcext:value-type="float">
            <text:p>2.719252E-05</text:p>
          </table:table-cell>
          <table:table-cell office:value-type="float" office:value="0.0000163134" calcext:value-type="float">
            <text:p>1.63134E-05</text:p>
          </table:table-cell>
          <table:table-cell office:value-type="float" office:value="0.00004138095" calcext:value-type="float">
            <text:p>0.000041381</text:p>
          </table:table-cell>
          <table:table-cell office:value-type="float" office:value="0.000003081073" calcext:value-type="float">
            <text:p>3.081073E-06</text:p>
          </table:table-cell>
          <table:table-cell office:value-type="float" office:value="0.0002310579" calcext:value-type="float">
            <text:p>0.0002310579</text:p>
          </table:table-cell>
          <table:table-cell office:value-type="float" office:value="0.00001693984" calcext:value-type="float">
            <text:p>1.693984E-05</text:p>
          </table:table-cell>
          <table:table-cell office:value-type="float" office:value="0.00002516062" calcext:value-type="float">
            <text:p>2.516062E-05</text:p>
          </table:table-cell>
          <table:table-cell office:value-type="float" office:value="0.000373843" calcext:value-type="float">
            <text:p>0.000373843</text:p>
          </table:table-cell>
          <table:table-cell office:value-type="float" office:value="0.00000748319" calcext:value-type="float">
            <text:p>7.48319E-06</text:p>
          </table:table-cell>
          <table:table-cell office:value-type="float" office:value="0.00001553194" calcext:value-type="float">
            <text:p>1.553194E-05</text:p>
          </table:table-cell>
          <table:table-cell office:value-type="float" office:value="0.000001389907" calcext:value-type="float">
            <text:p>1.389907E-06</text:p>
          </table:table-cell>
          <table:table-cell office:value-type="float" office:value="0.00005221908" calcext:value-type="float">
            <text:p>5.221908E-05</text:p>
          </table:table-cell>
          <table:table-cell office:value-type="float" office:value="0.00002229412" calcext:value-type="float">
            <text:p>2.229412E-05</text:p>
          </table:table-cell>
          <table:table-cell office:value-type="float" office:value="0.00006649462" calcext:value-type="float">
            <text:p>6.649462E-05</text:p>
          </table:table-cell>
          <table:table-cell office:value-type="float" office:value="0.00001950653" calcext:value-type="float">
            <text:p>1.950653E-05</text:p>
          </table:table-cell>
          <table:table-cell office:value-type="float" office:value="0.00007229545" calcext:value-type="float">
            <text:p>7.229545E-05</text:p>
          </table:table-cell>
          <table:table-cell office:value-type="float" office:value="0.000106767" calcext:value-type="float">
            <text:p>0.000106767</text:p>
          </table:table-cell>
          <table:table-cell office:value-type="float" office:value="0.0004546189" calcext:value-type="float">
            <text:p>0.0004546189</text:p>
          </table:table-cell>
          <table:table-cell office:value-type="float" office:value="0.00004970947" calcext:value-type="float">
            <text:p>4.970947E-05</text:p>
          </table:table-cell>
          <table:table-cell office:value-type="float" office:value="0.000009200929" calcext:value-type="float">
            <text:p>9.200929E-06</text:p>
          </table:table-cell>
          <table:table-cell office:value-type="float" office:value="0.00009380547" calcext:value-type="float">
            <text:p>9.380547E-05</text:p>
          </table:table-cell>
          <table:table-cell office:value-type="float" office:value="0.0002176596" calcext:value-type="float">
            <text:p>0.0002176596</text:p>
          </table:table-cell>
          <table:table-cell office:value-type="float" office:value="0.00000868571" calcext:value-type="float">
            <text:p>8.68571E-06</text:p>
          </table:table-cell>
          <table:table-cell office:value-type="float" office:value="0.0000362857" calcext:value-type="float">
            <text:p>3.62857E-05</text:p>
          </table:table-cell>
          <table:table-cell office:value-type="float" office:value="0.0000018312" calcext:value-type="float">
            <text:p>1.8312E-06</text:p>
          </table:table-cell>
          <table:table-cell office:value-type="float" office:value="0.00007831543" calcext:value-type="float">
            <text:p>7.831543E-05</text:p>
          </table:table-cell>
          <table:table-cell office:value-type="float" office:value="0.00005720422" calcext:value-type="float">
            <text:p>5.72042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0068" calcext:value-type="float">
            <text:p>0.01240068</text:p>
          </table:table-cell>
        </table:table-row>
        <table:table-row table:style-name="ro1">
          <table:table-cell office:value-type="float" office:value="0.2370323" calcext:value-type="float">
            <text:p>0.2370323</text:p>
          </table:table-cell>
          <table:table-cell office:value-type="float" office:value="0.2958578" calcext:value-type="float">
            <text:p>0.2958578</text:p>
          </table:table-cell>
          <table:table-cell office:value-type="float" office:value="0.2370323" calcext:value-type="float">
            <text:p>0.2370323</text:p>
          </table:table-cell>
          <table:table-cell office:value-type="float" office:value="0.00003900647" calcext:value-type="float">
            <text:p>3.900647E-05</text:p>
          </table:table-cell>
          <table:table-cell office:value-type="float" office:value="0.00007266344" calcext:value-type="float">
            <text:p>7.266344E-05</text:p>
          </table:table-cell>
          <table:table-cell office:value-type="float" office:value="0.00003512172" calcext:value-type="float">
            <text:p>3.512172E-05</text:p>
          </table:table-cell>
          <table:table-cell office:value-type="float" office:value="0.00002235597" calcext:value-type="float">
            <text:p>0.000022356</text:p>
          </table:table-cell>
          <table:table-cell office:value-type="float" office:value="0.00006774453" calcext:value-type="float">
            <text:p>6.774453E-05</text:p>
          </table:table-cell>
          <table:table-cell office:value-type="float" office:value="0.000008010914" calcext:value-type="float">
            <text:p>8.010914E-06</text:p>
          </table:table-cell>
          <table:table-cell office:value-type="float" office:value="0.0002412301" calcext:value-type="float">
            <text:p>0.0002412301</text:p>
          </table:table-cell>
          <table:table-cell office:value-type="float" office:value="0.000003934753" calcext:value-type="float">
            <text:p>3.934753E-06</text:p>
          </table:table-cell>
          <table:table-cell office:value-type="float" office:value="0.000008989125" calcext:value-type="float">
            <text:p>8.989125E-06</text:p>
          </table:table-cell>
          <table:table-cell office:value-type="float" office:value="0.00008741946" calcext:value-type="float">
            <text:p>8.741946E-05</text:p>
          </table:table-cell>
          <table:table-cell office:value-type="float" office:value="0.00001726307" calcext:value-type="float">
            <text:p>1.726307E-05</text:p>
          </table:table-cell>
          <table:table-cell office:value-type="float" office:value="0.00000752455" calcext:value-type="float">
            <text:p>7.52455E-06</text:p>
          </table:table-cell>
          <table:table-cell office:value-type="float" office:value="0.000001229155" calcext:value-type="float">
            <text:p>1.229155E-06</text:p>
          </table:table-cell>
          <table:table-cell office:value-type="float" office:value="0.00001416927" calcext:value-type="float">
            <text:p>1.416927E-05</text:p>
          </table:table-cell>
          <table:table-cell office:value-type="float" office:value="0.00002541961" calcext:value-type="float">
            <text:p>2.541961E-05</text:p>
          </table:table-cell>
          <table:table-cell office:value-type="float" office:value="0.00004795938" calcext:value-type="float">
            <text:p>4.795938E-05</text:p>
          </table:table-cell>
          <table:table-cell office:value-type="float" office:value="0.000001178554" calcext:value-type="float">
            <text:p>1.178554E-06</text:p>
          </table:table-cell>
          <table:table-cell office:value-type="float" office:value="0.000004522627" calcext:value-type="float">
            <text:p>4.522627E-06</text:p>
          </table:table-cell>
          <table:table-cell office:value-type="float" office:value="0.0001447013" calcext:value-type="float">
            <text:p>0.0001447013</text:p>
          </table:table-cell>
          <table:table-cell office:value-type="float" office:value="0.0001048222" calcext:value-type="float">
            <text:p>0.0001048222</text:p>
          </table:table-cell>
          <table:table-cell office:value-type="float" office:value="0.000004885116" calcext:value-type="float">
            <text:p>4.885116E-06</text:p>
          </table:table-cell>
          <table:table-cell office:value-type="float" office:value="0.000004377351" calcext:value-type="float">
            <text:p>4.377351E-06</text:p>
          </table:table-cell>
          <table:table-cell office:value-type="float" office:value="0.0001414245" calcext:value-type="float">
            <text:p>0.0001414245</text:p>
          </table:table-cell>
          <table:table-cell office:value-type="float" office:value="0.0001189794" calcext:value-type="float">
            <text:p>0.0001189794</text:p>
          </table:table-cell>
          <table:table-cell office:value-type="float" office:value="0.000005061458" calcext:value-type="float">
            <text:p>5.061458E-06</text:p>
          </table:table-cell>
          <table:table-cell office:value-type="float" office:value="0.000009725639" calcext:value-type="float">
            <text:p>9.725639E-06</text:p>
          </table:table-cell>
          <table:table-cell office:value-type="float" office:value="0.00000785213" calcext:value-type="float">
            <text:p>7.85213E-06</text:p>
          </table:table-cell>
          <table:table-cell office:value-type="float" office:value="0.000099141" calcext:value-type="float">
            <text:p>0.000099141</text:p>
          </table:table-cell>
          <table:table-cell office:value-type="float" office:value="0.0001460818" calcext:value-type="float">
            <text:p>0.0001460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4009" calcext:value-type="float">
            <text:p>0.01234009</text:p>
          </table:table-cell>
        </table:table-row>
        <table:table-row table:style-name="ro1">
          <table:table-cell office:value-type="float" office:value="0.4295993" calcext:value-type="float">
            <text:p>0.4295993</text:p>
          </table:table-cell>
          <table:table-cell office:value-type="float" office:value="0.001408323" calcext:value-type="float">
            <text:p>0.001408323</text:p>
          </table:table-cell>
          <table:table-cell office:value-type="float" office:value="0.4295993" calcext:value-type="float">
            <text:p>0.4295993</text:p>
          </table:table-cell>
          <table:table-cell office:value-type="float" office:value="0.00004220714" calcext:value-type="float">
            <text:p>4.220714E-05</text:p>
          </table:table-cell>
          <table:table-cell office:value-type="float" office:value="0.000009307138" calcext:value-type="float">
            <text:p>9.307138E-06</text:p>
          </table:table-cell>
          <table:table-cell office:value-type="float" office:value="0.0002805696" calcext:value-type="float">
            <text:p>0.0002805696</text:p>
          </table:table-cell>
          <table:table-cell office:value-type="float" office:value="0.00009798338" calcext:value-type="float">
            <text:p>9.798338E-05</text:p>
          </table:table-cell>
          <table:table-cell office:value-type="float" office:value="0.0001982518" calcext:value-type="float">
            <text:p>0.0001982518</text:p>
          </table:table-cell>
          <table:table-cell office:value-type="float" office:value="0.0001444046" calcext:value-type="float">
            <text:p>0.0001444046</text:p>
          </table:table-cell>
          <table:table-cell office:value-type="float" office:value="0.0003492875" calcext:value-type="float">
            <text:p>0.0003492875</text:p>
          </table:table-cell>
          <table:table-cell office:value-type="float" office:value="0.0006310525" calcext:value-type="float">
            <text:p>0.0006310525</text:p>
          </table:table-cell>
          <table:table-cell office:value-type="float" office:value="0.00008846479" calcext:value-type="float">
            <text:p>8.846479E-05</text:p>
          </table:table-cell>
          <table:table-cell office:value-type="float" office:value="0.0003173732" calcext:value-type="float">
            <text:p>0.0003173732</text:p>
          </table:table-cell>
          <table:table-cell office:value-type="float" office:value="0.0002410302" calcext:value-type="float">
            <text:p>0.0002410302</text:p>
          </table:table-cell>
          <table:table-cell office:value-type="float" office:value="0.00003232251" calcext:value-type="float">
            <text:p>3.232251E-05</text:p>
          </table:table-cell>
          <table:table-cell office:value-type="float" office:value="0.00003020697" calcext:value-type="float">
            <text:p>0.000030207</text:p>
          </table:table-cell>
          <table:table-cell office:value-type="float" office:value="0.0001894561" calcext:value-type="float">
            <text:p>0.0001894561</text:p>
          </table:table-cell>
          <table:table-cell office:value-type="float" office:value="0.0006979418" calcext:value-type="float">
            <text:p>0.0006979418</text:p>
          </table:table-cell>
          <table:table-cell office:value-type="float" office:value="0.0001332472" calcext:value-type="float">
            <text:p>0.0001332472</text:p>
          </table:table-cell>
          <table:table-cell office:value-type="float" office:value="0.0000252306" calcext:value-type="float">
            <text:p>2.52306E-05</text:p>
          </table:table-cell>
          <table:table-cell office:value-type="float" office:value="0.0003874966" calcext:value-type="float">
            <text:p>0.0003874966</text:p>
          </table:table-cell>
          <table:table-cell office:value-type="float" office:value="0.0006236513" calcext:value-type="float">
            <text:p>0.0006236513</text:p>
          </table:table-cell>
          <table:table-cell office:value-type="float" office:value="0.0001172542" calcext:value-type="float">
            <text:p>0.0001172542</text:p>
          </table:table-cell>
          <table:table-cell office:value-type="float" office:value="0.00003970047" calcext:value-type="float">
            <text:p>3.970047E-05</text:p>
          </table:table-cell>
          <table:table-cell office:value-type="float" office:value="0.0001088933" calcext:value-type="float">
            <text:p>0.0001088933</text:p>
          </table:table-cell>
          <table:table-cell office:value-type="float" office:value="0.0001546268" calcext:value-type="float">
            <text:p>0.0001546268</text:p>
          </table:table-cell>
          <table:table-cell office:value-type="float" office:value="0.000190504" calcext:value-type="float">
            <text:p>0.000190504</text:p>
          </table:table-cell>
          <table:table-cell office:value-type="float" office:value="0.00004408781" calcext:value-type="float">
            <text:p>4.408781E-05</text:p>
          </table:table-cell>
          <table:table-cell office:value-type="float" office:value="0.00006542637" calcext:value-type="float">
            <text:p>6.542637E-05</text:p>
          </table:table-cell>
          <table:table-cell office:value-type="float" office:value="0.0002763937" calcext:value-type="float">
            <text:p>0.0002763937</text:p>
          </table:table-cell>
          <table:table-cell office:value-type="float" office:value="0.0001922412" calcext:value-type="float">
            <text:p>0.0001922412</text:p>
          </table:table-cell>
          <table:table-cell office:value-type="float" office:value="0.00001291136" calcext:value-type="float">
            <text:p>1.29113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9787" calcext:value-type="float">
            <text:p>0.01229787</text:p>
          </table:table-cell>
        </table:table-row>
        <table:table-row table:style-name="ro1">
          <table:table-cell office:value-type="float" office:value="0.6332743" calcext:value-type="float">
            <text:p>0.6332743</text:p>
          </table:table-cell>
          <table:table-cell office:value-type="float" office:value="-0.3432654" calcext:value-type="float">
            <text:p>-0.3432654</text:p>
          </table:table-cell>
          <table:table-cell office:value-type="float" office:value="0.6332743" calcext:value-type="float">
            <text:p>0.6332743</text:p>
          </table:table-cell>
          <table:table-cell office:value-type="float" office:value="0.0001929069" calcext:value-type="float">
            <text:p>0.0001929069</text:p>
          </table:table-cell>
          <table:table-cell office:value-type="float" office:value="0.00003513573" calcext:value-type="float">
            <text:p>3.513573E-05</text:p>
          </table:table-cell>
          <table:table-cell office:value-type="float" office:value="0.00005880874" calcext:value-type="float">
            <text:p>5.880874E-05</text:p>
          </table:table-cell>
          <table:table-cell office:value-type="float" office:value="0.0000314437" calcext:value-type="float">
            <text:p>3.14437E-05</text:p>
          </table:table-cell>
          <table:table-cell office:value-type="float" office:value="0.000161131" calcext:value-type="float">
            <text:p>0.000161131</text:p>
          </table:table-cell>
          <table:table-cell office:value-type="float" office:value="0.000004377399" calcext:value-type="float">
            <text:p>4.377399E-06</text:p>
          </table:table-cell>
          <table:table-cell office:value-type="float" office:value="0.000006015592" calcext:value-type="float">
            <text:p>6.015592E-06</text:p>
          </table:table-cell>
          <table:table-cell office:value-type="float" office:value="0.00000656737" calcext:value-type="float">
            <text:p>6.56737E-06</text:p>
          </table:table-cell>
          <table:table-cell office:value-type="float" office:value="0.000002850624" calcext:value-type="float">
            <text:p>2.850624E-06</text:p>
          </table:table-cell>
          <table:table-cell office:value-type="float" office:value="0.000001230843" calcext:value-type="float">
            <text:p>1.230843E-06</text:p>
          </table:table-cell>
          <table:table-cell office:value-type="float" office:value="0.000009239816" calcext:value-type="float">
            <text:p>9.239816E-06</text:p>
          </table:table-cell>
          <table:table-cell office:value-type="float" office:value="0.000005249103" calcext:value-type="float">
            <text:p>5.249103E-06</text:p>
          </table:table-cell>
          <table:table-cell office:value-type="float" office:value="0.000006802383" calcext:value-type="float">
            <text:p>6.802383E-06</text:p>
          </table:table-cell>
          <table:table-cell office:value-type="float" office:value="0.0001040862" calcext:value-type="float">
            <text:p>0.0001040862</text:p>
          </table:table-cell>
          <table:table-cell office:value-type="float" office:value="0.00001639287" calcext:value-type="float">
            <text:p>1.639287E-05</text:p>
          </table:table-cell>
          <table:table-cell office:value-type="float" office:value="0.00001749934" calcext:value-type="float">
            <text:p>1.749934E-05</text:p>
          </table:table-cell>
          <table:table-cell office:value-type="float" office:value="0.00003162971" calcext:value-type="float">
            <text:p>3.162971E-05</text:p>
          </table:table-cell>
          <table:table-cell office:value-type="float" office:value="0.000003952423" calcext:value-type="float">
            <text:p>3.952423E-06</text:p>
          </table:table-cell>
          <table:table-cell office:value-type="float" office:value="0.00001944918" calcext:value-type="float">
            <text:p>1.944918E-05</text:p>
          </table:table-cell>
          <table:table-cell office:value-type="float" office:value="0.00002886723" calcext:value-type="float">
            <text:p>2.886723E-05</text:p>
          </table:table-cell>
          <table:table-cell office:value-type="float" office:value="0.000004635511" calcext:value-type="float">
            <text:p>4.635511E-06</text:p>
          </table:table-cell>
          <table:table-cell office:value-type="float" office:value="0.00001388173" calcext:value-type="float">
            <text:p>1.388173E-05</text:p>
          </table:table-cell>
          <table:table-cell office:value-type="float" office:value="0.0009253072" calcext:value-type="float">
            <text:p>0.0009253072</text:p>
          </table:table-cell>
          <table:table-cell office:value-type="float" office:value="0.0001260674" calcext:value-type="float">
            <text:p>0.0001260674</text:p>
          </table:table-cell>
          <table:table-cell office:value-type="float" office:value="0.00002736159" calcext:value-type="float">
            <text:p>2.736159E-05</text:p>
          </table:table-cell>
          <table:table-cell office:value-type="float" office:value="0.000008039193" calcext:value-type="float">
            <text:p>8.039193E-06</text:p>
          </table:table-cell>
          <table:table-cell office:value-type="float" office:value="0.000007033585" calcext:value-type="float">
            <text:p>7.033585E-06</text:p>
          </table:table-cell>
          <table:table-cell office:value-type="float" office:value="0.00004102845" calcext:value-type="float">
            <text:p>4.102845E-05</text:p>
          </table:table-cell>
          <table:table-cell office:value-type="float" office:value="0.00004835797" calcext:value-type="float">
            <text:p>0.000048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9031" calcext:value-type="float">
            <text:p>0.01229031</text:p>
          </table:table-cell>
        </table:table-row>
        <table:table-row table:style-name="ro1">
          <table:table-cell office:value-type="float" office:value="0.2150299" calcext:value-type="float">
            <text:p>0.2150299</text:p>
          </table:table-cell>
          <table:table-cell office:value-type="float" office:value="0.4391026" calcext:value-type="float">
            <text:p>0.4391026</text:p>
          </table:table-cell>
          <table:table-cell office:value-type="float" office:value="0.2150299" calcext:value-type="float">
            <text:p>0.2150299</text:p>
          </table:table-cell>
          <table:table-cell office:value-type="float" office:value="0.00002138743" calcext:value-type="float">
            <text:p>2.138743E-05</text:p>
          </table:table-cell>
          <table:table-cell office:value-type="float" office:value="0.0003986092" calcext:value-type="float">
            <text:p>0.0003986092</text:p>
          </table:table-cell>
          <table:table-cell office:value-type="float" office:value="0.00004772553" calcext:value-type="float">
            <text:p>4.772553E-05</text:p>
          </table:table-cell>
          <table:table-cell office:value-type="float" office:value="0.00002235597" calcext:value-type="float">
            <text:p>0.000022356</text:p>
          </table:table-cell>
          <table:table-cell office:value-type="float" office:value="0.0001980797" calcext:value-type="float">
            <text:p>0.0001980797</text:p>
          </table:table-cell>
          <table:table-cell office:value-type="float" office:value="0.0000525678" calcext:value-type="float">
            <text:p>5.25678E-05</text:p>
          </table:table-cell>
          <table:table-cell office:value-type="float" office:value="0.0002718446" calcext:value-type="float">
            <text:p>0.0002718446</text:p>
          </table:table-cell>
          <table:table-cell office:value-type="float" office:value="0.00002205564" calcext:value-type="float">
            <text:p>2.205564E-05</text:p>
          </table:table-cell>
          <table:table-cell office:value-type="float" office:value="0.00003128889" calcext:value-type="float">
            <text:p>3.128889E-05</text:p>
          </table:table-cell>
          <table:table-cell office:value-type="float" office:value="0.00009000805" calcext:value-type="float">
            <text:p>9.000805E-05</text:p>
          </table:table-cell>
          <table:table-cell office:value-type="float" office:value="0.000005222767" calcext:value-type="float">
            <text:p>5.222767E-06</text:p>
          </table:table-cell>
          <table:table-cell office:value-type="float" office:value="0.000005153424" calcext:value-type="float">
            <text:p>5.153424E-06</text:p>
          </table:table-cell>
          <table:table-cell office:value-type="float" office:value="0.00003172074" calcext:value-type="float">
            <text:p>3.172074E-05</text:p>
          </table:table-cell>
          <table:table-cell office:value-type="float" office:value="0.00004015488" calcext:value-type="float">
            <text:p>4.015488E-05</text:p>
          </table:table-cell>
          <table:table-cell office:value-type="float" office:value="0.0002292404" calcext:value-type="float">
            <text:p>0.0002292404</text:p>
          </table:table-cell>
          <table:table-cell office:value-type="float" office:value="0.0001226439" calcext:value-type="float">
            <text:p>0.0001226439</text:p>
          </table:table-cell>
          <table:table-cell office:value-type="float" office:value="0.00004943008" calcext:value-type="float">
            <text:p>4.943008E-05</text:p>
          </table:table-cell>
          <table:table-cell office:value-type="float" office:value="0.00009247665" calcext:value-type="float">
            <text:p>9.247665E-05</text:p>
          </table:table-cell>
          <table:table-cell office:value-type="float" office:value="0.0002266326" calcext:value-type="float">
            <text:p>0.0002266326</text:p>
          </table:table-cell>
          <table:table-cell office:value-type="float" office:value="0.00005453188" calcext:value-type="float">
            <text:p>5.453188E-05</text:p>
          </table:table-cell>
          <table:table-cell office:value-type="float" office:value="0.000009980809" calcext:value-type="float">
            <text:p>9.980809E-06</text:p>
          </table:table-cell>
          <table:table-cell office:value-type="float" office:value="0.000102718" calcext:value-type="float">
            <text:p>0.000102718</text:p>
          </table:table-cell>
          <table:table-cell office:value-type="float" office:value="0.0001700704" calcext:value-type="float">
            <text:p>0.0001700704</text:p>
          </table:table-cell>
          <table:table-cell office:value-type="float" office:value="0.00004787549" calcext:value-type="float">
            <text:p>4.787549E-05</text:p>
          </table:table-cell>
          <table:table-cell office:value-type="float" office:value="0.00001274533" calcext:value-type="float">
            <text:p>1.274533E-05</text:p>
          </table:table-cell>
          <table:table-cell office:value-type="float" office:value="0.000005361082" calcext:value-type="float">
            <text:p>5.361082E-06</text:p>
          </table:table-cell>
          <table:table-cell office:value-type="float" office:value="0.000005734621" calcext:value-type="float">
            <text:p>5.734621E-06</text:p>
          </table:table-cell>
          <table:table-cell office:value-type="float" office:value="0.00004056642" calcext:value-type="float">
            <text:p>4.056642E-05</text:p>
          </table:table-cell>
          <table:table-cell office:value-type="float" office:value="0.0001812606" calcext:value-type="float">
            <text:p>0.00018126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9141" calcext:value-type="float">
            <text:p>0.01219141</text:p>
          </table:table-cell>
        </table:table-row>
        <table:table-row table:style-name="ro1">
          <table:table-cell office:value-type="float" office:value="0.2046218" calcext:value-type="float">
            <text:p>0.2046218</text:p>
          </table:table-cell>
          <table:table-cell office:value-type="float" office:value="0.5186555" calcext:value-type="float">
            <text:p>0.5186555</text:p>
          </table:table-cell>
          <table:table-cell office:value-type="float" office:value="0.2046218" calcext:value-type="float">
            <text:p>0.2046218</text:p>
          </table:table-cell>
          <table:table-cell office:value-type="float" office:value="0.00002860428" calcext:value-type="float">
            <text:p>2.860428E-05</text:p>
          </table:table-cell>
          <table:table-cell office:value-type="float" office:value="0.0001042925" calcext:value-type="float">
            <text:p>0.0001042925</text:p>
          </table:table-cell>
          <table:table-cell office:value-type="float" office:value="0.00008125282" calcext:value-type="float">
            <text:p>8.125282E-05</text:p>
          </table:table-cell>
          <table:table-cell office:value-type="float" office:value="0.00005233004" calcext:value-type="float">
            <text:p>0.00005233</text:p>
          </table:table-cell>
          <table:table-cell office:value-type="float" office:value="0.00006858129" calcext:value-type="float">
            <text:p>6.858129E-05</text:p>
          </table:table-cell>
          <table:table-cell office:value-type="float" office:value="0.0001352105" calcext:value-type="float">
            <text:p>0.0001352105</text:p>
          </table:table-cell>
          <table:table-cell office:value-type="float" office:value="0.0002429408" calcext:value-type="float">
            <text:p>0.0002429408</text:p>
          </table:table-cell>
          <table:table-cell office:value-type="float" office:value="0.000005879675" calcext:value-type="float">
            <text:p>5.879675E-06</text:p>
          </table:table-cell>
          <table:table-cell office:value-type="float" office:value="0.0000210171" calcext:value-type="float">
            <text:p>2.10171E-05</text:p>
          </table:table-cell>
          <table:table-cell office:value-type="float" office:value="0.00006944362" calcext:value-type="float">
            <text:p>6.944362E-05</text:p>
          </table:table-cell>
          <table:table-cell office:value-type="float" office:value="0.000006851885" calcext:value-type="float">
            <text:p>6.851885E-06</text:p>
          </table:table-cell>
          <table:table-cell office:value-type="float" office:value="0.000007544319" calcext:value-type="float">
            <text:p>7.544319E-06</text:p>
          </table:table-cell>
          <table:table-cell office:value-type="float" office:value="0.00009587268" calcext:value-type="float">
            <text:p>9.587268E-05</text:p>
          </table:table-cell>
          <table:table-cell office:value-type="float" office:value="0.0003009048" calcext:value-type="float">
            <text:p>0.0003009048</text:p>
          </table:table-cell>
          <table:table-cell office:value-type="float" office:value="0.0001054647" calcext:value-type="float">
            <text:p>0.0001054647</text:p>
          </table:table-cell>
          <table:table-cell office:value-type="float" office:value="0.0002188598" calcext:value-type="float">
            <text:p>0.0002188598</text:p>
          </table:table-cell>
          <table:table-cell office:value-type="float" office:value="0.00000322385" calcext:value-type="float">
            <text:p>3.22385E-06</text:p>
          </table:table-cell>
          <table:table-cell office:value-type="float" office:value="0.00004161389" calcext:value-type="float">
            <text:p>4.161389E-05</text:p>
          </table:table-cell>
          <table:table-cell office:value-type="float" office:value="0.0002272525" calcext:value-type="float">
            <text:p>0.0002272525</text:p>
          </table:table-cell>
          <table:table-cell office:value-type="float" office:value="0.0001204387" calcext:value-type="float">
            <text:p>0.0001204387</text:p>
          </table:table-cell>
          <table:table-cell office:value-type="float" office:value="0.0001912003" calcext:value-type="float">
            <text:p>0.0001912003</text:p>
          </table:table-cell>
          <table:table-cell office:value-type="float" office:value="0.00007247211" calcext:value-type="float">
            <text:p>7.247211E-05</text:p>
          </table:table-cell>
          <table:table-cell office:value-type="float" office:value="0.0001147076" calcext:value-type="float">
            <text:p>0.0001147076</text:p>
          </table:table-cell>
          <table:table-cell office:value-type="float" office:value="0.000008394708" calcext:value-type="float">
            <text:p>8.394708E-06</text:p>
          </table:table-cell>
          <table:table-cell office:value-type="float" office:value="0.0000524785" calcext:value-type="float">
            <text:p>5.24785E-05</text:p>
          </table:table-cell>
          <table:table-cell office:value-type="float" office:value="0.000001086052" calcext:value-type="float">
            <text:p>1.086052E-06</text:p>
          </table:table-cell>
          <table:table-cell office:value-type="float" office:value="0.00002176908" calcext:value-type="float">
            <text:p>2.176908E-05</text:p>
          </table:table-cell>
          <table:table-cell office:value-type="float" office:value="0.000001745447" calcext:value-type="float">
            <text:p>1.745447E-06</text:p>
          </table:table-cell>
          <table:table-cell office:value-type="float" office:value="0.0001523762" calcext:value-type="float">
            <text:p>0.0001523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7816" calcext:value-type="float">
            <text:p>0.01217816</text:p>
          </table:table-cell>
        </table:table-row>
        <table:table-row table:style-name="ro1">
          <table:table-cell office:value-type="float" office:value="0.8438432" calcext:value-type="float">
            <text:p>0.8438432</text:p>
          </table:table-cell>
          <table:table-cell office:value-type="float" office:value="-0.7462095" calcext:value-type="float">
            <text:p>-0.7462095</text:p>
          </table:table-cell>
          <table:table-cell office:value-type="float" office:value="0.8438432" calcext:value-type="float">
            <text:p>0.8438432</text:p>
          </table:table-cell>
          <table:table-cell office:value-type="float" office:value="0.0002077827" calcext:value-type="float">
            <text:p>0.0002077827</text:p>
          </table:table-cell>
          <table:table-cell office:value-type="float" office:value="0.0001685914" calcext:value-type="float">
            <text:p>0.0001685914</text:p>
          </table:table-cell>
          <table:table-cell office:value-type="float" office:value="0.00007943456" calcext:value-type="float">
            <text:p>7.943456E-05</text:p>
          </table:table-cell>
          <table:table-cell office:value-type="float" office:value="0.00002754526" calcext:value-type="float">
            <text:p>2.754526E-05</text:p>
          </table:table-cell>
          <table:table-cell office:value-type="float" office:value="0.000003494774" calcext:value-type="float">
            <text:p>3.494774E-06</text:p>
          </table:table-cell>
          <table:table-cell office:value-type="float" office:value="0.000003228699" calcext:value-type="float">
            <text:p>3.228699E-06</text:p>
          </table:table-cell>
          <table:table-cell office:value-type="float" office:value="0.0002413118" calcext:value-type="float">
            <text:p>0.0002413118</text:p>
          </table:table-cell>
          <table:table-cell office:value-type="float" office:value="0.000006339943" calcext:value-type="float">
            <text:p>6.339943E-06</text:p>
          </table:table-cell>
          <table:table-cell office:value-type="float" office:value="0.00001127322" calcext:value-type="float">
            <text:p>1.127322E-05</text:p>
          </table:table-cell>
          <table:table-cell office:value-type="float" office:value="0.0002286528" calcext:value-type="float">
            <text:p>0.0002286528</text:p>
          </table:table-cell>
          <table:table-cell office:value-type="float" office:value="0.00009285146" calcext:value-type="float">
            <text:p>9.285146E-05</text:p>
          </table:table-cell>
          <table:table-cell office:value-type="float" office:value="0.000004411696" calcext:value-type="float">
            <text:p>4.411696E-06</text:p>
          </table:table-cell>
          <table:table-cell office:value-type="float" office:value="0.0001265717" calcext:value-type="float">
            <text:p>0.0001265717</text:p>
          </table:table-cell>
          <table:table-cell office:value-type="float" office:value="0.00003841106" calcext:value-type="float">
            <text:p>3.841106E-05</text:p>
          </table:table-cell>
          <table:table-cell office:value-type="float" office:value="0.00003890069" calcext:value-type="float">
            <text:p>3.890069E-05</text:p>
          </table:table-cell>
          <table:table-cell office:value-type="float" office:value="0.00008254019" calcext:value-type="float">
            <text:p>8.254019E-05</text:p>
          </table:table-cell>
          <table:table-cell office:value-type="float" office:value="0.00005712313" calcext:value-type="float">
            <text:p>5.712313E-05</text:p>
          </table:table-cell>
          <table:table-cell office:value-type="float" office:value="0.00006035417" calcext:value-type="float">
            <text:p>6.035417E-05</text:p>
          </table:table-cell>
          <table:table-cell office:value-type="float" office:value="0.0001406916" calcext:value-type="float">
            <text:p>0.0001406916</text:p>
          </table:table-cell>
          <table:table-cell office:value-type="float" office:value="0.0001273548" calcext:value-type="float">
            <text:p>0.0001273548</text:p>
          </table:table-cell>
          <table:table-cell office:value-type="float" office:value="0.00007016191" calcext:value-type="float">
            <text:p>7.016191E-05</text:p>
          </table:table-cell>
          <table:table-cell office:value-type="float" office:value="0.00007261253" calcext:value-type="float">
            <text:p>7.261253E-05</text:p>
          </table:table-cell>
          <table:table-cell office:value-type="float" office:value="0.00006491767" calcext:value-type="float">
            <text:p>6.491767E-05</text:p>
          </table:table-cell>
          <table:table-cell office:value-type="float" office:value="0.0003493835" calcext:value-type="float">
            <text:p>0.0003493835</text:p>
          </table:table-cell>
          <table:table-cell office:value-type="float" office:value="0.00002608271" calcext:value-type="float">
            <text:p>2.608271E-05</text:p>
          </table:table-cell>
          <table:table-cell office:value-type="float" office:value="0.00001884385" calcext:value-type="float">
            <text:p>1.884385E-05</text:p>
          </table:table-cell>
          <table:table-cell office:value-type="float" office:value="0.00003029182" calcext:value-type="float">
            <text:p>3.029182E-05</text:p>
          </table:table-cell>
          <table:table-cell office:value-type="float" office:value="0.0004980786" calcext:value-type="float">
            <text:p>0.0004980786</text:p>
          </table:table-cell>
          <table:table-cell office:value-type="float" office:value="0.0001450798" calcext:value-type="float">
            <text:p>0.00014507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2722" calcext:value-type="float">
            <text:p>0.01212722</text:p>
          </table:table-cell>
        </table:table-row>
        <table:table-row table:style-name="ro1">
          <table:table-cell office:value-type="float" office:value="0.4335928" calcext:value-type="float">
            <text:p>0.4335928</text:p>
          </table:table-cell>
          <table:table-cell office:value-type="float" office:value="-0.03460054" calcext:value-type="float">
            <text:p>-0.03460054</text:p>
          </table:table-cell>
          <table:table-cell office:value-type="float" office:value="0.4335928" calcext:value-type="float">
            <text:p>0.4335928</text:p>
          </table:table-cell>
          <table:table-cell office:value-type="float" office:value="0.00005552843" calcext:value-type="float">
            <text:p>5.552843E-05</text:p>
          </table:table-cell>
          <table:table-cell office:value-type="float" office:value="0.00005351158" calcext:value-type="float">
            <text:p>5.351158E-05</text:p>
          </table:table-cell>
          <table:table-cell office:value-type="float" office:value="0.00004756073" calcext:value-type="float">
            <text:p>4.756073E-05</text:p>
          </table:table-cell>
          <table:table-cell office:value-type="float" office:value="0.0001412435" calcext:value-type="float">
            <text:p>0.0001412435</text:p>
          </table:table-cell>
          <table:table-cell office:value-type="float" office:value="0.0001685797" calcext:value-type="float">
            <text:p>0.0001685797</text:p>
          </table:table-cell>
          <table:table-cell office:value-type="float" office:value="0.000009985059" calcext:value-type="float">
            <text:p>9.985059E-06</text:p>
          </table:table-cell>
          <table:table-cell office:value-type="float" office:value="0.00211295" calcext:value-type="float">
            <text:p>0.00211295</text:p>
          </table:table-cell>
          <table:table-cell office:value-type="float" office:value="0.0004622484" calcext:value-type="float">
            <text:p>0.0004622484</text:p>
          </table:table-cell>
          <table:table-cell office:value-type="float" office:value="0.00005286603" calcext:value-type="float">
            <text:p>0.000052866</text:p>
          </table:table-cell>
          <table:table-cell office:value-type="float" office:value="0.000003224166" calcext:value-type="float">
            <text:p>3.224166E-06</text:p>
          </table:table-cell>
          <table:table-cell office:value-type="float" office:value="0.0002569549" calcext:value-type="float">
            <text:p>0.0002569549</text:p>
          </table:table-cell>
          <table:table-cell office:value-type="float" office:value="0.000008467496" calcext:value-type="float">
            <text:p>8.467496E-06</text:p>
          </table:table-cell>
          <table:table-cell office:value-type="float" office:value="0.00001108453" calcext:value-type="float">
            <text:p>1.108453E-05</text:p>
          </table:table-cell>
          <table:table-cell office:value-type="float" office:value="0.00001535382" calcext:value-type="float">
            <text:p>1.535382E-05</text:p>
          </table:table-cell>
          <table:table-cell office:value-type="float" office:value="0.0000318967" calcext:value-type="float">
            <text:p>3.18967E-05</text:p>
          </table:table-cell>
          <table:table-cell office:value-type="float" office:value="0.00016593" calcext:value-type="float">
            <text:p>0.00016593</text:p>
          </table:table-cell>
          <table:table-cell office:value-type="float" office:value="0.0001254643" calcext:value-type="float">
            <text:p>0.0001254643</text:p>
          </table:table-cell>
          <table:table-cell office:value-type="float" office:value="0.000002920511" calcext:value-type="float">
            <text:p>2.920511E-06</text:p>
          </table:table-cell>
          <table:table-cell office:value-type="float" office:value="0.0001207773" calcext:value-type="float">
            <text:p>0.0001207773</text:p>
          </table:table-cell>
          <table:table-cell office:value-type="float" office:value="0.0009612301" calcext:value-type="float">
            <text:p>0.0009612301</text:p>
          </table:table-cell>
          <table:table-cell office:value-type="float" office:value="0.00002088152" calcext:value-type="float">
            <text:p>2.088152E-05</text:p>
          </table:table-cell>
          <table:table-cell office:value-type="float" office:value="0.00002768312" calcext:value-type="float">
            <text:p>2.768312E-05</text:p>
          </table:table-cell>
          <table:table-cell office:value-type="float" office:value="0.0002422986" calcext:value-type="float">
            <text:p>0.0002422986</text:p>
          </table:table-cell>
          <table:table-cell office:value-type="float" office:value="0.0002056774" calcext:value-type="float">
            <text:p>0.0002056774</text:p>
          </table:table-cell>
          <table:table-cell office:value-type="float" office:value="0.000002093663" calcext:value-type="float">
            <text:p>2.093663E-06</text:p>
          </table:table-cell>
          <table:table-cell office:value-type="float" office:value="0.00002116856" calcext:value-type="float">
            <text:p>2.116856E-05</text:p>
          </table:table-cell>
          <table:table-cell office:value-type="float" office:value="0.000003156008" calcext:value-type="float">
            <text:p>0.000003156</text:p>
          </table:table-cell>
          <table:table-cell office:value-type="float" office:value="0.00005372425" calcext:value-type="float">
            <text:p>5.372425E-05</text:p>
          </table:table-cell>
          <table:table-cell office:value-type="float" office:value="0.00006368838" calcext:value-type="float">
            <text:p>6.36883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9155" calcext:value-type="float">
            <text:p>0.01199155</text:p>
          </table:table-cell>
        </table:table-row>
        <table:table-row table:style-name="ro1">
          <table:table-cell office:value-type="float" office:value="0.4144307" calcext:value-type="float">
            <text:p>0.4144307</text:p>
          </table:table-cell>
          <table:table-cell office:value-type="float" office:value="0.1750361" calcext:value-type="float">
            <text:p>0.1750361</text:p>
          </table:table-cell>
          <table:table-cell office:value-type="float" office:value="0.4144307" calcext:value-type="float">
            <text:p>0.4144307</text:p>
          </table:table-cell>
          <table:table-cell office:value-type="float" office:value="0.00004124737" calcext:value-type="float">
            <text:p>4.124737E-05</text:p>
          </table:table-cell>
          <table:table-cell office:value-type="float" office:value="0.00003503065" calcext:value-type="float">
            <text:p>3.503065E-05</text:p>
          </table:table-cell>
          <table:table-cell office:value-type="float" office:value="0.00003010853" calcext:value-type="float">
            <text:p>3.010853E-05</text:p>
          </table:table-cell>
          <table:table-cell office:value-type="float" office:value="0.00001903053" calcext:value-type="float">
            <text:p>1.903053E-05</text:p>
          </table:table-cell>
          <table:table-cell office:value-type="float" office:value="0.00005380334" calcext:value-type="float">
            <text:p>5.380334E-05</text:p>
          </table:table-cell>
          <table:table-cell office:value-type="float" office:value="0.0000149869" calcext:value-type="float">
            <text:p>1.49869E-05</text:p>
          </table:table-cell>
          <table:table-cell office:value-type="float" office:value="0.0001094511" calcext:value-type="float">
            <text:p>0.0001094511</text:p>
          </table:table-cell>
          <table:table-cell office:value-type="float" office:value="0.000001923245" calcext:value-type="float">
            <text:p>1.923245E-06</text:p>
          </table:table-cell>
          <table:table-cell office:value-type="float" office:value="0.00000972173" calcext:value-type="float">
            <text:p>9.72173E-06</text:p>
          </table:table-cell>
          <table:table-cell office:value-type="float" office:value="0.00002280258" calcext:value-type="float">
            <text:p>2.280258E-05</text:p>
          </table:table-cell>
          <table:table-cell office:value-type="float" office:value="0.00002343065" calcext:value-type="float">
            <text:p>2.343065E-05</text:p>
          </table:table-cell>
          <table:table-cell office:value-type="float" office:value="0.000006452519" calcext:value-type="float">
            <text:p>6.452519E-06</text:p>
          </table:table-cell>
          <table:table-cell office:value-type="float" office:value="0.00004403071" calcext:value-type="float">
            <text:p>4.403071E-05</text:p>
          </table:table-cell>
          <table:table-cell office:value-type="float" office:value="0.00001204584" calcext:value-type="float">
            <text:p>1.204584E-05</text:p>
          </table:table-cell>
          <table:table-cell office:value-type="float" office:value="0.00001140314" calcext:value-type="float">
            <text:p>1.140314E-05</text:p>
          </table:table-cell>
          <table:table-cell office:value-type="float" office:value="0.00005697316" calcext:value-type="float">
            <text:p>5.697316E-05</text:p>
          </table:table-cell>
          <table:table-cell office:value-type="float" office:value="0.00005335046" calcext:value-type="float">
            <text:p>5.335046E-05</text:p>
          </table:table-cell>
          <table:table-cell office:value-type="float" office:value="0.00000501851" calcext:value-type="float">
            <text:p>5.01851E-06</text:p>
          </table:table-cell>
          <table:table-cell office:value-type="float" office:value="0.0002498629" calcext:value-type="float">
            <text:p>0.0002498629</text:p>
          </table:table-cell>
          <table:table-cell office:value-type="float" office:value="0.0001925182" calcext:value-type="float">
            <text:p>0.0001925182</text:p>
          </table:table-cell>
          <table:table-cell office:value-type="float" office:value="0.00006828286" calcext:value-type="float">
            <text:p>6.828286E-05</text:p>
          </table:table-cell>
          <table:table-cell office:value-type="float" office:value="0.0001458193" calcext:value-type="float">
            <text:p>0.0001458193</text:p>
          </table:table-cell>
          <table:table-cell office:value-type="float" office:value="0.00001847403" calcext:value-type="float">
            <text:p>0.000018474</text:p>
          </table:table-cell>
          <table:table-cell office:value-type="float" office:value="0.0002219434" calcext:value-type="float">
            <text:p>0.0002219434</text:p>
          </table:table-cell>
          <table:table-cell office:value-type="float" office:value="0.000002491121" calcext:value-type="float">
            <text:p>2.491121E-06</text:p>
          </table:table-cell>
          <table:table-cell office:value-type="float" office:value="0.000004064078" calcext:value-type="float">
            <text:p>4.064078E-06</text:p>
          </table:table-cell>
          <table:table-cell office:value-type="float" office:value="0.0000001174547" calcext:value-type="float">
            <text:p>1.174547E-07</text:p>
          </table:table-cell>
          <table:table-cell office:value-type="float" office:value="0.000002339835" calcext:value-type="float">
            <text:p>2.339835E-06</text:p>
          </table:table-cell>
          <table:table-cell office:value-type="float" office:value="0.0000313382" calcext:value-type="float">
            <text:p>3.1338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1215" calcext:value-type="float">
            <text:p>0.01191215</text:p>
          </table:table-cell>
        </table:table-row>
        <table:table-row table:style-name="ro1">
          <table:table-cell office:value-type="float" office:value="0.4233794" calcext:value-type="float">
            <text:p>0.4233794</text:p>
          </table:table-cell>
          <table:table-cell office:value-type="float" office:value="0.06843035" calcext:value-type="float">
            <text:p>0.06843035</text:p>
          </table:table-cell>
          <table:table-cell office:value-type="float" office:value="0.4233794" calcext:value-type="float">
            <text:p>0.4233794</text:p>
          </table:table-cell>
          <table:table-cell office:value-type="float" office:value="0.00188452" calcext:value-type="float">
            <text:p>0.00188452</text:p>
          </table:table-cell>
          <table:table-cell office:value-type="float" office:value="0.00003638836" calcext:value-type="float">
            <text:p>3.638836E-05</text:p>
          </table:table-cell>
          <table:table-cell office:value-type="float" office:value="0.0009062929" calcext:value-type="float">
            <text:p>0.0009062929</text:p>
          </table:table-cell>
          <table:table-cell office:value-type="float" office:value="0.0001385534" calcext:value-type="float">
            <text:p>0.0001385534</text:p>
          </table:table-cell>
          <table:table-cell office:value-type="float" office:value="0.0002378995" calcext:value-type="float">
            <text:p>0.0002378995</text:p>
          </table:table-cell>
          <table:table-cell office:value-type="float" office:value="0.0001408675" calcext:value-type="float">
            <text:p>0.0001408675</text:p>
          </table:table-cell>
          <table:table-cell office:value-type="float" office:value="0.0008126372" calcext:value-type="float">
            <text:p>0.0008126372</text:p>
          </table:table-cell>
          <table:table-cell office:value-type="float" office:value="0.00001868992" calcext:value-type="float">
            <text:p>1.868992E-05</text:p>
          </table:table-cell>
          <table:table-cell office:value-type="float" office:value="0.000325799" calcext:value-type="float">
            <text:p>0.000325799</text:p>
          </table:table-cell>
          <table:table-cell office:value-type="float" office:value="0.0004986843" calcext:value-type="float">
            <text:p>0.0004986843</text:p>
          </table:table-cell>
          <table:table-cell office:value-type="float" office:value="0.0002598847" calcext:value-type="float">
            <text:p>0.0002598847</text:p>
          </table:table-cell>
          <table:table-cell office:value-type="float" office:value="0.00003892307" calcext:value-type="float">
            <text:p>3.892307E-05</text:p>
          </table:table-cell>
          <table:table-cell office:value-type="float" office:value="0.000227653" calcext:value-type="float">
            <text:p>0.000227653</text:p>
          </table:table-cell>
          <table:table-cell office:value-type="float" office:value="0.00004348811" calcext:value-type="float">
            <text:p>4.348811E-05</text:p>
          </table:table-cell>
          <table:table-cell office:value-type="float" office:value="0.002987036" calcext:value-type="float">
            <text:p>0.002987036</text:p>
          </table:table-cell>
          <table:table-cell office:value-type="float" office:value="0.0008985919" calcext:value-type="float">
            <text:p>0.0008985919</text:p>
          </table:table-cell>
          <table:table-cell office:value-type="float" office:value="0.00005041341" calcext:value-type="float">
            <text:p>5.041341E-05</text:p>
          </table:table-cell>
          <table:table-cell office:value-type="float" office:value="0.0001545859" calcext:value-type="float">
            <text:p>0.0001545859</text:p>
          </table:table-cell>
          <table:table-cell office:value-type="float" office:value="0.0003029416" calcext:value-type="float">
            <text:p>0.0003029416</text:p>
          </table:table-cell>
          <table:table-cell office:value-type="float" office:value="0.00009348477" calcext:value-type="float">
            <text:p>9.348477E-05</text:p>
          </table:table-cell>
          <table:table-cell office:value-type="float" office:value="0.0005704859" calcext:value-type="float">
            <text:p>0.0005704859</text:p>
          </table:table-cell>
          <table:table-cell office:value-type="float" office:value="0.0004131944" calcext:value-type="float">
            <text:p>0.0004131944</text:p>
          </table:table-cell>
          <table:table-cell office:value-type="float" office:value="0.0002928981" calcext:value-type="float">
            <text:p>0.0002928981</text:p>
          </table:table-cell>
          <table:table-cell office:value-type="float" office:value="0.0002266132" calcext:value-type="float">
            <text:p>0.0002266132</text:p>
          </table:table-cell>
          <table:table-cell office:value-type="float" office:value="0.001901748" calcext:value-type="float">
            <text:p>0.001901748</text:p>
          </table:table-cell>
          <table:table-cell office:value-type="float" office:value="0.00002607227" calcext:value-type="float">
            <text:p>2.607227E-05</text:p>
          </table:table-cell>
          <table:table-cell office:value-type="float" office:value="0.00001141575" calcext:value-type="float">
            <text:p>1.141575E-05</text:p>
          </table:table-cell>
          <table:table-cell office:value-type="float" office:value="0.00003423643" calcext:value-type="float">
            <text:p>3.423643E-05</text:p>
          </table:table-cell>
          <table:table-cell office:value-type="float" office:value="0.0001093342" calcext:value-type="float">
            <text:p>0.00010933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836" calcext:value-type="float">
            <text:p>0.01177836</text:p>
          </table:table-cell>
        </table:table-row>
        <table:table-row table:style-name="ro1">
          <table:table-cell office:value-type="float" office:value="0.6238376" calcext:value-type="float">
            <text:p>0.6238376</text:p>
          </table:table-cell>
          <table:table-cell office:value-type="float" office:value="-0.2140849" calcext:value-type="float">
            <text:p>-0.2140849</text:p>
          </table:table-cell>
          <table:table-cell office:value-type="float" office:value="0.6238376" calcext:value-type="float">
            <text:p>0.6238376</text:p>
          </table:table-cell>
          <table:table-cell office:value-type="float" office:value="0.0000001458746" calcext:value-type="float">
            <text:p>1.458746E-07</text:p>
          </table:table-cell>
          <table:table-cell office:value-type="float" office:value="0.00000002567867" calcext:value-type="float">
            <text:p>2.567867E-08</text:p>
          </table:table-cell>
          <table:table-cell office:value-type="float" office:value="0.00002806094" calcext:value-type="float">
            <text:p>2.806094E-05</text:p>
          </table:table-cell>
          <table:table-cell office:value-type="float" office:value="0.00001470008" calcext:value-type="float">
            <text:p>1.470008E-05</text:p>
          </table:table-cell>
          <table:table-cell office:value-type="float" office:value="0.0001443953" calcext:value-type="float">
            <text:p>0.0001443953</text:p>
          </table:table-cell>
          <table:table-cell office:value-type="float" office:value="0.00001608498" calcext:value-type="float">
            <text:p>0.000016085</text:p>
          </table:table-cell>
          <table:table-cell office:value-type="float" office:value="0.0002361063" calcext:value-type="float">
            <text:p>0.0002361063</text:p>
          </table:table-cell>
          <table:table-cell office:value-type="float" office:value="0.00001868445" calcext:value-type="float">
            <text:p>1.868445E-05</text:p>
          </table:table-cell>
          <table:table-cell office:value-type="float" office:value="0.00005722085" calcext:value-type="float">
            <text:p>5.722085E-05</text:p>
          </table:table-cell>
          <table:table-cell office:value-type="float" office:value="0.00009355732" calcext:value-type="float">
            <text:p>9.355732E-05</text:p>
          </table:table-cell>
          <table:table-cell office:value-type="float" office:value="0.000008310491" calcext:value-type="float">
            <text:p>8.310491E-06</text:p>
          </table:table-cell>
          <table:table-cell office:value-type="float" office:value="0.0000155542" calcext:value-type="float">
            <text:p>1.55542E-05</text:p>
          </table:table-cell>
          <table:table-cell office:value-type="float" office:value="0.000282729" calcext:value-type="float">
            <text:p>0.000282729</text:p>
          </table:table-cell>
          <table:table-cell office:value-type="float" office:value="0.00008374181" calcext:value-type="float">
            <text:p>8.374181E-05</text:p>
          </table:table-cell>
          <table:table-cell office:value-type="float" office:value="0.00001097256" calcext:value-type="float">
            <text:p>1.097256E-05</text:p>
          </table:table-cell>
          <table:table-cell office:value-type="float" office:value="0.0001886167" calcext:value-type="float">
            <text:p>0.0001886167</text:p>
          </table:table-cell>
          <table:table-cell office:value-type="float" office:value="0.00001839506" calcext:value-type="float">
            <text:p>1.839506E-05</text:p>
          </table:table-cell>
          <table:table-cell office:value-type="float" office:value="0.00009789146" calcext:value-type="float">
            <text:p>9.789146E-05</text:p>
          </table:table-cell>
          <table:table-cell office:value-type="float" office:value="0.0003036929" calcext:value-type="float">
            <text:p>0.0003036929</text:p>
          </table:table-cell>
          <table:table-cell office:value-type="float" office:value="0.000004769978" calcext:value-type="float">
            <text:p>0.00000477</text:p>
          </table:table-cell>
          <table:table-cell office:value-type="float" office:value="0.00005458456" calcext:value-type="float">
            <text:p>5.458456E-05</text:p>
          </table:table-cell>
          <table:table-cell office:value-type="float" office:value="0.00002466049" calcext:value-type="float">
            <text:p>2.466049E-05</text:p>
          </table:table-cell>
          <table:table-cell office:value-type="float" office:value="0.0003344461" calcext:value-type="float">
            <text:p>0.0003344461</text:p>
          </table:table-cell>
          <table:table-cell office:value-type="float" office:value="0.0002169928" calcext:value-type="float">
            <text:p>0.0002169928</text:p>
          </table:table-cell>
          <table:table-cell office:value-type="float" office:value="0.0000431621" calcext:value-type="float">
            <text:p>4.31621E-05</text:p>
          </table:table-cell>
          <table:table-cell office:value-type="float" office:value="0.000002594266" calcext:value-type="float">
            <text:p>2.594266E-06</text:p>
          </table:table-cell>
          <table:table-cell office:value-type="float" office:value="0.00001427133" calcext:value-type="float">
            <text:p>1.427133E-05</text:p>
          </table:table-cell>
          <table:table-cell office:value-type="float" office:value="0.0001629695" calcext:value-type="float">
            <text:p>0.0001629695</text:p>
          </table:table-cell>
          <table:table-cell office:value-type="float" office:value="0.00002511889" calcext:value-type="float">
            <text:p>2.51188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0709" calcext:value-type="float">
            <text:p>0.01160709</text:p>
          </table:table-cell>
        </table:table-row>
        <table:table-row table:style-name="ro1">
          <table:table-cell office:value-type="float" office:value="0.4355956" calcext:value-type="float">
            <text:p>0.4355956</text:p>
          </table:table-cell>
          <table:table-cell office:value-type="float" office:value="-0.05136086" calcext:value-type="float">
            <text:p>-0.05136086</text:p>
          </table:table-cell>
          <table:table-cell office:value-type="float" office:value="0.4355956" calcext:value-type="float">
            <text:p>0.4355956</text:p>
          </table:table-cell>
          <table:table-cell office:value-type="float" office:value="0.00005061176" calcext:value-type="float">
            <text:p>5.061176E-05</text:p>
          </table:table-cell>
          <table:table-cell office:value-type="float" office:value="0.00001809643" calcext:value-type="float">
            <text:p>1.809643E-05</text:p>
          </table:table-cell>
          <table:table-cell office:value-type="float" office:value="0.00001393269" calcext:value-type="float">
            <text:p>1.393269E-05</text:p>
          </table:table-cell>
          <table:table-cell office:value-type="float" office:value="0.00003700228" calcext:value-type="float">
            <text:p>3.700228E-05</text:p>
          </table:table-cell>
          <table:table-cell office:value-type="float" office:value="0.0001006685" calcext:value-type="float">
            <text:p>0.0001006685</text:p>
          </table:table-cell>
          <table:table-cell office:value-type="float" office:value="0.000002572216" calcext:value-type="float">
            <text:p>2.572216E-06</text:p>
          </table:table-cell>
          <table:table-cell office:value-type="float" office:value="0.0002140591" calcext:value-type="float">
            <text:p>0.0002140591</text:p>
          </table:table-cell>
          <table:table-cell office:value-type="float" office:value="0.00001635548" calcext:value-type="float">
            <text:p>1.635548E-05</text:p>
          </table:table-cell>
          <table:table-cell office:value-type="float" office:value="0.00003777605" calcext:value-type="float">
            <text:p>3.777605E-05</text:p>
          </table:table-cell>
          <table:table-cell office:value-type="float" office:value="0.0001240541" calcext:value-type="float">
            <text:p>0.0001240541</text:p>
          </table:table-cell>
          <table:table-cell office:value-type="float" office:value="0.00003999202" calcext:value-type="float">
            <text:p>0.000039992</text:p>
          </table:table-cell>
          <table:table-cell office:value-type="float" office:value="0.000007335002" calcext:value-type="float">
            <text:p>0.000007335</text:p>
          </table:table-cell>
          <table:table-cell office:value-type="float" office:value="0.0000008281729" calcext:value-type="float">
            <text:p>8.281729E-07</text:p>
          </table:table-cell>
          <table:table-cell office:value-type="float" office:value="0.00001419323" calcext:value-type="float">
            <text:p>1.419323E-05</text:p>
          </table:table-cell>
          <table:table-cell office:value-type="float" office:value="0.0001341472" calcext:value-type="float">
            <text:p>0.0001341472</text:p>
          </table:table-cell>
          <table:table-cell office:value-type="float" office:value="0.00006060208" calcext:value-type="float">
            <text:p>6.060208E-05</text:p>
          </table:table-cell>
          <table:table-cell office:value-type="float" office:value="0.00001037369" calcext:value-type="float">
            <text:p>1.037369E-05</text:p>
          </table:table-cell>
          <table:table-cell office:value-type="float" office:value="0.00002504021" calcext:value-type="float">
            <text:p>2.504021E-05</text:p>
          </table:table-cell>
          <table:table-cell office:value-type="float" office:value="0.0000895641" calcext:value-type="float">
            <text:p>8.95641E-05</text:p>
          </table:table-cell>
          <table:table-cell office:value-type="float" office:value="0.0000313571" calcext:value-type="float">
            <text:p>3.13571E-05</text:p>
          </table:table-cell>
          <table:table-cell office:value-type="float" office:value="0.00004003105" calcext:value-type="float">
            <text:p>4.003105E-05</text:p>
          </table:table-cell>
          <table:table-cell office:value-type="float" office:value="0.00008357617" calcext:value-type="float">
            <text:p>8.357617E-05</text:p>
          </table:table-cell>
          <table:table-cell office:value-type="float" office:value="0.0000541863" calcext:value-type="float">
            <text:p>5.41863E-05</text:p>
          </table:table-cell>
          <table:table-cell office:value-type="float" office:value="0.0002267526" calcext:value-type="float">
            <text:p>0.0002267526</text:p>
          </table:table-cell>
          <table:table-cell office:value-type="float" office:value="0.0001447758" calcext:value-type="float">
            <text:p>0.0001447758</text:p>
          </table:table-cell>
          <table:table-cell office:value-type="float" office:value="0.00003351166" calcext:value-type="float">
            <text:p>3.351166E-05</text:p>
          </table:table-cell>
          <table:table-cell office:value-type="float" office:value="0.000009855889" calcext:value-type="float">
            <text:p>9.855889E-06</text:p>
          </table:table-cell>
          <table:table-cell office:value-type="float" office:value="0.0001746454" calcext:value-type="float">
            <text:p>0.0001746454</text:p>
          </table:table-cell>
          <table:table-cell office:value-type="float" office:value="0.00006170167" calcext:value-type="float">
            <text:p>6.17016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0218" calcext:value-type="float">
            <text:p>0.01160218</text:p>
          </table:table-cell>
        </table:table-row>
        <table:table-row table:style-name="ro1">
          <table:table-cell office:value-type="float" office:value="0.05872229" calcext:value-type="float">
            <text:p>0.05872229</text:p>
          </table:table-cell>
          <table:table-cell office:value-type="float" office:value="0.7015312" calcext:value-type="float">
            <text:p>0.7015312</text:p>
          </table:table-cell>
          <table:table-cell office:value-type="float" office:value="0.05872229" calcext:value-type="float">
            <text:p>0.05872229</text:p>
          </table:table-cell>
          <table:table-cell office:value-type="float" office:value="0.00000533904" calcext:value-type="float">
            <text:p>0.000005339</text:p>
          </table:table-cell>
          <table:table-cell office:value-type="float" office:value="0.00005351158" calcext:value-type="float">
            <text:p>5.351158E-05</text:p>
          </table:table-cell>
          <table:table-cell office:value-type="float" office:value="0.00006177208" calcext:value-type="float">
            <text:p>6.177208E-05</text:p>
          </table:table-cell>
          <table:table-cell office:value-type="float" office:value="0.000003622349" calcext:value-type="float">
            <text:p>3.622349E-06</text:p>
          </table:table-cell>
          <table:table-cell office:value-type="float" office:value="0.0001730786" calcext:value-type="float">
            <text:p>0.0001730786</text:p>
          </table:table-cell>
          <table:table-cell office:value-type="float" office:value="0.000009985059" calcext:value-type="float">
            <text:p>9.985059E-06</text:p>
          </table:table-cell>
          <table:table-cell office:value-type="float" office:value="0.00001663311" calcext:value-type="float">
            <text:p>1.663311E-05</text:p>
          </table:table-cell>
          <table:table-cell office:value-type="float" office:value="0.00001296354" calcext:value-type="float">
            <text:p>1.296354E-05</text:p>
          </table:table-cell>
          <table:table-cell office:value-type="float" office:value="0.00005105583" calcext:value-type="float">
            <text:p>5.105583E-05</text:p>
          </table:table-cell>
          <table:table-cell office:value-type="float" office:value="0.000004430017" calcext:value-type="float">
            <text:p>0.00000443</text:p>
          </table:table-cell>
          <table:table-cell office:value-type="float" office:value="0.00004690244" calcext:value-type="float">
            <text:p>4.690244E-05</text:p>
          </table:table-cell>
          <table:table-cell office:value-type="float" office:value="0.000008204975" calcext:value-type="float">
            <text:p>0.000008205</text:p>
          </table:table-cell>
          <table:table-cell office:value-type="float" office:value="0.000000497578" calcext:value-type="float">
            <text:p>4.97578E-07</text:p>
          </table:table-cell>
          <table:table-cell office:value-type="float" office:value="0.00003402226" calcext:value-type="float">
            <text:p>3.402226E-05</text:p>
          </table:table-cell>
          <table:table-cell office:value-type="float" office:value="0.00002622209" calcext:value-type="float">
            <text:p>2.622209E-05</text:p>
          </table:table-cell>
          <table:table-cell office:value-type="float" office:value="0.00000703869" calcext:value-type="float">
            <text:p>7.03869E-06</text:p>
          </table:table-cell>
          <table:table-cell office:value-type="float" office:value="0.000003743675" calcext:value-type="float">
            <text:p>3.743675E-06</text:p>
          </table:table-cell>
          <table:table-cell office:value-type="float" office:value="0.000002920511" calcext:value-type="float">
            <text:p>2.920511E-06</text:p>
          </table:table-cell>
          <table:table-cell office:value-type="float" office:value="0.0001176543" calcext:value-type="float">
            <text:p>0.0001176543</text:p>
          </table:table-cell>
          <table:table-cell office:value-type="float" office:value="0.0002582447" calcext:value-type="float">
            <text:p>0.0002582447</text:p>
          </table:table-cell>
          <table:table-cell office:value-type="float" office:value="0.00001662268" calcext:value-type="float">
            <text:p>1.662268E-05</text:p>
          </table:table-cell>
          <table:table-cell office:value-type="float" office:value="0.00002768312" calcext:value-type="float">
            <text:p>2.768312E-05</text:p>
          </table:table-cell>
          <table:table-cell office:value-type="float" office:value="0.0001640522" calcext:value-type="float">
            <text:p>0.0001640522</text:p>
          </table:table-cell>
          <table:table-cell office:value-type="float" office:value="0.0002056774" calcext:value-type="float">
            <text:p>0.0002056774</text:p>
          </table:table-cell>
          <table:table-cell office:value-type="float" office:value="0.000003267285" calcext:value-type="float">
            <text:p>3.267285E-06</text:p>
          </table:table-cell>
          <table:table-cell office:value-type="float" office:value="0.00002116856" calcext:value-type="float">
            <text:p>2.116856E-05</text:p>
          </table:table-cell>
          <table:table-cell office:value-type="float" office:value="0.000003132515" calcext:value-type="float">
            <text:p>3.132515E-06</text:p>
          </table:table-cell>
          <table:table-cell office:value-type="float" office:value="0.00003636618" calcext:value-type="float">
            <text:p>3.636618E-05</text:p>
          </table:table-cell>
          <table:table-cell office:value-type="float" office:value="0.00005213094" calcext:value-type="float">
            <text:p>5.21309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9817" calcext:value-type="float">
            <text:p>0.01149817</text:p>
          </table:table-cell>
        </table:table-row>
        <table:table-row table:style-name="ro1">
          <table:table-cell office:value-type="float" office:value="0.6209466" calcext:value-type="float">
            <text:p>0.6209466</text:p>
          </table:table-cell>
          <table:table-cell office:value-type="float" office:value="-0.1674347" calcext:value-type="float">
            <text:p>-0.1674347</text:p>
          </table:table-cell>
          <table:table-cell office:value-type="float" office:value="0.6209466" calcext:value-type="float">
            <text:p>0.6209466</text:p>
          </table:table-cell>
          <table:table-cell office:value-type="float" office:value="0.00004397128" calcext:value-type="float">
            <text:p>4.397128E-05</text:p>
          </table:table-cell>
          <table:table-cell office:value-type="float" office:value="0.00004072172" calcext:value-type="float">
            <text:p>4.072172E-05</text:p>
          </table:table-cell>
          <table:table-cell office:value-type="float" office:value="0.00006692312" calcext:value-type="float">
            <text:p>6.692312E-05</text:p>
          </table:table-cell>
          <table:table-cell office:value-type="float" office:value="0.00001518633" calcext:value-type="float">
            <text:p>1.518633E-05</text:p>
          </table:table-cell>
          <table:table-cell office:value-type="float" office:value="0.0001022141" calcext:value-type="float">
            <text:p>0.0001022141</text:p>
          </table:table-cell>
          <table:table-cell office:value-type="float" office:value="0.00001677513" calcext:value-type="float">
            <text:p>1.677513E-05</text:p>
          </table:table-cell>
          <table:table-cell office:value-type="float" office:value="0.00009060686" calcext:value-type="float">
            <text:p>9.060686E-05</text:p>
          </table:table-cell>
          <table:table-cell office:value-type="float" office:value="0.0000157462" calcext:value-type="float">
            <text:p>1.57462E-05</text:p>
          </table:table-cell>
          <table:table-cell office:value-type="float" office:value="0.000004927604" calcext:value-type="float">
            <text:p>4.927604E-06</text:p>
          </table:table-cell>
          <table:table-cell office:value-type="float" office:value="0.0001529208" calcext:value-type="float">
            <text:p>0.0001529208</text:p>
          </table:table-cell>
          <table:table-cell office:value-type="float" office:value="0.00003679551" calcext:value-type="float">
            <text:p>3.679551E-05</text:p>
          </table:table-cell>
          <table:table-cell office:value-type="float" office:value="0.000008354596" calcext:value-type="float">
            <text:p>8.354596E-06</text:p>
          </table:table-cell>
          <table:table-cell office:value-type="float" office:value="0.00001339054" calcext:value-type="float">
            <text:p>1.339054E-05</text:p>
          </table:table-cell>
          <table:table-cell office:value-type="float" office:value="0.00001465595" calcext:value-type="float">
            <text:p>0.000014656</text:p>
          </table:table-cell>
          <table:table-cell office:value-type="float" office:value="0.000270097" calcext:value-type="float">
            <text:p>0.000270097</text:p>
          </table:table-cell>
          <table:table-cell office:value-type="float" office:value="0.0001863992" calcext:value-type="float">
            <text:p>0.0001863992</text:p>
          </table:table-cell>
          <table:table-cell office:value-type="float" office:value="0.00004599325" calcext:value-type="float">
            <text:p>4.599325E-05</text:p>
          </table:table-cell>
          <table:table-cell office:value-type="float" office:value="0.00007499074" calcext:value-type="float">
            <text:p>7.499074E-05</text:p>
          </table:table-cell>
          <table:table-cell office:value-type="float" office:value="0.00002091987" calcext:value-type="float">
            <text:p>2.091987E-05</text:p>
          </table:table-cell>
          <table:table-cell office:value-type="float" office:value="0.0001932392" calcext:value-type="float">
            <text:p>0.0001932392</text:p>
          </table:table-cell>
          <table:table-cell office:value-type="float" office:value="0.00001792977" calcext:value-type="float">
            <text:p>1.792977E-05</text:p>
          </table:table-cell>
          <table:table-cell office:value-type="float" office:value="0.0000192749" calcext:value-type="float">
            <text:p>1.92749E-05</text:p>
          </table:table-cell>
          <table:table-cell office:value-type="float" office:value="0.00003950925" calcext:value-type="float">
            <text:p>3.950925E-05</text:p>
          </table:table-cell>
          <table:table-cell office:value-type="float" office:value="0.0001083904" calcext:value-type="float">
            <text:p>0.0001083904</text:p>
          </table:table-cell>
          <table:table-cell office:value-type="float" office:value="0.00002193096" calcext:value-type="float">
            <text:p>0.000021931</text:p>
          </table:table-cell>
          <table:table-cell office:value-type="float" office:value="0.00001437874" calcext:value-type="float">
            <text:p>1.437874E-05</text:p>
          </table:table-cell>
          <table:table-cell office:value-type="float" office:value="0.00001261393" calcext:value-type="float">
            <text:p>1.261393E-05</text:p>
          </table:table-cell>
          <table:table-cell office:value-type="float" office:value="0.0000178793" calcext:value-type="float">
            <text:p>1.78793E-05</text:p>
          </table:table-cell>
          <table:table-cell office:value-type="float" office:value="0.00006829052" calcext:value-type="float">
            <text:p>6.82905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5572" calcext:value-type="float">
            <text:p>0.01135572</text:p>
          </table:table-cell>
        </table:table-row>
        <table:table-row table:style-name="ro1">
          <table:table-cell office:value-type="float" office:value="0.05142039" calcext:value-type="float">
            <text:p>0.05142039</text:p>
          </table:table-cell>
          <table:table-cell office:value-type="float" office:value="0.7224998" calcext:value-type="float">
            <text:p>0.7224998</text:p>
          </table:table-cell>
          <table:table-cell office:value-type="float" office:value="0.05142039" calcext:value-type="float">
            <text:p>0.05142039</text:p>
          </table:table-cell>
          <table:table-cell office:value-type="float" office:value="0.00006940097" calcext:value-type="float">
            <text:p>0.000069401</text:p>
          </table:table-cell>
          <table:table-cell office:value-type="float" office:value="0.00004143052" calcext:value-type="float">
            <text:p>4.143052E-05</text:p>
          </table:table-cell>
          <table:table-cell office:value-type="float" office:value="0.00002245588" calcext:value-type="float">
            <text:p>2.245588E-05</text:p>
          </table:table-cell>
          <table:table-cell office:value-type="float" office:value="0.0000447935" calcext:value-type="float">
            <text:p>4.47935E-05</text:p>
          </table:table-cell>
          <table:table-cell office:value-type="float" office:value="0.0000659022" calcext:value-type="float">
            <text:p>6.59022E-05</text:p>
          </table:table-cell>
          <table:table-cell office:value-type="float" office:value="0.000009242746" calcext:value-type="float">
            <text:p>9.242746E-06</text:p>
          </table:table-cell>
          <table:table-cell office:value-type="float" office:value="0.00001290278" calcext:value-type="float">
            <text:p>1.290278E-05</text:p>
          </table:table-cell>
          <table:table-cell office:value-type="float" office:value="0.00001292332" calcext:value-type="float">
            <text:p>1.292332E-05</text:p>
          </table:table-cell>
          <table:table-cell office:value-type="float" office:value="0.00000634941" calcext:value-type="float">
            <text:p>6.34941E-06</text:p>
          </table:table-cell>
          <table:table-cell office:value-type="float" office:value="0.00006509114" calcext:value-type="float">
            <text:p>6.509114E-05</text:p>
          </table:table-cell>
          <table:table-cell office:value-type="float" office:value="0.00009658883" calcext:value-type="float">
            <text:p>9.658883E-05</text:p>
          </table:table-cell>
          <table:table-cell office:value-type="float" office:value="0.000002254568" calcext:value-type="float">
            <text:p>2.254568E-06</text:p>
          </table:table-cell>
          <table:table-cell office:value-type="float" office:value="0.0001103511" calcext:value-type="float">
            <text:p>0.0001103511</text:p>
          </table:table-cell>
          <table:table-cell office:value-type="float" office:value="0.00001344197" calcext:value-type="float">
            <text:p>0.000013442</text:p>
          </table:table-cell>
          <table:table-cell office:value-type="float" office:value="0.0001498703" calcext:value-type="float">
            <text:p>0.0001498703</text:p>
          </table:table-cell>
          <table:table-cell office:value-type="float" office:value="0.000003823572" calcext:value-type="float">
            <text:p>3.823572E-06</text:p>
          </table:table-cell>
          <table:table-cell office:value-type="float" office:value="0.000001397621" calcext:value-type="float">
            <text:p>1.397621E-06</text:p>
          </table:table-cell>
          <table:table-cell office:value-type="float" office:value="0.00002770268" calcext:value-type="float">
            <text:p>2.770268E-05</text:p>
          </table:table-cell>
          <table:table-cell office:value-type="float" office:value="0.0001471284" calcext:value-type="float">
            <text:p>0.0001471284</text:p>
          </table:table-cell>
          <table:table-cell office:value-type="float" office:value="0.0001246661" calcext:value-type="float">
            <text:p>0.0001246661</text:p>
          </table:table-cell>
          <table:table-cell office:value-type="float" office:value="0.00003947334" calcext:value-type="float">
            <text:p>3.947334E-05</text:p>
          </table:table-cell>
          <table:table-cell office:value-type="float" office:value="0.00024769" calcext:value-type="float">
            <text:p>0.00024769</text:p>
          </table:table-cell>
          <table:table-cell office:value-type="float" office:value="0.0001498345" calcext:value-type="float">
            <text:p>0.0001498345</text:p>
          </table:table-cell>
          <table:table-cell office:value-type="float" office:value="0.0006048399" calcext:value-type="float">
            <text:p>0.0006048399</text:p>
          </table:table-cell>
          <table:table-cell office:value-type="float" office:value="0.0000124954" calcext:value-type="float">
            <text:p>1.24954E-05</text:p>
          </table:table-cell>
          <table:table-cell office:value-type="float" office:value="0.0000009317456" calcext:value-type="float">
            <text:p>9.317456E-07</text:p>
          </table:table-cell>
          <table:table-cell office:value-type="float" office:value="0.00003630328" calcext:value-type="float">
            <text:p>3.630328E-05</text:p>
          </table:table-cell>
          <table:table-cell office:value-type="float" office:value="0.00004564528" calcext:value-type="float">
            <text:p>4.564528E-05</text:p>
          </table:table-cell>
          <table:table-cell office:value-type="float" office:value="0.000123192" calcext:value-type="float">
            <text:p>0.000123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3642" calcext:value-type="float">
            <text:p>0.01133642</text:p>
          </table:table-cell>
        </table:table-row>
        <table:table-row table:style-name="ro1">
          <table:table-cell office:value-type="float" office:value="0.2356307" calcext:value-type="float">
            <text:p>0.2356307</text:p>
          </table:table-cell>
          <table:table-cell office:value-type="float" office:value="0.3030137" calcext:value-type="float">
            <text:p>0.3030137</text:p>
          </table:table-cell>
          <table:table-cell office:value-type="float" office:value="0.2356307" calcext:value-type="float">
            <text:p>0.2356307</text:p>
          </table:table-cell>
          <table:table-cell office:value-type="float" office:value="0.00003900647" calcext:value-type="float">
            <text:p>3.900647E-05</text:p>
          </table:table-cell>
          <table:table-cell office:value-type="float" office:value="0.00007266344" calcext:value-type="float">
            <text:p>7.266344E-05</text:p>
          </table:table-cell>
          <table:table-cell office:value-type="float" office:value="0.00006022575" calcext:value-type="float">
            <text:p>6.022575E-05</text:p>
          </table:table-cell>
          <table:table-cell office:value-type="float" office:value="0.0000285194" calcext:value-type="float">
            <text:p>2.85194E-05</text:p>
          </table:table-cell>
          <table:table-cell office:value-type="float" office:value="0.00006798768" calcext:value-type="float">
            <text:p>6.798768E-05</text:p>
          </table:table-cell>
          <table:table-cell office:value-type="float" office:value="0.000008010914" calcext:value-type="float">
            <text:p>8.010914E-06</text:p>
          </table:table-cell>
          <table:table-cell office:value-type="float" office:value="0.0002761369" calcext:value-type="float">
            <text:p>0.0002761369</text:p>
          </table:table-cell>
          <table:table-cell office:value-type="float" office:value="0.00001316366" calcext:value-type="float">
            <text:p>1.316366E-05</text:p>
          </table:table-cell>
          <table:table-cell office:value-type="float" office:value="0.000008989125" calcext:value-type="float">
            <text:p>8.989125E-06</text:p>
          </table:table-cell>
          <table:table-cell office:value-type="float" office:value="0.0001006753" calcext:value-type="float">
            <text:p>0.0001006753</text:p>
          </table:table-cell>
          <table:table-cell office:value-type="float" office:value="0.00004437213" calcext:value-type="float">
            <text:p>4.437213E-05</text:p>
          </table:table-cell>
          <table:table-cell office:value-type="float" office:value="0.000008035355" calcext:value-type="float">
            <text:p>8.035355E-06</text:p>
          </table:table-cell>
          <table:table-cell office:value-type="float" office:value="0.000001229155" calcext:value-type="float">
            <text:p>1.229155E-06</text:p>
          </table:table-cell>
          <table:table-cell office:value-type="float" office:value="0.00001416927" calcext:value-type="float">
            <text:p>1.416927E-05</text:p>
          </table:table-cell>
          <table:table-cell office:value-type="float" office:value="0.00002541961" calcext:value-type="float">
            <text:p>2.541961E-05</text:p>
          </table:table-cell>
          <table:table-cell office:value-type="float" office:value="0.00004795938" calcext:value-type="float">
            <text:p>4.795938E-05</text:p>
          </table:table-cell>
          <table:table-cell office:value-type="float" office:value="0.000001178554" calcext:value-type="float">
            <text:p>1.178554E-06</text:p>
          </table:table-cell>
          <table:table-cell office:value-type="float" office:value="0.000004522627" calcext:value-type="float">
            <text:p>4.522627E-06</text:p>
          </table:table-cell>
          <table:table-cell office:value-type="float" office:value="0.0001447013" calcext:value-type="float">
            <text:p>0.0001447013</text:p>
          </table:table-cell>
          <table:table-cell office:value-type="float" office:value="0.000308811" calcext:value-type="float">
            <text:p>0.000308811</text:p>
          </table:table-cell>
          <table:table-cell office:value-type="float" office:value="0.000004885116" calcext:value-type="float">
            <text:p>4.885116E-06</text:p>
          </table:table-cell>
          <table:table-cell office:value-type="float" office:value="0.00002814342" calcext:value-type="float">
            <text:p>2.814342E-05</text:p>
          </table:table-cell>
          <table:table-cell office:value-type="float" office:value="0.0001414245" calcext:value-type="float">
            <text:p>0.0001414245</text:p>
          </table:table-cell>
          <table:table-cell office:value-type="float" office:value="0.0002178377" calcext:value-type="float">
            <text:p>0.0002178377</text:p>
          </table:table-cell>
          <table:table-cell office:value-type="float" office:value="0.000005061458" calcext:value-type="float">
            <text:p>5.061458E-06</text:p>
          </table:table-cell>
          <table:table-cell office:value-type="float" office:value="0.0000210262" calcext:value-type="float">
            <text:p>2.10262E-05</text:p>
          </table:table-cell>
          <table:table-cell office:value-type="float" office:value="0.00000785213" calcext:value-type="float">
            <text:p>7.85213E-06</text:p>
          </table:table-cell>
          <table:table-cell office:value-type="float" office:value="0.000099141" calcext:value-type="float">
            <text:p>0.000099141</text:p>
          </table:table-cell>
          <table:table-cell office:value-type="float" office:value="0.0001498879" calcext:value-type="float">
            <text:p>0.000149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2034" calcext:value-type="float">
            <text:p>0.01122034</text:p>
          </table:table-cell>
        </table:table-row>
        <table:table-row table:style-name="ro1">
          <table:table-cell office:value-type="float" office:value="0.8234567" calcext:value-type="float">
            <text:p>0.8234567</text:p>
          </table:table-cell>
          <table:table-cell office:value-type="float" office:value="-0.460235" calcext:value-type="float">
            <text:p>-0.460235</text:p>
          </table:table-cell>
          <table:table-cell office:value-type="float" office:value="0.8234567" calcext:value-type="float">
            <text:p>0.8234567</text:p>
          </table:table-cell>
          <table:table-cell office:value-type="float" office:value="0.0002826242" calcext:value-type="float">
            <text:p>0.0002826242</text:p>
          </table:table-cell>
          <table:table-cell office:value-type="float" office:value="0.000276292" calcext:value-type="float">
            <text:p>0.000276292</text:p>
          </table:table-cell>
          <table:table-cell office:value-type="float" office:value="0.00001172208" calcext:value-type="float">
            <text:p>1.172208E-05</text:p>
          </table:table-cell>
          <table:table-cell office:value-type="float" office:value="0.0000447935" calcext:value-type="float">
            <text:p>4.47935E-05</text:p>
          </table:table-cell>
          <table:table-cell office:value-type="float" office:value="0.00006914635" calcext:value-type="float">
            <text:p>6.914635E-05</text:p>
          </table:table-cell>
          <table:table-cell office:value-type="float" office:value="0.00006125843" calcext:value-type="float">
            <text:p>6.125843E-05</text:p>
          </table:table-cell>
          <table:table-cell office:value-type="float" office:value="0.000007979189" calcext:value-type="float">
            <text:p>7.979189E-06</text:p>
          </table:table-cell>
          <table:table-cell office:value-type="float" office:value="0.00001292332" calcext:value-type="float">
            <text:p>1.292332E-05</text:p>
          </table:table-cell>
          <table:table-cell office:value-type="float" office:value="0.0000759711" calcext:value-type="float">
            <text:p>7.59711E-05</text:p>
          </table:table-cell>
          <table:table-cell office:value-type="float" office:value="0.0000932235" calcext:value-type="float">
            <text:p>9.32235E-05</text:p>
          </table:table-cell>
          <table:table-cell office:value-type="float" office:value="0.0000128449" calcext:value-type="float">
            <text:p>1.28449E-05</text:p>
          </table:table-cell>
          <table:table-cell office:value-type="float" office:value="0.000001451178" calcext:value-type="float">
            <text:p>1.451178E-06</text:p>
          </table:table-cell>
          <table:table-cell office:value-type="float" office:value="0.00103121" calcext:value-type="float">
            <text:p>0.00103121</text:p>
          </table:table-cell>
          <table:table-cell office:value-type="float" office:value="0.00001413595" calcext:value-type="float">
            <text:p>0.000014136</text:p>
          </table:table-cell>
          <table:table-cell office:value-type="float" office:value="0.00003869983" calcext:value-type="float">
            <text:p>3.869983E-05</text:p>
          </table:table-cell>
          <table:table-cell office:value-type="float" office:value="0.00007302968" calcext:value-type="float">
            <text:p>7.302968E-05</text:p>
          </table:table-cell>
          <table:table-cell office:value-type="float" office:value="0.00006680055" calcext:value-type="float">
            <text:p>6.680055E-05</text:p>
          </table:table-cell>
          <table:table-cell office:value-type="float" office:value="0.00001938012" calcext:value-type="float">
            <text:p>1.938012E-05</text:p>
          </table:table-cell>
          <table:table-cell office:value-type="float" office:value="0.0003153929" calcext:value-type="float">
            <text:p>0.0003153929</text:p>
          </table:table-cell>
          <table:table-cell office:value-type="float" office:value="0.0001246661" calcext:value-type="float">
            <text:p>0.0001246661</text:p>
          </table:table-cell>
          <table:table-cell office:value-type="float" office:value="0.0002057607" calcext:value-type="float">
            <text:p>0.0002057607</text:p>
          </table:table-cell>
          <table:table-cell office:value-type="float" office:value="0.00004442344" calcext:value-type="float">
            <text:p>4.442344E-05</text:p>
          </table:table-cell>
          <table:table-cell office:value-type="float" office:value="0.0001421566" calcext:value-type="float">
            <text:p>0.0001421566</text:p>
          </table:table-cell>
          <table:table-cell office:value-type="float" office:value="0.0002086869" calcext:value-type="float">
            <text:p>0.0002086869</text:p>
          </table:table-cell>
          <table:table-cell office:value-type="float" office:value="0.00001352397" calcext:value-type="float">
            <text:p>0.000013524</text:p>
          </table:table-cell>
          <table:table-cell office:value-type="float" office:value="0.000002164009" calcext:value-type="float">
            <text:p>0.000002164</text:p>
          </table:table-cell>
          <table:table-cell office:value-type="float" office:value="0.000003858706" calcext:value-type="float">
            <text:p>3.858706E-06</text:p>
          </table:table-cell>
          <table:table-cell office:value-type="float" office:value="0.00004564528" calcext:value-type="float">
            <text:p>4.564528E-05</text:p>
          </table:table-cell>
          <table:table-cell office:value-type="float" office:value="0.0001073538" calcext:value-type="float">
            <text:p>0.0001073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5412" calcext:value-type="float">
            <text:p>0.01095412</text:p>
          </table:table-cell>
        </table:table-row>
        <table:table-row table:style-name="ro1">
          <table:table-cell office:value-type="float" office:value="0.2121593" calcext:value-type="float">
            <text:p>0.2121593</text:p>
          </table:table-cell>
          <table:table-cell office:value-type="float" office:value="0.4607077" calcext:value-type="float">
            <text:p>0.4607077</text:p>
          </table:table-cell>
          <table:table-cell office:value-type="float" office:value="0.2121593" calcext:value-type="float">
            <text:p>0.2121593</text:p>
          </table:table-cell>
          <table:table-cell office:value-type="float" office:value="0.00002703319" calcext:value-type="float">
            <text:p>2.703319E-05</text:p>
          </table:table-cell>
          <table:table-cell office:value-type="float" office:value="0.0000112778" calcext:value-type="float">
            <text:p>1.12778E-05</text:p>
          </table:table-cell>
          <table:table-cell office:value-type="float" office:value="0.00006880457" calcext:value-type="float">
            <text:p>6.880457E-05</text:p>
          </table:table-cell>
          <table:table-cell office:value-type="float" office:value="0.00005233004" calcext:value-type="float">
            <text:p>0.00005233</text:p>
          </table:table-cell>
          <table:table-cell office:value-type="float" office:value="0.00004349617" calcext:value-type="float">
            <text:p>4.349617E-05</text:p>
          </table:table-cell>
          <table:table-cell office:value-type="float" office:value="0.000007610841" calcext:value-type="float">
            <text:p>7.610841E-06</text:p>
          </table:table-cell>
          <table:table-cell office:value-type="float" office:value="0.0002409211" calcext:value-type="float">
            <text:p>0.0002409211</text:p>
          </table:table-cell>
          <table:table-cell office:value-type="float" office:value="0.000005897138" calcext:value-type="float">
            <text:p>5.897138E-06</text:p>
          </table:table-cell>
          <table:table-cell office:value-type="float" office:value="0.00001034657" calcext:value-type="float">
            <text:p>1.034657E-05</text:p>
          </table:table-cell>
          <table:table-cell office:value-type="float" office:value="0.00004982925" calcext:value-type="float">
            <text:p>4.982925E-05</text:p>
          </table:table-cell>
          <table:table-cell office:value-type="float" office:value="0.00003673156" calcext:value-type="float">
            <text:p>3.673156E-05</text:p>
          </table:table-cell>
          <table:table-cell office:value-type="float" office:value="0.00001009849" calcext:value-type="float">
            <text:p>1.009849E-05</text:p>
          </table:table-cell>
          <table:table-cell office:value-type="float" office:value="0.00000440317" calcext:value-type="float">
            <text:p>4.40317E-06</text:p>
          </table:table-cell>
          <table:table-cell office:value-type="float" office:value="0.00001129105" calcext:value-type="float">
            <text:p>1.129105E-05</text:p>
          </table:table-cell>
          <table:table-cell office:value-type="float" office:value="0.00006168268" calcext:value-type="float">
            <text:p>6.168268E-05</text:p>
          </table:table-cell>
          <table:table-cell office:value-type="float" office:value="0.0002188598" calcext:value-type="float">
            <text:p>0.0002188598</text:p>
          </table:table-cell>
          <table:table-cell office:value-type="float" office:value="0.00001148337" calcext:value-type="float">
            <text:p>1.148337E-05</text:p>
          </table:table-cell>
          <table:table-cell office:value-type="float" office:value="0.00003367547" calcext:value-type="float">
            <text:p>3.367547E-05</text:p>
          </table:table-cell>
          <table:table-cell office:value-type="float" office:value="0.0001276895" calcext:value-type="float">
            <text:p>0.0001276895</text:p>
          </table:table-cell>
          <table:table-cell office:value-type="float" office:value="0.0001204387" calcext:value-type="float">
            <text:p>0.0001204387</text:p>
          </table:table-cell>
          <table:table-cell office:value-type="float" office:value="0.0001948644" calcext:value-type="float">
            <text:p>0.0001948644</text:p>
          </table:table-cell>
          <table:table-cell office:value-type="float" office:value="0.0000538647" calcext:value-type="float">
            <text:p>5.38647E-05</text:p>
          </table:table-cell>
          <table:table-cell office:value-type="float" office:value="0.00004357352" calcext:value-type="float">
            <text:p>4.357352E-05</text:p>
          </table:table-cell>
          <table:table-cell office:value-type="float" office:value="0.00003807207" calcext:value-type="float">
            <text:p>3.807207E-05</text:p>
          </table:table-cell>
          <table:table-cell office:value-type="float" office:value="0.00000859324" calcext:value-type="float">
            <text:p>8.59324E-06</text:p>
          </table:table-cell>
          <table:table-cell office:value-type="float" office:value="0.000002848825" calcext:value-type="float">
            <text:p>2.848825E-06</text:p>
          </table:table-cell>
          <table:table-cell office:value-type="float" office:value="0.000001649716" calcext:value-type="float">
            <text:p>1.649716E-06</text:p>
          </table:table-cell>
          <table:table-cell office:value-type="float" office:value="0.00003526124" calcext:value-type="float">
            <text:p>3.526124E-05</text:p>
          </table:table-cell>
          <table:table-cell office:value-type="float" office:value="0.0001523762" calcext:value-type="float">
            <text:p>0.0001523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5248" calcext:value-type="float">
            <text:p>0.01065248</text:p>
          </table:table-cell>
        </table:table-row>
        <table:table-row table:style-name="ro1">
          <table:table-cell office:value-type="float" office:value="0.02726573" calcext:value-type="float">
            <text:p>0.02726573</text:p>
          </table:table-cell>
          <table:table-cell office:value-type="float" office:value="0.8148447" calcext:value-type="float">
            <text:p>0.8148447</text:p>
          </table:table-cell>
          <table:table-cell office:value-type="float" office:value="0.02726573" calcext:value-type="float">
            <text:p>0.02726573</text:p>
          </table:table-cell>
          <table:table-cell office:value-type="float" office:value="0.0003315993" calcext:value-type="float">
            <text:p>0.0003315993</text:p>
          </table:table-cell>
          <table:table-cell office:value-type="float" office:value="0.0001093412" calcext:value-type="float">
            <text:p>0.0001093412</text:p>
          </table:table-cell>
          <table:table-cell office:value-type="float" office:value="0.0000706828" calcext:value-type="float">
            <text:p>7.06828E-05</text:p>
          </table:table-cell>
          <table:table-cell office:value-type="float" office:value="0.00001076079" calcext:value-type="float">
            <text:p>1.076079E-05</text:p>
          </table:table-cell>
          <table:table-cell office:value-type="float" office:value="0.00005607666" calcext:value-type="float">
            <text:p>5.607666E-05</text:p>
          </table:table-cell>
          <table:table-cell office:value-type="float" office:value="0.00007643772" calcext:value-type="float">
            <text:p>7.643772E-05</text:p>
          </table:table-cell>
          <table:table-cell office:value-type="float" office:value="0.0002072701" calcext:value-type="float">
            <text:p>0.0002072701</text:p>
          </table:table-cell>
          <table:table-cell office:value-type="float" office:value="0.00004556523" calcext:value-type="float">
            <text:p>4.556523E-05</text:p>
          </table:table-cell>
          <table:table-cell office:value-type="float" office:value="0.000001280407" calcext:value-type="float">
            <text:p>1.280407E-06</text:p>
          </table:table-cell>
          <table:table-cell office:value-type="float" office:value="0.00001296327" calcext:value-type="float">
            <text:p>1.296327E-05</text:p>
          </table:table-cell>
          <table:table-cell office:value-type="float" office:value="0.00001144903" calcext:value-type="float">
            <text:p>0.000011449</text:p>
          </table:table-cell>
          <table:table-cell office:value-type="float" office:value="0.000006271645" calcext:value-type="float">
            <text:p>6.271645E-06</text:p>
          </table:table-cell>
          <table:table-cell office:value-type="float" office:value="0.00002158736" calcext:value-type="float">
            <text:p>2.158736E-05</text:p>
          </table:table-cell>
          <table:table-cell office:value-type="float" office:value="0.000004040564" calcext:value-type="float">
            <text:p>4.040564E-06</text:p>
          </table:table-cell>
          <table:table-cell office:value-type="float" office:value="0.0000216539" calcext:value-type="float">
            <text:p>2.16539E-05</text:p>
          </table:table-cell>
          <table:table-cell office:value-type="float" office:value="0.0001951067" calcext:value-type="float">
            <text:p>0.0001951067</text:p>
          </table:table-cell>
          <table:table-cell office:value-type="float" office:value="0.00001057081" calcext:value-type="float">
            <text:p>1.057081E-05</text:p>
          </table:table-cell>
          <table:table-cell office:value-type="float" office:value="0.00002704125" calcext:value-type="float">
            <text:p>2.704125E-05</text:p>
          </table:table-cell>
          <table:table-cell office:value-type="float" office:value="0.00003028255" calcext:value-type="float">
            <text:p>3.028255E-05</text:p>
          </table:table-cell>
          <table:table-cell office:value-type="float" office:value="0.0001542474" calcext:value-type="float">
            <text:p>0.0001542474</text:p>
          </table:table-cell>
          <table:table-cell office:value-type="float" office:value="0.0000992503" calcext:value-type="float">
            <text:p>9.92503E-05</text:p>
          </table:table-cell>
          <table:table-cell office:value-type="float" office:value="0.000003712683" calcext:value-type="float">
            <text:p>3.712683E-06</text:p>
          </table:table-cell>
          <table:table-cell office:value-type="float" office:value="0.0001356496" calcext:value-type="float">
            <text:p>0.0001356496</text:p>
          </table:table-cell>
          <table:table-cell office:value-type="float" office:value="0.0002193579" calcext:value-type="float">
            <text:p>0.0002193579</text:p>
          </table:table-cell>
          <table:table-cell office:value-type="float" office:value="0.000003440325" calcext:value-type="float">
            <text:p>3.440325E-06</text:p>
          </table:table-cell>
          <table:table-cell office:value-type="float" office:value="0.000006978211" calcext:value-type="float">
            <text:p>6.978211E-06</text:p>
          </table:table-cell>
          <table:table-cell office:value-type="float" office:value="0.000001187642" calcext:value-type="float">
            <text:p>1.187642E-06</text:p>
          </table:table-cell>
          <table:table-cell office:value-type="float" office:value="0.00006099537" calcext:value-type="float">
            <text:p>6.099537E-05</text:p>
          </table:table-cell>
          <table:table-cell office:value-type="float" office:value="0.00006782192" calcext:value-type="float">
            <text:p>6.78219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5446" calcext:value-type="float">
            <text:p>0.01045446</text:p>
          </table:table-cell>
        </table:table-row>
        <table:table-row table:style-name="ro1">
          <table:table-cell office:value-type="float" office:value="0.04231389" calcext:value-type="float">
            <text:p>0.04231389</text:p>
          </table:table-cell>
          <table:table-cell office:value-type="float" office:value="0.7546199" calcext:value-type="float">
            <text:p>0.7546199</text:p>
          </table:table-cell>
          <table:table-cell office:value-type="float" office:value="0.04231389" calcext:value-type="float">
            <text:p>0.04231389</text:p>
          </table:table-cell>
          <table:table-cell office:value-type="float" office:value="0.00002497937" calcext:value-type="float">
            <text:p>2.497937E-05</text:p>
          </table:table-cell>
          <table:table-cell office:value-type="float" office:value="0.00138564" calcext:value-type="float">
            <text:p>0.00138564</text:p>
          </table:table-cell>
          <table:table-cell office:value-type="float" office:value="0.0005785185" calcext:value-type="float">
            <text:p>0.0005785185</text:p>
          </table:table-cell>
          <table:table-cell office:value-type="float" office:value="0.00002551848" calcext:value-type="float">
            <text:p>2.551848E-05</text:p>
          </table:table-cell>
          <table:table-cell office:value-type="float" office:value="0.00002732668" calcext:value-type="float">
            <text:p>2.732668E-05</text:p>
          </table:table-cell>
          <table:table-cell office:value-type="float" office:value="0.00008178297" calcext:value-type="float">
            <text:p>0.000081783</text:p>
          </table:table-cell>
          <table:table-cell office:value-type="float" office:value="0.0008639485" calcext:value-type="float">
            <text:p>0.0008639485</text:p>
          </table:table-cell>
          <table:table-cell office:value-type="float" office:value="0.00006310784" calcext:value-type="float">
            <text:p>6.310784E-05</text:p>
          </table:table-cell>
          <table:table-cell office:value-type="float" office:value="0.00001419607" calcext:value-type="float">
            <text:p>1.419607E-05</text:p>
          </table:table-cell>
          <table:table-cell office:value-type="float" office:value="0.000432048" calcext:value-type="float">
            <text:p>0.000432048</text:p>
          </table:table-cell>
          <table:table-cell office:value-type="float" office:value="0.00002989034" calcext:value-type="float">
            <text:p>2.989034E-05</text:p>
          </table:table-cell>
          <table:table-cell office:value-type="float" office:value="0.0000256033" calcext:value-type="float">
            <text:p>2.56033E-05</text:p>
          </table:table-cell>
          <table:table-cell office:value-type="float" office:value="0.0001926532" calcext:value-type="float">
            <text:p>0.0001926532</text:p>
          </table:table-cell>
          <table:table-cell office:value-type="float" office:value="0.0001012474" calcext:value-type="float">
            <text:p>0.0001012474</text:p>
          </table:table-cell>
          <table:table-cell office:value-type="float" office:value="0.00005246118" calcext:value-type="float">
            <text:p>5.246118E-05</text:p>
          </table:table-cell>
          <table:table-cell office:value-type="float" office:value="0.00007610523" calcext:value-type="float">
            <text:p>7.610523E-05</text:p>
          </table:table-cell>
          <table:table-cell office:value-type="float" office:value="0.0001037117" calcext:value-type="float">
            <text:p>0.0001037117</text:p>
          </table:table-cell>
          <table:table-cell office:value-type="float" office:value="0.0000481255" calcext:value-type="float">
            <text:p>4.81255E-05</text:p>
          </table:table-cell>
          <table:table-cell office:value-type="float" office:value="0.00007320407" calcext:value-type="float">
            <text:p>7.320407E-05</text:p>
          </table:table-cell>
          <table:table-cell office:value-type="float" office:value="0.0001187818" calcext:value-type="float">
            <text:p>0.0001187818</text:p>
          </table:table-cell>
          <table:table-cell office:value-type="float" office:value="0.0001739504" calcext:value-type="float">
            <text:p>0.0001739504</text:p>
          </table:table-cell>
          <table:table-cell office:value-type="float" office:value="0.0000728788" calcext:value-type="float">
            <text:p>7.28788E-05</text:p>
          </table:table-cell>
          <table:table-cell office:value-type="float" office:value="0.00006741162" calcext:value-type="float">
            <text:p>6.741162E-05</text:p>
          </table:table-cell>
          <table:table-cell office:value-type="float" office:value="0.0001622424" calcext:value-type="float">
            <text:p>0.0001622424</text:p>
          </table:table-cell>
          <table:table-cell office:value-type="float" office:value="0.00007789269" calcext:value-type="float">
            <text:p>7.789269E-05</text:p>
          </table:table-cell>
          <table:table-cell office:value-type="float" office:value="0.00003018894" calcext:value-type="float">
            <text:p>3.018894E-05</text:p>
          </table:table-cell>
          <table:table-cell office:value-type="float" office:value="0.0000112533" calcext:value-type="float">
            <text:p>1.12533E-05</text:p>
          </table:table-cell>
          <table:table-cell office:value-type="float" office:value="0.00005124288" calcext:value-type="float">
            <text:p>5.124288E-05</text:p>
          </table:table-cell>
          <table:table-cell office:value-type="float" office:value="0.00009648734" calcext:value-type="float">
            <text:p>9.64873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2878" calcext:value-type="float">
            <text:p>0.01022878</text:p>
          </table:table-cell>
        </table:table-row>
        <table:table-row table:style-name="ro1">
          <table:table-cell office:value-type="float" office:value="0.8348583" calcext:value-type="float">
            <text:p>0.8348583</text:p>
          </table:table-cell>
          <table:table-cell office:value-type="float" office:value="-0.6554849" calcext:value-type="float">
            <text:p>-0.6554849</text:p>
          </table:table-cell>
          <table:table-cell office:value-type="float" office:value="0.8348583" calcext:value-type="float">
            <text:p>0.8348583</text:p>
          </table:table-cell>
          <table:table-cell office:value-type="float" office:value="0.0001115178" calcext:value-type="float">
            <text:p>0.0001115178</text:p>
          </table:table-cell>
          <table:table-cell office:value-type="float" office:value="0.00006838105" calcext:value-type="float">
            <text:p>6.838105E-05</text:p>
          </table:table-cell>
          <table:table-cell office:value-type="float" office:value="0.00006513034" calcext:value-type="float">
            <text:p>6.513034E-05</text:p>
          </table:table-cell>
          <table:table-cell office:value-type="float" office:value="0.00001401852" calcext:value-type="float">
            <text:p>1.401852E-05</text:p>
          </table:table-cell>
          <table:table-cell office:value-type="float" office:value="0.0001907249" calcext:value-type="float">
            <text:p>0.0001907249</text:p>
          </table:table-cell>
          <table:table-cell office:value-type="float" office:value="0.0002959992" calcext:value-type="float">
            <text:p>0.0002959992</text:p>
          </table:table-cell>
          <table:table-cell office:value-type="float" office:value="0.00004785229" calcext:value-type="float">
            <text:p>4.785229E-05</text:p>
          </table:table-cell>
          <table:table-cell office:value-type="float" office:value="0.00001595476" calcext:value-type="float">
            <text:p>1.595476E-05</text:p>
          </table:table-cell>
          <table:table-cell office:value-type="float" office:value="0.00001590273" calcext:value-type="float">
            <text:p>1.590273E-05</text:p>
          </table:table-cell>
          <table:table-cell office:value-type="float" office:value="0.00001928343" calcext:value-type="float">
            <text:p>1.928343E-05</text:p>
          </table:table-cell>
          <table:table-cell office:value-type="float" office:value="0.00001134661" calcext:value-type="float">
            <text:p>1.134661E-05</text:p>
          </table:table-cell>
          <table:table-cell office:value-type="float" office:value="0.000002452551" calcext:value-type="float">
            <text:p>2.452551E-06</text:p>
          </table:table-cell>
          <table:table-cell office:value-type="float" office:value="0.00005177853" calcext:value-type="float">
            <text:p>5.177853E-05</text:p>
          </table:table-cell>
          <table:table-cell office:value-type="float" office:value="0.00003497557" calcext:value-type="float">
            <text:p>3.497557E-05</text:p>
          </table:table-cell>
          <table:table-cell office:value-type="float" office:value="0.00008332376" calcext:value-type="float">
            <text:p>8.332376E-05</text:p>
          </table:table-cell>
          <table:table-cell office:value-type="float" office:value="0.0001140453" calcext:value-type="float">
            <text:p>0.0001140453</text:p>
          </table:table-cell>
          <table:table-cell office:value-type="float" office:value="0.00001274585" calcext:value-type="float">
            <text:p>1.274585E-05</text:p>
          </table:table-cell>
          <table:table-cell office:value-type="float" office:value="0.0000199854" calcext:value-type="float">
            <text:p>1.99854E-05</text:p>
          </table:table-cell>
          <table:table-cell office:value-type="float" office:value="0.0002194179" calcext:value-type="float">
            <text:p>0.0002194179</text:p>
          </table:table-cell>
          <table:table-cell office:value-type="float" office:value="0.0003669305" calcext:value-type="float">
            <text:p>0.0003669305</text:p>
          </table:table-cell>
          <table:table-cell office:value-type="float" office:value="0.000008886229" calcext:value-type="float">
            <text:p>8.886229E-06</text:p>
          </table:table-cell>
          <table:table-cell office:value-type="float" office:value="0.000076694" calcext:value-type="float">
            <text:p>0.000076694</text:p>
          </table:table-cell>
          <table:table-cell office:value-type="float" office:value="0.0001390469" calcext:value-type="float">
            <text:p>0.0001390469</text:p>
          </table:table-cell>
          <table:table-cell office:value-type="float" office:value="0.0000448757" calcext:value-type="float">
            <text:p>4.48757E-05</text:p>
          </table:table-cell>
          <table:table-cell office:value-type="float" office:value="0.0000423314" calcext:value-type="float">
            <text:p>4.23314E-05</text:p>
          </table:table-cell>
          <table:table-cell office:value-type="float" office:value="0.0000008232618" calcext:value-type="float">
            <text:p>8.232618E-07</text:p>
          </table:table-cell>
          <table:table-cell office:value-type="float" office:value="0.000002924633" calcext:value-type="float">
            <text:p>2.924633E-06</text:p>
          </table:table-cell>
          <table:table-cell office:value-type="float" office:value="0.0001701441" calcext:value-type="float">
            <text:p>0.0001701441</text:p>
          </table:table-cell>
          <table:table-cell office:value-type="float" office:value="0.00006654415" calcext:value-type="float">
            <text:p>6.65441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4976" calcext:value-type="float">
            <text:p>0.01014976</text:p>
          </table:table-cell>
        </table:table-row>
        <table:table-row table:style-name="ro1">
          <table:table-cell office:value-type="float" office:value="0.4176423" calcext:value-type="float">
            <text:p>0.4176423</text:p>
          </table:table-cell>
          <table:table-cell office:value-type="float" office:value="0.1342768" calcext:value-type="float">
            <text:p>0.1342768</text:p>
          </table:table-cell>
          <table:table-cell office:value-type="float" office:value="0.4176423" calcext:value-type="float">
            <text:p>0.4176423</text:p>
          </table:table-cell>
          <table:table-cell office:value-type="float" office:value="0.00003076226" calcext:value-type="float">
            <text:p>3.076226E-05</text:p>
          </table:table-cell>
          <table:table-cell office:value-type="float" office:value="0.00001251772" calcext:value-type="float">
            <text:p>1.251772E-05</text:p>
          </table:table-cell>
          <table:table-cell office:value-type="float" office:value="0.00002634014" calcext:value-type="float">
            <text:p>2.634014E-05</text:p>
          </table:table-cell>
          <table:table-cell office:value-type="float" office:value="0.00000583926" calcext:value-type="float">
            <text:p>5.83926E-06</text:p>
          </table:table-cell>
          <table:table-cell office:value-type="float" office:value="0.00004204094" calcext:value-type="float">
            <text:p>4.204094E-05</text:p>
          </table:table-cell>
          <table:table-cell office:value-type="float" office:value="0.000006139793" calcext:value-type="float">
            <text:p>6.139793E-06</text:p>
          </table:table-cell>
          <table:table-cell office:value-type="float" office:value="0.000008019052" calcext:value-type="float">
            <text:p>8.019052E-06</text:p>
          </table:table-cell>
          <table:table-cell office:value-type="float" office:value="0.0001283553" calcext:value-type="float">
            <text:p>0.0001283553</text:p>
          </table:table-cell>
          <table:table-cell office:value-type="float" office:value="0.00001123769" calcext:value-type="float">
            <text:p>1.123769E-05</text:p>
          </table:table-cell>
          <table:table-cell office:value-type="float" office:value="0.0001032622" calcext:value-type="float">
            <text:p>0.0001032622</text:p>
          </table:table-cell>
          <table:table-cell office:value-type="float" office:value="0.000004886429" calcext:value-type="float">
            <text:p>4.886429E-06</text:p>
          </table:table-cell>
          <table:table-cell office:value-type="float" office:value="0.00000227511" calcext:value-type="float">
            <text:p>2.27511E-06</text:p>
          </table:table-cell>
          <table:table-cell office:value-type="float" office:value="0.00002388137" calcext:value-type="float">
            <text:p>2.388137E-05</text:p>
          </table:table-cell>
          <table:table-cell office:value-type="float" office:value="0.000003487127" calcext:value-type="float">
            <text:p>3.487127E-06</text:p>
          </table:table-cell>
          <table:table-cell office:value-type="float" office:value="0.0002965758" calcext:value-type="float">
            <text:p>0.0002965758</text:p>
          </table:table-cell>
          <table:table-cell office:value-type="float" office:value="0.0001076848" calcext:value-type="float">
            <text:p>0.0001076848</text:p>
          </table:table-cell>
          <table:table-cell office:value-type="float" office:value="0.00001982807" calcext:value-type="float">
            <text:p>1.982807E-05</text:p>
          </table:table-cell>
          <table:table-cell office:value-type="float" office:value="0.000002303572" calcext:value-type="float">
            <text:p>2.303572E-06</text:p>
          </table:table-cell>
          <table:table-cell office:value-type="float" office:value="0.0001135565" calcext:value-type="float">
            <text:p>0.0001135565</text:p>
          </table:table-cell>
          <table:table-cell office:value-type="float" office:value="0.0001088358" calcext:value-type="float">
            <text:p>0.0001088358</text:p>
          </table:table-cell>
          <table:table-cell office:value-type="float" office:value="0.00002392049" calcext:value-type="float">
            <text:p>2.392049E-05</text:p>
          </table:table-cell>
          <table:table-cell office:value-type="float" office:value="0.000004123687" calcext:value-type="float">
            <text:p>4.123687E-06</text:p>
          </table:table-cell>
          <table:table-cell office:value-type="float" office:value="0.00004323085" calcext:value-type="float">
            <text:p>4.323085E-05</text:p>
          </table:table-cell>
          <table:table-cell office:value-type="float" office:value="0.0003512037" calcext:value-type="float">
            <text:p>0.0003512037</text:p>
          </table:table-cell>
          <table:table-cell office:value-type="float" office:value="0.00000409284" calcext:value-type="float">
            <text:p>4.09284E-06</text:p>
          </table:table-cell>
          <table:table-cell office:value-type="float" office:value="0.000001536822" calcext:value-type="float">
            <text:p>1.536822E-06</text:p>
          </table:table-cell>
          <table:table-cell office:value-type="float" office:value="0.000003247649" calcext:value-type="float">
            <text:p>3.247649E-06</text:p>
          </table:table-cell>
          <table:table-cell office:value-type="float" office:value="0.00001361397" calcext:value-type="float">
            <text:p>0.000013614</text:p>
          </table:table-cell>
          <table:table-cell office:value-type="float" office:value="0.00009739728" calcext:value-type="float">
            <text:p>9.73972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04171" calcext:value-type="float">
            <text:p>0.01004171</text:p>
          </table:table-cell>
        </table:table-row>
        <table:table-row table:style-name="ro1">
          <table:table-cell office:value-type="float" office:value="0.007219955" calcext:value-type="float">
            <text:p>0.007219955</text:p>
          </table:table-cell>
          <table:table-cell office:value-type="float" office:value="0.9145976" calcext:value-type="float">
            <text:p>0.9145976</text:p>
          </table:table-cell>
          <table:table-cell office:value-type="float" office:value="0.007219955" calcext:value-type="float">
            <text:p>0.007219955</text:p>
          </table:table-cell>
          <table:table-cell office:value-type="float" office:value="0.0001306344" calcext:value-type="float">
            <text:p>0.0001306344</text:p>
          </table:table-cell>
          <table:table-cell office:value-type="float" office:value="0.00008164862" calcext:value-type="float">
            <text:p>8.164862E-05</text:p>
          </table:table-cell>
          <table:table-cell office:value-type="float" office:value="0.00003861822" calcext:value-type="float">
            <text:p>3.861822E-05</text:p>
          </table:table-cell>
          <table:table-cell office:value-type="float" office:value="0.00001279784" calcext:value-type="float">
            <text:p>1.279784E-05</text:p>
          </table:table-cell>
          <table:table-cell office:value-type="float" office:value="0.00003628271" calcext:value-type="float">
            <text:p>3.628271E-05</text:p>
          </table:table-cell>
          <table:table-cell office:value-type="float" office:value="0.00003862824" calcext:value-type="float">
            <text:p>3.862824E-05</text:p>
          </table:table-cell>
          <table:table-cell office:value-type="float" office:value="0.00131126" calcext:value-type="float">
            <text:p>0.00131126</text:p>
          </table:table-cell>
          <table:table-cell office:value-type="float" office:value="0.00001603022" calcext:value-type="float">
            <text:p>1.603022E-05</text:p>
          </table:table-cell>
          <table:table-cell office:value-type="float" office:value="0.00004907646" calcext:value-type="float">
            <text:p>4.907646E-05</text:p>
          </table:table-cell>
          <table:table-cell office:value-type="float" office:value="0.00001323691" calcext:value-type="float">
            <text:p>1.323691E-05</text:p>
          </table:table-cell>
          <table:table-cell office:value-type="float" office:value="0.000002151195" calcext:value-type="float">
            <text:p>2.151195E-06</text:p>
          </table:table-cell>
          <table:table-cell office:value-type="float" office:value="0.000005885862" calcext:value-type="float">
            <text:p>5.885862E-06</text:p>
          </table:table-cell>
          <table:table-cell office:value-type="float" office:value="0.00002201701" calcext:value-type="float">
            <text:p>0.000022017</text:p>
          </table:table-cell>
          <table:table-cell office:value-type="float" office:value="0.00001089958" calcext:value-type="float">
            <text:p>1.089958E-05</text:p>
          </table:table-cell>
          <table:table-cell office:value-type="float" office:value="0.0002374939" calcext:value-type="float">
            <text:p>0.0002374939</text:p>
          </table:table-cell>
          <table:table-cell office:value-type="float" office:value="0.00006136865" calcext:value-type="float">
            <text:p>6.136865E-05</text:p>
          </table:table-cell>
          <table:table-cell office:value-type="float" office:value="0.000009889365" calcext:value-type="float">
            <text:p>9.889365E-06</text:p>
          </table:table-cell>
          <table:table-cell office:value-type="float" office:value="0.00007211453" calcext:value-type="float">
            <text:p>7.211453E-05</text:p>
          </table:table-cell>
          <table:table-cell office:value-type="float" office:value="0.001059907" calcext:value-type="float">
            <text:p>0.001059907</text:p>
          </table:table-cell>
          <table:table-cell office:value-type="float" office:value="0.00001149813" calcext:value-type="float">
            <text:p>1.149813E-05</text:p>
          </table:table-cell>
          <table:table-cell office:value-type="float" office:value="0.00007894959" calcext:value-type="float">
            <text:p>7.894959E-05</text:p>
          </table:table-cell>
          <table:table-cell office:value-type="float" office:value="0.00009527665" calcext:value-type="float">
            <text:p>9.527665E-05</text:p>
          </table:table-cell>
          <table:table-cell office:value-type="float" office:value="0.0001460199" calcext:value-type="float">
            <text:p>0.0001460199</text:p>
          </table:table-cell>
          <table:table-cell office:value-type="float" office:value="0.0002074482" calcext:value-type="float">
            <text:p>0.0002074482</text:p>
          </table:table-cell>
          <table:table-cell office:value-type="float" office:value="0.000105501" calcext:value-type="float">
            <text:p>0.000105501</text:p>
          </table:table-cell>
          <table:table-cell office:value-type="float" office:value="0.000008915421" calcext:value-type="float">
            <text:p>8.915421E-06</text:p>
          </table:table-cell>
          <table:table-cell office:value-type="float" office:value="0.000001316283" calcext:value-type="float">
            <text:p>1.316283E-06</text:p>
          </table:table-cell>
          <table:table-cell office:value-type="float" office:value="0.00007945702" calcext:value-type="float">
            <text:p>0.000079457</text:p>
          </table:table-cell>
          <table:table-cell office:value-type="float" office:value="0.0000655026" calcext:value-type="float">
            <text:p>6.5502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49651" calcext:value-type="float">
            <text:p>0.009849651</text:p>
          </table:table-cell>
        </table:table-row>
        <table:table-row table:style-name="ro1">
          <table:table-cell office:value-type="float" office:value="0.06419364" calcext:value-type="float">
            <text:p>0.06419364</text:p>
          </table:table-cell>
          <table:table-cell office:value-type="float" office:value="0.6900788" calcext:value-type="float">
            <text:p>0.6900788</text:p>
          </table:table-cell>
          <table:table-cell office:value-type="float" office:value="0.06419364" calcext:value-type="float">
            <text:p>0.06419364</text:p>
          </table:table-cell>
          <table:table-cell office:value-type="float" office:value="0.0002826242" calcext:value-type="float">
            <text:p>0.0002826242</text:p>
          </table:table-cell>
          <table:table-cell office:value-type="float" office:value="0.00004143052" calcext:value-type="float">
            <text:p>4.143052E-05</text:p>
          </table:table-cell>
          <table:table-cell office:value-type="float" office:value="0.00002245588" calcext:value-type="float">
            <text:p>2.245588E-05</text:p>
          </table:table-cell>
          <table:table-cell office:value-type="float" office:value="0.0000447935" calcext:value-type="float">
            <text:p>4.47935E-05</text:p>
          </table:table-cell>
          <table:table-cell office:value-type="float" office:value="0.00006927523" calcext:value-type="float">
            <text:p>6.927523E-05</text:p>
          </table:table-cell>
          <table:table-cell office:value-type="float" office:value="0.000007844262" calcext:value-type="float">
            <text:p>7.844262E-06</text:p>
          </table:table-cell>
          <table:table-cell office:value-type="float" office:value="0.000008996822" calcext:value-type="float">
            <text:p>8.996822E-06</text:p>
          </table:table-cell>
          <table:table-cell office:value-type="float" office:value="0.00001292332" calcext:value-type="float">
            <text:p>1.292332E-05</text:p>
          </table:table-cell>
          <table:table-cell office:value-type="float" office:value="0.00000634941" calcext:value-type="float">
            <text:p>6.34941E-06</text:p>
          </table:table-cell>
          <table:table-cell office:value-type="float" office:value="0.00006854674" calcext:value-type="float">
            <text:p>6.854674E-05</text:p>
          </table:table-cell>
          <table:table-cell office:value-type="float" office:value="0.0001325776" calcext:value-type="float">
            <text:p>0.0001325776</text:p>
          </table:table-cell>
          <table:table-cell office:value-type="float" office:value="0.00000075354" calcext:value-type="float">
            <text:p>7.5354E-07</text:p>
          </table:table-cell>
          <table:table-cell office:value-type="float" office:value="0.00103121" calcext:value-type="float">
            <text:p>0.00103121</text:p>
          </table:table-cell>
          <table:table-cell office:value-type="float" office:value="0.00001191807" calcext:value-type="float">
            <text:p>1.191807E-05</text:p>
          </table:table-cell>
          <table:table-cell office:value-type="float" office:value="0.0009864966" calcext:value-type="float">
            <text:p>0.0009864966</text:p>
          </table:table-cell>
          <table:table-cell office:value-type="float" office:value="0.00000569366" calcext:value-type="float">
            <text:p>5.69366E-06</text:p>
          </table:table-cell>
          <table:table-cell office:value-type="float" office:value="0.00007573054" calcext:value-type="float">
            <text:p>7.573054E-05</text:p>
          </table:table-cell>
          <table:table-cell office:value-type="float" office:value="0.00002770268" calcext:value-type="float">
            <text:p>2.770268E-05</text:p>
          </table:table-cell>
          <table:table-cell office:value-type="float" office:value="0.0003153929" calcext:value-type="float">
            <text:p>0.0003153929</text:p>
          </table:table-cell>
          <table:table-cell office:value-type="float" office:value="0.0001246661" calcext:value-type="float">
            <text:p>0.0001246661</text:p>
          </table:table-cell>
          <table:table-cell office:value-type="float" office:value="0.00003947334" calcext:value-type="float">
            <text:p>3.947334E-05</text:p>
          </table:table-cell>
          <table:table-cell office:value-type="float" office:value="0.00024769" calcext:value-type="float">
            <text:p>0.00024769</text:p>
          </table:table-cell>
          <table:table-cell office:value-type="float" office:value="0.0001498345" calcext:value-type="float">
            <text:p>0.0001498345</text:p>
          </table:table-cell>
          <table:table-cell office:value-type="float" office:value="0.0006048399" calcext:value-type="float">
            <text:p>0.0006048399</text:p>
          </table:table-cell>
          <table:table-cell office:value-type="float" office:value="0.0000124954" calcext:value-type="float">
            <text:p>1.24954E-05</text:p>
          </table:table-cell>
          <table:table-cell office:value-type="float" office:value="0.0000008693639" calcext:value-type="float">
            <text:p>8.693639E-07</text:p>
          </table:table-cell>
          <table:table-cell office:value-type="float" office:value="0.0002328461" calcext:value-type="float">
            <text:p>0.0002328461</text:p>
          </table:table-cell>
          <table:table-cell office:value-type="float" office:value="0.00004564528" calcext:value-type="float">
            <text:p>4.564528E-05</text:p>
          </table:table-cell>
          <table:table-cell office:value-type="float" office:value="0.000407257" calcext:value-type="float">
            <text:p>0.00040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550787" calcext:value-type="float">
            <text:p>0.009550787</text:p>
          </table:table-cell>
        </table:table-row>
        <table:table-row table:style-name="ro1">
          <table:table-cell office:value-type="float" office:value="0.4245369" calcext:value-type="float">
            <text:p>0.4245369</text:p>
          </table:table-cell>
          <table:table-cell office:value-type="float" office:value="0.06252291" calcext:value-type="float">
            <text:p>0.06252291</text:p>
          </table:table-cell>
          <table:table-cell office:value-type="float" office:value="0.4245369" calcext:value-type="float">
            <text:p>0.4245369</text:p>
          </table:table-cell>
          <table:table-cell office:value-type="float" office:value="0.0000807963" calcext:value-type="float">
            <text:p>8.07963E-05</text:p>
          </table:table-cell>
          <table:table-cell office:value-type="float" office:value="0.00005621226" calcext:value-type="float">
            <text:p>5.621226E-05</text:p>
          </table:table-cell>
          <table:table-cell office:value-type="float" office:value="0.00007637071" calcext:value-type="float">
            <text:p>7.637071E-05</text:p>
          </table:table-cell>
          <table:table-cell office:value-type="float" office:value="0.00004104107" calcext:value-type="float">
            <text:p>4.104107E-05</text:p>
          </table:table-cell>
          <table:table-cell office:value-type="float" office:value="0.0001521514" calcext:value-type="float">
            <text:p>0.0001521514</text:p>
          </table:table-cell>
          <table:table-cell office:value-type="float" office:value="0.00004823901" calcext:value-type="float">
            <text:p>0.000048239</text:p>
          </table:table-cell>
          <table:table-cell office:value-type="float" office:value="0.000389428" calcext:value-type="float">
            <text:p>0.000389428</text:p>
          </table:table-cell>
          <table:table-cell office:value-type="float" office:value="0.00005790095" calcext:value-type="float">
            <text:p>0.000057901</text:p>
          </table:table-cell>
          <table:table-cell office:value-type="float" office:value="0.0001056262" calcext:value-type="float">
            <text:p>0.0001056262</text:p>
          </table:table-cell>
          <table:table-cell office:value-type="float" office:value="0.0006110776" calcext:value-type="float">
            <text:p>0.0006110776</text:p>
          </table:table-cell>
          <table:table-cell office:value-type="float" office:value="0.00009444692" calcext:value-type="float">
            <text:p>9.444692E-05</text:p>
          </table:table-cell>
          <table:table-cell office:value-type="float" office:value="0.000006824017" calcext:value-type="float">
            <text:p>0.000006824</text:p>
          </table:table-cell>
          <table:table-cell office:value-type="float" office:value="0.001030348" calcext:value-type="float">
            <text:p>0.001030348</text:p>
          </table:table-cell>
          <table:table-cell office:value-type="float" office:value="0.000008620856" calcext:value-type="float">
            <text:p>8.620856E-06</text:p>
          </table:table-cell>
          <table:table-cell office:value-type="float" office:value="0.04318755" calcext:value-type="float">
            <text:p>0.04318755</text:p>
          </table:table-cell>
          <table:table-cell office:value-type="float" office:value="0.00009936201" calcext:value-type="float">
            <text:p>0.000099362</text:p>
          </table:table-cell>
          <table:table-cell office:value-type="float" office:value="0.00001446662" calcext:value-type="float">
            <text:p>1.446662E-05</text:p>
          </table:table-cell>
          <table:table-cell office:value-type="float" office:value="0.0001107527" calcext:value-type="float">
            <text:p>0.0001107527</text:p>
          </table:table-cell>
          <table:table-cell office:value-type="float" office:value="0.0001277225" calcext:value-type="float">
            <text:p>0.0001277225</text:p>
          </table:table-cell>
          <table:table-cell office:value-type="float" office:value="0.0000577625" calcext:value-type="float">
            <text:p>5.77625E-05</text:p>
          </table:table-cell>
          <table:table-cell office:value-type="float" office:value="0.0001008651" calcext:value-type="float">
            <text:p>0.0001008651</text:p>
          </table:table-cell>
          <table:table-cell office:value-type="float" office:value="0.000002294444" calcext:value-type="float">
            <text:p>2.294444E-06</text:p>
          </table:table-cell>
          <table:table-cell office:value-type="float" office:value="0.00006778174" calcext:value-type="float">
            <text:p>6.778174E-05</text:p>
          </table:table-cell>
          <table:table-cell office:value-type="float" office:value="0.0001619778" calcext:value-type="float">
            <text:p>0.0001619778</text:p>
          </table:table-cell>
          <table:table-cell office:value-type="float" office:value="0.0002913762" calcext:value-type="float">
            <text:p>0.0002913762</text:p>
          </table:table-cell>
          <table:table-cell office:value-type="float" office:value="0.00000703815" calcext:value-type="float">
            <text:p>7.03815E-06</text:p>
          </table:table-cell>
          <table:table-cell office:value-type="float" office:value="0.0000004526062" calcext:value-type="float">
            <text:p>4.526062E-07</text:p>
          </table:table-cell>
          <table:table-cell office:value-type="float" office:value="0.0001211916" calcext:value-type="float">
            <text:p>0.0001211916</text:p>
          </table:table-cell>
          <table:table-cell office:value-type="float" office:value="0.0000327548" calcext:value-type="float">
            <text:p>3.2754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15112" calcext:value-type="float">
            <text:p>0.009215112</text:p>
          </table:table-cell>
        </table:table-row>
        <table:table-row table:style-name="ro1">
          <table:table-cell office:value-type="float" office:value="0.6350703" calcext:value-type="float">
            <text:p>0.6350703</text:p>
          </table:table-cell>
          <table:table-cell office:value-type="float" office:value="-0.3627407" calcext:value-type="float">
            <text:p>-0.3627407</text:p>
          </table:table-cell>
          <table:table-cell office:value-type="float" office:value="0.6350703" calcext:value-type="float">
            <text:p>0.6350703</text:p>
          </table:table-cell>
          <table:table-cell office:value-type="float" office:value="0.00003243938" calcext:value-type="float">
            <text:p>3.243938E-05</text:p>
          </table:table-cell>
          <table:table-cell office:value-type="float" office:value="0.0001685914" calcext:value-type="float">
            <text:p>0.0001685914</text:p>
          </table:table-cell>
          <table:table-cell office:value-type="float" office:value="0.00009621358" calcext:value-type="float">
            <text:p>9.621358E-05</text:p>
          </table:table-cell>
          <table:table-cell office:value-type="float" office:value="0.0002391781" calcext:value-type="float">
            <text:p>0.0002391781</text:p>
          </table:table-cell>
          <table:table-cell office:value-type="float" office:value="0.0001354954" calcext:value-type="float">
            <text:p>0.0001354954</text:p>
          </table:table-cell>
          <table:table-cell office:value-type="float" office:value="0.00001378808" calcext:value-type="float">
            <text:p>1.378808E-05</text:p>
          </table:table-cell>
          <table:table-cell office:value-type="float" office:value="0.0002746471" calcext:value-type="float">
            <text:p>0.0002746471</text:p>
          </table:table-cell>
          <table:table-cell office:value-type="float" office:value="0.000005813161" calcext:value-type="float">
            <text:p>5.813161E-06</text:p>
          </table:table-cell>
          <table:table-cell office:value-type="float" office:value="0.00004230273" calcext:value-type="float">
            <text:p>4.230273E-05</text:p>
          </table:table-cell>
          <table:table-cell office:value-type="float" office:value="0.0002206289" calcext:value-type="float">
            <text:p>0.0002206289</text:p>
          </table:table-cell>
          <table:table-cell office:value-type="float" office:value="0.00003033615" calcext:value-type="float">
            <text:p>3.033615E-05</text:p>
          </table:table-cell>
          <table:table-cell office:value-type="float" office:value="0.000005699747" calcext:value-type="float">
            <text:p>5.699747E-06</text:p>
          </table:table-cell>
          <table:table-cell office:value-type="float" office:value="0.0000524117" calcext:value-type="float">
            <text:p>5.24117E-05</text:p>
          </table:table-cell>
          <table:table-cell office:value-type="float" office:value="0.00001612447" calcext:value-type="float">
            <text:p>1.612447E-05</text:p>
          </table:table-cell>
          <table:table-cell office:value-type="float" office:value="0.0003094377" calcext:value-type="float">
            <text:p>0.0003094377</text:p>
          </table:table-cell>
          <table:table-cell office:value-type="float" office:value="0.0001387407" calcext:value-type="float">
            <text:p>0.0001387407</text:p>
          </table:table-cell>
          <table:table-cell office:value-type="float" office:value="0.000009559587" calcext:value-type="float">
            <text:p>9.559587E-06</text:p>
          </table:table-cell>
          <table:table-cell office:value-type="float" office:value="0.00007692769" calcext:value-type="float">
            <text:p>7.692769E-05</text:p>
          </table:table-cell>
          <table:table-cell office:value-type="float" office:value="0.0003034241" calcext:value-type="float">
            <text:p>0.0003034241</text:p>
          </table:table-cell>
          <table:table-cell office:value-type="float" office:value="0.0004390354" calcext:value-type="float">
            <text:p>0.0004390354</text:p>
          </table:table-cell>
          <table:table-cell office:value-type="float" office:value="0.00004660656" calcext:value-type="float">
            <text:p>4.660656E-05</text:p>
          </table:table-cell>
          <table:table-cell office:value-type="float" office:value="0.00007670699" calcext:value-type="float">
            <text:p>0.000076707</text:p>
          </table:table-cell>
          <table:table-cell office:value-type="float" office:value="0.0002557134" calcext:value-type="float">
            <text:p>0.0002557134</text:p>
          </table:table-cell>
          <table:table-cell office:value-type="float" office:value="0.0002499643" calcext:value-type="float">
            <text:p>0.0002499643</text:p>
          </table:table-cell>
          <table:table-cell office:value-type="float" office:value="0.000005859741" calcext:value-type="float">
            <text:p>5.859741E-06</text:p>
          </table:table-cell>
          <table:table-cell office:value-type="float" office:value="0.00007441878" calcext:value-type="float">
            <text:p>7.441878E-05</text:p>
          </table:table-cell>
          <table:table-cell office:value-type="float" office:value="0.000003676443" calcext:value-type="float">
            <text:p>3.676443E-06</text:p>
          </table:table-cell>
          <table:table-cell office:value-type="float" office:value="0.00005208542" calcext:value-type="float">
            <text:p>5.208542E-05</text:p>
          </table:table-cell>
          <table:table-cell office:value-type="float" office:value="0.0001540153" calcext:value-type="float">
            <text:p>0.0001540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60901" calcext:value-type="float">
            <text:p>0.008960901</text:p>
          </table:table-cell>
        </table:table-row>
        <table:table-row table:style-name="ro1">
          <table:table-cell office:value-type="float" office:value="0.8434758" calcext:value-type="float">
            <text:p>0.8434758</text:p>
          </table:table-cell>
          <table:table-cell office:value-type="float" office:value="-0.7434837" calcext:value-type="float">
            <text:p>-0.7434837</text:p>
          </table:table-cell>
          <table:table-cell office:value-type="float" office:value="0.8434758" calcext:value-type="float">
            <text:p>0.8434758</text:p>
          </table:table-cell>
          <table:table-cell office:value-type="float" office:value="0.0002046489" calcext:value-type="float">
            <text:p>0.0002046489</text:p>
          </table:table-cell>
          <table:table-cell office:value-type="float" office:value="0.0001685914" calcext:value-type="float">
            <text:p>0.0001685914</text:p>
          </table:table-cell>
          <table:table-cell office:value-type="float" office:value="0.0001086522" calcext:value-type="float">
            <text:p>0.0001086522</text:p>
          </table:table-cell>
          <table:table-cell office:value-type="float" office:value="0.0002563553" calcext:value-type="float">
            <text:p>0.0002563553</text:p>
          </table:table-cell>
          <table:table-cell office:value-type="float" office:value="0.0001617035" calcext:value-type="float">
            <text:p>0.0001617035</text:p>
          </table:table-cell>
          <table:table-cell office:value-type="float" office:value="0.000003595504" calcext:value-type="float">
            <text:p>3.595504E-06</text:p>
          </table:table-cell>
          <table:table-cell office:value-type="float" office:value="0.0002413118" calcext:value-type="float">
            <text:p>0.0002413118</text:p>
          </table:table-cell>
          <table:table-cell office:value-type="float" office:value="0.00001412383" calcext:value-type="float">
            <text:p>1.412383E-05</text:p>
          </table:table-cell>
          <table:table-cell office:value-type="float" office:value="0.00005887739" calcext:value-type="float">
            <text:p>5.887739E-05</text:p>
          </table:table-cell>
          <table:table-cell office:value-type="float" office:value="0.0002330748" calcext:value-type="float">
            <text:p>0.0002330748</text:p>
          </table:table-cell>
          <table:table-cell office:value-type="float" office:value="0.00009620521" calcext:value-type="float">
            <text:p>9.620521E-05</text:p>
          </table:table-cell>
          <table:table-cell office:value-type="float" office:value="0.00000514666" calcext:value-type="float">
            <text:p>5.14666E-06</text:p>
          </table:table-cell>
          <table:table-cell office:value-type="float" office:value="0.0001402981" calcext:value-type="float">
            <text:p>0.0001402981</text:p>
          </table:table-cell>
          <table:table-cell office:value-type="float" office:value="0.00003814312" calcext:value-type="float">
            <text:p>3.814312E-05</text:p>
          </table:table-cell>
          <table:table-cell office:value-type="float" office:value="0.0001723456" calcext:value-type="float">
            <text:p>0.0001723456</text:p>
          </table:table-cell>
          <table:table-cell office:value-type="float" office:value="0.0001297793" calcext:value-type="float">
            <text:p>0.0001297793</text:p>
          </table:table-cell>
          <table:table-cell office:value-type="float" office:value="0.00005688102" calcext:value-type="float">
            <text:p>0.000056881</text:p>
          </table:table-cell>
          <table:table-cell office:value-type="float" office:value="0.0001556023" calcext:value-type="float">
            <text:p>0.0001556023</text:p>
          </table:table-cell>
          <table:table-cell office:value-type="float" office:value="0.000141234" calcext:value-type="float">
            <text:p>0.000141234</text:p>
          </table:table-cell>
          <table:table-cell office:value-type="float" office:value="0.0003875963" calcext:value-type="float">
            <text:p>0.0003875963</text:p>
          </table:table-cell>
          <table:table-cell office:value-type="float" office:value="0.00008678258" calcext:value-type="float">
            <text:p>8.678258E-05</text:p>
          </table:table-cell>
          <table:table-cell office:value-type="float" office:value="0.00009453483" calcext:value-type="float">
            <text:p>9.453483E-05</text:p>
          </table:table-cell>
          <table:table-cell office:value-type="float" office:value="0.0002925288" calcext:value-type="float">
            <text:p>0.0002925288</text:p>
          </table:table-cell>
          <table:table-cell office:value-type="float" office:value="0.0003493835" calcext:value-type="float">
            <text:p>0.0003493835</text:p>
          </table:table-cell>
          <table:table-cell office:value-type="float" office:value="0.00002346988" calcext:value-type="float">
            <text:p>2.346988E-05</text:p>
          </table:table-cell>
          <table:table-cell office:value-type="float" office:value="0.0001038337" calcext:value-type="float">
            <text:p>0.0001038337</text:p>
          </table:table-cell>
          <table:table-cell office:value-type="float" office:value="0.00003125892" calcext:value-type="float">
            <text:p>3.125892E-05</text:p>
          </table:table-cell>
          <table:table-cell office:value-type="float" office:value="0.0005136427" calcext:value-type="float">
            <text:p>0.0005136427</text:p>
          </table:table-cell>
          <table:table-cell office:value-type="float" office:value="0.0001747429" calcext:value-type="float">
            <text:p>0.0001747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8224" calcext:value-type="float">
            <text:p>0.00888224</text:p>
          </table:table-cell>
        </table:table-row>
        <table:table-row table:style-name="ro1">
          <table:table-cell office:value-type="float" office:value="0.8367535" calcext:value-type="float">
            <text:p>0.8367535</text:p>
          </table:table-cell>
          <table:table-cell office:value-type="float" office:value="-0.6798532" calcext:value-type="float">
            <text:p>-0.6798532</text:p>
          </table:table-cell>
          <table:table-cell office:value-type="float" office:value="0.8367535" calcext:value-type="float">
            <text:p>0.8367535</text:p>
          </table:table-cell>
          <table:table-cell office:value-type="float" office:value="0.0001243636" calcext:value-type="float">
            <text:p>0.0001243636</text:p>
          </table:table-cell>
          <table:table-cell office:value-type="float" office:value="0.00001738675" calcext:value-type="float">
            <text:p>1.738675E-05</text:p>
          </table:table-cell>
          <table:table-cell office:value-type="float" office:value="0.0000564887" calcext:value-type="float">
            <text:p>5.64887E-05</text:p>
          </table:table-cell>
          <table:table-cell office:value-type="float" office:value="0.000006389573" calcext:value-type="float">
            <text:p>6.389573E-06</text:p>
          </table:table-cell>
          <table:table-cell office:value-type="float" office:value="0.00008973105" calcext:value-type="float">
            <text:p>8.973105E-05</text:p>
          </table:table-cell>
          <table:table-cell office:value-type="float" office:value="0.000007767489" calcext:value-type="float">
            <text:p>7.767489E-06</text:p>
          </table:table-cell>
          <table:table-cell office:value-type="float" office:value="0.00005527801" calcext:value-type="float">
            <text:p>0.000055278</text:p>
          </table:table-cell>
          <table:table-cell office:value-type="float" office:value="0.000001045156" calcext:value-type="float">
            <text:p>1.045156E-06</text:p>
          </table:table-cell>
          <table:table-cell office:value-type="float" office:value="0.00002295915" calcext:value-type="float">
            <text:p>2.295915E-05</text:p>
          </table:table-cell>
          <table:table-cell office:value-type="float" office:value="0.0001486463" calcext:value-type="float">
            <text:p>0.0001486463</text:p>
          </table:table-cell>
          <table:table-cell office:value-type="float" office:value="0.0000928974" calcext:value-type="float">
            <text:p>9.28974E-05</text:p>
          </table:table-cell>
          <table:table-cell office:value-type="float" office:value="0.000005460269" calcext:value-type="float">
            <text:p>5.460269E-06</text:p>
          </table:table-cell>
          <table:table-cell office:value-type="float" office:value="0.00004903778" calcext:value-type="float">
            <text:p>4.903778E-05</text:p>
          </table:table-cell>
          <table:table-cell office:value-type="float" office:value="0.00002863229" calcext:value-type="float">
            <text:p>2.863229E-05</text:p>
          </table:table-cell>
          <table:table-cell office:value-type="float" office:value="0.00001213325" calcext:value-type="float">
            <text:p>1.213325E-05</text:p>
          </table:table-cell>
          <table:table-cell office:value-type="float" office:value="0.00004207359" calcext:value-type="float">
            <text:p>4.207359E-05</text:p>
          </table:table-cell>
          <table:table-cell office:value-type="float" office:value="0.000009165208" calcext:value-type="float">
            <text:p>9.165208E-06</text:p>
          </table:table-cell>
          <table:table-cell office:value-type="float" office:value="0.0000131795" calcext:value-type="float">
            <text:p>1.31795E-05</text:p>
          </table:table-cell>
          <table:table-cell office:value-type="float" office:value="0.0001157657" calcext:value-type="float">
            <text:p>0.0001157657</text:p>
          </table:table-cell>
          <table:table-cell office:value-type="float" office:value="0.00007311213" calcext:value-type="float">
            <text:p>7.311213E-05</text:p>
          </table:table-cell>
          <table:table-cell office:value-type="float" office:value="0.00002409478" calcext:value-type="float">
            <text:p>2.409478E-05</text:p>
          </table:table-cell>
          <table:table-cell office:value-type="float" office:value="0.0000252003" calcext:value-type="float">
            <text:p>2.52003E-05</text:p>
          </table:table-cell>
          <table:table-cell office:value-type="float" office:value="0.00006206028" calcext:value-type="float">
            <text:p>6.206028E-05</text:p>
          </table:table-cell>
          <table:table-cell office:value-type="float" office:value="0.00006342103" calcext:value-type="float">
            <text:p>0.000063421</text:p>
          </table:table-cell>
          <table:table-cell office:value-type="float" office:value="0.0000002961462" calcext:value-type="float">
            <text:p>2.961462E-07</text:p>
          </table:table-cell>
          <table:table-cell office:value-type="float" office:value="0.00002535258" calcext:value-type="float">
            <text:p>2.535258E-05</text:p>
          </table:table-cell>
          <table:table-cell office:value-type="float" office:value="0.0000007281089" calcext:value-type="float">
            <text:p>7.281089E-07</text:p>
          </table:table-cell>
          <table:table-cell office:value-type="float" office:value="0.00007536105" calcext:value-type="float">
            <text:p>7.536105E-05</text:p>
          </table:table-cell>
          <table:table-cell office:value-type="float" office:value="0.0001025544" calcext:value-type="float">
            <text:p>0.00010255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43041" calcext:value-type="float">
            <text:p>0.008843041</text:p>
          </table:table-cell>
        </table:table-row>
        <table:table-row table:style-name="ro1">
          <table:table-cell office:value-type="float" office:value="0.4189541" calcext:value-type="float">
            <text:p>0.4189541</text:p>
          </table:table-cell>
          <table:table-cell office:value-type="float" office:value="0.1233448" calcext:value-type="float">
            <text:p>0.1233448</text:p>
          </table:table-cell>
          <table:table-cell office:value-type="float" office:value="0.4189541" calcext:value-type="float">
            <text:p>0.4189541</text:p>
          </table:table-cell>
          <table:table-cell office:value-type="float" office:value="0.000004826547" calcext:value-type="float">
            <text:p>4.826547E-06</text:p>
          </table:table-cell>
          <table:table-cell office:value-type="float" office:value="0.0002640471" calcext:value-type="float">
            <text:p>0.0002640471</text:p>
          </table:table-cell>
          <table:table-cell office:value-type="float" office:value="0.00002574898" calcext:value-type="float">
            <text:p>0.000025749</text:p>
          </table:table-cell>
          <table:table-cell office:value-type="float" office:value="0.000005373548" calcext:value-type="float">
            <text:p>5.373548E-06</text:p>
          </table:table-cell>
          <table:table-cell office:value-type="float" office:value="0.00008962141" calcext:value-type="float">
            <text:p>8.962141E-05</text:p>
          </table:table-cell>
          <table:table-cell office:value-type="float" office:value="0.0001443779" calcext:value-type="float">
            <text:p>0.0001443779</text:p>
          </table:table-cell>
          <table:table-cell office:value-type="float" office:value="0.00005956823" calcext:value-type="float">
            <text:p>5.956823E-05</text:p>
          </table:table-cell>
          <table:table-cell office:value-type="float" office:value="0.0001531847" calcext:value-type="float">
            <text:p>0.0001531847</text:p>
          </table:table-cell>
          <table:table-cell office:value-type="float" office:value="0.00001397775" calcext:value-type="float">
            <text:p>1.397775E-05</text:p>
          </table:table-cell>
          <table:table-cell office:value-type="float" office:value="0.00002685019" calcext:value-type="float">
            <text:p>2.685019E-05</text:p>
          </table:table-cell>
          <table:table-cell office:value-type="float" office:value="0.0001697969" calcext:value-type="float">
            <text:p>0.0001697969</text:p>
          </table:table-cell>
          <table:table-cell office:value-type="float" office:value="0.000001596109" calcext:value-type="float">
            <text:p>1.596109E-06</text:p>
          </table:table-cell>
          <table:table-cell office:value-type="float" office:value="0.00002388803" calcext:value-type="float">
            <text:p>0.000023888</text:p>
          </table:table-cell>
          <table:table-cell office:value-type="float" office:value="0.00003436165" calcext:value-type="float">
            <text:p>3.436165E-05</text:p>
          </table:table-cell>
          <table:table-cell office:value-type="float" office:value="0.0000697208" calcext:value-type="float">
            <text:p>6.97208E-05</text:p>
          </table:table-cell>
          <table:table-cell office:value-type="float" office:value="0.00007162367" calcext:value-type="float">
            <text:p>7.162367E-05</text:p>
          </table:table-cell>
          <table:table-cell office:value-type="float" office:value="0.00003309837" calcext:value-type="float">
            <text:p>3.309837E-05</text:p>
          </table:table-cell>
          <table:table-cell office:value-type="float" office:value="0.00001206157" calcext:value-type="float">
            <text:p>1.206157E-05</text:p>
          </table:table-cell>
          <table:table-cell office:value-type="float" office:value="0.0003061456" calcext:value-type="float">
            <text:p>0.0003061456</text:p>
          </table:table-cell>
          <table:table-cell office:value-type="float" office:value="0.00003041739" calcext:value-type="float">
            <text:p>3.041739E-05</text:p>
          </table:table-cell>
          <table:table-cell office:value-type="float" office:value="0.000006947777" calcext:value-type="float">
            <text:p>6.947777E-06</text:p>
          </table:table-cell>
          <table:table-cell office:value-type="float" office:value="0.0002582315" calcext:value-type="float">
            <text:p>0.0002582315</text:p>
          </table:table-cell>
          <table:table-cell office:value-type="float" office:value="0.0001421899" calcext:value-type="float">
            <text:p>0.0001421899</text:p>
          </table:table-cell>
          <table:table-cell office:value-type="float" office:value="0.02418823" calcext:value-type="float">
            <text:p>0.02418823</text:p>
          </table:table-cell>
          <table:table-cell office:value-type="float" office:value="0.000002296152" calcext:value-type="float">
            <text:p>2.296152E-06</text:p>
          </table:table-cell>
          <table:table-cell office:value-type="float" office:value="0.00003523235" calcext:value-type="float">
            <text:p>3.523235E-05</text:p>
          </table:table-cell>
          <table:table-cell office:value-type="float" office:value="0.00004588133" calcext:value-type="float">
            <text:p>4.588133E-05</text:p>
          </table:table-cell>
          <table:table-cell office:value-type="float" office:value="0.000009547214" calcext:value-type="float">
            <text:p>9.547214E-06</text:p>
          </table:table-cell>
          <table:table-cell office:value-type="float" office:value="0.0004149789" calcext:value-type="float">
            <text:p>0.0004149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42288" calcext:value-type="float">
            <text:p>0.008842288</text:p>
          </table:table-cell>
        </table:table-row>
        <table:table-row table:style-name="ro1">
          <table:table-cell office:value-type="float" office:value="0.004131214" calcext:value-type="float">
            <text:p>0.004131214</text:p>
          </table:table-cell>
          <table:table-cell office:value-type="float" office:value="0.9357207" calcext:value-type="float">
            <text:p>0.9357207</text:p>
          </table:table-cell>
          <table:table-cell office:value-type="float" office:value="0.004131214" calcext:value-type="float">
            <text:p>0.004131214</text:p>
          </table:table-cell>
          <table:table-cell office:value-type="float" office:value="0.0001013989" calcext:value-type="float">
            <text:p>0.0001013989</text:p>
          </table:table-cell>
          <table:table-cell office:value-type="float" office:value="0.000003255798" calcext:value-type="float">
            <text:p>3.255798E-06</text:p>
          </table:table-cell>
          <table:table-cell office:value-type="float" office:value="0.00003376233" calcext:value-type="float">
            <text:p>3.376233E-05</text:p>
          </table:table-cell>
          <table:table-cell office:value-type="float" office:value="0.000002333093" calcext:value-type="float">
            <text:p>2.333093E-06</text:p>
          </table:table-cell>
          <table:table-cell office:value-type="float" office:value="0.00005646843" calcext:value-type="float">
            <text:p>5.646843E-05</text:p>
          </table:table-cell>
          <table:table-cell office:value-type="float" office:value="0.000009727725" calcext:value-type="float">
            <text:p>9.727725E-06</text:p>
          </table:table-cell>
          <table:table-cell office:value-type="float" office:value="0.00004335562" calcext:value-type="float">
            <text:p>4.335562E-05</text:p>
          </table:table-cell>
          <table:table-cell office:value-type="float" office:value="0.000002224482" calcext:value-type="float">
            <text:p>2.224482E-06</text:p>
          </table:table-cell>
          <table:table-cell office:value-type="float" office:value="0.000002517276" calcext:value-type="float">
            <text:p>2.517276E-06</text:p>
          </table:table-cell>
          <table:table-cell office:value-type="float" office:value="0.00003644624" calcext:value-type="float">
            <text:p>3.644624E-05</text:p>
          </table:table-cell>
          <table:table-cell office:value-type="float" office:value="0.0009236522" calcext:value-type="float">
            <text:p>0.0009236522</text:p>
          </table:table-cell>
          <table:table-cell office:value-type="float" office:value="0.00006510071" calcext:value-type="float">
            <text:p>6.510071E-05</text:p>
          </table:table-cell>
          <table:table-cell office:value-type="float" office:value="0.00001475541" calcext:value-type="float">
            <text:p>1.475541E-05</text:p>
          </table:table-cell>
          <table:table-cell office:value-type="float" office:value="0.00007363381" calcext:value-type="float">
            <text:p>7.363381E-05</text:p>
          </table:table-cell>
          <table:table-cell office:value-type="float" office:value="0.00001937379" calcext:value-type="float">
            <text:p>1.937379E-05</text:p>
          </table:table-cell>
          <table:table-cell office:value-type="float" office:value="0.00005464232" calcext:value-type="float">
            <text:p>5.464232E-05</text:p>
          </table:table-cell>
          <table:table-cell office:value-type="float" office:value="0.000007961445" calcext:value-type="float">
            <text:p>7.961445E-06</text:p>
          </table:table-cell>
          <table:table-cell office:value-type="float" office:value="0.00001185631" calcext:value-type="float">
            <text:p>1.185631E-05</text:p>
          </table:table-cell>
          <table:table-cell office:value-type="float" office:value="0.000007729838" calcext:value-type="float">
            <text:p>7.729838E-06</text:p>
          </table:table-cell>
          <table:table-cell office:value-type="float" office:value="0.0001016528" calcext:value-type="float">
            <text:p>0.0001016528</text:p>
          </table:table-cell>
          <table:table-cell office:value-type="float" office:value="0.0000008391687" calcext:value-type="float">
            <text:p>8.391687E-07</text:p>
          </table:table-cell>
          <table:table-cell office:value-type="float" office:value="0.000008074049" calcext:value-type="float">
            <text:p>0.000008074</text:p>
          </table:table-cell>
          <table:table-cell office:value-type="float" office:value="0.00003704108" calcext:value-type="float">
            <text:p>3.704108E-05</text:p>
          </table:table-cell>
          <table:table-cell office:value-type="float" office:value="0.00006883655" calcext:value-type="float">
            <text:p>6.883655E-05</text:p>
          </table:table-cell>
          <table:table-cell office:value-type="float" office:value="0.0000009841839" calcext:value-type="float">
            <text:p>9.841839E-07</text:p>
          </table:table-cell>
          <table:table-cell office:value-type="float" office:value="0.00001451132" calcext:value-type="float">
            <text:p>1.451132E-05</text:p>
          </table:table-cell>
          <table:table-cell office:value-type="float" office:value="0.000001417992" calcext:value-type="float">
            <text:p>0.000001418</text:p>
          </table:table-cell>
          <table:table-cell office:value-type="float" office:value="0.00001927405" calcext:value-type="float">
            <text:p>1.927405E-05</text:p>
          </table:table-cell>
          <table:table-cell office:value-type="float" office:value="0.0000413442" calcext:value-type="float">
            <text:p>4.1344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35904" calcext:value-type="float">
            <text:p>0.008835904</text:p>
          </table:table-cell>
        </table:table-row>
        <table:table-row table:style-name="ro1">
          <table:table-cell office:value-type="float" office:value="0.4415052" calcext:value-type="float">
            <text:p>0.4415052</text:p>
          </table:table-cell>
          <table:table-cell office:value-type="float" office:value="-0.08980571" calcext:value-type="float">
            <text:p>-0.08980571</text:p>
          </table:table-cell>
          <table:table-cell office:value-type="float" office:value="0.4415052" calcext:value-type="float">
            <text:p>0.4415052</text:p>
          </table:table-cell>
          <table:table-cell office:value-type="float" office:value="0.000004826547" calcext:value-type="float">
            <text:p>4.826547E-06</text:p>
          </table:table-cell>
          <table:table-cell office:value-type="float" office:value="0.00006251323" calcext:value-type="float">
            <text:p>6.251323E-05</text:p>
          </table:table-cell>
          <table:table-cell office:value-type="float" office:value="0.0000602376" calcext:value-type="float">
            <text:p>6.02376E-05</text:p>
          </table:table-cell>
          <table:table-cell office:value-type="float" office:value="0.000005318973" calcext:value-type="float">
            <text:p>0.000005319</text:p>
          </table:table-cell>
          <table:table-cell office:value-type="float" office:value="0.00008962141" calcext:value-type="float">
            <text:p>8.962141E-05</text:p>
          </table:table-cell>
          <table:table-cell office:value-type="float" office:value="0.0001443779" calcext:value-type="float">
            <text:p>0.0001443779</text:p>
          </table:table-cell>
          <table:table-cell office:value-type="float" office:value="0.00005956823" calcext:value-type="float">
            <text:p>5.956823E-05</text:p>
          </table:table-cell>
          <table:table-cell office:value-type="float" office:value="0.0001558437" calcext:value-type="float">
            <text:p>0.0001558437</text:p>
          </table:table-cell>
          <table:table-cell office:value-type="float" office:value="0.00005126423" calcext:value-type="float">
            <text:p>5.126423E-05</text:p>
          </table:table-cell>
          <table:table-cell office:value-type="float" office:value="0.00002685019" calcext:value-type="float">
            <text:p>2.685019E-05</text:p>
          </table:table-cell>
          <table:table-cell office:value-type="float" office:value="0.00008025504" calcext:value-type="float">
            <text:p>0.000080255</text:p>
          </table:table-cell>
          <table:table-cell office:value-type="float" office:value="0.000001596109" calcext:value-type="float">
            <text:p>1.596109E-06</text:p>
          </table:table-cell>
          <table:table-cell office:value-type="float" office:value="0.00005926629" calcext:value-type="float">
            <text:p>5.926629E-05</text:p>
          </table:table-cell>
          <table:table-cell office:value-type="float" office:value="0.0000552472" calcext:value-type="float">
            <text:p>5.52472E-05</text:p>
          </table:table-cell>
          <table:table-cell office:value-type="float" office:value="0.0000697208" calcext:value-type="float">
            <text:p>6.97208E-05</text:p>
          </table:table-cell>
          <table:table-cell office:value-type="float" office:value="0.00004127212" calcext:value-type="float">
            <text:p>4.127212E-05</text:p>
          </table:table-cell>
          <table:table-cell office:value-type="float" office:value="0.00003309837" calcext:value-type="float">
            <text:p>3.309837E-05</text:p>
          </table:table-cell>
          <table:table-cell office:value-type="float" office:value="0.00001206157" calcext:value-type="float">
            <text:p>1.206157E-05</text:p>
          </table:table-cell>
          <table:table-cell office:value-type="float" office:value="0.0003061456" calcext:value-type="float">
            <text:p>0.0003061456</text:p>
          </table:table-cell>
          <table:table-cell office:value-type="float" office:value="0.000004521788" calcext:value-type="float">
            <text:p>4.521788E-06</text:p>
          </table:table-cell>
          <table:table-cell office:value-type="float" office:value="0.000006947777" calcext:value-type="float">
            <text:p>6.947777E-06</text:p>
          </table:table-cell>
          <table:table-cell office:value-type="float" office:value="0.00009018705" calcext:value-type="float">
            <text:p>9.018705E-05</text:p>
          </table:table-cell>
          <table:table-cell office:value-type="float" office:value="0.000141959" calcext:value-type="float">
            <text:p>0.000141959</text:p>
          </table:table-cell>
          <table:table-cell office:value-type="float" office:value="0.0002362492" calcext:value-type="float">
            <text:p>0.0002362492</text:p>
          </table:table-cell>
          <table:table-cell office:value-type="float" office:value="0.0002032629" calcext:value-type="float">
            <text:p>0.0002032629</text:p>
          </table:table-cell>
          <table:table-cell office:value-type="float" office:value="0.00003588061" calcext:value-type="float">
            <text:p>3.588061E-05</text:p>
          </table:table-cell>
          <table:table-cell office:value-type="float" office:value="0.00004641761" calcext:value-type="float">
            <text:p>4.641761E-05</text:p>
          </table:table-cell>
          <table:table-cell office:value-type="float" office:value="0.00008220837" calcext:value-type="float">
            <text:p>8.220837E-05</text:p>
          </table:table-cell>
          <table:table-cell office:value-type="float" office:value="0.0003868867" calcext:value-type="float">
            <text:p>0.0003868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84822" calcext:value-type="float">
            <text:p>0.008784822</text:p>
          </table:table-cell>
        </table:table-row>
        <table:table-row table:style-name="ro1">
          <table:table-cell office:value-type="float" office:value="0.2176125" calcext:value-type="float">
            <text:p>0.2176125</text:p>
          </table:table-cell>
          <table:table-cell office:value-type="float" office:value="0.4200914" calcext:value-type="float">
            <text:p>0.4200914</text:p>
          </table:table-cell>
          <table:table-cell office:value-type="float" office:value="0.2176125" calcext:value-type="float">
            <text:p>0.2176125</text:p>
          </table:table-cell>
          <table:table-cell office:value-type="float" office:value="0.0005535619" calcext:value-type="float">
            <text:p>0.0005535619</text:p>
          </table:table-cell>
          <table:table-cell office:value-type="float" office:value="0.0001644033" calcext:value-type="float">
            <text:p>0.0001644033</text:p>
          </table:table-cell>
          <table:table-cell office:value-type="float" office:value="0.00008696987" calcext:value-type="float">
            <text:p>8.696987E-05</text:p>
          </table:table-cell>
          <table:table-cell office:value-type="float" office:value="0.00001663907" calcext:value-type="float">
            <text:p>1.663907E-05</text:p>
          </table:table-cell>
          <table:table-cell office:value-type="float" office:value="0.0001085788" calcext:value-type="float">
            <text:p>0.0001085788</text:p>
          </table:table-cell>
          <table:table-cell office:value-type="float" office:value="0.000003216955" calcext:value-type="float">
            <text:p>0.000003217</text:p>
          </table:table-cell>
          <table:table-cell office:value-type="float" office:value="0.0002046067" calcext:value-type="float">
            <text:p>0.0002046067</text:p>
          </table:table-cell>
          <table:table-cell office:value-type="float" office:value="0.000004837315" calcext:value-type="float">
            <text:p>4.837315E-06</text:p>
          </table:table-cell>
          <table:table-cell office:value-type="float" office:value="0.0002530889" calcext:value-type="float">
            <text:p>0.0002530889</text:p>
          </table:table-cell>
          <table:table-cell office:value-type="float" office:value="0.00003530169" calcext:value-type="float">
            <text:p>3.530169E-05</text:p>
          </table:table-cell>
          <table:table-cell office:value-type="float" office:value="0.000124593" calcext:value-type="float">
            <text:p>0.000124593</text:p>
          </table:table-cell>
          <table:table-cell office:value-type="float" office:value="0.000009749551" calcext:value-type="float">
            <text:p>9.749551E-06</text:p>
          </table:table-cell>
          <table:table-cell office:value-type="float" office:value="0.0000818294" calcext:value-type="float">
            <text:p>8.18294E-05</text:p>
          </table:table-cell>
          <table:table-cell office:value-type="float" office:value="0.00001979017" calcext:value-type="float">
            <text:p>1.979017E-05</text:p>
          </table:table-cell>
          <table:table-cell office:value-type="float" office:value="0.0001279266" calcext:value-type="float">
            <text:p>0.0001279266</text:p>
          </table:table-cell>
          <table:table-cell office:value-type="float" office:value="0.00005494508" calcext:value-type="float">
            <text:p>5.494508E-05</text:p>
          </table:table-cell>
          <table:table-cell office:value-type="float" office:value="0.000002821617" calcext:value-type="float">
            <text:p>2.821617E-06</text:p>
          </table:table-cell>
          <table:table-cell office:value-type="float" office:value="0.0001451193" calcext:value-type="float">
            <text:p>0.0001451193</text:p>
          </table:table-cell>
          <table:table-cell office:value-type="float" office:value="0.001345599" calcext:value-type="float">
            <text:p>0.001345599</text:p>
          </table:table-cell>
          <table:table-cell office:value-type="float" office:value="0.00004153557" calcext:value-type="float">
            <text:p>4.153557E-05</text:p>
          </table:table-cell>
          <table:table-cell office:value-type="float" office:value="0.00001186193" calcext:value-type="float">
            <text:p>1.186193E-05</text:p>
          </table:table-cell>
          <table:table-cell office:value-type="float" office:value="0.00003614602" calcext:value-type="float">
            <text:p>0.000036146</text:p>
          </table:table-cell>
          <table:table-cell office:value-type="float" office:value="0.00009713483" calcext:value-type="float">
            <text:p>9.713483E-05</text:p>
          </table:table-cell>
          <table:table-cell office:value-type="float" office:value="0.0002375884" calcext:value-type="float">
            <text:p>0.0002375884</text:p>
          </table:table-cell>
          <table:table-cell office:value-type="float" office:value="0.00005323157" calcext:value-type="float">
            <text:p>5.323157E-05</text:p>
          </table:table-cell>
          <table:table-cell office:value-type="float" office:value="0.000003288583" calcext:value-type="float">
            <text:p>3.288583E-06</text:p>
          </table:table-cell>
          <table:table-cell office:value-type="float" office:value="0.000002486831" calcext:value-type="float">
            <text:p>2.486831E-06</text:p>
          </table:table-cell>
          <table:table-cell office:value-type="float" office:value="0.0001015007" calcext:value-type="float">
            <text:p>0.0001015007</text:p>
          </table:table-cell>
          <table:table-cell office:value-type="float" office:value="0.0000155077" calcext:value-type="float">
            <text:p>1.5507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77011" calcext:value-type="float">
            <text:p>0.008777011</text:p>
          </table:table-cell>
        </table:table-row>
        <table:table-row table:style-name="ro1">
          <table:table-cell office:value-type="float" office:value="0.2204843" calcext:value-type="float">
            <text:p>0.2204843</text:p>
          </table:table-cell>
          <table:table-cell office:value-type="float" office:value="0.399734" calcext:value-type="float">
            <text:p>0.399734</text:p>
          </table:table-cell>
          <table:table-cell office:value-type="float" office:value="0.2204843" calcext:value-type="float">
            <text:p>0.2204843</text:p>
          </table:table-cell>
          <table:table-cell office:value-type="float" office:value="0.0002826242" calcext:value-type="float">
            <text:p>0.0002826242</text:p>
          </table:table-cell>
          <table:table-cell office:value-type="float" office:value="0.000276292" calcext:value-type="float">
            <text:p>0.000276292</text:p>
          </table:table-cell>
          <table:table-cell office:value-type="float" office:value="0.00002428204" calcext:value-type="float">
            <text:p>0.000024282</text:p>
          </table:table-cell>
          <table:table-cell office:value-type="float" office:value="0.0000447935" calcext:value-type="float">
            <text:p>4.47935E-05</text:p>
          </table:table-cell>
          <table:table-cell office:value-type="float" office:value="0.00006937159" calcext:value-type="float">
            <text:p>6.937159E-05</text:p>
          </table:table-cell>
          <table:table-cell office:value-type="float" office:value="0.000020725" calcext:value-type="float">
            <text:p>0.000020725</text:p>
          </table:table-cell>
          <table:table-cell office:value-type="float" office:value="0.00001239273" calcext:value-type="float">
            <text:p>1.239273E-05</text:p>
          </table:table-cell>
          <table:table-cell office:value-type="float" office:value="0.000002245846" calcext:value-type="float">
            <text:p>2.245846E-06</text:p>
          </table:table-cell>
          <table:table-cell office:value-type="float" office:value="0.000003266067" calcext:value-type="float">
            <text:p>3.266067E-06</text:p>
          </table:table-cell>
          <table:table-cell office:value-type="float" office:value="0.0003531615" calcext:value-type="float">
            <text:p>0.0003531615</text:p>
          </table:table-cell>
          <table:table-cell office:value-type="float" office:value="0.0001649898" calcext:value-type="float">
            <text:p>0.0001649898</text:p>
          </table:table-cell>
          <table:table-cell office:value-type="float" office:value="0.0000005096125" calcext:value-type="float">
            <text:p>5.096125E-07</text:p>
          </table:table-cell>
          <table:table-cell office:value-type="float" office:value="0.0001559805" calcext:value-type="float">
            <text:p>0.0001559805</text:p>
          </table:table-cell>
          <table:table-cell office:value-type="float" office:value="0.0000471091" calcext:value-type="float">
            <text:p>4.71091E-05</text:p>
          </table:table-cell>
          <table:table-cell office:value-type="float" office:value="0.00014709" calcext:value-type="float">
            <text:p>0.00014709</text:p>
          </table:table-cell>
          <table:table-cell office:value-type="float" office:value="0.0000724047" calcext:value-type="float">
            <text:p>7.24047E-05</text:p>
          </table:table-cell>
          <table:table-cell office:value-type="float" office:value="0.00007573054" calcext:value-type="float">
            <text:p>7.573054E-05</text:p>
          </table:table-cell>
          <table:table-cell office:value-type="float" office:value="0.00002323017" calcext:value-type="float">
            <text:p>2.323017E-05</text:p>
          </table:table-cell>
          <table:table-cell office:value-type="float" office:value="0.0001221355" calcext:value-type="float">
            <text:p>0.0001221355</text:p>
          </table:table-cell>
          <table:table-cell office:value-type="float" office:value="0.00003044027" calcext:value-type="float">
            <text:p>3.044027E-05</text:p>
          </table:table-cell>
          <table:table-cell office:value-type="float" office:value="0.00006309494" calcext:value-type="float">
            <text:p>6.309494E-05</text:p>
          </table:table-cell>
          <table:table-cell office:value-type="float" office:value="0.00024769" calcext:value-type="float">
            <text:p>0.00024769</text:p>
          </table:table-cell>
          <table:table-cell office:value-type="float" office:value="0.0001420509" calcext:value-type="float">
            <text:p>0.0001420509</text:p>
          </table:table-cell>
          <table:table-cell office:value-type="float" office:value="0.003614264" calcext:value-type="float">
            <text:p>0.003614264</text:p>
          </table:table-cell>
          <table:table-cell office:value-type="float" office:value="0.0000124954" calcext:value-type="float">
            <text:p>1.24954E-05</text:p>
          </table:table-cell>
          <table:table-cell office:value-type="float" office:value="0.000002084045" calcext:value-type="float">
            <text:p>0.000002084</text:p>
          </table:table-cell>
          <table:table-cell office:value-type="float" office:value="0.0002328461" calcext:value-type="float">
            <text:p>0.0002328461</text:p>
          </table:table-cell>
          <table:table-cell office:value-type="float" office:value="0.00003456957" calcext:value-type="float">
            <text:p>3.456957E-05</text:p>
          </table:table-cell>
          <table:table-cell office:value-type="float" office:value="0.000407257" calcext:value-type="float">
            <text:p>0.00040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2395" calcext:value-type="float">
            <text:p>0.00872395</text:p>
          </table:table-cell>
        </table:table-row>
        <table:table-row table:style-name="ro1">
          <table:table-cell office:value-type="float" office:value="0.2238262" calcext:value-type="float">
            <text:p>0.2238262</text:p>
          </table:table-cell>
          <table:table-cell office:value-type="float" office:value="0.3758121" calcext:value-type="float">
            <text:p>0.3758121</text:p>
          </table:table-cell>
          <table:table-cell office:value-type="float" office:value="0.2238262" calcext:value-type="float">
            <text:p>0.2238262</text:p>
          </table:table-cell>
          <table:table-cell office:value-type="float" office:value="0.0007030098" calcext:value-type="float">
            <text:p>0.0007030098</text:p>
          </table:table-cell>
          <table:table-cell office:value-type="float" office:value="0.00006133848" calcext:value-type="float">
            <text:p>6.133848E-05</text:p>
          </table:table-cell>
          <table:table-cell office:value-type="float" office:value="0.0009079338" calcext:value-type="float">
            <text:p>0.0009079338</text:p>
          </table:table-cell>
          <table:table-cell office:value-type="float" office:value="0.0001385534" calcext:value-type="float">
            <text:p>0.0001385534</text:p>
          </table:table-cell>
          <table:table-cell office:value-type="float" office:value="0.00005821231" calcext:value-type="float">
            <text:p>5.821231E-05</text:p>
          </table:table-cell>
          <table:table-cell office:value-type="float" office:value="0.000004963572" calcext:value-type="float">
            <text:p>4.963572E-06</text:p>
          </table:table-cell>
          <table:table-cell office:value-type="float" office:value="0.0006384849" calcext:value-type="float">
            <text:p>0.0006384849</text:p>
          </table:table-cell>
          <table:table-cell office:value-type="float" office:value="0.00001868992" calcext:value-type="float">
            <text:p>1.868992E-05</text:p>
          </table:table-cell>
          <table:table-cell office:value-type="float" office:value="0.0003725017" calcext:value-type="float">
            <text:p>0.0003725017</text:p>
          </table:table-cell>
          <table:table-cell office:value-type="float" office:value="0.0005392871" calcext:value-type="float">
            <text:p>0.0005392871</text:p>
          </table:table-cell>
          <table:table-cell office:value-type="float" office:value="0.00009686593" calcext:value-type="float">
            <text:p>9.686593E-05</text:p>
          </table:table-cell>
          <table:table-cell office:value-type="float" office:value="0.00003338659" calcext:value-type="float">
            <text:p>3.338659E-05</text:p>
          </table:table-cell>
          <table:table-cell office:value-type="float" office:value="0.000001565611" calcext:value-type="float">
            <text:p>1.565611E-06</text:p>
          </table:table-cell>
          <table:table-cell office:value-type="float" office:value="0.00004444818" calcext:value-type="float">
            <text:p>4.444818E-05</text:p>
          </table:table-cell>
          <table:table-cell office:value-type="float" office:value="0.0002783881" calcext:value-type="float">
            <text:p>0.0002783881</text:p>
          </table:table-cell>
          <table:table-cell office:value-type="float" office:value="0.0002168706" calcext:value-type="float">
            <text:p>0.0002168706</text:p>
          </table:table-cell>
          <table:table-cell office:value-type="float" office:value="0.00001211132" calcext:value-type="float">
            <text:p>1.211132E-05</text:p>
          </table:table-cell>
          <table:table-cell office:value-type="float" office:value="0.0001545859" calcext:value-type="float">
            <text:p>0.0001545859</text:p>
          </table:table-cell>
          <table:table-cell office:value-type="float" office:value="0.0001184617" calcext:value-type="float">
            <text:p>0.0001184617</text:p>
          </table:table-cell>
          <table:table-cell office:value-type="float" office:value="0.00003784778" calcext:value-type="float">
            <text:p>3.784778E-05</text:p>
          </table:table-cell>
          <table:table-cell office:value-type="float" office:value="0.000008381349" calcext:value-type="float">
            <text:p>8.381349E-06</text:p>
          </table:table-cell>
          <table:table-cell office:value-type="float" office:value="0.0000170703" calcext:value-type="float">
            <text:p>1.70703E-05</text:p>
          </table:table-cell>
          <table:table-cell office:value-type="float" office:value="0.00009562249" calcext:value-type="float">
            <text:p>9.562249E-05</text:p>
          </table:table-cell>
          <table:table-cell office:value-type="float" office:value="0.0002266132" calcext:value-type="float">
            <text:p>0.0002266132</text:p>
          </table:table-cell>
          <table:table-cell office:value-type="float" office:value="0.0002801056" calcext:value-type="float">
            <text:p>0.0002801056</text:p>
          </table:table-cell>
          <table:table-cell office:value-type="float" office:value="0.00002655148" calcext:value-type="float">
            <text:p>2.655148E-05</text:p>
          </table:table-cell>
          <table:table-cell office:value-type="float" office:value="0.00000283313" calcext:value-type="float">
            <text:p>2.83313E-06</text:p>
          </table:table-cell>
          <table:table-cell office:value-type="float" office:value="0.00003315168" calcext:value-type="float">
            <text:p>3.315168E-05</text:p>
          </table:table-cell>
          <table:table-cell office:value-type="float" office:value="0.0001093342" calcext:value-type="float">
            <text:p>0.00010933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2395" calcext:value-type="float">
            <text:p>0.00872395</text:p>
          </table:table-cell>
        </table:table-row>
        <table:table-row table:style-name="ro1">
          <table:table-cell office:value-type="float" office:value="0.007997425" calcext:value-type="float">
            <text:p>0.007997425</text:p>
          </table:table-cell>
          <table:table-cell office:value-type="float" office:value="0.9089052" calcext:value-type="float">
            <text:p>0.9089052</text:p>
          </table:table-cell>
          <table:table-cell office:value-type="float" office:value="0.007997425" calcext:value-type="float">
            <text:p>0.007997425</text:p>
          </table:table-cell>
          <table:table-cell office:value-type="float" office:value="0.000001418732" calcext:value-type="float">
            <text:p>1.418732E-06</text:p>
          </table:table-cell>
          <table:table-cell office:value-type="float" office:value="0.00002554522" calcext:value-type="float">
            <text:p>2.554522E-05</text:p>
          </table:table-cell>
          <table:table-cell office:value-type="float" office:value="0.00005552303" calcext:value-type="float">
            <text:p>0.000055523</text:p>
          </table:table-cell>
          <table:table-cell office:value-type="float" office:value="0.0000104261" calcext:value-type="float">
            <text:p>1.04261E-05</text:p>
          </table:table-cell>
          <table:table-cell office:value-type="float" office:value="0.00006726314" calcext:value-type="float">
            <text:p>6.726314E-05</text:p>
          </table:table-cell>
          <table:table-cell office:value-type="float" office:value="0.00002346927" calcext:value-type="float">
            <text:p>2.346927E-05</text:p>
          </table:table-cell>
          <table:table-cell office:value-type="float" office:value="0.00002175259" calcext:value-type="float">
            <text:p>2.175259E-05</text:p>
          </table:table-cell>
          <table:table-cell office:value-type="float" office:value="0.000003822441" calcext:value-type="float">
            <text:p>3.822441E-06</text:p>
          </table:table-cell>
          <table:table-cell office:value-type="float" office:value="0.0000210171" calcext:value-type="float">
            <text:p>2.10171E-05</text:p>
          </table:table-cell>
          <table:table-cell office:value-type="float" office:value="0.00006944362" calcext:value-type="float">
            <text:p>6.944362E-05</text:p>
          </table:table-cell>
          <table:table-cell office:value-type="float" office:value="0.0000002631172" calcext:value-type="float">
            <text:p>2.631172E-07</text:p>
          </table:table-cell>
          <table:table-cell office:value-type="float" office:value="0.00001790479" calcext:value-type="float">
            <text:p>1.790479E-05</text:p>
          </table:table-cell>
          <table:table-cell office:value-type="float" office:value="0.000006079582" calcext:value-type="float">
            <text:p>6.079582E-06</text:p>
          </table:table-cell>
          <table:table-cell office:value-type="float" office:value="0.0003009048" calcext:value-type="float">
            <text:p>0.0003009048</text:p>
          </table:table-cell>
          <table:table-cell office:value-type="float" office:value="0.000006155923" calcext:value-type="float">
            <text:p>6.155923E-06</text:p>
          </table:table-cell>
          <table:table-cell office:value-type="float" office:value="0.00001476399" calcext:value-type="float">
            <text:p>0.000014764</text:p>
          </table:table-cell>
          <table:table-cell office:value-type="float" office:value="0.00000322385" calcext:value-type="float">
            <text:p>3.22385E-06</text:p>
          </table:table-cell>
          <table:table-cell office:value-type="float" office:value="0.00004041509" calcext:value-type="float">
            <text:p>4.041509E-05</text:p>
          </table:table-cell>
          <table:table-cell office:value-type="float" office:value="0.00004677079" calcext:value-type="float">
            <text:p>4.677079E-05</text:p>
          </table:table-cell>
          <table:table-cell office:value-type="float" office:value="0.0001566954" calcext:value-type="float">
            <text:p>0.0001566954</text:p>
          </table:table-cell>
          <table:table-cell office:value-type="float" office:value="0.000001592872" calcext:value-type="float">
            <text:p>1.592872E-06</text:p>
          </table:table-cell>
          <table:table-cell office:value-type="float" office:value="0.00001543915" calcext:value-type="float">
            <text:p>1.543915E-05</text:p>
          </table:table-cell>
          <table:table-cell office:value-type="float" office:value="0.0001147076" calcext:value-type="float">
            <text:p>0.0001147076</text:p>
          </table:table-cell>
          <table:table-cell office:value-type="float" office:value="0.000008747716" calcext:value-type="float">
            <text:p>8.747716E-06</text:p>
          </table:table-cell>
          <table:table-cell office:value-type="float" office:value="0.000003925677" calcext:value-type="float">
            <text:p>3.925677E-06</text:p>
          </table:table-cell>
          <table:table-cell office:value-type="float" office:value="0.000000956668" calcext:value-type="float">
            <text:p>9.56668E-07</text:p>
          </table:table-cell>
          <table:table-cell office:value-type="float" office:value="0.0000009319857" calcext:value-type="float">
            <text:p>0.000000932</text:p>
          </table:table-cell>
          <table:table-cell office:value-type="float" office:value="0.000001595521" calcext:value-type="float">
            <text:p>1.595521E-06</text:p>
          </table:table-cell>
          <table:table-cell office:value-type="float" office:value="0.00004458454" calcext:value-type="float">
            <text:p>4.45845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17431" calcext:value-type="float">
            <text:p>0.008717431</text:p>
          </table:table-cell>
        </table:table-row>
        <table:table-row table:style-name="ro1">
          <table:table-cell office:value-type="float" office:value="0.4198235" calcext:value-type="float">
            <text:p>0.4198235</text:p>
          </table:table-cell>
          <table:table-cell office:value-type="float" office:value="0.1075284" calcext:value-type="float">
            <text:p>0.1075284</text:p>
          </table:table-cell>
          <table:table-cell office:value-type="float" office:value="0.4198235" calcext:value-type="float">
            <text:p>0.4198235</text:p>
          </table:table-cell>
          <table:table-cell office:value-type="float" office:value="0.00003971242" calcext:value-type="float">
            <text:p>3.971242E-05</text:p>
          </table:table-cell>
          <table:table-cell office:value-type="float" office:value="0.000007267387" calcext:value-type="float">
            <text:p>7.267387E-06</text:p>
          </table:table-cell>
          <table:table-cell office:value-type="float" office:value="0.000004747356" calcext:value-type="float">
            <text:p>4.747356E-06</text:p>
          </table:table-cell>
          <table:table-cell office:value-type="float" office:value="0.00002050164" calcext:value-type="float">
            <text:p>2.050164E-05</text:p>
          </table:table-cell>
          <table:table-cell office:value-type="float" office:value="0.00003558155" calcext:value-type="float">
            <text:p>3.558155E-05</text:p>
          </table:table-cell>
          <table:table-cell office:value-type="float" office:value="0.0001158491" calcext:value-type="float">
            <text:p>0.0001158491</text:p>
          </table:table-cell>
          <table:table-cell office:value-type="float" office:value="0.00001371678" calcext:value-type="float">
            <text:p>1.371678E-05</text:p>
          </table:table-cell>
          <table:table-cell office:value-type="float" office:value="0.00004294754" calcext:value-type="float">
            <text:p>4.294754E-05</text:p>
          </table:table-cell>
          <table:table-cell office:value-type="float" office:value="0.000006230834" calcext:value-type="float">
            <text:p>6.230834E-06</text:p>
          </table:table-cell>
          <table:table-cell office:value-type="float" office:value="0.00001811893" calcext:value-type="float">
            <text:p>1.811893E-05</text:p>
          </table:table-cell>
          <table:table-cell office:value-type="float" office:value="0.00007003607" calcext:value-type="float">
            <text:p>7.003607E-05</text:p>
          </table:table-cell>
          <table:table-cell office:value-type="float" office:value="0.00001389836" calcext:value-type="float">
            <text:p>1.389836E-05</text:p>
          </table:table-cell>
          <table:table-cell office:value-type="float" office:value="0.0000176613" calcext:value-type="float">
            <text:p>1.76613E-05</text:p>
          </table:table-cell>
          <table:table-cell office:value-type="float" office:value="0.00002318584" calcext:value-type="float">
            <text:p>2.318584E-05</text:p>
          </table:table-cell>
          <table:table-cell office:value-type="float" office:value="0.0001420006" calcext:value-type="float">
            <text:p>0.0001420006</text:p>
          </table:table-cell>
          <table:table-cell office:value-type="float" office:value="0.00005788471" calcext:value-type="float">
            <text:p>5.788471E-05</text:p>
          </table:table-cell>
          <table:table-cell office:value-type="float" office:value="0.00003355692" calcext:value-type="float">
            <text:p>3.355692E-05</text:p>
          </table:table-cell>
          <table:table-cell office:value-type="float" office:value="0.000009810526" calcext:value-type="float">
            <text:p>9.810526E-06</text:p>
          </table:table-cell>
          <table:table-cell office:value-type="float" office:value="0.000003958139" calcext:value-type="float">
            <text:p>3.958139E-06</text:p>
          </table:table-cell>
          <table:table-cell office:value-type="float" office:value="0.0002790942" calcext:value-type="float">
            <text:p>0.0002790942</text:p>
          </table:table-cell>
          <table:table-cell office:value-type="float" office:value="0.0000359486" calcext:value-type="float">
            <text:p>3.59486E-05</text:p>
          </table:table-cell>
          <table:table-cell office:value-type="float" office:value="0.000009658834" calcext:value-type="float">
            <text:p>9.658834E-06</text:p>
          </table:table-cell>
          <table:table-cell office:value-type="float" office:value="0.000164824" calcext:value-type="float">
            <text:p>0.000164824</text:p>
          </table:table-cell>
          <table:table-cell office:value-type="float" office:value="0.0001289333" calcext:value-type="float">
            <text:p>0.0001289333</text:p>
          </table:table-cell>
          <table:table-cell office:value-type="float" office:value="0.00004341178" calcext:value-type="float">
            <text:p>4.341178E-05</text:p>
          </table:table-cell>
          <table:table-cell office:value-type="float" office:value="0.000008355923" calcext:value-type="float">
            <text:p>8.355923E-06</text:p>
          </table:table-cell>
          <table:table-cell office:value-type="float" office:value="0.00002213193" calcext:value-type="float">
            <text:p>2.213193E-05</text:p>
          </table:table-cell>
          <table:table-cell office:value-type="float" office:value="0.00005185842" calcext:value-type="float">
            <text:p>5.185842E-05</text:p>
          </table:table-cell>
          <table:table-cell office:value-type="float" office:value="0.0002272563" calcext:value-type="float">
            <text:p>0.00022725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93062" calcext:value-type="float">
            <text:p>0.008693062</text:p>
          </table:table-cell>
        </table:table-row>
        <table:table-row table:style-name="ro1">
          <table:table-cell office:value-type="float" office:value="0.4133307" calcext:value-type="float">
            <text:p>0.4133307</text:p>
          </table:table-cell>
          <table:table-cell office:value-type="float" office:value="0.1893259" calcext:value-type="float">
            <text:p>0.1893259</text:p>
          </table:table-cell>
          <table:table-cell office:value-type="float" office:value="0.4133307" calcext:value-type="float">
            <text:p>0.4133307</text:p>
          </table:table-cell>
          <table:table-cell office:value-type="float" office:value="0.00005061176" calcext:value-type="float">
            <text:p>5.061176E-05</text:p>
          </table:table-cell>
          <table:table-cell office:value-type="float" office:value="0.00001809643" calcext:value-type="float">
            <text:p>1.809643E-05</text:p>
          </table:table-cell>
          <table:table-cell office:value-type="float" office:value="0.00001367418" calcext:value-type="float">
            <text:p>1.367418E-05</text:p>
          </table:table-cell>
          <table:table-cell office:value-type="float" office:value="0.0000387006" calcext:value-type="float">
            <text:p>3.87006E-05</text:p>
          </table:table-cell>
          <table:table-cell office:value-type="float" office:value="0.00001612858" calcext:value-type="float">
            <text:p>1.612858E-05</text:p>
          </table:table-cell>
          <table:table-cell office:value-type="float" office:value="0.000002572216" calcext:value-type="float">
            <text:p>2.572216E-06</text:p>
          </table:table-cell>
          <table:table-cell office:value-type="float" office:value="0.0001251725" calcext:value-type="float">
            <text:p>0.0001251725</text:p>
          </table:table-cell>
          <table:table-cell office:value-type="float" office:value="0.000008559679" calcext:value-type="float">
            <text:p>8.559679E-06</text:p>
          </table:table-cell>
          <table:table-cell office:value-type="float" office:value="0.00002859778" calcext:value-type="float">
            <text:p>2.859778E-05</text:p>
          </table:table-cell>
          <table:table-cell office:value-type="float" office:value="0.0001154023" calcext:value-type="float">
            <text:p>0.0001154023</text:p>
          </table:table-cell>
          <table:table-cell office:value-type="float" office:value="0.00008587605" calcext:value-type="float">
            <text:p>8.587605E-05</text:p>
          </table:table-cell>
          <table:table-cell office:value-type="float" office:value="0.000007335002" calcext:value-type="float">
            <text:p>0.000007335</text:p>
          </table:table-cell>
          <table:table-cell office:value-type="float" office:value="0.000000513916" calcext:value-type="float">
            <text:p>5.13916E-07</text:p>
          </table:table-cell>
          <table:table-cell office:value-type="float" office:value="0.00001419323" calcext:value-type="float">
            <text:p>1.419323E-05</text:p>
          </table:table-cell>
          <table:table-cell office:value-type="float" office:value="0.0001346824" calcext:value-type="float">
            <text:p>0.0001346824</text:p>
          </table:table-cell>
          <table:table-cell office:value-type="float" office:value="0.00003207313" calcext:value-type="float">
            <text:p>3.207313E-05</text:p>
          </table:table-cell>
          <table:table-cell office:value-type="float" office:value="0.00001037369" calcext:value-type="float">
            <text:p>1.037369E-05</text:p>
          </table:table-cell>
          <table:table-cell office:value-type="float" office:value="0.000005113574" calcext:value-type="float">
            <text:p>5.113574E-06</text:p>
          </table:table-cell>
          <table:table-cell office:value-type="float" office:value="0.0000895641" calcext:value-type="float">
            <text:p>8.95641E-05</text:p>
          </table:table-cell>
          <table:table-cell office:value-type="float" office:value="0.0000313571" calcext:value-type="float">
            <text:p>3.13571E-05</text:p>
          </table:table-cell>
          <table:table-cell office:value-type="float" office:value="0.00004003105" calcext:value-type="float">
            <text:p>4.003105E-05</text:p>
          </table:table-cell>
          <table:table-cell office:value-type="float" office:value="0.00007505442" calcext:value-type="float">
            <text:p>7.505442E-05</text:p>
          </table:table-cell>
          <table:table-cell office:value-type="float" office:value="0.0000541863" calcext:value-type="float">
            <text:p>5.41863E-05</text:p>
          </table:table-cell>
          <table:table-cell office:value-type="float" office:value="0.000227578" calcext:value-type="float">
            <text:p>0.000227578</text:p>
          </table:table-cell>
          <table:table-cell office:value-type="float" office:value="0.0001404152" calcext:value-type="float">
            <text:p>0.0001404152</text:p>
          </table:table-cell>
          <table:table-cell office:value-type="float" office:value="0.00003351166" calcext:value-type="float">
            <text:p>3.351166E-05</text:p>
          </table:table-cell>
          <table:table-cell office:value-type="float" office:value="0.000001270712" calcext:value-type="float">
            <text:p>1.270712E-06</text:p>
          </table:table-cell>
          <table:table-cell office:value-type="float" office:value="0.000113076" calcext:value-type="float">
            <text:p>0.000113076</text:p>
          </table:table-cell>
          <table:table-cell office:value-type="float" office:value="0.000004899677" calcext:value-type="float">
            <text:p>4.899677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64235" calcext:value-type="float">
            <text:p>0.008564235</text:p>
          </table:table-cell>
        </table:table-row>
        <table:table-row table:style-name="ro1">
          <table:table-cell office:value-type="float" office:value="0.03987074" calcext:value-type="float">
            <text:p>0.03987074</text:p>
          </table:table-cell>
          <table:table-cell office:value-type="float" office:value="0.7626203" calcext:value-type="float">
            <text:p>0.7626203</text:p>
          </table:table-cell>
          <table:table-cell office:value-type="float" office:value="0.03987074" calcext:value-type="float">
            <text:p>0.03987074</text:p>
          </table:table-cell>
          <table:table-cell office:value-type="float" office:value="0.000002869173" calcext:value-type="float">
            <text:p>2.869173E-06</text:p>
          </table:table-cell>
          <table:table-cell office:value-type="float" office:value="0.0000178048" calcext:value-type="float">
            <text:p>1.78048E-05</text:p>
          </table:table-cell>
          <table:table-cell office:value-type="float" office:value="0.00002489132" calcext:value-type="float">
            <text:p>2.489132E-05</text:p>
          </table:table-cell>
          <table:table-cell office:value-type="float" office:value="0.00001110693" calcext:value-type="float">
            <text:p>1.110693E-05</text:p>
          </table:table-cell>
          <table:table-cell office:value-type="float" office:value="0.00003320812" calcext:value-type="float">
            <text:p>3.320812E-05</text:p>
          </table:table-cell>
          <table:table-cell office:value-type="float" office:value="0.000003966027" calcext:value-type="float">
            <text:p>0.000003966</text:p>
          </table:table-cell>
          <table:table-cell office:value-type="float" office:value="0.000009249036" calcext:value-type="float">
            <text:p>0.000009249</text:p>
          </table:table-cell>
          <table:table-cell office:value-type="float" office:value="0.00001059774" calcext:value-type="float">
            <text:p>1.059774E-05</text:p>
          </table:table-cell>
          <table:table-cell office:value-type="float" office:value="0.00002737354" calcext:value-type="float">
            <text:p>2.737354E-05</text:p>
          </table:table-cell>
          <table:table-cell office:value-type="float" office:value="0.00003997056" calcext:value-type="float">
            <text:p>3.997056E-05</text:p>
          </table:table-cell>
          <table:table-cell office:value-type="float" office:value="0.000003641562" calcext:value-type="float">
            <text:p>3.641562E-06</text:p>
          </table:table-cell>
          <table:table-cell office:value-type="float" office:value="0.000007726506" calcext:value-type="float">
            <text:p>7.726506E-06</text:p>
          </table:table-cell>
          <table:table-cell office:value-type="float" office:value="0.000003431648" calcext:value-type="float">
            <text:p>3.431648E-06</text:p>
          </table:table-cell>
          <table:table-cell office:value-type="float" office:value="0.000007881232" calcext:value-type="float">
            <text:p>7.881232E-06</text:p>
          </table:table-cell>
          <table:table-cell office:value-type="float" office:value="0.00001026415" calcext:value-type="float">
            <text:p>1.026415E-05</text:p>
          </table:table-cell>
          <table:table-cell office:value-type="float" office:value="0.00001091141" calcext:value-type="float">
            <text:p>1.091141E-05</text:p>
          </table:table-cell>
          <table:table-cell office:value-type="float" office:value="0.000008606904" calcext:value-type="float">
            <text:p>8.606904E-06</text:p>
          </table:table-cell>
          <table:table-cell office:value-type="float" office:value="0.00001942652" calcext:value-type="float">
            <text:p>1.942652E-05</text:p>
          </table:table-cell>
          <table:table-cell office:value-type="float" office:value="0.0001028201" calcext:value-type="float">
            <text:p>0.0001028201</text:p>
          </table:table-cell>
          <table:table-cell office:value-type="float" office:value="0.00008661592" calcext:value-type="float">
            <text:p>8.661592E-05</text:p>
          </table:table-cell>
          <table:table-cell office:value-type="float" office:value="0.000008314328" calcext:value-type="float">
            <text:p>8.314328E-06</text:p>
          </table:table-cell>
          <table:table-cell office:value-type="float" office:value="0.000005405222" calcext:value-type="float">
            <text:p>5.405222E-06</text:p>
          </table:table-cell>
          <table:table-cell office:value-type="float" office:value="0.00003927968" calcext:value-type="float">
            <text:p>3.927968E-05</text:p>
          </table:table-cell>
          <table:table-cell office:value-type="float" office:value="0.00005608328" calcext:value-type="float">
            <text:p>5.608328E-05</text:p>
          </table:table-cell>
          <table:table-cell office:value-type="float" office:value="0.000001508998" calcext:value-type="float">
            <text:p>0.000001509</text:p>
          </table:table-cell>
          <table:table-cell office:value-type="float" office:value="0.000009749089" calcext:value-type="float">
            <text:p>9.749089E-06</text:p>
          </table:table-cell>
          <table:table-cell office:value-type="float" office:value="0.0000008339203" calcext:value-type="float">
            <text:p>8.339203E-07</text:p>
          </table:table-cell>
          <table:table-cell office:value-type="float" office:value="0.000008608564" calcext:value-type="float">
            <text:p>8.608564E-06</text:p>
          </table:table-cell>
          <table:table-cell office:value-type="float" office:value="0.00002149006" calcext:value-type="float">
            <text:p>2.14900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38853" calcext:value-type="float">
            <text:p>0.008538853</text:p>
          </table:table-cell>
        </table:table-row>
        <table:table-row table:style-name="ro1">
          <table:table-cell office:value-type="float" office:value="0.0037622" calcext:value-type="float">
            <text:p>0.0037622</text:p>
          </table:table-cell>
          <table:table-cell office:value-type="float" office:value="0.9386751" calcext:value-type="float">
            <text:p>0.9386751</text:p>
          </table:table-cell>
          <table:table-cell office:value-type="float" office:value="0.0037622" calcext:value-type="float">
            <text:p>0.0037622</text:p>
          </table:table-cell>
          <table:table-cell office:value-type="float" office:value="0.000004612562" calcext:value-type="float">
            <text:p>4.612562E-06</text:p>
          </table:table-cell>
          <table:table-cell office:value-type="float" office:value="0.000006238358" calcext:value-type="float">
            <text:p>6.238358E-06</text:p>
          </table:table-cell>
          <table:table-cell office:value-type="float" office:value="0.00002115625" calcext:value-type="float">
            <text:p>2.115625E-05</text:p>
          </table:table-cell>
          <table:table-cell office:value-type="float" office:value="0.00001344335" calcext:value-type="float">
            <text:p>1.344335E-05</text:p>
          </table:table-cell>
          <table:table-cell office:value-type="float" office:value="0.00007465835" calcext:value-type="float">
            <text:p>7.465835E-05</text:p>
          </table:table-cell>
          <table:table-cell office:value-type="float" office:value="0.000009726626" calcext:value-type="float">
            <text:p>9.726626E-06</text:p>
          </table:table-cell>
          <table:table-cell office:value-type="float" office:value="0.0001599995" calcext:value-type="float">
            <text:p>0.0001599995</text:p>
          </table:table-cell>
          <table:table-cell office:value-type="float" office:value="0.00001085481" calcext:value-type="float">
            <text:p>1.085481E-05</text:p>
          </table:table-cell>
          <table:table-cell office:value-type="float" office:value="0.00001512103" calcext:value-type="float">
            <text:p>0.000015121</text:p>
          </table:table-cell>
          <table:table-cell office:value-type="float" office:value="0.00003882378" calcext:value-type="float">
            <text:p>3.882378E-05</text:p>
          </table:table-cell>
          <table:table-cell office:value-type="float" office:value="0.0001583229" calcext:value-type="float">
            <text:p>0.0001583229</text:p>
          </table:table-cell>
          <table:table-cell office:value-type="float" office:value="0.000006443946" calcext:value-type="float">
            <text:p>6.443946E-06</text:p>
          </table:table-cell>
          <table:table-cell office:value-type="float" office:value="0.0000008816405" calcext:value-type="float">
            <text:p>8.816405E-07</text:p>
          </table:table-cell>
          <table:table-cell office:value-type="float" office:value="0.00002433622" calcext:value-type="float">
            <text:p>2.433622E-05</text:p>
          </table:table-cell>
          <table:table-cell office:value-type="float" office:value="0.00002047313" calcext:value-type="float">
            <text:p>2.047313E-05</text:p>
          </table:table-cell>
          <table:table-cell office:value-type="float" office:value="0.00004412315" calcext:value-type="float">
            <text:p>4.412315E-05</text:p>
          </table:table-cell>
          <table:table-cell office:value-type="float" office:value="0.00001283853" calcext:value-type="float">
            <text:p>1.283853E-05</text:p>
          </table:table-cell>
          <table:table-cell office:value-type="float" office:value="0.0000334876" calcext:value-type="float">
            <text:p>3.34876E-05</text:p>
          </table:table-cell>
          <table:table-cell office:value-type="float" office:value="0.00003715499" calcext:value-type="float">
            <text:p>0.000037155</text:p>
          </table:table-cell>
          <table:table-cell office:value-type="float" office:value="0.0001580719" calcext:value-type="float">
            <text:p>0.0001580719</text:p>
          </table:table-cell>
          <table:table-cell office:value-type="float" office:value="0.00003503691" calcext:value-type="float">
            <text:p>3.503691E-05</text:p>
          </table:table-cell>
          <table:table-cell office:value-type="float" office:value="0.00006786199" calcext:value-type="float">
            <text:p>0.000067862</text:p>
          </table:table-cell>
          <table:table-cell office:value-type="float" office:value="0.0001526553" calcext:value-type="float">
            <text:p>0.0001526553</text:p>
          </table:table-cell>
          <table:table-cell office:value-type="float" office:value="0.0001342511" calcext:value-type="float">
            <text:p>0.0001342511</text:p>
          </table:table-cell>
          <table:table-cell office:value-type="float" office:value="0.000002018925" calcext:value-type="float">
            <text:p>2.018925E-06</text:p>
          </table:table-cell>
          <table:table-cell office:value-type="float" office:value="0.00001380083" calcext:value-type="float">
            <text:p>1.380083E-05</text:p>
          </table:table-cell>
          <table:table-cell office:value-type="float" office:value="0.000021228" calcext:value-type="float">
            <text:p>0.000021228</text:p>
          </table:table-cell>
          <table:table-cell office:value-type="float" office:value="0.0001548213" calcext:value-type="float">
            <text:p>0.0001548213</text:p>
          </table:table-cell>
          <table:table-cell office:value-type="float" office:value="0.00008173999" calcext:value-type="float">
            <text:p>0.00008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66007" calcext:value-type="float">
            <text:p>0.008166007</text:p>
          </table:table-cell>
        </table:table-row>
        <table:table-row table:style-name="ro1">
          <table:table-cell office:value-type="float" office:value="0.2022905" calcext:value-type="float">
            <text:p>0.2022905</text:p>
          </table:table-cell>
          <table:table-cell office:value-type="float" office:value="0.5362501" calcext:value-type="float">
            <text:p>0.5362501</text:p>
          </table:table-cell>
          <table:table-cell office:value-type="float" office:value="0.2022905" calcext:value-type="float">
            <text:p>0.2022905</text:p>
          </table:table-cell>
          <table:table-cell office:value-type="float" office:value="0.000046468" calcext:value-type="float">
            <text:p>0.000046468</text:p>
          </table:table-cell>
          <table:table-cell office:value-type="float" office:value="0.0001131624" calcext:value-type="float">
            <text:p>0.0001131624</text:p>
          </table:table-cell>
          <table:table-cell office:value-type="float" office:value="0.00008125282" calcext:value-type="float">
            <text:p>8.125282E-05</text:p>
          </table:table-cell>
          <table:table-cell office:value-type="float" office:value="0.00005233004" calcext:value-type="float">
            <text:p>0.00005233</text:p>
          </table:table-cell>
          <table:table-cell office:value-type="float" office:value="0.0002106818" calcext:value-type="float">
            <text:p>0.0002106818</text:p>
          </table:table-cell>
          <table:table-cell office:value-type="float" office:value="0.00001144927" calcext:value-type="float">
            <text:p>1.144927E-05</text:p>
          </table:table-cell>
          <table:table-cell office:value-type="float" office:value="0.0002388996" calcext:value-type="float">
            <text:p>0.0002388996</text:p>
          </table:table-cell>
          <table:table-cell office:value-type="float" office:value="0.000005879675" calcext:value-type="float">
            <text:p>5.879675E-06</text:p>
          </table:table-cell>
          <table:table-cell office:value-type="float" office:value="0.00001311023" calcext:value-type="float">
            <text:p>1.311023E-05</text:p>
          </table:table-cell>
          <table:table-cell office:value-type="float" office:value="0.00007084116" calcext:value-type="float">
            <text:p>7.084116E-05</text:p>
          </table:table-cell>
          <table:table-cell office:value-type="float" office:value="0.0001190421" calcext:value-type="float">
            <text:p>0.0001190421</text:p>
          </table:table-cell>
          <table:table-cell office:value-type="float" office:value="0.00001365447" calcext:value-type="float">
            <text:p>1.365447E-05</text:p>
          </table:table-cell>
          <table:table-cell office:value-type="float" office:value="0.00009549182" calcext:value-type="float">
            <text:p>9.549182E-05</text:p>
          </table:table-cell>
          <table:table-cell office:value-type="float" office:value="0.0000004898922" calcext:value-type="float">
            <text:p>4.898922E-07</text:p>
          </table:table-cell>
          <table:table-cell office:value-type="float" office:value="0.00002166966" calcext:value-type="float">
            <text:p>2.166966E-05</text:p>
          </table:table-cell>
          <table:table-cell office:value-type="float" office:value="0.0002557645" calcext:value-type="float">
            <text:p>0.0002557645</text:p>
          </table:table-cell>
          <table:table-cell office:value-type="float" office:value="0.000004555784" calcext:value-type="float">
            <text:p>4.555784E-06</text:p>
          </table:table-cell>
          <table:table-cell office:value-type="float" office:value="0.00005017793" calcext:value-type="float">
            <text:p>5.017793E-05</text:p>
          </table:table-cell>
          <table:table-cell office:value-type="float" office:value="0.0001279778" calcext:value-type="float">
            <text:p>0.0001279778</text:p>
          </table:table-cell>
          <table:table-cell office:value-type="float" office:value="0.0003259363" calcext:value-type="float">
            <text:p>0.0003259363</text:p>
          </table:table-cell>
          <table:table-cell office:value-type="float" office:value="0.0001898669" calcext:value-type="float">
            <text:p>0.0001898669</text:p>
          </table:table-cell>
          <table:table-cell office:value-type="float" office:value="0.00001083394" calcext:value-type="float">
            <text:p>1.083394E-05</text:p>
          </table:table-cell>
          <table:table-cell office:value-type="float" office:value="0.0001185559" calcext:value-type="float">
            <text:p>0.0001185559</text:p>
          </table:table-cell>
          <table:table-cell office:value-type="float" office:value="0.00003382377" calcext:value-type="float">
            <text:p>3.382377E-05</text:p>
          </table:table-cell>
          <table:table-cell office:value-type="float" office:value="0.00001242258" calcext:value-type="float">
            <text:p>1.242258E-05</text:p>
          </table:table-cell>
          <table:table-cell office:value-type="float" office:value="0.000001086052" calcext:value-type="float">
            <text:p>1.086052E-06</text:p>
          </table:table-cell>
          <table:table-cell office:value-type="float" office:value="0.00001730021" calcext:value-type="float">
            <text:p>1.730021E-05</text:p>
          </table:table-cell>
          <table:table-cell office:value-type="float" office:value="0.00005787494" calcext:value-type="float">
            <text:p>5.787494E-05</text:p>
          </table:table-cell>
          <table:table-cell office:value-type="float" office:value="0.00003243695" calcext:value-type="float">
            <text:p>0.000032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56861" calcext:value-type="float">
            <text:p>0.008156861</text:p>
          </table:table-cell>
        </table:table-row>
        <table:table-row table:style-name="ro1">
          <table:table-cell office:value-type="float" office:value="0.8355691" calcext:value-type="float">
            <text:p>0.8355691</text:p>
          </table:table-cell>
          <table:table-cell office:value-type="float" office:value="-0.6647668" calcext:value-type="float">
            <text:p>-0.6647668</text:p>
          </table:table-cell>
          <table:table-cell office:value-type="float" office:value="0.8355691" calcext:value-type="float">
            <text:p>0.8355691</text:p>
          </table:table-cell>
          <table:table-cell office:value-type="float" office:value="0.0002337506" calcext:value-type="float">
            <text:p>0.0002337506</text:p>
          </table:table-cell>
          <table:table-cell office:value-type="float" office:value="0.00008314409" calcext:value-type="float">
            <text:p>8.314409E-05</text:p>
          </table:table-cell>
          <table:table-cell office:value-type="float" office:value="0.0000391032" calcext:value-type="float">
            <text:p>3.91032E-05</text:p>
          </table:table-cell>
          <table:table-cell office:value-type="float" office:value="0.00006483627" calcext:value-type="float">
            <text:p>6.483627E-05</text:p>
          </table:table-cell>
          <table:table-cell office:value-type="float" office:value="0.00004632096" calcext:value-type="float">
            <text:p>0.000046321</text:p>
          </table:table-cell>
          <table:table-cell office:value-type="float" office:value="0.000005700309" calcext:value-type="float">
            <text:p>5.700309E-06</text:p>
          </table:table-cell>
          <table:table-cell office:value-type="float" office:value="0.0001543393" calcext:value-type="float">
            <text:p>0.0001543393</text:p>
          </table:table-cell>
          <table:table-cell office:value-type="float" office:value="0.0001023961" calcext:value-type="float">
            <text:p>0.0001023961</text:p>
          </table:table-cell>
          <table:table-cell office:value-type="float" office:value="0.00002972746" calcext:value-type="float">
            <text:p>2.972746E-05</text:p>
          </table:table-cell>
          <table:table-cell office:value-type="float" office:value="0.0002330573" calcext:value-type="float">
            <text:p>0.0002330573</text:p>
          </table:table-cell>
          <table:table-cell office:value-type="float" office:value="0.00009796474" calcext:value-type="float">
            <text:p>9.796474E-05</text:p>
          </table:table-cell>
          <table:table-cell office:value-type="float" office:value="0.0000672772" calcext:value-type="float">
            <text:p>6.72772E-05</text:p>
          </table:table-cell>
          <table:table-cell office:value-type="float" office:value="0.00002860535" calcext:value-type="float">
            <text:p>2.860535E-05</text:p>
          </table:table-cell>
          <table:table-cell office:value-type="float" office:value="0.00002675248" calcext:value-type="float">
            <text:p>2.675248E-05</text:p>
          </table:table-cell>
          <table:table-cell office:value-type="float" office:value="0.0001997388" calcext:value-type="float">
            <text:p>0.0001997388</text:p>
          </table:table-cell>
          <table:table-cell office:value-type="float" office:value="0.00007017612" calcext:value-type="float">
            <text:p>7.017612E-05</text:p>
          </table:table-cell>
          <table:table-cell office:value-type="float" office:value="0.00002273768" calcext:value-type="float">
            <text:p>2.273768E-05</text:p>
          </table:table-cell>
          <table:table-cell office:value-type="float" office:value="0.000155662" calcext:value-type="float">
            <text:p>0.000155662</text:p>
          </table:table-cell>
          <table:table-cell office:value-type="float" office:value="0.0001109276" calcext:value-type="float">
            <text:p>0.0001109276</text:p>
          </table:table-cell>
          <table:table-cell office:value-type="float" office:value="0.0001059622" calcext:value-type="float">
            <text:p>0.0001059622</text:p>
          </table:table-cell>
          <table:table-cell office:value-type="float" office:value="0.00008610725" calcext:value-type="float">
            <text:p>8.610725E-05</text:p>
          </table:table-cell>
          <table:table-cell office:value-type="float" office:value="0.00009827519" calcext:value-type="float">
            <text:p>9.827519E-05</text:p>
          </table:table-cell>
          <table:table-cell office:value-type="float" office:value="0.00003813446" calcext:value-type="float">
            <text:p>3.813446E-05</text:p>
          </table:table-cell>
          <table:table-cell office:value-type="float" office:value="0.0003331785" calcext:value-type="float">
            <text:p>0.0003331785</text:p>
          </table:table-cell>
          <table:table-cell office:value-type="float" office:value="0.00007959025" calcext:value-type="float">
            <text:p>7.959025E-05</text:p>
          </table:table-cell>
          <table:table-cell office:value-type="float" office:value="0.00008997007" calcext:value-type="float">
            <text:p>8.997007E-05</text:p>
          </table:table-cell>
          <table:table-cell office:value-type="float" office:value="0.00002447597" calcext:value-type="float">
            <text:p>0.000024476</text:p>
          </table:table-cell>
          <table:table-cell office:value-type="float" office:value="0.00009800605" calcext:value-type="float">
            <text:p>9.800605E-05</text:p>
          </table:table-cell>
          <table:table-cell office:value-type="float" office:value="0.0001724935" calcext:value-type="float">
            <text:p>0.0001724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01572" calcext:value-type="float">
            <text:p>0.008001572</text:p>
          </table:table-cell>
        </table:table-row>
        <table:table-row table:style-name="ro1">
          <table:table-cell office:value-type="float" office:value="0.4417084" calcext:value-type="float">
            <text:p>0.4417084</text:p>
          </table:table-cell>
          <table:table-cell office:value-type="float" office:value="-0.08986898" calcext:value-type="float">
            <text:p>-0.08986898</text:p>
          </table:table-cell>
          <table:table-cell office:value-type="float" office:value="0.4417084" calcext:value-type="float">
            <text:p>0.4417084</text:p>
          </table:table-cell>
          <table:table-cell office:value-type="float" office:value="0.00006036583" calcext:value-type="float">
            <text:p>6.036583E-05</text:p>
          </table:table-cell>
          <table:table-cell office:value-type="float" office:value="0.00004500801" calcext:value-type="float">
            <text:p>0.000045008</text:p>
          </table:table-cell>
          <table:table-cell office:value-type="float" office:value="0.0006883576" calcext:value-type="float">
            <text:p>0.0006883576</text:p>
          </table:table-cell>
          <table:table-cell office:value-type="float" office:value="0.00001652699" calcext:value-type="float">
            <text:p>0.000016527</text:p>
          </table:table-cell>
          <table:table-cell office:value-type="float" office:value="0.0000689573" calcext:value-type="float">
            <text:p>6.89573E-05</text:p>
          </table:table-cell>
          <table:table-cell office:value-type="float" office:value="0.00004267194" calcext:value-type="float">
            <text:p>4.267194E-05</text:p>
          </table:table-cell>
          <table:table-cell office:value-type="float" office:value="0.001983431" calcext:value-type="float">
            <text:p>0.001983431</text:p>
          </table:table-cell>
          <table:table-cell office:value-type="float" office:value="0.0001139629" calcext:value-type="float">
            <text:p>0.0001139629</text:p>
          </table:table-cell>
          <table:table-cell office:value-type="float" office:value="0.00001354543" calcext:value-type="float">
            <text:p>1.354543E-05</text:p>
          </table:table-cell>
          <table:table-cell office:value-type="float" office:value="0.00003906223" calcext:value-type="float">
            <text:p>3.906223E-05</text:p>
          </table:table-cell>
          <table:table-cell office:value-type="float" office:value="0.000262595" calcext:value-type="float">
            <text:p>0.000262595</text:p>
          </table:table-cell>
          <table:table-cell office:value-type="float" office:value="0.00002648184" calcext:value-type="float">
            <text:p>2.648184E-05</text:p>
          </table:table-cell>
          <table:table-cell office:value-type="float" office:value="0.000145409" calcext:value-type="float">
            <text:p>0.000145409</text:p>
          </table:table-cell>
          <table:table-cell office:value-type="float" office:value="0.00000345881" calcext:value-type="float">
            <text:p>3.45881E-06</text:p>
          </table:table-cell>
          <table:table-cell office:value-type="float" office:value="0.0003086078" calcext:value-type="float">
            <text:p>0.0003086078</text:p>
          </table:table-cell>
          <table:table-cell office:value-type="float" office:value="0.000108261" calcext:value-type="float">
            <text:p>0.000108261</text:p>
          </table:table-cell>
          <table:table-cell office:value-type="float" office:value="0.0000165308" calcext:value-type="float">
            <text:p>1.65308E-05</text:p>
          </table:table-cell>
          <table:table-cell office:value-type="float" office:value="0.000008830475" calcext:value-type="float">
            <text:p>8.830475E-06</text:p>
          </table:table-cell>
          <table:table-cell office:value-type="float" office:value="0.0002065361" calcext:value-type="float">
            <text:p>0.0002065361</text:p>
          </table:table-cell>
          <table:table-cell office:value-type="float" office:value="0.00009500556" calcext:value-type="float">
            <text:p>9.500556E-05</text:p>
          </table:table-cell>
          <table:table-cell office:value-type="float" office:value="0.0006197431" calcext:value-type="float">
            <text:p>0.0006197431</text:p>
          </table:table-cell>
          <table:table-cell office:value-type="float" office:value="0.000004408652" calcext:value-type="float">
            <text:p>4.408652E-06</text:p>
          </table:table-cell>
          <table:table-cell office:value-type="float" office:value="0.0006578591" calcext:value-type="float">
            <text:p>0.0006578591</text:p>
          </table:table-cell>
          <table:table-cell office:value-type="float" office:value="0.0001921834" calcext:value-type="float">
            <text:p>0.0001921834</text:p>
          </table:table-cell>
          <table:table-cell office:value-type="float" office:value="0.001707784" calcext:value-type="float">
            <text:p>0.001707784</text:p>
          </table:table-cell>
          <table:table-cell office:value-type="float" office:value="0.000001460831" calcext:value-type="float">
            <text:p>1.460831E-06</text:p>
          </table:table-cell>
          <table:table-cell office:value-type="float" office:value="0.000001558986" calcext:value-type="float">
            <text:p>0.000001559</text:p>
          </table:table-cell>
          <table:table-cell office:value-type="float" office:value="0.0000280588" calcext:value-type="float">
            <text:p>2.80588E-05</text:p>
          </table:table-cell>
          <table:table-cell office:value-type="float" office:value="0.000008684668" calcext:value-type="float">
            <text:p>8.684668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79287" calcext:value-type="float">
            <text:p>0.007979287</text:p>
          </table:table-cell>
        </table:table-row>
        <table:table-row table:style-name="ro1">
          <table:table-cell office:value-type="float" office:value="0.4521822" calcext:value-type="float">
            <text:p>0.4521822</text:p>
          </table:table-cell>
          <table:table-cell office:value-type="float" office:value="-0.1229428" calcext:value-type="float">
            <text:p>-0.1229428</text:p>
          </table:table-cell>
          <table:table-cell office:value-type="float" office:value="0.4521822" calcext:value-type="float">
            <text:p>0.4521822</text:p>
          </table:table-cell>
          <table:table-cell office:value-type="float" office:value="0.00001342107" calcext:value-type="float">
            <text:p>1.342107E-05</text:p>
          </table:table-cell>
          <table:table-cell office:value-type="float" office:value="0.00005561121" calcext:value-type="float">
            <text:p>5.561121E-05</text:p>
          </table:table-cell>
          <table:table-cell office:value-type="float" office:value="0.00009330624" calcext:value-type="float">
            <text:p>9.330624E-05</text:p>
          </table:table-cell>
          <table:table-cell office:value-type="float" office:value="0.00003629849" calcext:value-type="float">
            <text:p>3.629849E-05</text:p>
          </table:table-cell>
          <table:table-cell office:value-type="float" office:value="0.0001491904" calcext:value-type="float">
            <text:p>0.0001491904</text:p>
          </table:table-cell>
          <table:table-cell office:value-type="float" office:value="0.00006110829" calcext:value-type="float">
            <text:p>6.110829E-05</text:p>
          </table:table-cell>
          <table:table-cell office:value-type="float" office:value="0.00001044483" calcext:value-type="float">
            <text:p>1.044483E-05</text:p>
          </table:table-cell>
          <table:table-cell office:value-type="float" office:value="0.00002285038" calcext:value-type="float">
            <text:p>2.285038E-05</text:p>
          </table:table-cell>
          <table:table-cell office:value-type="float" office:value="0.0001055575" calcext:value-type="float">
            <text:p>0.0001055575</text:p>
          </table:table-cell>
          <table:table-cell office:value-type="float" office:value="0.00006723152" calcext:value-type="float">
            <text:p>6.723152E-05</text:p>
          </table:table-cell>
          <table:table-cell office:value-type="float" office:value="0.00009473126" calcext:value-type="float">
            <text:p>9.473126E-05</text:p>
          </table:table-cell>
          <table:table-cell office:value-type="float" office:value="0.000006949582" calcext:value-type="float">
            <text:p>6.949582E-06</text:p>
          </table:table-cell>
          <table:table-cell office:value-type="float" office:value="0.001021955" calcext:value-type="float">
            <text:p>0.001021955</text:p>
          </table:table-cell>
          <table:table-cell office:value-type="float" office:value="0.000007200997" calcext:value-type="float">
            <text:p>0.000007201</text:p>
          </table:table-cell>
          <table:table-cell office:value-type="float" office:value="0.0001909799" calcext:value-type="float">
            <text:p>0.0001909799</text:p>
          </table:table-cell>
          <table:table-cell office:value-type="float" office:value="0.0001236647" calcext:value-type="float">
            <text:p>0.0001236647</text:p>
          </table:table-cell>
          <table:table-cell office:value-type="float" office:value="0.000008371674" calcext:value-type="float">
            <text:p>8.371674E-06</text:p>
          </table:table-cell>
          <table:table-cell office:value-type="float" office:value="0.00008600065" calcext:value-type="float">
            <text:p>8.600065E-05</text:p>
          </table:table-cell>
          <table:table-cell office:value-type="float" office:value="0.0001041544" calcext:value-type="float">
            <text:p>0.0001041544</text:p>
          </table:table-cell>
          <table:table-cell office:value-type="float" office:value="0.00005595044" calcext:value-type="float">
            <text:p>5.595044E-05</text:p>
          </table:table-cell>
          <table:table-cell office:value-type="float" office:value="0.0001321975" calcext:value-type="float">
            <text:p>0.0001321975</text:p>
          </table:table-cell>
          <table:table-cell office:value-type="float" office:value="0.00006251131" calcext:value-type="float">
            <text:p>6.251131E-05</text:p>
          </table:table-cell>
          <table:table-cell office:value-type="float" office:value="0.0002813427" calcext:value-type="float">
            <text:p>0.0002813427</text:p>
          </table:table-cell>
          <table:table-cell office:value-type="float" office:value="0.00001488473" calcext:value-type="float">
            <text:p>1.488473E-05</text:p>
          </table:table-cell>
          <table:table-cell office:value-type="float" office:value="0.0000103558" calcext:value-type="float">
            <text:p>1.03558E-05</text:p>
          </table:table-cell>
          <table:table-cell office:value-type="float" office:value="0.000006763323" calcext:value-type="float">
            <text:p>6.763323E-06</text:p>
          </table:table-cell>
          <table:table-cell office:value-type="float" office:value="0.000006500321" calcext:value-type="float">
            <text:p>6.500321E-06</text:p>
          </table:table-cell>
          <table:table-cell office:value-type="float" office:value="0.00004226892" calcext:value-type="float">
            <text:p>4.226892E-05</text:p>
          </table:table-cell>
          <table:table-cell office:value-type="float" office:value="0.00014786" calcext:value-type="float">
            <text:p>0.00014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50328" calcext:value-type="float">
            <text:p>0.007950328</text:p>
          </table:table-cell>
        </table:table-row>
        <table:table-row table:style-name="ro1">
          <table:table-cell office:value-type="float" office:value="0.05139255" calcext:value-type="float">
            <text:p>0.05139255</text:p>
          </table:table-cell>
          <table:table-cell office:value-type="float" office:value="0.7264192" calcext:value-type="float">
            <text:p>0.7264192</text:p>
          </table:table-cell>
          <table:table-cell office:value-type="float" office:value="0.05139255" calcext:value-type="float">
            <text:p>0.05139255</text:p>
          </table:table-cell>
          <table:table-cell office:value-type="float" office:value="0.00005912213" calcext:value-type="float">
            <text:p>5.912213E-05</text:p>
          </table:table-cell>
          <table:table-cell office:value-type="float" office:value="0.00002532344" calcext:value-type="float">
            <text:p>2.532344E-05</text:p>
          </table:table-cell>
          <table:table-cell office:value-type="float" office:value="0.0002037659" calcext:value-type="float">
            <text:p>0.0002037659</text:p>
          </table:table-cell>
          <table:table-cell office:value-type="float" office:value="0.00001271437" calcext:value-type="float">
            <text:p>1.271437E-05</text:p>
          </table:table-cell>
          <table:table-cell office:value-type="float" office:value="0.0001454823" calcext:value-type="float">
            <text:p>0.0001454823</text:p>
          </table:table-cell>
          <table:table-cell office:value-type="float" office:value="0.0001170031" calcext:value-type="float">
            <text:p>0.0001170031</text:p>
          </table:table-cell>
          <table:table-cell office:value-type="float" office:value="0.00003251415" calcext:value-type="float">
            <text:p>3.251415E-05</text:p>
          </table:table-cell>
          <table:table-cell office:value-type="float" office:value="0.00003617496" calcext:value-type="float">
            <text:p>0.000036175</text:p>
          </table:table-cell>
          <table:table-cell office:value-type="float" office:value="0.0000363362" calcext:value-type="float">
            <text:p>3.63362E-05</text:p>
          </table:table-cell>
          <table:table-cell office:value-type="float" office:value="0.0003647004" calcext:value-type="float">
            <text:p>0.0003647004</text:p>
          </table:table-cell>
          <table:table-cell office:value-type="float" office:value="0.00001213809" calcext:value-type="float">
            <text:p>1.213809E-05</text:p>
          </table:table-cell>
          <table:table-cell office:value-type="float" office:value="0.00004473618" calcext:value-type="float">
            <text:p>4.473618E-05</text:p>
          </table:table-cell>
          <table:table-cell office:value-type="float" office:value="0.00001786931" calcext:value-type="float">
            <text:p>1.786931E-05</text:p>
          </table:table-cell>
          <table:table-cell office:value-type="float" office:value="0.00005087917" calcext:value-type="float">
            <text:p>5.087917E-05</text:p>
          </table:table-cell>
          <table:table-cell office:value-type="float" office:value="0.000147664" calcext:value-type="float">
            <text:p>0.000147664</text:p>
          </table:table-cell>
          <table:table-cell office:value-type="float" office:value="0.000007393668" calcext:value-type="float">
            <text:p>7.393668E-06</text:p>
          </table:table-cell>
          <table:table-cell office:value-type="float" office:value="0.01351321" calcext:value-type="float">
            <text:p>0.01351321</text:p>
          </table:table-cell>
          <table:table-cell office:value-type="float" office:value="0.00003910262" calcext:value-type="float">
            <text:p>3.910262E-05</text:p>
          </table:table-cell>
          <table:table-cell office:value-type="float" office:value="0.00011842" calcext:value-type="float">
            <text:p>0.00011842</text:p>
          </table:table-cell>
          <table:table-cell office:value-type="float" office:value="0.0004076379" calcext:value-type="float">
            <text:p>0.0004076379</text:p>
          </table:table-cell>
          <table:table-cell office:value-type="float" office:value="0.0002076794" calcext:value-type="float">
            <text:p>0.0002076794</text:p>
          </table:table-cell>
          <table:table-cell office:value-type="float" office:value="0.000006661419" calcext:value-type="float">
            <text:p>6.661419E-06</text:p>
          </table:table-cell>
          <table:table-cell office:value-type="float" office:value="0.0001673655" calcext:value-type="float">
            <text:p>0.0001673655</text:p>
          </table:table-cell>
          <table:table-cell office:value-type="float" office:value="0.000009530856" calcext:value-type="float">
            <text:p>9.530856E-06</text:p>
          </table:table-cell>
          <table:table-cell office:value-type="float" office:value="0.000003722645" calcext:value-type="float">
            <text:p>3.722645E-06</text:p>
          </table:table-cell>
          <table:table-cell office:value-type="float" office:value="0.000009688224" calcext:value-type="float">
            <text:p>9.688224E-06</text:p>
          </table:table-cell>
          <table:table-cell office:value-type="float" office:value="0.000003504842" calcext:value-type="float">
            <text:p>3.504842E-06</text:p>
          </table:table-cell>
          <table:table-cell office:value-type="float" office:value="0.00003695564" calcext:value-type="float">
            <text:p>3.695564E-05</text:p>
          </table:table-cell>
          <table:table-cell office:value-type="float" office:value="0.0003751799" calcext:value-type="float">
            <text:p>0.0003751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89842" calcext:value-type="float">
            <text:p>0.007889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42:41.088789443</dc:date>
    <meta:editing-duration>PT41S</meta:editing-duration>
    <meta:editing-cycles>1</meta:editing-cycles>
    <meta:document-statistic meta:table-count="1" meta:cell-count="35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chart:legend-position="end" svg:x="13.719cm" svg:y="4.203cm" style:legend-expansion="high" chart:style-name="ch2"/>
        <chart:plot-area chart:style-name="ch3" table:cell-range-address="best_pop.A3:best_pop.B102" svg:x="0.319cm" svg:y="0.18cm" svg:width="13.081cm" svg:height="8.645cm">
          <chartooo:coordinate-region svg:x="1.152cm" svg:y="0.379cm" svg:width="12.008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718385">
                <text:p>0.00002718385</text:p>
                <draw:g>
                  <svg:desc>best_pop.A3:best_pop.A102</svg:desc>
                </draw:g>
              </table:table-cell>
              <table:table-cell office:value-type="float" office:value="0.9954287">
                <text:p>0.9954287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23782">
                <text:p>0.8523782</text:p>
              </table:table-cell>
              <table:table-cell office:value-type="float" office:value="-0.7730133">
                <text:p>-0.773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22485">
                <text:p>0.6522485</text:p>
              </table:table-cell>
              <table:table-cell office:value-type="float" office:value="-0.4579997">
                <text:p>-0.457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8766">
                <text:p>0.618766</text:p>
              </table:table-cell>
              <table:table-cell office:value-type="float" office:value="-0.1304508">
                <text:p>-0.1304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414">
                <text:p>0.823414</text:p>
              </table:table-cell>
              <table:table-cell office:value-type="float" office:value="-0.4596266">
                <text:p>-0.4596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70674">
                <text:p>0.2570674</text:p>
              </table:table-cell>
              <table:table-cell office:value-type="float" office:value="0.2426168">
                <text:p>0.2426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30686">
                <text:p>0.4530686</text:p>
              </table:table-cell>
              <table:table-cell office:value-type="float" office:value="-0.1239095">
                <text:p>-0.1239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4936">
                <text:p>0.4094936</text:p>
              </table:table-cell>
              <table:table-cell office:value-type="float" office:value="0.2400046">
                <text:p>0.2400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2383">
                <text:p>0.182383</text:p>
              </table:table-cell>
              <table:table-cell office:value-type="float" office:value="0.6693019">
                <text:p>0.6693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555616">
                <text:p>0.08555616</text:p>
              </table:table-cell>
              <table:table-cell office:value-type="float" office:value="0.6702564">
                <text:p>0.6702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4259">
                <text:p>0.6284259</text:p>
              </table:table-cell>
              <table:table-cell office:value-type="float" office:value="-0.2813902">
                <text:p>-0.2813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9557">
                <text:p>0.189557</text:p>
              </table:table-cell>
              <table:table-cell office:value-type="float" office:value="0.6260873">
                <text:p>0.6260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17096">
                <text:p>0.2317096</text:p>
              </table:table-cell>
              <table:table-cell office:value-type="float" office:value="0.3244993">
                <text:p>0.3244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18413">
                <text:p>0.6318413</text:p>
              </table:table-cell>
              <table:table-cell office:value-type="float" office:value="-0.3259707">
                <text:p>-0.3259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4482">
                <text:p>0.0184482</text:p>
              </table:table-cell>
              <table:table-cell office:value-type="float" office:value="0.8547018">
                <text:p>0.8547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65737">
                <text:p>0.2265737</text:p>
              </table:table-cell>
              <table:table-cell office:value-type="float" office:value="0.3566844">
                <text:p>0.3566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27373">
                <text:p>0.6427373</text:p>
              </table:table-cell>
              <table:table-cell office:value-type="float" office:value="-0.4274747">
                <text:p>-0.4274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87943">
                <text:p>0.001687943</text:p>
              </table:table-cell>
              <table:table-cell office:value-type="float" office:value="0.9595337">
                <text:p>0.9595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06628">
                <text:p>0.8406628</text:p>
              </table:table-cell>
              <table:table-cell office:value-type="float" office:value="-0.7213927">
                <text:p>-0.72139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33016">
                <text:p>0.8333016</text:p>
              </table:table-cell>
              <table:table-cell office:value-type="float" office:value="-0.633573">
                <text:p>-0.633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2329">
                <text:p>0.8312329</text:p>
              </table:table-cell>
              <table:table-cell office:value-type="float" office:value="-0.5992519">
                <text:p>-0.5992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48309">
                <text:p>0.1948309</text:p>
              </table:table-cell>
              <table:table-cell office:value-type="float" office:value="0.5908869">
                <text:p>0.5908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90417">
                <text:p>0.03090417</text:p>
              </table:table-cell>
              <table:table-cell office:value-type="float" office:value="0.7991776">
                <text:p>0.7991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70575">
                <text:p>0.2470575</text:p>
              </table:table-cell>
              <table:table-cell office:value-type="float" office:value="0.2574483">
                <text:p>0.2574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63876">
                <text:p>0.6263876</text:p>
              </table:table-cell>
              <table:table-cell office:value-type="float" office:value="-0.2527563">
                <text:p>-0.2527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23055">
                <text:p>0.2423055</text:p>
              </table:table-cell>
              <table:table-cell office:value-type="float" office:value="0.2732169">
                <text:p>0.2732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10593">
                <text:p>0.02510593</text:p>
              </table:table-cell>
              <table:table-cell office:value-type="float" office:value="0.8241238">
                <text:p>0.8241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55362">
                <text:p>0.1855362</text:p>
              </table:table-cell>
              <table:table-cell office:value-type="float" office:value="0.6516339">
                <text:p>0.6516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706584">
                <text:p>0.03706584</text:p>
              </table:table-cell>
              <table:table-cell office:value-type="float" office:value="0.7739323">
                <text:p>0.7739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59025">
                <text:p>0.4459025</text:p>
              </table:table-cell>
              <table:table-cell office:value-type="float" office:value="-0.1089041">
                <text:p>-0.1089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96283">
                <text:p>0.1996283</text:p>
              </table:table-cell>
              <table:table-cell office:value-type="float" office:value="0.5562346">
                <text:p>0.5562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52677">
                <text:p>0.8252677</text:p>
              </table:table-cell>
              <table:table-cell office:value-type="float" office:value="-0.494524">
                <text:p>-0.494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483208">
                <text:p>0.01483208</text:p>
              </table:table-cell>
              <table:table-cell office:value-type="float" office:value="0.8726505">
                <text:p>0.8726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73021">
                <text:p>0.8273021</text:p>
              </table:table-cell>
              <table:table-cell office:value-type="float" office:value="-0.5341628">
                <text:p>-0.5341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56913">
                <text:p>0.4256913</text:p>
              </table:table-cell>
              <table:table-cell office:value-type="float" office:value="0.0406341">
                <text:p>0.0406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97091">
                <text:p>0.8297091</text:p>
              </table:table-cell>
              <table:table-cell office:value-type="float" office:value="-0.5774617">
                <text:p>-0.5774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77574">
                <text:p>0.4377574</text:p>
              </table:table-cell>
              <table:table-cell office:value-type="float" office:value="-0.06699549">
                <text:p>-0.06699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105626">
                <text:p>0.01105626</text:p>
              </table:table-cell>
              <table:table-cell office:value-type="float" office:value="0.8917246">
                <text:p>0.8917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6951">
                <text:p>0.646951</text:p>
              </table:table-cell>
              <table:table-cell office:value-type="float" office:value="-0.447983">
                <text:p>-0.447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77691">
                <text:p>0.8377691</text:p>
              </table:table-cell>
              <table:table-cell office:value-type="float" office:value="-0.6914792">
                <text:p>-0.6914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92694">
                <text:p>0.2092694</text:p>
              </table:table-cell>
              <table:table-cell office:value-type="float" office:value="0.4835773">
                <text:p>0.48357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24481">
                <text:p>0.4124481</text:p>
              </table:table-cell>
              <table:table-cell office:value-type="float" office:value="0.2012133">
                <text:p>0.2012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148237">
                <text:p>0.08148237</text:p>
              </table:table-cell>
              <table:table-cell office:value-type="float" office:value="0.6793823">
                <text:p>0.6793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83908">
                <text:p>0.8283908</text:p>
              </table:table-cell>
              <table:table-cell office:value-type="float" office:value="-0.5544273">
                <text:p>-0.5544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78346">
                <text:p>0.4278346</text:p>
              </table:table-cell>
              <table:table-cell office:value-type="float" office:value="0.01844576">
                <text:p>0.01844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620912">
                <text:p>0.04620912</text:p>
              </table:table-cell>
              <table:table-cell office:value-type="float" office:value="0.739593">
                <text:p>0.739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89801">
                <text:p>0.6389801</text:p>
              </table:table-cell>
              <table:table-cell office:value-type="float" office:value="-0.3997532">
                <text:p>-0.3997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9959">
                <text:p>0.0679959</text:p>
              </table:table-cell>
              <table:table-cell office:value-type="float" office:value="0.6824426">
                <text:p>0.6824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08271">
                <text:p>0.4208271</text:p>
              </table:table-cell>
              <table:table-cell office:value-type="float" office:value="0.09648461">
                <text:p>0.096484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379108">
                <text:p>0.6379108</text:p>
              </table:table-cell>
              <table:table-cell office:value-type="float" office:value="-0.3907082">
                <text:p>-0.3907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00804">
                <text:p>0.4100804</text:p>
              </table:table-cell>
              <table:table-cell office:value-type="float" office:value="0.2321203">
                <text:p>0.23212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706">
                <text:p>0.20706</text:p>
              </table:table-cell>
              <table:table-cell office:value-type="float" office:value="0.4997311">
                <text:p>0.4997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67882">
                <text:p>0.1967882</text:p>
              </table:table-cell>
              <table:table-cell office:value-type="float" office:value="0.5776219">
                <text:p>0.5776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03162">
                <text:p>0.8503162</text:p>
              </table:table-cell>
              <table:table-cell office:value-type="float" office:value="-0.7721839">
                <text:p>-0.7721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15126">
                <text:p>0.4315126</text:p>
              </table:table-cell>
              <table:table-cell office:value-type="float" office:value="-0.01741948">
                <text:p>-0.01741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48005">
                <text:p>0.6248005</text:p>
              </table:table-cell>
              <table:table-cell office:value-type="float" office:value="-0.2282154">
                <text:p>-0.2282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258602">
                <text:p>0.8258602</text:p>
              </table:table-cell>
              <table:table-cell office:value-type="float" office:value="-0.5079457">
                <text:p>-0.5079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70323">
                <text:p>0.2370323</text:p>
              </table:table-cell>
              <table:table-cell office:value-type="float" office:value="0.2958578">
                <text:p>0.2958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95993">
                <text:p>0.4295993</text:p>
              </table:table-cell>
              <table:table-cell office:value-type="float" office:value="0.001408323">
                <text:p>0.001408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32743">
                <text:p>0.6332743</text:p>
              </table:table-cell>
              <table:table-cell office:value-type="float" office:value="-0.3432654">
                <text:p>-0.3432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50299">
                <text:p>0.2150299</text:p>
              </table:table-cell>
              <table:table-cell office:value-type="float" office:value="0.4391026">
                <text:p>0.43910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046218">
                <text:p>0.2046218</text:p>
              </table:table-cell>
              <table:table-cell office:value-type="float" office:value="0.5186555">
                <text:p>0.51865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38432">
                <text:p>0.8438432</text:p>
              </table:table-cell>
              <table:table-cell office:value-type="float" office:value="-0.7462095">
                <text:p>-0.7462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35928">
                <text:p>0.4335928</text:p>
              </table:table-cell>
              <table:table-cell office:value-type="float" office:value="-0.03460054">
                <text:p>-0.03460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44307">
                <text:p>0.4144307</text:p>
              </table:table-cell>
              <table:table-cell office:value-type="float" office:value="0.1750361">
                <text:p>0.1750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33794">
                <text:p>0.4233794</text:p>
              </table:table-cell>
              <table:table-cell office:value-type="float" office:value="0.06843035">
                <text:p>0.06843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38376">
                <text:p>0.6238376</text:p>
              </table:table-cell>
              <table:table-cell office:value-type="float" office:value="-0.2140849">
                <text:p>-0.2140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55956">
                <text:p>0.4355956</text:p>
              </table:table-cell>
              <table:table-cell office:value-type="float" office:value="-0.05136086">
                <text:p>-0.051360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872229">
                <text:p>0.05872229</text:p>
              </table:table-cell>
              <table:table-cell office:value-type="float" office:value="0.7015312">
                <text:p>0.7015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09466">
                <text:p>0.6209466</text:p>
              </table:table-cell>
              <table:table-cell office:value-type="float" office:value="-0.1674347">
                <text:p>-0.1674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142039">
                <text:p>0.05142039</text:p>
              </table:table-cell>
              <table:table-cell office:value-type="float" office:value="0.7224998">
                <text:p>0.7224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56307">
                <text:p>0.2356307</text:p>
              </table:table-cell>
              <table:table-cell office:value-type="float" office:value="0.3030137">
                <text:p>0.3030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34567">
                <text:p>0.8234567</text:p>
              </table:table-cell>
              <table:table-cell office:value-type="float" office:value="-0.460235">
                <text:p>-0.460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21593">
                <text:p>0.2121593</text:p>
              </table:table-cell>
              <table:table-cell office:value-type="float" office:value="0.4607077">
                <text:p>0.4607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26573">
                <text:p>0.02726573</text:p>
              </table:table-cell>
              <table:table-cell office:value-type="float" office:value="0.8148447">
                <text:p>0.8148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231389">
                <text:p>0.04231389</text:p>
              </table:table-cell>
              <table:table-cell office:value-type="float" office:value="0.7546199">
                <text:p>0.7546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348583">
                <text:p>0.8348583</text:p>
              </table:table-cell>
              <table:table-cell office:value-type="float" office:value="-0.6554849">
                <text:p>-0.6554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76423">
                <text:p>0.4176423</text:p>
              </table:table-cell>
              <table:table-cell office:value-type="float" office:value="0.1342768">
                <text:p>0.1342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219955">
                <text:p>0.007219955</text:p>
              </table:table-cell>
              <table:table-cell office:value-type="float" office:value="0.9145976">
                <text:p>0.9145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419364">
                <text:p>0.06419364</text:p>
              </table:table-cell>
              <table:table-cell office:value-type="float" office:value="0.6900788">
                <text:p>0.6900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45369">
                <text:p>0.4245369</text:p>
              </table:table-cell>
              <table:table-cell office:value-type="float" office:value="0.06252291">
                <text:p>0.062522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50703">
                <text:p>0.6350703</text:p>
              </table:table-cell>
              <table:table-cell office:value-type="float" office:value="-0.3627407">
                <text:p>-0.36274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34758">
                <text:p>0.8434758</text:p>
              </table:table-cell>
              <table:table-cell office:value-type="float" office:value="-0.7434837">
                <text:p>-0.743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67535">
                <text:p>0.8367535</text:p>
              </table:table-cell>
              <table:table-cell office:value-type="float" office:value="-0.6798532">
                <text:p>-0.67985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89541">
                <text:p>0.4189541</text:p>
              </table:table-cell>
              <table:table-cell office:value-type="float" office:value="0.1233448">
                <text:p>0.12334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131214">
                <text:p>0.004131214</text:p>
              </table:table-cell>
              <table:table-cell office:value-type="float" office:value="0.9357207">
                <text:p>0.9357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15052">
                <text:p>0.4415052</text:p>
              </table:table-cell>
              <table:table-cell office:value-type="float" office:value="-0.08980571">
                <text:p>-0.08980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76125">
                <text:p>0.2176125</text:p>
              </table:table-cell>
              <table:table-cell office:value-type="float" office:value="0.4200914">
                <text:p>0.4200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04843">
                <text:p>0.2204843</text:p>
              </table:table-cell>
              <table:table-cell office:value-type="float" office:value="0.399734">
                <text:p>0.3997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38262">
                <text:p>0.2238262</text:p>
              </table:table-cell>
              <table:table-cell office:value-type="float" office:value="0.3758121">
                <text:p>0.3758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997425">
                <text:p>0.007997425</text:p>
              </table:table-cell>
              <table:table-cell office:value-type="float" office:value="0.9089052">
                <text:p>0.90890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98235">
                <text:p>0.4198235</text:p>
              </table:table-cell>
              <table:table-cell office:value-type="float" office:value="0.1075284">
                <text:p>0.1075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33307">
                <text:p>0.4133307</text:p>
              </table:table-cell>
              <table:table-cell office:value-type="float" office:value="0.1893259">
                <text:p>0.1893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987074">
                <text:p>0.03987074</text:p>
              </table:table-cell>
              <table:table-cell office:value-type="float" office:value="0.7626203">
                <text:p>0.76262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7622">
                <text:p>0.0037622</text:p>
              </table:table-cell>
              <table:table-cell office:value-type="float" office:value="0.9386751">
                <text:p>0.93867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22905">
                <text:p>0.2022905</text:p>
              </table:table-cell>
              <table:table-cell office:value-type="float" office:value="0.5362501">
                <text:p>0.5362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355691">
                <text:p>0.8355691</text:p>
              </table:table-cell>
              <table:table-cell office:value-type="float" office:value="-0.6647668">
                <text:p>-0.66476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7084">
                <text:p>0.4417084</text:p>
              </table:table-cell>
              <table:table-cell office:value-type="float" office:value="-0.08986898">
                <text:p>-0.08986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21822">
                <text:p>0.4521822</text:p>
              </table:table-cell>
              <table:table-cell office:value-type="float" office:value="-0.1229428">
                <text:p>-0.12294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39255">
                <text:p>0.05139255</text:p>
              </table:table-cell>
              <table:table-cell office:value-type="float" office:value="0.7264192">
                <text:p>0.7264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